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A000000DD000000DD245BE18F0D847CFC.svm" manifest:media-type="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24.09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9.12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28.8mm"/>
    </style:style>
    <style:style style:name="co7" style:family="table-column">
      <style:table-column-properties fo:break-before="auto" style:column-width="24.66mm"/>
    </style:style>
    <style:style style:name="co8" style:family="table-column">
      <style:table-column-properties fo:break-before="auto" style:column-width="20.51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dicateurs_communaux_2017" table:style-name="ta1">
        <table:shapes>
          <draw:frame draw:z-index="0" draw:style-name="gr1" draw:text-style-name="P1" svg:width="246.18mm" svg:height="142.9mm" svg:x="124.33mm" svg:y="23.91mm">
            <loext:p draw:notify-on-update-of-ranges="indicateurs_communaux_2017.A1:indicateurs_communaux_2017.A964 indicateurs_communaux_2017.D1:indicateurs_communaux_2017.D964 indicateurs_communaux_2017.E1:indicateurs_communaux_2017.E9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OM_COM</text:p>
          </table:table-cell>
          <table:table-cell office:value-type="string" calcext:value-type="string">
            <text:p>INSEE_COM</text:p>
          </table:table-cell>
          <table:table-cell office:value-type="string" calcext:value-type="string">
            <text:p>POP14</text:p>
          </table:table-cell>
          <table:table-cell office:value-type="string" calcext:value-type="string">
            <text:p>POP14_log</text:p>
          </table:table-cell>
          <table:table-cell office:value-type="string" calcext:value-type="string">
            <text:p>ISA</text:p>
          </table:table-cell>
          <table:table-cell table:number-columns-repeated="2"/>
          <table:table-cell office:value-type="string" calcext:value-type="string">
            <text:p>NO2_VL_LD_nb</text:p>
          </table:table-cell>
          <table:table-cell office:value-type="string" calcext:value-type="string">
            <text:p>NO2_VL_LD_po</text:p>
          </table:table-cell>
          <table:table-cell office:value-type="string" calcext:value-type="string">
            <text:p>PM10_VL_nb</text:p>
          </table:table-cell>
          <table:table-cell office:value-type="string" calcext:value-type="string">
            <text:p>PM10_VL_po</text:p>
          </table:table-cell>
          <table:table-cell office:value-type="string" calcext:value-type="string">
            <text:p>PM10_LD_nb</text:p>
          </table:table-cell>
          <table:table-cell office:value-type="string" calcext:value-type="string">
            <text:p>PM10_LD_po</text:p>
          </table:table-cell>
          <table:table-cell office:value-type="string" calcext:value-type="string">
            <text:p>O3_VC_nb</text:p>
          </table:table-cell>
          <table:table-cell office:value-type="string" calcext:value-type="string">
            <text:p>O3_VC_po</text:p>
          </table:table-cell>
          <table:table-cell office:value-type="string" calcext:value-type="string">
            <text:p>O3_LD_nb</text:p>
          </table:table-cell>
          <table:table-cell office:value-type="string" calcext:value-type="string">
            <text:p>O3_LD_po</text:p>
          </table:table-cell>
        </table:table-row>
        <table:table-row table:style-name="ro1">
          <table:table-cell office:value-type="string" calcext:value-type="string">
            <text:p>Aiglun</text:p>
          </table:table-cell>
          <table:table-cell office:value-type="float" office:value="4001" calcext:value-type="float">
            <text:p>4001</text:p>
          </table:table-cell>
          <table:table-cell office:value-type="float" office:value="1356" calcext:value-type="float">
            <text:p>1356</text:p>
          </table:table-cell>
          <table:table-cell table:formula="of:=LOG([.C2])" office:value-type="float" office:value="3.13225968953104" calcext:value-type="float">
            <text:p>3,132259689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00" calcext:value-type="float">
            <text:p>100</text:p>
          </table:table-cell>
          <table:table-cell office:value-type="float" office:value="1356" calcext:value-type="float">
            <text:p>13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llemagne-en-Provence</text:p>
          </table:table-cell>
          <table:table-cell office:value-type="float" office:value="4004" calcext:value-type="float">
            <text:p>4004</text:p>
          </table:table-cell>
          <table:table-cell office:value-type="float" office:value="525" calcext:value-type="float">
            <text:p>525</text:p>
          </table:table-cell>
          <table:table-cell table:formula="of:=LOG([.C3])" office:value-type="float" office:value="2.72015930340596" calcext:value-type="float">
            <text:p>2,72015930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99" calcext:value-type="float">
            <text:p>99</text:p>
          </table:table-cell>
          <table:table-cell office:value-type="float" office:value="525" calcext:value-type="float">
            <text:p>5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llons</text:p>
          </table:table-cell>
          <table:table-cell office:value-type="float" office:value="4005" calcext:value-type="float">
            <text:p>4005</text:p>
          </table:table-cell>
          <table:table-cell office:value-type="float" office:value="149" calcext:value-type="float">
            <text:p>149</text:p>
          </table:table-cell>
          <table:table-cell table:formula="of:=LOG([.C4])" office:value-type="float" office:value="2.17318626841227" calcext:value-type="float">
            <text:p>2,173186268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llos</text:p>
          </table:table-cell>
          <table:table-cell office:value-type="float" office:value="4006" calcext:value-type="float">
            <text:p>4006</text:p>
          </table:table-cell>
          <table:table-cell office:value-type="float" office:value="639" calcext:value-type="float">
            <text:p>639</text:p>
          </table:table-cell>
          <table:table-cell table:formula="of:=LOG([.C5])" office:value-type="float" office:value="2.8055008581584" calcext:value-type="float">
            <text:p>2,805500858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00" calcext:value-type="float">
            <text:p>100</text:p>
          </table:table-cell>
          <table:table-cell office:value-type="float" office:value="639" calcext:value-type="float">
            <text:p>6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gles</text:p>
          </table:table-cell>
          <table:table-cell office:value-type="float" office:value="4007" calcext:value-type="float">
            <text:p>4007</text:p>
          </table:table-cell>
          <table:table-cell office:value-type="float" office:value="62" calcext:value-type="float">
            <text:p>62</text:p>
          </table:table-cell>
          <table:table-cell table:formula="of:=LOG([.C6])" office:value-type="float" office:value="1.79239168949825" calcext:value-type="float">
            <text:p>1,792391689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not</text:p>
          </table:table-cell>
          <table:table-cell office:value-type="float" office:value="4008" calcext:value-type="float">
            <text:p>4008</text:p>
          </table:table-cell>
          <table:table-cell office:value-type="float" office:value="1054" calcext:value-type="float">
            <text:p>1054</text:p>
          </table:table-cell>
          <table:table-cell table:formula="of:=LOG([.C7])" office:value-type="float" office:value="3.02284061087653" calcext:value-type="float">
            <text:p>3,022840610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ail</text:p>
          </table:table-cell>
          <table:table-cell office:value-type="float" office:value="4009" calcext:value-type="float">
            <text:p>4009</text:p>
          </table:table-cell>
          <table:table-cell office:value-type="float" office:value="18" calcext:value-type="float">
            <text:p>18</text:p>
          </table:table-cell>
          <table:table-cell table:formula="of:=LOG([.C8])" office:value-type="float" office:value="1.25527250510331" calcext:value-type="float">
            <text:p>1,255272505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benas-les-Alpes</text:p>
          </table:table-cell>
          <table:table-cell office:value-type="float" office:value="4012" calcext:value-type="float">
            <text:p>4012</text:p>
          </table:table-cell>
          <table:table-cell office:value-type="float" office:value="104" calcext:value-type="float">
            <text:p>104</text:p>
          </table:table-cell>
          <table:table-cell table:formula="of:=LOG([.C9])" office:value-type="float" office:value="2.01703333929878" calcext:value-type="float">
            <text:p>2,017033339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bignosc</text:p>
          </table:table-cell>
          <table:table-cell office:value-type="float" office:value="4013" calcext:value-type="float">
            <text:p>4013</text:p>
          </table:table-cell>
          <table:table-cell office:value-type="float" office:value="561" calcext:value-type="float">
            <text:p>561</text:p>
          </table:table-cell>
          <table:table-cell table:formula="of:=LOG([.C10])" office:value-type="float" office:value="2.74896286125616" calcext:value-type="float">
            <text:p>2,748962861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96" calcext:value-type="float">
            <text:p>96</text:p>
          </table:table-cell>
          <table:table-cell office:value-type="float" office:value="561" calcext:value-type="float">
            <text:p>5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thon</text:p>
          </table:table-cell>
          <table:table-cell office:value-type="float" office:value="4016" calcext:value-type="float">
            <text:p>4016</text:p>
          </table:table-cell>
          <table:table-cell office:value-type="float" office:value="48" calcext:value-type="float">
            <text:p>48</text:p>
          </table:table-cell>
          <table:table-cell table:formula="of:=LOG([.C11])" office:value-type="float" office:value="1.68124123737559" calcext:value-type="float">
            <text:p>1,681241237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zet</text:p>
          </table:table-cell>
          <table:table-cell office:value-type="float" office:value="4017" calcext:value-type="float">
            <text:p>4017</text:p>
          </table:table-cell>
          <table:table-cell office:value-type="float" office:value="96" calcext:value-type="float">
            <text:p>96</text:p>
          </table:table-cell>
          <table:table-cell table:formula="of:=LOG([.C12])" office:value-type="float" office:value="1.98227123303957" calcext:value-type="float">
            <text:p>1,98227123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on</text:p>
          </table:table-cell>
          <table:table-cell office:value-type="float" office:value="4018" calcext:value-type="float">
            <text:p>4018</text:p>
          </table:table-cell>
          <table:table-cell office:value-type="float" office:value="996" calcext:value-type="float">
            <text:p>996</text:p>
          </table:table-cell>
          <table:table-cell table:formula="of:=LOG([.C13])" office:value-type="float" office:value="2.9982593384237" calcext:value-type="float">
            <text:p>2,998259338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100" calcext:value-type="float">
            <text:p>100</text:p>
          </table:table-cell>
          <table:table-cell office:value-type="float" office:value="996" calcext:value-type="float">
            <text:p>9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celonnette</text:p>
          </table:table-cell>
          <table:table-cell office:value-type="float" office:value="4019" calcext:value-type="float">
            <text:p>4019</text:p>
          </table:table-cell>
          <table:table-cell office:value-type="float" office:value="2698" calcext:value-type="float">
            <text:p>2698</text:p>
          </table:table-cell>
          <table:table-cell table:formula="of:=LOG([.C14])" office:value-type="float" office:value="3.43104194533589" calcext:value-type="float">
            <text:p>3,431041945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100" calcext:value-type="float">
            <text:p>100</text:p>
          </table:table-cell>
          <table:table-cell office:value-type="float" office:value="2698" calcext:value-type="float">
            <text:p>26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les</text:p>
          </table:table-cell>
          <table:table-cell office:value-type="float" office:value="4020" calcext:value-type="float">
            <text:p>4020</text:p>
          </table:table-cell>
          <table:table-cell office:value-type="float" office:value="142" calcext:value-type="float">
            <text:p>142</text:p>
          </table:table-cell>
          <table:table-cell table:formula="of:=LOG([.C15])" office:value-type="float" office:value="2.15228834438306" calcext:value-type="float">
            <text:p>2,152288344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float" office:value="4021" calcext:value-type="float">
            <text:p>4021</text:p>
          </table:table-cell>
          <table:table-cell office:value-type="float" office:value="136" calcext:value-type="float">
            <text:p>136</text:p>
          </table:table-cell>
          <table:table-cell table:formula="of:=LOG([.C16])" office:value-type="float" office:value="2.13353890837022" calcext:value-type="float">
            <text:p>2,133538908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rême</text:p>
          </table:table-cell>
          <table:table-cell office:value-type="float" office:value="4022" calcext:value-type="float">
            <text:p>4022</text:p>
          </table:table-cell>
          <table:table-cell office:value-type="float" office:value="435" calcext:value-type="float">
            <text:p>435</text:p>
          </table:table-cell>
          <table:table-cell table:formula="of:=LOG([.C17])" office:value-type="float" office:value="2.63848925695464" calcext:value-type="float">
            <text:p>2,63848925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00" calcext:value-type="float">
            <text:p>100</text:p>
          </table:table-cell>
          <table:table-cell office:value-type="float" office:value="435" calcext:value-type="float">
            <text:p>4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yons</text:p>
          </table:table-cell>
          <table:table-cell office:value-type="float" office:value="4023" calcext:value-type="float">
            <text:p>4023</text:p>
          </table:table-cell>
          <table:table-cell office:value-type="float" office:value="187" calcext:value-type="float">
            <text:p>187</text:p>
          </table:table-cell>
          <table:table-cell table:formula="of:=LOG([.C18])" office:value-type="float" office:value="2.2718416065365" calcext:value-type="float">
            <text:p>2,271841606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ujeu</text:p>
          </table:table-cell>
          <table:table-cell office:value-type="float" office:value="4024" calcext:value-type="float">
            <text:p>4024</text:p>
          </table:table-cell>
          <table:table-cell office:value-type="float" office:value="141" calcext:value-type="float">
            <text:p>141</text:p>
          </table:table-cell>
          <table:table-cell table:formula="of:=LOG([.C19])" office:value-type="float" office:value="2.14921911265538" calcext:value-type="float">
            <text:p>2,149219112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uvezer</text:p>
          </table:table-cell>
          <table:table-cell office:value-type="float" office:value="4025" calcext:value-type="float">
            <text:p>4025</text:p>
          </table:table-cell>
          <table:table-cell office:value-type="float" office:value="363" calcext:value-type="float">
            <text:p>363</text:p>
          </table:table-cell>
          <table:table-cell table:formula="of:=LOG([.C20])" office:value-type="float" office:value="2.55990662503611" calcext:value-type="float">
            <text:p>2,5599066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00" calcext:value-type="float">
            <text:p>100</text:p>
          </table:table-cell>
          <table:table-cell office:value-type="float" office:value="363" calcext:value-type="float">
            <text:p>3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llaffaire</text:p>
          </table:table-cell>
          <table:table-cell office:value-type="float" office:value="4026" calcext:value-type="float">
            <text:p>4026</text:p>
          </table:table-cell>
          <table:table-cell office:value-type="float" office:value="150" calcext:value-type="float">
            <text:p>150</text:p>
          </table:table-cell>
          <table:table-cell table:formula="of:=LOG([.C21])" office:value-type="float" office:value="2.17609125905568" calcext:value-type="float">
            <text:p>2,176091259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vons</text:p>
          </table:table-cell>
          <table:table-cell office:value-type="float" office:value="4027" calcext:value-type="float">
            <text:p>4027</text:p>
          </table:table-cell>
          <table:table-cell office:value-type="float" office:value="241" calcext:value-type="float">
            <text:p>241</text:p>
          </table:table-cell>
          <table:table-cell table:formula="of:=LOG([.C22])" office:value-type="float" office:value="2.38201704257487" calcext:value-type="float">
            <text:p>2,38201704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ynes</text:p>
          </table:table-cell>
          <table:table-cell office:value-type="float" office:value="4028" calcext:value-type="float">
            <text:p>4028</text:p>
          </table:table-cell>
          <table:table-cell office:value-type="float" office:value="123" calcext:value-type="float">
            <text:p>123</text:p>
          </table:table-cell>
          <table:table-cell table:formula="of:=LOG([.C23])" office:value-type="float" office:value="2.0899051114394" calcext:value-type="float">
            <text:p>2,089905111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lieux</text:p>
          </table:table-cell>
          <table:table-cell office:value-type="float" office:value="4030" calcext:value-type="float">
            <text:p>4030</text:p>
          </table:table-cell>
          <table:table-cell office:value-type="float" office:value="59" calcext:value-type="float">
            <text:p>59</text:p>
          </table:table-cell>
          <table:table-cell table:formula="of:=LOG([.C24])" office:value-type="float" office:value="1.77085201164214" calcext:value-type="float">
            <text:p>1,770852011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as-d'Asse</text:p>
          </table:table-cell>
          <table:table-cell office:value-type="float" office:value="4031" calcext:value-type="float">
            <text:p>4031</text:p>
          </table:table-cell>
          <table:table-cell office:value-type="float" office:value="574" calcext:value-type="float">
            <text:p>574</text:p>
          </table:table-cell>
          <table:table-cell table:formula="of:=LOG([.C25])" office:value-type="float" office:value="2.75891189239797" calcext:value-type="float">
            <text:p>2,758911892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aux</text:p>
          </table:table-cell>
          <table:table-cell office:value-type="float" office:value="4032" calcext:value-type="float">
            <text:p>4032</text:p>
          </table:table-cell>
          <table:table-cell office:value-type="float" office:value="121" calcext:value-type="float">
            <text:p>121</text:p>
          </table:table-cell>
          <table:table-cell table:formula="of:=LOG([.C26])" office:value-type="float" office:value="2.08278537031645" calcext:value-type="float">
            <text:p>2,082785370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baye-Serre-Ponçon</text:p>
          </table:table-cell>
          <table:table-cell office:value-type="float" office:value="4033" calcext:value-type="float">
            <text:p>4033</text:p>
          </table:table-cell>
          <table:table-cell office:value-type="float" office:value="708" calcext:value-type="float">
            <text:p>708</text:p>
          </table:table-cell>
          <table:table-cell table:formula="of:=LOG([.C27])" office:value-type="float" office:value="2.85003325768977" calcext:value-type="float">
            <text:p>2,850033257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100" calcext:value-type="float">
            <text:p>100</text:p>
          </table:table-cell>
          <table:table-cell office:value-type="float" office:value="708" calcext:value-type="float">
            <text:p>7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rillanne</text:p>
          </table:table-cell>
          <table:table-cell office:value-type="float" office:value="4034" calcext:value-type="float">
            <text:p>4034</text:p>
          </table:table-cell>
          <table:table-cell office:value-type="float" office:value="1109" calcext:value-type="float">
            <text:p>1109</text:p>
          </table:table-cell>
          <table:table-cell table:formula="of:=LOG([.C28])" office:value-type="float" office:value="3.04493154614916" calcext:value-type="float">
            <text:p>3,044931546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100" calcext:value-type="float">
            <text:p>100</text:p>
          </table:table-cell>
          <table:table-cell office:value-type="float" office:value="1109" calcext:value-type="float">
            <text:p>1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unet</text:p>
          </table:table-cell>
          <table:table-cell office:value-type="float" office:value="4035" calcext:value-type="float">
            <text:p>4035</text:p>
          </table:table-cell>
          <table:table-cell office:value-type="float" office:value="261" calcext:value-type="float">
            <text:p>261</text:p>
          </table:table-cell>
          <table:table-cell table:formula="of:=LOG([.C29])" office:value-type="float" office:value="2.41664050733828" calcext:value-type="float">
            <text:p>2,416640507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Brusquet</text:p>
          </table:table-cell>
          <table:table-cell office:value-type="float" office:value="4036" calcext:value-type="float">
            <text:p>4036</text:p>
          </table:table-cell>
          <table:table-cell office:value-type="float" office:value="965" calcext:value-type="float">
            <text:p>965</text:p>
          </table:table-cell>
          <table:table-cell table:formula="of:=LOG([.C30])" office:value-type="float" office:value="2.98452731334379" calcext:value-type="float">
            <text:p>2,984527313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100" calcext:value-type="float">
            <text:p>100</text:p>
          </table:table-cell>
          <table:table-cell office:value-type="float" office:value="965" calcext:value-type="float">
            <text:p>9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Caire</text:p>
          </table:table-cell>
          <table:table-cell office:value-type="float" office:value="4037" calcext:value-type="float">
            <text:p>4037</text:p>
          </table:table-cell>
          <table:table-cell office:value-type="float" office:value="63" calcext:value-type="float">
            <text:p>63</text:p>
          </table:table-cell>
          <table:table-cell table:formula="of:=LOG([.C31])" office:value-type="float" office:value="1.79934054945358" calcext:value-type="float">
            <text:p>1,799340549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tellane</text:p>
          </table:table-cell>
          <table:table-cell office:value-type="float" office:value="4039" calcext:value-type="float">
            <text:p>4039</text:p>
          </table:table-cell>
          <table:table-cell office:value-type="float" office:value="1541" calcext:value-type="float">
            <text:p>1541</text:p>
          </table:table-cell>
          <table:table-cell table:formula="of:=LOG([.C32])" office:value-type="float" office:value="3.18780263871842" calcext:value-type="float">
            <text:p>3,187802638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100" calcext:value-type="float">
            <text:p>100</text:p>
          </table:table-cell>
          <table:table-cell office:value-type="float" office:value="1541" calcext:value-type="float">
            <text:p>15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Castellard-Mélan</text:p>
          </table:table-cell>
          <table:table-cell office:value-type="float" office:value="4040" calcext:value-type="float">
            <text:p>4040</text:p>
          </table:table-cell>
          <table:table-cell office:value-type="float" office:value="70" calcext:value-type="float">
            <text:p>70</text:p>
          </table:table-cell>
          <table:table-cell table:formula="of:=LOG([.C33])" office:value-type="float" office:value="1.84509804001426" calcext:value-type="float">
            <text:p>1,845098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Castellet</text:p>
          </table:table-cell>
          <table:table-cell office:value-type="float" office:value="4041" calcext:value-type="float">
            <text:p>4041</text:p>
          </table:table-cell>
          <table:table-cell office:value-type="float" office:value="294" calcext:value-type="float">
            <text:p>294</text:p>
          </table:table-cell>
          <table:table-cell table:formula="of:=LOG([.C34])" office:value-type="float" office:value="2.46834733041216" calcext:value-type="float">
            <text:p>2,468347330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tellet-lès-Sausses</text:p>
          </table:table-cell>
          <table:table-cell office:value-type="float" office:value="4042" calcext:value-type="float">
            <text:p>4042</text:p>
          </table:table-cell>
          <table:table-cell office:value-type="float" office:value="138" calcext:value-type="float">
            <text:p>138</text:p>
          </table:table-cell>
          <table:table-cell table:formula="of:=LOG([.C35])" office:value-type="float" office:value="2.13987908640124" calcext:value-type="float">
            <text:p>2,139879086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-de-Chalvagne</text:p>
          </table:table-cell>
          <table:table-cell office:value-type="float" office:value="4043" calcext:value-type="float">
            <text:p>4043</text:p>
          </table:table-cell>
          <table:table-cell office:value-type="float" office:value="85" calcext:value-type="float">
            <text:p>85</text:p>
          </table:table-cell>
          <table:table-cell table:formula="of:=LOG([.C36])" office:value-type="float" office:value="1.92941892571429" calcext:value-type="float">
            <text:p>1,929418925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éreste</text:p>
          </table:table-cell>
          <table:table-cell office:value-type="float" office:value="4045" calcext:value-type="float">
            <text:p>4045</text:p>
          </table:table-cell>
          <table:table-cell office:value-type="float" office:value="1194" calcext:value-type="float">
            <text:p>1194</text:p>
          </table:table-cell>
          <table:table-cell table:formula="of:=LOG([.C37])" office:value-type="float" office:value="3.07700432679335" calcext:value-type="float">
            <text:p>3,077004326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100" calcext:value-type="float">
            <text:p>100</text:p>
          </table:table-cell>
          <table:table-cell office:value-type="float" office:value="1194" calcext:value-type="float">
            <text:p>11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Chaffaut-Saint-Jurson</text:p>
          </table:table-cell>
          <table:table-cell office:value-type="float" office:value="4046" calcext:value-type="float">
            <text:p>4046</text:p>
          </table:table-cell>
          <table:table-cell office:value-type="float" office:value="707" calcext:value-type="float">
            <text:p>707</text:p>
          </table:table-cell>
          <table:table-cell table:formula="of:=LOG([.C38])" office:value-type="float" office:value="2.8494194137969" calcext:value-type="float">
            <text:p>2,849419413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100" calcext:value-type="float">
            <text:p>100</text:p>
          </table:table-cell>
          <table:table-cell office:value-type="float" office:value="707" calcext:value-type="float">
            <text:p>7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mptercier</text:p>
          </table:table-cell>
          <table:table-cell office:value-type="float" office:value="4047" calcext:value-type="float">
            <text:p>4047</text:p>
          </table:table-cell>
          <table:table-cell office:value-type="float" office:value="766" calcext:value-type="float">
            <text:p>766</text:p>
          </table:table-cell>
          <table:table-cell table:formula="of:=LOG([.C39])" office:value-type="float" office:value="2.8842287696326" calcext:value-type="float">
            <text:p>2,884228769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99" calcext:value-type="float">
            <text:p>99</text:p>
          </table:table-cell>
          <table:table-cell office:value-type="float" office:value="766" calcext:value-type="float">
            <text:p>7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-Arnoux-Saint-Auban</text:p>
          </table:table-cell>
          <table:table-cell office:value-type="float" office:value="4049" calcext:value-type="float">
            <text:p>4049</text:p>
          </table:table-cell>
          <table:table-cell office:value-type="float" office:value="5210" calcext:value-type="float">
            <text:p>5210</text:p>
          </table:table-cell>
          <table:table-cell table:formula="of:=LOG([.C40])" office:value-type="float" office:value="3.71683772329952" calcext:value-type="float">
            <text:p>3,71683772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210" calcext:value-type="float">
            <text:p>5210</text:p>
          </table:table-cell>
          <table:table-cell office:value-type="float" office:value="100" calcext:value-type="float">
            <text:p>100</text:p>
          </table:table-cell>
          <table:table-cell office:value-type="float" office:value="5210" calcext:value-type="float">
            <text:p>5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fort</text:p>
          </table:table-cell>
          <table:table-cell office:value-type="float" office:value="4050" calcext:value-type="float">
            <text:p>4050</text:p>
          </table:table-cell>
          <table:table-cell office:value-type="float" office:value="28" calcext:value-type="float">
            <text:p>28</text:p>
          </table:table-cell>
          <table:table-cell table:formula="of:=LOG([.C41])" office:value-type="float" office:value="1.44715803134222" calcext:value-type="float">
            <text:p>1,447158031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Miravail</text:p>
          </table:table-cell>
          <table:table-cell office:value-type="float" office:value="4051" calcext:value-type="float">
            <text:p>4051</text:p>
          </table:table-cell>
          <table:table-cell office:value-type="float" office:value="74" calcext:value-type="float">
            <text:p>74</text:p>
          </table:table-cell>
          <table:table-cell table:formula="of:=LOG([.C42])" office:value-type="float" office:value="1.86923171973098" calcext:value-type="float">
            <text:p>1,869231719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Val-Saint-Donat</text:p>
          </table:table-cell>
          <table:table-cell office:value-type="float" office:value="4053" calcext:value-type="float">
            <text:p>4053</text:p>
          </table:table-cell>
          <table:table-cell office:value-type="float" office:value="499" calcext:value-type="float">
            <text:p>499</text:p>
          </table:table-cell>
          <table:table-cell table:formula="of:=LOG([.C43])" office:value-type="float" office:value="2.69810054562339" calcext:value-type="float">
            <text:p>2,698100545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  <table:table-cell office:value-type="float" office:value="499" calcext:value-type="float">
            <text:p>4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redon</text:p>
          </table:table-cell>
          <table:table-cell office:value-type="float" office:value="4054" calcext:value-type="float">
            <text:p>4054</text:p>
          </table:table-cell>
          <table:table-cell office:value-type="float" office:value="73" calcext:value-type="float">
            <text:p>73</text:p>
          </table:table-cell>
          <table:table-cell table:formula="of:=LOG([.C44])" office:value-type="float" office:value="1.86332286012046" calcext:value-type="float">
            <text:p>1,863322860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udon-Norante</text:p>
          </table:table-cell>
          <table:table-cell office:value-type="float" office:value="4055" calcext:value-type="float">
            <text:p>4055</text:p>
          </table:table-cell>
          <table:table-cell office:value-type="float" office:value="186" calcext:value-type="float">
            <text:p>186</text:p>
          </table:table-cell>
          <table:table-cell table:formula="of:=LOG([.C45])" office:value-type="float" office:value="2.26951294421792" calcext:value-type="float">
            <text:p>2,269512944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amensane</text:p>
          </table:table-cell>
          <table:table-cell office:value-type="float" office:value="4057" calcext:value-type="float">
            <text:p>4057</text:p>
          </table:table-cell>
          <table:table-cell office:value-type="float" office:value="178" calcext:value-type="float">
            <text:p>178</text:p>
          </table:table-cell>
          <table:table-cell table:formula="of:=LOG([.C46])" office:value-type="float" office:value="2.25042000230889" calcext:value-type="float">
            <text:p>2,250420002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aret</text:p>
          </table:table-cell>
          <table:table-cell office:value-type="float" office:value="4058" calcext:value-type="float">
            <text:p>4058</text:p>
          </table:table-cell>
          <table:table-cell office:value-type="float" office:value="255" calcext:value-type="float">
            <text:p>255</text:p>
          </table:table-cell>
          <table:table-cell table:formula="of:=LOG([.C47])" office:value-type="float" office:value="2.40654018043395" calcext:value-type="float">
            <text:p>2,406540180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umanc</text:p>
          </table:table-cell>
          <table:table-cell office:value-type="float" office:value="4059" calcext:value-type="float">
            <text:p>4059</text:p>
          </table:table-cell>
          <table:table-cell office:value-type="float" office:value="197" calcext:value-type="float">
            <text:p>197</text:p>
          </table:table-cell>
          <table:table-cell table:formula="of:=LOG([.C48])" office:value-type="float" office:value="2.29446622616159" calcext:value-type="float">
            <text:p>2,294466226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99" calcext:value-type="float">
            <text:p>99</text:p>
          </table:table-cell>
          <table:table-cell office:value-type="float" office:value="197" calcext:value-type="float">
            <text:p>1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lmars</text:p>
          </table:table-cell>
          <table:table-cell office:value-type="float" office:value="4061" calcext:value-type="float">
            <text:p>4061</text:p>
          </table:table-cell>
          <table:table-cell office:value-type="float" office:value="398" calcext:value-type="float">
            <text:p>398</text:p>
          </table:table-cell>
          <table:table-cell table:formula="of:=LOG([.C49])" office:value-type="float" office:value="2.59988307207369" calcext:value-type="float">
            <text:p>2,599883072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100" calcext:value-type="float">
            <text:p>100</text:p>
          </table:table-cell>
          <table:table-cell office:value-type="float" office:value="398" calcext:value-type="float">
            <text:p>3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Condamine-Châtelard</text:p>
          </table:table-cell>
          <table:table-cell office:value-type="float" office:value="4062" calcext:value-type="float">
            <text:p>4062</text:p>
          </table:table-cell>
          <table:table-cell office:value-type="float" office:value="185" calcext:value-type="float">
            <text:p>185</text:p>
          </table:table-cell>
          <table:table-cell table:formula="of:=LOG([.C50])" office:value-type="float" office:value="2.26717172840301" calcext:value-type="float">
            <text:p>2,267171728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bières</text:p>
          </table:table-cell>
          <table:table-cell office:value-type="float" office:value="4063" calcext:value-type="float">
            <text:p>4063</text:p>
          </table:table-cell>
          <table:table-cell office:value-type="float" office:value="1097" calcext:value-type="float">
            <text:p>1097</text:p>
          </table:table-cell>
          <table:table-cell table:formula="of:=LOG([.C51])" office:value-type="float" office:value="3.04020662757471" calcext:value-type="float">
            <text:p>3,040206627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100" calcext:value-type="float">
            <text:p>100</text:p>
          </table:table-cell>
          <table:table-cell office:value-type="float" office:value="1097" calcext:value-type="float">
            <text:p>1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uis</text:p>
          </table:table-cell>
          <table:table-cell office:value-type="float" office:value="4065" calcext:value-type="float">
            <text:p>4065</text:p>
          </table:table-cell>
          <table:table-cell office:value-type="float" office:value="646" calcext:value-type="float">
            <text:p>646</text:p>
          </table:table-cell>
          <table:table-cell table:formula="of:=LOG([.C52])" office:value-type="float" office:value="2.81023251799508" calcext:value-type="float">
            <text:p>2,81023251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100" calcext:value-type="float">
            <text:p>100</text:p>
          </table:table-cell>
          <table:table-cell office:value-type="float" office:value="646" calcext:value-type="float">
            <text:p>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rbans</text:p>
          </table:table-cell>
          <table:table-cell office:value-type="float" office:value="4066" calcext:value-type="float">
            <text:p>4066</text:p>
          </table:table-cell>
          <table:table-cell office:value-type="float" office:value="512" calcext:value-type="float">
            <text:p>512</text:p>
          </table:table-cell>
          <table:table-cell table:formula="of:=LOG([.C53])" office:value-type="float" office:value="2.70926996097583" calcext:value-type="float">
            <text:p>2,70926996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rel</text:p>
          </table:table-cell>
          <table:table-cell office:value-type="float" office:value="4067" calcext:value-type="float">
            <text:p>4067</text:p>
          </table:table-cell>
          <table:table-cell office:value-type="float" office:value="59" calcext:value-type="float">
            <text:p>59</text:p>
          </table:table-cell>
          <table:table-cell table:formula="of:=LOG([.C54])" office:value-type="float" office:value="1.77085201164214" calcext:value-type="float">
            <text:p>1,770852011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uphin</text:p>
          </table:table-cell>
          <table:table-cell office:value-type="float" office:value="4068" calcext:value-type="float">
            <text:p>4068</text:p>
          </table:table-cell>
          <table:table-cell office:value-type="float" office:value="817" calcext:value-type="float">
            <text:p>817</text:p>
          </table:table-cell>
          <table:table-cell table:formula="of:=LOG([.C55])" office:value-type="float" office:value="2.91222205653242" calcext:value-type="float">
            <text:p>2,912222056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mandolx</text:p>
          </table:table-cell>
          <table:table-cell office:value-type="float" office:value="4069" calcext:value-type="float">
            <text:p>4069</text:p>
          </table:table-cell>
          <table:table-cell office:value-type="float" office:value="125" calcext:value-type="float">
            <text:p>125</text:p>
          </table:table-cell>
          <table:table-cell table:formula="of:=LOG([.C56])" office:value-type="float" office:value="2.09691001300806" calcext:value-type="float">
            <text:p>2,09691001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gne-les-Bains</text:p>
          </table:table-cell>
          <table:table-cell office:value-type="float" office:value="4070" calcext:value-type="float">
            <text:p>4070</text:p>
          </table:table-cell>
          <table:table-cell office:value-type="float" office:value="16304" calcext:value-type="float">
            <text:p>16304</text:p>
          </table:table-cell>
          <table:table-cell table:formula="of:=LOG([.C57])" office:value-type="float" office:value="4.21229416666235" calcext:value-type="float">
            <text:p>4,212294166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304" calcext:value-type="float">
            <text:p>16304</text:p>
          </table:table-cell>
          <table:table-cell office:value-type="float" office:value="100" calcext:value-type="float">
            <text:p>100</text:p>
          </table:table-cell>
          <table:table-cell office:value-type="float" office:value="16304" calcext:value-type="float">
            <text:p>163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aix</text:p>
          </table:table-cell>
          <table:table-cell office:value-type="float" office:value="4072" calcext:value-type="float">
            <text:p>4072</text:p>
          </table:table-cell>
          <table:table-cell office:value-type="float" office:value="108" calcext:value-type="float">
            <text:p>108</text:p>
          </table:table-cell>
          <table:table-cell table:formula="of:=LOG([.C58])" office:value-type="float" office:value="2.03342375548695" calcext:value-type="float">
            <text:p>2,033423755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chastrayes</text:p>
          </table:table-cell>
          <table:table-cell office:value-type="float" office:value="4073" calcext:value-type="float">
            <text:p>4073</text:p>
          </table:table-cell>
          <table:table-cell office:value-type="float" office:value="390" calcext:value-type="float">
            <text:p>390</text:p>
          </table:table-cell>
          <table:table-cell table:formula="of:=LOG([.C59])" office:value-type="float" office:value="2.5910646070265" calcext:value-type="float">
            <text:p>2,59106460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trages</text:p>
          </table:table-cell>
          <table:table-cell office:value-type="float" office:value="4074" calcext:value-type="float">
            <text:p>4074</text:p>
          </table:table-cell>
          <table:table-cell office:value-type="float" office:value="110" calcext:value-type="float">
            <text:p>110</text:p>
          </table:table-cell>
          <table:table-cell table:formula="of:=LOG([.C60])" office:value-type="float" office:value="2.04139268515822" calcext:value-type="float">
            <text:p>2,041392685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trepierres</text:p>
          </table:table-cell>
          <table:table-cell office:value-type="float" office:value="4075" calcext:value-type="float">
            <text:p>4075</text:p>
          </table:table-cell>
          <table:table-cell office:value-type="float" office:value="392" calcext:value-type="float">
            <text:p>392</text:p>
          </table:table-cell>
          <table:table-cell table:formula="of:=LOG([.C61])" office:value-type="float" office:value="2.59328606702046" calcext:value-type="float">
            <text:p>2,59328606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trevaux</text:p>
          </table:table-cell>
          <table:table-cell office:value-type="float" office:value="4076" calcext:value-type="float">
            <text:p>4076</text:p>
          </table:table-cell>
          <table:table-cell office:value-type="float" office:value="880" calcext:value-type="float">
            <text:p>880</text:p>
          </table:table-cell>
          <table:table-cell table:formula="of:=LOG([.C62])" office:value-type="float" office:value="2.94448267215017" calcext:value-type="float">
            <text:p>2,944482672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00" calcext:value-type="float">
            <text:p>100</text:p>
          </table:table-cell>
          <table:table-cell office:value-type="float" office:value="880" calcext:value-type="float">
            <text:p>8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trevennes</text:p>
          </table:table-cell>
          <table:table-cell office:value-type="float" office:value="4077" calcext:value-type="float">
            <text:p>4077</text:p>
          </table:table-cell>
          <table:table-cell office:value-type="float" office:value="160" calcext:value-type="float">
            <text:p>160</text:p>
          </table:table-cell>
          <table:table-cell table:formula="of:=LOG([.C63])" office:value-type="float" office:value="2.20411998265592" calcext:value-type="float">
            <text:p>2,204119982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'Escale</text:p>
          </table:table-cell>
          <table:table-cell office:value-type="float" office:value="4079" calcext:value-type="float">
            <text:p>4079</text:p>
          </table:table-cell>
          <table:table-cell office:value-type="float" office:value="1384" calcext:value-type="float">
            <text:p>1384</text:p>
          </table:table-cell>
          <table:table-cell table:formula="of:=LOG([.C64])" office:value-type="float" office:value="3.14113609012074" calcext:value-type="float">
            <text:p>3,141136090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 office:value-type="float" office:value="100" calcext:value-type="float">
            <text:p>100</text:p>
          </table:table-cell>
          <table:table-cell office:value-type="float" office:value="1384" calcext:value-type="float">
            <text:p>13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parron-de-Verdon</text:p>
          </table:table-cell>
          <table:table-cell office:value-type="float" office:value="4081" calcext:value-type="float">
            <text:p>4081</text:p>
          </table:table-cell>
          <table:table-cell office:value-type="float" office:value="422" calcext:value-type="float">
            <text:p>422</text:p>
          </table:table-cell>
          <table:table-cell table:formula="of:=LOG([.C65])" office:value-type="float" office:value="2.62531245096167" calcext:value-type="float">
            <text:p>2,62531245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100" calcext:value-type="float">
            <text:p>100</text:p>
          </table:table-cell>
          <table:table-cell office:value-type="float" office:value="422" calcext:value-type="float">
            <text:p>4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toublon</text:p>
          </table:table-cell>
          <table:table-cell office:value-type="float" office:value="4084" calcext:value-type="float">
            <text:p>4084</text:p>
          </table:table-cell>
          <table:table-cell office:value-type="float" office:value="481" calcext:value-type="float">
            <text:p>481</text:p>
          </table:table-cell>
          <table:table-cell table:formula="of:=LOG([.C66])" office:value-type="float" office:value="2.68214507637383" calcext:value-type="float">
            <text:p>2,68214507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ucon-du-Caire</text:p>
          </table:table-cell>
          <table:table-cell office:value-type="float" office:value="4085" calcext:value-type="float">
            <text:p>4085</text:p>
          </table:table-cell>
          <table:table-cell office:value-type="float" office:value="54" calcext:value-type="float">
            <text:p>54</text:p>
          </table:table-cell>
          <table:table-cell table:formula="of:=LOG([.C67])" office:value-type="float" office:value="1.73239375982297" calcext:value-type="float">
            <text:p>1,732393759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ucon-de-Barcelonnette</text:p>
          </table:table-cell>
          <table:table-cell office:value-type="float" office:value="4086" calcext:value-type="float">
            <text:p>4086</text:p>
          </table:table-cell>
          <table:table-cell office:value-type="float" office:value="304" calcext:value-type="float">
            <text:p>304</text:p>
          </table:table-cell>
          <table:table-cell table:formula="of:=LOG([.C68])" office:value-type="float" office:value="2.48287358360875" calcext:value-type="float">
            <text:p>2,482873583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99" calcext:value-type="float">
            <text:p>99</text:p>
          </table:table-cell>
          <table:table-cell office:value-type="float" office:value="304" calcext:value-type="float">
            <text:p>3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ntienne</text:p>
          </table:table-cell>
          <table:table-cell office:value-type="float" office:value="4087" calcext:value-type="float">
            <text:p>4087</text:p>
          </table:table-cell>
          <table:table-cell office:value-type="float" office:value="130" calcext:value-type="float">
            <text:p>130</text:p>
          </table:table-cell>
          <table:table-cell table:formula="of:=LOG([.C69])" office:value-type="float" office:value="2.11394335230684" calcext:value-type="float">
            <text:p>2,113943352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rcalquier</text:p>
          </table:table-cell>
          <table:table-cell office:value-type="float" office:value="4088" calcext:value-type="float">
            <text:p>4088</text:p>
          </table:table-cell>
          <table:table-cell office:value-type="float" office:value="4910" calcext:value-type="float">
            <text:p>4910</text:p>
          </table:table-cell>
          <table:table-cell table:formula="of:=LOG([.C70])" office:value-type="float" office:value="3.69108149212297" calcext:value-type="float">
            <text:p>3,691081492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910" calcext:value-type="float">
            <text:p>4910</text:p>
          </table:table-cell>
          <table:table-cell office:value-type="float" office:value="100" calcext:value-type="float">
            <text:p>100</text:p>
          </table:table-cell>
          <table:table-cell office:value-type="float" office:value="4910" calcext:value-type="float">
            <text:p>49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Fugeret</text:p>
          </table:table-cell>
          <table:table-cell office:value-type="float" office:value="4090" calcext:value-type="float">
            <text:p>4090</text:p>
          </table:table-cell>
          <table:table-cell office:value-type="float" office:value="186" calcext:value-type="float">
            <text:p>186</text:p>
          </table:table-cell>
          <table:table-cell table:formula="of:=LOG([.C71])" office:value-type="float" office:value="2.26951294421792" calcext:value-type="float">
            <text:p>2,269512944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nagobie</text:p>
          </table:table-cell>
          <table:table-cell office:value-type="float" office:value="4091" calcext:value-type="float">
            <text:p>4091</text:p>
          </table:table-cell>
          <table:table-cell office:value-type="float" office:value="80" calcext:value-type="float">
            <text:p>80</text:p>
          </table:table-cell>
          <table:table-cell table:formula="of:=LOG([.C72])" office:value-type="float" office:value="1.90308998699194" calcext:value-type="float">
            <text:p>1,90308998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Garde</text:p>
          </table:table-cell>
          <table:table-cell office:value-type="float" office:value="4092" calcext:value-type="float">
            <text:p>4092</text:p>
          </table:table-cell>
          <table:table-cell office:value-type="float" office:value="77" calcext:value-type="float">
            <text:p>77</text:p>
          </table:table-cell>
          <table:table-cell table:formula="of:=LOG([.C73])" office:value-type="float" office:value="1.88649072517248" calcext:value-type="float">
            <text:p>1,886490725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gors</text:p>
          </table:table-cell>
          <table:table-cell office:value-type="float" office:value="4093" calcext:value-type="float">
            <text:p>4093</text:p>
          </table:table-cell>
          <table:table-cell office:value-type="float" office:value="59" calcext:value-type="float">
            <text:p>59</text:p>
          </table:table-cell>
          <table:table-cell table:formula="of:=LOG([.C74])" office:value-type="float" office:value="1.77085201164214" calcext:value-type="float">
            <text:p>1,770852011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éoux-les-Bains</text:p>
          </table:table-cell>
          <table:table-cell office:value-type="float" office:value="4094" calcext:value-type="float">
            <text:p>4094</text:p>
          </table:table-cell>
          <table:table-cell office:value-type="float" office:value="2645" calcext:value-type="float">
            <text:p>2645</text:p>
          </table:table-cell>
          <table:table-cell table:formula="of:=LOG([.C75])" office:value-type="float" office:value="3.4224256763712" calcext:value-type="float">
            <text:p>3,422425676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45" calcext:value-type="float">
            <text:p>2645</text:p>
          </table:table-cell>
          <table:table-cell office:value-type="float" office:value="100" calcext:value-type="float">
            <text:p>100</text:p>
          </table:table-cell>
          <table:table-cell office:value-type="float" office:value="2645" calcext:value-type="float">
            <text:p>26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'Hospitalet</text:p>
          </table:table-cell>
          <table:table-cell office:value-type="float" office:value="4095" calcext:value-type="float">
            <text:p>4095</text:p>
          </table:table-cell>
          <table:table-cell office:value-type="float" office:value="89" calcext:value-type="float">
            <text:p>89</text:p>
          </table:table-cell>
          <table:table-cell table:formula="of:=LOG([.C76])" office:value-type="float" office:value="1.94939000664491" calcext:value-type="float">
            <text:p>1,949390006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usiers</text:p>
          </table:table-cell>
          <table:table-cell office:value-type="float" office:value="4096" calcext:value-type="float">
            <text:p>4096</text:p>
          </table:table-cell>
          <table:table-cell office:value-type="float" office:value="1134" calcext:value-type="float">
            <text:p>1134</text:p>
          </table:table-cell>
          <table:table-cell table:formula="of:=LOG([.C77])" office:value-type="float" office:value="3.05461305455689" calcext:value-type="float">
            <text:p>3,054613054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00" calcext:value-type="float">
            <text:p>100</text:p>
          </table:table-cell>
          <table:table-cell office:value-type="float" office:value="1134" calcext:value-type="float">
            <text:p>1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Javie</text:p>
          </table:table-cell>
          <table:table-cell office:value-type="float" office:value="4097" calcext:value-type="float">
            <text:p>4097</text:p>
          </table:table-cell>
          <table:table-cell office:value-type="float" office:value="392" calcext:value-type="float">
            <text:p>392</text:p>
          </table:table-cell>
          <table:table-cell table:formula="of:=LOG([.C78])" office:value-type="float" office:value="2.59328606702046" calcext:value-type="float">
            <text:p>2,59328606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ruisse</text:p>
          </table:table-cell>
          <table:table-cell office:value-type="float" office:value="4099" calcext:value-type="float">
            <text:p>4099</text:p>
          </table:table-cell>
          <table:table-cell office:value-type="float" office:value="99" calcext:value-type="float">
            <text:p>99</text:p>
          </table:table-cell>
          <table:table-cell table:formula="of:=LOG([.C79])" office:value-type="float" office:value="1.99563519459755" calcext:value-type="float">
            <text:p>1,995635194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rdiers</text:p>
          </table:table-cell>
          <table:table-cell office:value-type="float" office:value="4101" calcext:value-type="float">
            <text:p>4101</text:p>
          </table:table-cell>
          <table:table-cell office:value-type="float" office:value="113" calcext:value-type="float">
            <text:p>113</text:p>
          </table:table-cell>
          <table:table-cell table:formula="of:=LOG([.C80])" office:value-type="float" office:value="2.05307844348342" calcext:value-type="float">
            <text:p>2,053078443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Lauzet-Ubaye</text:p>
          </table:table-cell>
          <table:table-cell office:value-type="float" office:value="4102" calcext:value-type="float">
            <text:p>4102</text:p>
          </table:table-cell>
          <table:table-cell office:value-type="float" office:value="224" calcext:value-type="float">
            <text:p>224</text:p>
          </table:table-cell>
          <table:table-cell table:formula="of:=LOG([.C81])" office:value-type="float" office:value="2.35024801833416" calcext:value-type="float">
            <text:p>2,350248018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mans</text:p>
          </table:table-cell>
          <table:table-cell office:value-type="float" office:value="4104" calcext:value-type="float">
            <text:p>4104</text:p>
          </table:table-cell>
          <table:table-cell office:value-type="float" office:value="353" calcext:value-type="float">
            <text:p>353</text:p>
          </table:table-cell>
          <table:table-cell table:formula="of:=LOG([.C82])" office:value-type="float" office:value="2.54777470538782" calcext:value-type="float">
            <text:p>2,547774705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  <table:table-cell office:value-type="float" office:value="353" calcext:value-type="float">
            <text:p>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urs</text:p>
          </table:table-cell>
          <table:table-cell office:value-type="float" office:value="4106" calcext:value-type="float">
            <text:p>4106</text:p>
          </table:table-cell>
          <table:table-cell office:value-type="float" office:value="374" calcext:value-type="float">
            <text:p>374</text:p>
          </table:table-cell>
          <table:table-cell table:formula="of:=LOG([.C83])" office:value-type="float" office:value="2.57287160220048" calcext:value-type="float">
            <text:p>2,572871602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100" calcext:value-type="float">
            <text:p>100</text:p>
          </table:table-cell>
          <table:table-cell office:value-type="float" office:value="374" calcext:value-type="float">
            <text:p>3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jastres</text:p>
          </table:table-cell>
          <table:table-cell office:value-type="float" office:value="4107" calcext:value-type="float">
            <text:p>4107</text:p>
          </table:table-cell>
          <table:table-cell office:value-type="float" office:value="3" calcext:value-type="float">
            <text:p>3</text:p>
          </table:table-cell>
          <table:table-cell table:formula="of:=LOG([.C84])" office:value-type="float" office:value="0.477121254719662" calcext:value-type="float">
            <text:p>0,477121254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ijai</text:p>
          </table:table-cell>
          <table:table-cell office:value-type="float" office:value="4108" calcext:value-type="float">
            <text:p>4108</text:p>
          </table:table-cell>
          <table:table-cell office:value-type="float" office:value="1990" calcext:value-type="float">
            <text:p>1990</text:p>
          </table:table-cell>
          <table:table-cell table:formula="of:=LOG([.C85])" office:value-type="float" office:value="3.29885307640971" calcext:value-type="float">
            <text:p>3,298853076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office:value-type="float" office:value="99" calcext:value-type="float">
            <text:p>99</text:p>
          </table:table-cell>
          <table:table-cell office:value-type="float" office:value="1990" calcext:value-type="float">
            <text:p>19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lefougasse-Augès</text:p>
          </table:table-cell>
          <table:table-cell office:value-type="float" office:value="4109" calcext:value-type="float">
            <text:p>4109</text:p>
          </table:table-cell>
          <table:table-cell office:value-type="float" office:value="316" calcext:value-type="float">
            <text:p>316</text:p>
          </table:table-cell>
          <table:table-cell table:formula="of:=LOG([.C86])" office:value-type="float" office:value="2.4996870826184" calcext:value-type="float">
            <text:p>2,499687082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lemoisson</text:p>
          </table:table-cell>
          <table:table-cell office:value-type="float" office:value="4110" calcext:value-type="float">
            <text:p>4110</text:p>
          </table:table-cell>
          <table:table-cell office:value-type="float" office:value="1029" calcext:value-type="float">
            <text:p>1029</text:p>
          </table:table-cell>
          <table:table-cell table:formula="of:=LOG([.C87])" office:value-type="float" office:value="3.01241537476243" calcext:value-type="float">
            <text:p>3,012415374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office:value-type="float" office:value="100" calcext:value-type="float">
            <text:p>100</text:p>
          </table:table-cell>
          <table:table-cell office:value-type="float" office:value="1029" calcext:value-type="float">
            <text:p>10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ne</text:p>
          </table:table-cell>
          <table:table-cell office:value-type="float" office:value="4111" calcext:value-type="float">
            <text:p>4111</text:p>
          </table:table-cell>
          <table:table-cell office:value-type="float" office:value="1376" calcext:value-type="float">
            <text:p>1376</text:p>
          </table:table-cell>
          <table:table-cell table:formula="of:=LOG([.C88])" office:value-type="float" office:value="3.13861843389949" calcext:value-type="float">
            <text:p>3,138618433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00" calcext:value-type="float">
            <text:p>100</text:p>
          </table:table-cell>
          <table:table-cell office:value-type="float" office:value="1376" calcext:value-type="float">
            <text:p>13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nosque</text:p>
          </table:table-cell>
          <table:table-cell office:value-type="float" office:value="4112" calcext:value-type="float">
            <text:p>4112</text:p>
          </table:table-cell>
          <table:table-cell office:value-type="float" office:value="21941" calcext:value-type="float">
            <text:p>21941</text:p>
          </table:table-cell>
          <table:table-cell table:formula="of:=LOG([.C89])" office:value-type="float" office:value="4.34125641743126" calcext:value-type="float">
            <text:p>4,341256417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office:value-type="float" office:value="21940" calcext:value-type="float">
            <text:p>21940</text:p>
          </table:table-cell>
          <table:table-cell office:value-type="float" office:value="100" calcext:value-type="float">
            <text:p>100</text:p>
          </table:table-cell>
          <table:table-cell office:value-type="float" office:value="21941" calcext:value-type="float">
            <text:p>21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coux</text:p>
          </table:table-cell>
          <table:table-cell office:value-type="float" office:value="4113" calcext:value-type="float">
            <text:p>4113</text:p>
          </table:table-cell>
          <table:table-cell office:value-type="float" office:value="517" calcext:value-type="float">
            <text:p>517</text:p>
          </table:table-cell>
          <table:table-cell table:formula="of:=LOG([.C90])" office:value-type="float" office:value="2.71349054309394" calcext:value-type="float">
            <text:p>2,713490543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éailles</text:p>
          </table:table-cell>
          <table:table-cell office:value-type="float" office:value="4115" calcext:value-type="float">
            <text:p>4115</text:p>
          </table:table-cell>
          <table:table-cell office:value-type="float" office:value="110" calcext:value-type="float">
            <text:p>110</text:p>
          </table:table-cell>
          <table:table-cell table:formula="of:=LOG([.C91])" office:value-type="float" office:value="2.04139268515822" calcext:value-type="float">
            <text:p>2,041392685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Mées</text:p>
          </table:table-cell>
          <table:table-cell office:value-type="float" office:value="4116" calcext:value-type="float">
            <text:p>4116</text:p>
          </table:table-cell>
          <table:table-cell office:value-type="float" office:value="3629" calcext:value-type="float">
            <text:p>3629</text:p>
          </table:table-cell>
          <table:table-cell table:formula="of:=LOG([.C92])" office:value-type="float" office:value="3.55978696820056" calcext:value-type="float">
            <text:p>3,559786968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629" calcext:value-type="float">
            <text:p>3629</text:p>
          </table:table-cell>
          <table:table-cell office:value-type="float" office:value="100" calcext:value-type="float">
            <text:p>100</text:p>
          </table:table-cell>
          <table:table-cell office:value-type="float" office:value="3629" calcext:value-type="float">
            <text:p>3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lve</text:p>
          </table:table-cell>
          <table:table-cell office:value-type="float" office:value="4118" calcext:value-type="float">
            <text:p>4118</text:p>
          </table:table-cell>
          <table:table-cell office:value-type="float" office:value="112" calcext:value-type="float">
            <text:p>112</text:p>
          </table:table-cell>
          <table:table-cell table:formula="of:=LOG([.C93])" office:value-type="float" office:value="2.04921802267018" calcext:value-type="float">
            <text:p>2,04921802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 d'Oronaye</text:p>
          </table:table-cell>
          <table:table-cell office:value-type="float" office:value="4120" calcext:value-type="float">
            <text:p>4120</text:p>
          </table:table-cell>
          <table:table-cell office:value-type="float" office:value="113" calcext:value-type="float">
            <text:p>113</text:p>
          </table:table-cell>
          <table:table-cell table:formula="of:=LOG([.C94])" office:value-type="float" office:value="2.05307844348342" calcext:value-type="float">
            <text:p>2,053078443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ézel</text:p>
          </table:table-cell>
          <table:table-cell office:value-type="float" office:value="4121" calcext:value-type="float">
            <text:p>4121</text:p>
          </table:table-cell>
          <table:table-cell office:value-type="float" office:value="678" calcext:value-type="float">
            <text:p>678</text:p>
          </table:table-cell>
          <table:table-cell table:formula="of:=LOG([.C95])" office:value-type="float" office:value="2.83122969386706" calcext:value-type="float">
            <text:p>2,831229693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100" calcext:value-type="float">
            <text:p>100</text:p>
          </table:table-cell>
          <table:table-cell office:value-type="float" office:value="678" calcext:value-type="float">
            <text:p>6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rabeau</text:p>
          </table:table-cell>
          <table:table-cell office:value-type="float" office:value="4122" calcext:value-type="float">
            <text:p>4122</text:p>
          </table:table-cell>
          <table:table-cell office:value-type="float" office:value="501" calcext:value-type="float">
            <text:p>501</text:p>
          </table:table-cell>
          <table:table-cell table:formula="of:=LOG([.C96])" office:value-type="float" office:value="2.69983772586725" calcext:value-type="float">
            <text:p>2,699837725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100" calcext:value-type="float">
            <text:p>100</text:p>
          </table:table-cell>
          <table:table-cell office:value-type="float" office:value="501" calcext:value-type="float">
            <text:p>5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son</text:p>
          </table:table-cell>
          <table:table-cell office:value-type="float" office:value="4123" calcext:value-type="float">
            <text:p>4123</text:p>
          </table:table-cell>
          <table:table-cell office:value-type="float" office:value="1085" calcext:value-type="float">
            <text:p>1085</text:p>
          </table:table-cell>
          <table:table-cell table:formula="of:=LOG([.C97])" office:value-type="float" office:value="3.03542973818455" calcext:value-type="float">
            <text:p>3,035429738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float" office:value="100" calcext:value-type="float">
            <text:p>100</text:p>
          </table:table-cell>
          <table:table-cell office:value-type="float" office:value="1085" calcext:value-type="float">
            <text:p>10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agnac-Montpezat</text:p>
          </table:table-cell>
          <table:table-cell office:value-type="float" office:value="4124" calcext:value-type="float">
            <text:p>4124</text:p>
          </table:table-cell>
          <table:table-cell office:value-type="float" office:value="418" calcext:value-type="float">
            <text:p>418</text:p>
          </table:table-cell>
          <table:table-cell table:formula="of:=LOG([.C98])" office:value-type="float" office:value="2.62117628177503" calcext:value-type="float">
            <text:p>2,621176281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clar</text:p>
          </table:table-cell>
          <table:table-cell office:value-type="float" office:value="4126" calcext:value-type="float">
            <text:p>4126</text:p>
          </table:table-cell>
          <table:table-cell office:value-type="float" office:value="427" calcext:value-type="float">
            <text:p>427</text:p>
          </table:table-cell>
          <table:table-cell table:formula="of:=LOG([.C99])" office:value-type="float" office:value="2.63042787502502" calcext:value-type="float">
            <text:p>2,63042787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  <table:table-cell office:value-type="float" office:value="427" calcext:value-type="float">
            <text:p>4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fort</text:p>
          </table:table-cell>
          <table:table-cell office:value-type="float" office:value="4127" calcext:value-type="float">
            <text:p>4127</text:p>
          </table:table-cell>
          <table:table-cell office:value-type="float" office:value="356" calcext:value-type="float">
            <text:p>356</text:p>
          </table:table-cell>
          <table:table-cell table:formula="of:=LOG([.C100])" office:value-type="float" office:value="2.55144999797287" calcext:value-type="float">
            <text:p>2,55144999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furon</text:p>
          </table:table-cell>
          <table:table-cell office:value-type="float" office:value="4128" calcext:value-type="float">
            <text:p>4128</text:p>
          </table:table-cell>
          <table:table-cell office:value-type="float" office:value="211" calcext:value-type="float">
            <text:p>211</text:p>
          </table:table-cell>
          <table:table-cell table:formula="of:=LOG([.C101])" office:value-type="float" office:value="2.32428245529769" calcext:value-type="float">
            <text:p>2,324282455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justin</text:p>
          </table:table-cell>
          <table:table-cell office:value-type="float" office:value="4129" calcext:value-type="float">
            <text:p>4129</text:p>
          </table:table-cell>
          <table:table-cell office:value-type="float" office:value="56" calcext:value-type="float">
            <text:p>56</text:p>
          </table:table-cell>
          <table:table-cell table:formula="of:=LOG([.C102])" office:value-type="float" office:value="1.7481880270062" calcext:value-type="float">
            <text:p>1,7481880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laux</text:p>
          </table:table-cell>
          <table:table-cell office:value-type="float" office:value="4130" calcext:value-type="float">
            <text:p>4130</text:p>
          </table:table-cell>
          <table:table-cell office:value-type="float" office:value="144" calcext:value-type="float">
            <text:p>144</text:p>
          </table:table-cell>
          <table:table-cell table:formula="of:=LOG([.C103])" office:value-type="float" office:value="2.15836249209525" calcext:value-type="float">
            <text:p>2,158362492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salier</text:p>
          </table:table-cell>
          <table:table-cell office:value-type="float" office:value="4132" calcext:value-type="float">
            <text:p>4132</text:p>
          </table:table-cell>
          <table:table-cell office:value-type="float" office:value="118" calcext:value-type="float">
            <text:p>118</text:p>
          </table:table-cell>
          <table:table-cell table:formula="of:=LOG([.C104])" office:value-type="float" office:value="2.07188200730613" calcext:value-type="float">
            <text:p>2,071882007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riez</text:p>
          </table:table-cell>
          <table:table-cell office:value-type="float" office:value="4133" calcext:value-type="float">
            <text:p>4133</text:p>
          </table:table-cell>
          <table:table-cell office:value-type="float" office:value="218" calcext:value-type="float">
            <text:p>218</text:p>
          </table:table-cell>
          <table:table-cell table:formula="of:=LOG([.C105])" office:value-type="float" office:value="2.3384564936046" calcext:value-type="float">
            <text:p>2,338456493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Motte-du-Caire</text:p>
          </table:table-cell>
          <table:table-cell office:value-type="float" office:value="4134" calcext:value-type="float">
            <text:p>4134</text:p>
          </table:table-cell>
          <table:table-cell office:value-type="float" office:value="545" calcext:value-type="float">
            <text:p>545</text:p>
          </table:table-cell>
          <table:table-cell table:formula="of:=LOG([.C106])" office:value-type="float" office:value="2.73639650227664" calcext:value-type="float">
            <text:p>2,736396502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00" calcext:value-type="float">
            <text:p>100</text:p>
          </table:table-cell>
          <table:table-cell office:value-type="float" office:value="545" calcext:value-type="float">
            <text:p>5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ustiers-Sainte-Marie</text:p>
          </table:table-cell>
          <table:table-cell office:value-type="float" office:value="4135" calcext:value-type="float">
            <text:p>4135</text:p>
          </table:table-cell>
          <table:table-cell office:value-type="float" office:value="686" calcext:value-type="float">
            <text:p>686</text:p>
          </table:table-cell>
          <table:table-cell table:formula="of:=LOG([.C107])" office:value-type="float" office:value="2.83632411570675" calcext:value-type="float">
            <text:p>2,836324115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Mure-Argens</text:p>
          </table:table-cell>
          <table:table-cell office:value-type="float" office:value="4136" calcext:value-type="float">
            <text:p>4136</text:p>
          </table:table-cell>
          <table:table-cell office:value-type="float" office:value="344" calcext:value-type="float">
            <text:p>344</text:p>
          </table:table-cell>
          <table:table-cell table:formula="of:=LOG([.C108])" office:value-type="float" office:value="2.53655844257153" calcext:value-type="float">
            <text:p>2,536558442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bles</text:p>
          </table:table-cell>
          <table:table-cell office:value-type="float" office:value="4137" calcext:value-type="float">
            <text:p>4137</text:p>
          </table:table-cell>
          <table:table-cell office:value-type="float" office:value="43" calcext:value-type="float">
            <text:p>43</text:p>
          </table:table-cell>
          <table:table-cell table:formula="of:=LOG([.C109])" office:value-type="float" office:value="1.63346845557959" calcext:value-type="float">
            <text:p>1,633468455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ozelles</text:p>
          </table:table-cell>
          <table:table-cell office:value-type="float" office:value="4138" calcext:value-type="float">
            <text:p>4138</text:p>
          </table:table-cell>
          <table:table-cell office:value-type="float" office:value="277" calcext:value-type="float">
            <text:p>277</text:p>
          </table:table-cell>
          <table:table-cell table:formula="of:=LOG([.C110])" office:value-type="float" office:value="2.44247976906445" calcext:value-type="float">
            <text:p>2,442479769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yers-sur-Jabron</text:p>
          </table:table-cell>
          <table:table-cell office:value-type="float" office:value="4139" calcext:value-type="float">
            <text:p>4139</text:p>
          </table:table-cell>
          <table:table-cell office:value-type="float" office:value="497" calcext:value-type="float">
            <text:p>497</text:p>
          </table:table-cell>
          <table:table-cell table:formula="of:=LOG([.C111])" office:value-type="float" office:value="2.69635638873333" calcext:value-type="float">
            <text:p>2,696356388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  <table:table-cell office:value-type="float" office:value="497" calcext:value-type="float">
            <text:p>4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Omergues</text:p>
          </table:table-cell>
          <table:table-cell office:value-type="float" office:value="4140" calcext:value-type="float">
            <text:p>4140</text:p>
          </table:table-cell>
          <table:table-cell office:value-type="float" office:value="131" calcext:value-type="float">
            <text:p>131</text:p>
          </table:table-cell>
          <table:table-cell table:formula="of:=LOG([.C112])" office:value-type="float" office:value="2.11727129565576" calcext:value-type="float">
            <text:p>2,117271295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ngles</text:p>
          </table:table-cell>
          <table:table-cell office:value-type="float" office:value="4141" calcext:value-type="float">
            <text:p>4141</text:p>
          </table:table-cell>
          <table:table-cell office:value-type="float" office:value="356" calcext:value-type="float">
            <text:p>356</text:p>
          </table:table-cell>
          <table:table-cell table:formula="of:=LOG([.C113])" office:value-type="float" office:value="2.55144999797287" calcext:value-type="float">
            <text:p>2,55144999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00" calcext:value-type="float">
            <text:p>100</text:p>
          </table:table-cell>
          <table:table-cell office:value-type="float" office:value="356" calcext:value-type="float">
            <text:p>3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ppedette</text:p>
          </table:table-cell>
          <table:table-cell office:value-type="float" office:value="4142" calcext:value-type="float">
            <text:p>4142</text:p>
          </table:table-cell>
          <table:table-cell office:value-type="float" office:value="57" calcext:value-type="float">
            <text:p>57</text:p>
          </table:table-cell>
          <table:table-cell table:formula="of:=LOG([.C114])" office:value-type="float" office:value="1.75587485567249" calcext:value-type="float">
            <text:p>1,755874855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raison</text:p>
          </table:table-cell>
          <table:table-cell office:value-type="float" office:value="4143" calcext:value-type="float">
            <text:p>4143</text:p>
          </table:table-cell>
          <table:table-cell office:value-type="float" office:value="5792" calcext:value-type="float">
            <text:p>5792</text:p>
          </table:table-cell>
          <table:table-cell table:formula="of:=LOG([.C115])" office:value-type="float" office:value="3.76282855318909" calcext:value-type="float">
            <text:p>3,762828553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792" calcext:value-type="float">
            <text:p>5792</text:p>
          </table:table-cell>
          <table:table-cell office:value-type="float" office:value="100" calcext:value-type="float">
            <text:p>100</text:p>
          </table:table-cell>
          <table:table-cell office:value-type="float" office:value="5792" calcext:value-type="float">
            <text:p>5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Palud-sur-Verdon</text:p>
          </table:table-cell>
          <table:table-cell office:value-type="float" office:value="4144" calcext:value-type="float">
            <text:p>4144</text:p>
          </table:table-cell>
          <table:table-cell office:value-type="float" office:value="337" calcext:value-type="float">
            <text:p>337</text:p>
          </table:table-cell>
          <table:table-cell table:formula="of:=LOG([.C116])" office:value-type="float" office:value="2.52762990087134" calcext:value-type="float">
            <text:p>2,527629900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ipin</text:p>
          </table:table-cell>
          <table:table-cell office:value-type="float" office:value="4145" calcext:value-type="float">
            <text:p>4145</text:p>
          </table:table-cell>
          <table:table-cell office:value-type="float" office:value="1484" calcext:value-type="float">
            <text:p>1484</text:p>
          </table:table-cell>
          <table:table-cell table:formula="of:=LOG([.C117])" office:value-type="float" office:value="3.17143390094301" calcext:value-type="float">
            <text:p>3,171433900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00" calcext:value-type="float">
            <text:p>100</text:p>
          </table:table-cell>
          <table:table-cell office:value-type="float" office:value="1484" calcext:value-type="float">
            <text:p>14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yroules</text:p>
          </table:table-cell>
          <table:table-cell office:value-type="float" office:value="4148" calcext:value-type="float">
            <text:p>4148</text:p>
          </table:table-cell>
          <table:table-cell office:value-type="float" office:value="230" calcext:value-type="float">
            <text:p>230</text:p>
          </table:table-cell>
          <table:table-cell table:formula="of:=LOG([.C118])" office:value-type="float" office:value="2.36172783601759" calcext:value-type="float">
            <text:p>2,36172783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yruis</text:p>
          </table:table-cell>
          <table:table-cell office:value-type="float" office:value="4149" calcext:value-type="float">
            <text:p>4149</text:p>
          </table:table-cell>
          <table:table-cell office:value-type="float" office:value="2829" calcext:value-type="float">
            <text:p>2829</text:p>
          </table:table-cell>
          <table:table-cell table:formula="of:=LOG([.C119])" office:value-type="float" office:value="3.45163294745699" calcext:value-type="float">
            <text:p>3,451632947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829" calcext:value-type="float">
            <text:p>2829</text:p>
          </table:table-cell>
          <table:table-cell office:value-type="float" office:value="100" calcext:value-type="float">
            <text:p>100</text:p>
          </table:table-cell>
          <table:table-cell office:value-type="float" office:value="2829" calcext:value-type="float">
            <text:p>2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égut</text:p>
          </table:table-cell>
          <table:table-cell office:value-type="float" office:value="4150" calcext:value-type="float">
            <text:p>4150</text:p>
          </table:table-cell>
          <table:table-cell office:value-type="float" office:value="161" calcext:value-type="float">
            <text:p>161</text:p>
          </table:table-cell>
          <table:table-cell table:formula="of:=LOG([.C120])" office:value-type="float" office:value="2.20682587603185" calcext:value-type="float">
            <text:p>2,20682587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errerue</text:p>
          </table:table-cell>
          <table:table-cell office:value-type="float" office:value="4151" calcext:value-type="float">
            <text:p>4151</text:p>
          </table:table-cell>
          <table:table-cell office:value-type="float" office:value="493" calcext:value-type="float">
            <text:p>493</text:p>
          </table:table-cell>
          <table:table-cell table:formula="of:=LOG([.C121])" office:value-type="float" office:value="2.69284691927723" calcext:value-type="float">
            <text:p>2,692846919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00" calcext:value-type="float">
            <text:p>100</text:p>
          </table:table-cell>
          <table:table-cell office:value-type="float" office:value="493" calcext:value-type="float">
            <text:p>4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errevert</text:p>
          </table:table-cell>
          <table:table-cell office:value-type="float" office:value="4152" calcext:value-type="float">
            <text:p>4152</text:p>
          </table:table-cell>
          <table:table-cell office:value-type="float" office:value="3690" calcext:value-type="float">
            <text:p>3690</text:p>
          </table:table-cell>
          <table:table-cell table:formula="of:=LOG([.C122])" office:value-type="float" office:value="3.56702636615906" calcext:value-type="float">
            <text:p>3,567026366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690" calcext:value-type="float">
            <text:p>3690</text:p>
          </table:table-cell>
          <table:table-cell office:value-type="float" office:value="100" calcext:value-type="float">
            <text:p>100</text:p>
          </table:table-cell>
          <table:table-cell office:value-type="float" office:value="3690" calcext:value-type="float">
            <text:p>36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ntis</text:p>
          </table:table-cell>
          <table:table-cell office:value-type="float" office:value="4154" calcext:value-type="float">
            <text:p>4154</text:p>
          </table:table-cell>
          <table:table-cell office:value-type="float" office:value="83" calcext:value-type="float">
            <text:p>83</text:p>
          </table:table-cell>
          <table:table-cell table:formula="of:=LOG([.C123])" office:value-type="float" office:value="1.91907809237607" calcext:value-type="float">
            <text:p>1,919078092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ads-Haute-Bléone</text:p>
          </table:table-cell>
          <table:table-cell office:value-type="float" office:value="4155" calcext:value-type="float">
            <text:p>4155</text:p>
          </table:table-cell>
          <table:table-cell office:value-type="float" office:value="187" calcext:value-type="float">
            <text:p>187</text:p>
          </table:table-cell>
          <table:table-cell table:formula="of:=LOG([.C124])" office:value-type="float" office:value="2.2718416065365" calcext:value-type="float">
            <text:p>2,271841606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imichel</text:p>
          </table:table-cell>
          <table:table-cell office:value-type="float" office:value="4156" calcext:value-type="float">
            <text:p>4156</text:p>
          </table:table-cell>
          <table:table-cell office:value-type="float" office:value="203" calcext:value-type="float">
            <text:p>203</text:p>
          </table:table-cell>
          <table:table-cell table:formula="of:=LOG([.C125])" office:value-type="float" office:value="2.30749603791321" calcext:value-type="float">
            <text:p>2,307496037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imoisson</text:p>
          </table:table-cell>
          <table:table-cell office:value-type="float" office:value="4157" calcext:value-type="float">
            <text:p>4157</text:p>
          </table:table-cell>
          <table:table-cell office:value-type="float" office:value="742" calcext:value-type="float">
            <text:p>742</text:p>
          </table:table-cell>
          <table:table-cell table:formula="of:=LOG([.C126])" office:value-type="float" office:value="2.87040390527903" calcext:value-type="float">
            <text:p>2,870403905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Quinson</text:p>
          </table:table-cell>
          <table:table-cell office:value-type="float" office:value="4158" calcext:value-type="float">
            <text:p>4158</text:p>
          </table:table-cell>
          <table:table-cell office:value-type="float" office:value="443" calcext:value-type="float">
            <text:p>443</text:p>
          </table:table-cell>
          <table:table-cell table:formula="of:=LOG([.C127])" office:value-type="float" office:value="2.64640372622307" calcext:value-type="float">
            <text:p>2,646403726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dortiers</text:p>
          </table:table-cell>
          <table:table-cell office:value-type="float" office:value="4159" calcext:value-type="float">
            <text:p>4159</text:p>
          </table:table-cell>
          <table:table-cell office:value-type="float" office:value="66" calcext:value-type="float">
            <text:p>66</text:p>
          </table:table-cell>
          <table:table-cell table:formula="of:=LOG([.C128])" office:value-type="float" office:value="1.81954393554187" calcext:value-type="float">
            <text:p>1,819543935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illanne</text:p>
          </table:table-cell>
          <table:table-cell office:value-type="float" office:value="4160" calcext:value-type="float">
            <text:p>4160</text:p>
          </table:table-cell>
          <table:table-cell office:value-type="float" office:value="1589" calcext:value-type="float">
            <text:p>1589</text:p>
          </table:table-cell>
          <table:table-cell table:formula="of:=LOG([.C129])" office:value-type="float" office:value="3.20112389720738" calcext:value-type="float">
            <text:p>3,201123897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89" calcext:value-type="float">
            <text:p>1589</text:p>
          </table:table-cell>
          <table:table-cell office:value-type="float" office:value="100" calcext:value-type="float">
            <text:p>100</text:p>
          </table:table-cell>
          <table:table-cell office:value-type="float" office:value="1589" calcext:value-type="float">
            <text:p>1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éolans-Revel</text:p>
          </table:table-cell>
          <table:table-cell office:value-type="float" office:value="4161" calcext:value-type="float">
            <text:p>4161</text:p>
          </table:table-cell>
          <table:table-cell office:value-type="float" office:value="336" calcext:value-type="float">
            <text:p>336</text:p>
          </table:table-cell>
          <table:table-cell table:formula="of:=LOG([.C130])" office:value-type="float" office:value="2.52633927738984" calcext:value-type="float">
            <text:p>2,526339277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vest-des-Brousses</text:p>
          </table:table-cell>
          <table:table-cell office:value-type="float" office:value="4162" calcext:value-type="float">
            <text:p>4162</text:p>
          </table:table-cell>
          <table:table-cell office:value-type="float" office:value="275" calcext:value-type="float">
            <text:p>275</text:p>
          </table:table-cell>
          <table:table-cell table:formula="of:=LOG([.C131])" office:value-type="float" office:value="2.43933269383026" calcext:value-type="float">
            <text:p>2,439332693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vest-du-Bion</text:p>
          </table:table-cell>
          <table:table-cell office:value-type="float" office:value="4163" calcext:value-type="float">
            <text:p>4163</text:p>
          </table:table-cell>
          <table:table-cell office:value-type="float" office:value="577" calcext:value-type="float">
            <text:p>577</text:p>
          </table:table-cell>
          <table:table-cell table:formula="of:=LOG([.C132])" office:value-type="float" office:value="2.76117581315573" calcext:value-type="float">
            <text:p>2,761175813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vest-Saint-Martin</text:p>
          </table:table-cell>
          <table:table-cell office:value-type="float" office:value="4164" calcext:value-type="float">
            <text:p>4164</text:p>
          </table:table-cell>
          <table:table-cell office:value-type="float" office:value="60" calcext:value-type="float">
            <text:p>60</text:p>
          </table:table-cell>
          <table:table-cell table:formula="of:=LOG([.C133])" office:value-type="float" office:value="1.77815125038364" calcext:value-type="float">
            <text:p>1,778151250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ez</text:p>
          </table:table-cell>
          <table:table-cell office:value-type="float" office:value="4166" calcext:value-type="float">
            <text:p>4166</text:p>
          </table:table-cell>
          <table:table-cell office:value-type="float" office:value="1825" calcext:value-type="float">
            <text:p>1825</text:p>
          </table:table-cell>
          <table:table-cell table:formula="of:=LOG([.C134])" office:value-type="float" office:value="3.26126286879249" calcext:value-type="float">
            <text:p>3,261262868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100" calcext:value-type="float">
            <text:p>100</text:p>
          </table:table-cell>
          <table:table-cell office:value-type="float" office:value="1825" calcext:value-type="float">
            <text:p>18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bine-sur-Galabre</text:p>
          </table:table-cell>
          <table:table-cell office:value-type="float" office:value="4167" calcext:value-type="float">
            <text:p>4167</text:p>
          </table:table-cell>
          <table:table-cell office:value-type="float" office:value="303" calcext:value-type="float">
            <text:p>303</text:p>
          </table:table-cell>
          <table:table-cell table:formula="of:=LOG([.C135])" office:value-type="float" office:value="2.4814426285023" calcext:value-type="float">
            <text:p>2,481442628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chegiron</text:p>
          </table:table-cell>
          <table:table-cell office:value-type="float" office:value="4169" calcext:value-type="float">
            <text:p>4169</text:p>
          </table:table-cell>
          <table:table-cell office:value-type="float" office:value="93" calcext:value-type="float">
            <text:p>93</text:p>
          </table:table-cell>
          <table:table-cell table:formula="of:=LOG([.C136])" office:value-type="float" office:value="1.96848294855394" calcext:value-type="float">
            <text:p>1,968482948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chette</text:p>
          </table:table-cell>
          <table:table-cell office:value-type="float" office:value="4170" calcext:value-type="float">
            <text:p>4170</text:p>
          </table:table-cell>
          <table:table-cell office:value-type="float" office:value="65" calcext:value-type="float">
            <text:p>65</text:p>
          </table:table-cell>
          <table:table-cell table:formula="of:=LOG([.C137])" office:value-type="float" office:value="1.81291335664286" calcext:value-type="float">
            <text:p>1,812913356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gon</text:p>
          </table:table-cell>
          <table:table-cell office:value-type="float" office:value="4171" calcext:value-type="float">
            <text:p>4171</text:p>
          </table:table-cell>
          <table:table-cell office:value-type="float" office:value="103" calcext:value-type="float">
            <text:p>103</text:p>
          </table:table-cell>
          <table:table-cell table:formula="of:=LOG([.C138])" office:value-type="float" office:value="2.01283722470517" calcext:value-type="float">
            <text:p>2,012837224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moules</text:p>
          </table:table-cell>
          <table:table-cell office:value-type="float" office:value="4172" calcext:value-type="float">
            <text:p>4172</text:p>
          </table:table-cell>
          <table:table-cell office:value-type="float" office:value="729" calcext:value-type="float">
            <text:p>729</text:p>
          </table:table-cell>
          <table:table-cell table:formula="of:=LOG([.C139])" office:value-type="float" office:value="2.86272752831797" calcext:value-type="float">
            <text:p>2,862727528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00" calcext:value-type="float">
            <text:p>100</text:p>
          </table:table-cell>
          <table:table-cell office:value-type="float" office:value="729" calcext:value-type="float">
            <text:p>7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ndré-les-Alpes</text:p>
          </table:table-cell>
          <table:table-cell office:value-type="float" office:value="4173" calcext:value-type="float">
            <text:p>4173</text:p>
          </table:table-cell>
          <table:table-cell office:value-type="float" office:value="958" calcext:value-type="float">
            <text:p>958</text:p>
          </table:table-cell>
          <table:table-cell table:formula="of:=LOG([.C140])" office:value-type="float" office:value="2.98136550907854" calcext:value-type="float">
            <text:p>2,981365509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100" calcext:value-type="float">
            <text:p>100</text:p>
          </table:table-cell>
          <table:table-cell office:value-type="float" office:value="958" calcext:value-type="float">
            <text:p>9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Benoît</text:p>
          </table:table-cell>
          <table:table-cell office:value-type="float" office:value="4174" calcext:value-type="float">
            <text:p>4174</text:p>
          </table:table-cell>
          <table:table-cell office:value-type="float" office:value="139" calcext:value-type="float">
            <text:p>139</text:p>
          </table:table-cell>
          <table:table-cell table:formula="of:=LOG([.C141])" office:value-type="float" office:value="2.14301480025409" calcext:value-type="float">
            <text:p>2,143014800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e-Croix-à-Lauze</text:p>
          </table:table-cell>
          <table:table-cell office:value-type="float" office:value="4175" calcext:value-type="float">
            <text:p>4175</text:p>
          </table:table-cell>
          <table:table-cell office:value-type="float" office:value="83" calcext:value-type="float">
            <text:p>83</text:p>
          </table:table-cell>
          <table:table-cell table:formula="of:=LOG([.C142])" office:value-type="float" office:value="1.91907809237607" calcext:value-type="float">
            <text:p>1,919078092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e-Croix-du-Verdon</text:p>
          </table:table-cell>
          <table:table-cell office:value-type="float" office:value="4176" calcext:value-type="float">
            <text:p>4176</text:p>
          </table:table-cell>
          <table:table-cell office:value-type="float" office:value="121" calcext:value-type="float">
            <text:p>121</text:p>
          </table:table-cell>
          <table:table-cell table:formula="of:=LOG([.C143])" office:value-type="float" office:value="2.08278537031645" calcext:value-type="float">
            <text:p>2,082785370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autes-Duyes</text:p>
          </table:table-cell>
          <table:table-cell office:value-type="float" office:value="4177" calcext:value-type="float">
            <text:p>4177</text:p>
          </table:table-cell>
          <table:table-cell office:value-type="float" office:value="42" calcext:value-type="float">
            <text:p>42</text:p>
          </table:table-cell>
          <table:table-cell table:formula="of:=LOG([.C144])" office:value-type="float" office:value="1.6232492903979" calcext:value-type="float">
            <text:p>1,623249290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Étienne-les-Orgues</text:p>
          </table:table-cell>
          <table:table-cell office:value-type="float" office:value="4178" calcext:value-type="float">
            <text:p>4178</text:p>
          </table:table-cell>
          <table:table-cell office:value-type="float" office:value="1255" calcext:value-type="float">
            <text:p>1255</text:p>
          </table:table-cell>
          <table:table-cell table:formula="of:=LOG([.C145])" office:value-type="float" office:value="3.09864372581706" calcext:value-type="float">
            <text:p>3,098643725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100" calcext:value-type="float">
            <text:p>100</text:p>
          </table:table-cell>
          <table:table-cell office:value-type="float" office:value="1255" calcext:value-type="float">
            <text:p>1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Geniez</text:p>
          </table:table-cell>
          <table:table-cell office:value-type="float" office:value="4179" calcext:value-type="float">
            <text:p>4179</text:p>
          </table:table-cell>
          <table:table-cell office:value-type="float" office:value="95" calcext:value-type="float">
            <text:p>95</text:p>
          </table:table-cell>
          <table:table-cell table:formula="of:=LOG([.C146])" office:value-type="float" office:value="1.97772360528885" calcext:value-type="float">
            <text:p>1,977723605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acques</text:p>
          </table:table-cell>
          <table:table-cell office:value-type="float" office:value="4180" calcext:value-type="float">
            <text:p>4180</text:p>
          </table:table-cell>
          <table:table-cell office:value-type="float" office:value="56" calcext:value-type="float">
            <text:p>56</text:p>
          </table:table-cell>
          <table:table-cell table:formula="of:=LOG([.C147])" office:value-type="float" office:value="1.7481880270062" calcext:value-type="float">
            <text:p>1,74818802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eannet</text:p>
          </table:table-cell>
          <table:table-cell office:value-type="float" office:value="4181" calcext:value-type="float">
            <text:p>4181</text:p>
          </table:table-cell>
          <table:table-cell office:value-type="float" office:value="63" calcext:value-type="float">
            <text:p>63</text:p>
          </table:table-cell>
          <table:table-cell table:formula="of:=LOG([.C148])" office:value-type="float" office:value="1.79934054945358" calcext:value-type="float">
            <text:p>1,799340549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ulien-d'Asse</text:p>
          </table:table-cell>
          <table:table-cell office:value-type="float" office:value="4182" calcext:value-type="float">
            <text:p>4182</text:p>
          </table:table-cell>
          <table:table-cell office:value-type="float" office:value="187" calcext:value-type="float">
            <text:p>187</text:p>
          </table:table-cell>
          <table:table-cell table:formula="of:=LOG([.C149])" office:value-type="float" office:value="2.2718416065365" calcext:value-type="float">
            <text:p>2,271841606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ulien-du-Verdon</text:p>
          </table:table-cell>
          <table:table-cell office:value-type="float" office:value="4183" calcext:value-type="float">
            <text:p>4183</text:p>
          </table:table-cell>
          <table:table-cell office:value-type="float" office:value="153" calcext:value-type="float">
            <text:p>153</text:p>
          </table:table-cell>
          <table:table-cell table:formula="of:=LOG([.C150])" office:value-type="float" office:value="2.1846914308176" calcext:value-type="float">
            <text:p>2,184691430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urs</text:p>
          </table:table-cell>
          <table:table-cell office:value-type="float" office:value="4184" calcext:value-type="float">
            <text:p>4184</text:p>
          </table:table-cell>
          <table:table-cell office:value-type="float" office:value="140" calcext:value-type="float">
            <text:p>140</text:p>
          </table:table-cell>
          <table:table-cell table:formula="of:=LOG([.C151])" office:value-type="float" office:value="2.14612803567824" calcext:value-type="float">
            <text:p>2,146128035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Laurent-du-Verdon</text:p>
          </table:table-cell>
          <table:table-cell office:value-type="float" office:value="4186" calcext:value-type="float">
            <text:p>4186</text:p>
          </table:table-cell>
          <table:table-cell office:value-type="float" office:value="91" calcext:value-type="float">
            <text:p>91</text:p>
          </table:table-cell>
          <table:table-cell table:formula="of:=LOG([.C152])" office:value-type="float" office:value="1.95904139232109" calcext:value-type="float">
            <text:p>1,959041392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Lions</text:p>
          </table:table-cell>
          <table:table-cell office:value-type="float" office:value="4187" calcext:value-type="float">
            <text:p>4187</text:p>
          </table:table-cell>
          <table:table-cell office:value-type="float" office:value="50" calcext:value-type="float">
            <text:p>50</text:p>
          </table:table-cell>
          <table:table-cell table:formula="of:=LOG([.C153])" office:value-type="float" office:value="1.69897000433602" calcext:value-type="float">
            <text:p>1,698970004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ime</text:p>
          </table:table-cell>
          <table:table-cell office:value-type="float" office:value="4188" calcext:value-type="float">
            <text:p>4188</text:p>
          </table:table-cell>
          <table:table-cell office:value-type="float" office:value="822" calcext:value-type="float">
            <text:p>822</text:p>
          </table:table-cell>
          <table:table-cell table:formula="of:=LOG([.C154])" office:value-type="float" office:value="2.91487181754005" calcext:value-type="float">
            <text:p>2,914871817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00" calcext:value-type="float">
            <text:p>100</text:p>
          </table:table-cell>
          <table:table-cell office:value-type="float" office:value="822" calcext:value-type="float">
            <text:p>8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de-Brômes</text:p>
          </table:table-cell>
          <table:table-cell office:value-type="float" office:value="4189" calcext:value-type="float">
            <text:p>4189</text:p>
          </table:table-cell>
          <table:table-cell office:value-type="float" office:value="576" calcext:value-type="float">
            <text:p>576</text:p>
          </table:table-cell>
          <table:table-cell table:formula="of:=LOG([.C155])" office:value-type="float" office:value="2.76042248342321" calcext:value-type="float">
            <text:p>2,760422483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les-Eaux</text:p>
          </table:table-cell>
          <table:table-cell office:value-type="float" office:value="4190" calcext:value-type="float">
            <text:p>4190</text:p>
          </table:table-cell>
          <table:table-cell office:value-type="float" office:value="115" calcext:value-type="float">
            <text:p>115</text:p>
          </table:table-cell>
          <table:table-cell table:formula="of:=LOG([.C156])" office:value-type="float" office:value="2.06069784035361" calcext:value-type="float">
            <text:p>2,060697840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lès-Seyne</text:p>
          </table:table-cell>
          <table:table-cell office:value-type="float" office:value="4191" calcext:value-type="float">
            <text:p>4191</text:p>
          </table:table-cell>
          <table:table-cell office:value-type="float" office:value="12" calcext:value-type="float">
            <text:p>12</text:p>
          </table:table-cell>
          <table:table-cell table:formula="of:=LOG([.C157])" office:value-type="float" office:value="1.07918124604762" calcext:value-type="float">
            <text:p>1,07918124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ichel-l'Observatoire</text:p>
          </table:table-cell>
          <table:table-cell office:value-type="float" office:value="4192" calcext:value-type="float">
            <text:p>4192</text:p>
          </table:table-cell>
          <table:table-cell office:value-type="float" office:value="1224" calcext:value-type="float">
            <text:p>1224</text:p>
          </table:table-cell>
          <table:table-cell table:formula="of:=LOG([.C158])" office:value-type="float" office:value="3.08778141780954" calcext:value-type="float">
            <text:p>3,087781417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100" calcext:value-type="float">
            <text:p>100</text:p>
          </table:table-cell>
          <table:table-cell office:value-type="float" office:value="1224" calcext:value-type="float">
            <text:p>12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aul-sur-Ubaye</text:p>
          </table:table-cell>
          <table:table-cell office:value-type="float" office:value="4193" calcext:value-type="float">
            <text:p>4193</text:p>
          </table:table-cell>
          <table:table-cell office:value-type="float" office:value="202" calcext:value-type="float">
            <text:p>202</text:p>
          </table:table-cell>
          <table:table-cell table:formula="of:=LOG([.C159])" office:value-type="float" office:value="2.30535136944662" calcext:value-type="float">
            <text:p>2,305351369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ierre</text:p>
          </table:table-cell>
          <table:table-cell office:value-type="float" office:value="4194" calcext:value-type="float">
            <text:p>4194</text:p>
          </table:table-cell>
          <table:table-cell office:value-type="float" office:value="97" calcext:value-type="float">
            <text:p>97</text:p>
          </table:table-cell>
          <table:table-cell table:formula="of:=LOG([.C160])" office:value-type="float" office:value="1.98677173426624" calcext:value-type="float">
            <text:p>1,98677173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ons</text:p>
          </table:table-cell>
          <table:table-cell office:value-type="float" office:value="4195" calcext:value-type="float">
            <text:p>4195</text:p>
          </table:table-cell>
          <table:table-cell office:value-type="float" office:value="656" calcext:value-type="float">
            <text:p>656</text:p>
          </table:table-cell>
          <table:table-cell table:formula="of:=LOG([.C161])" office:value-type="float" office:value="2.81690383937566" calcext:value-type="float">
            <text:p>2,816903839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100" calcext:value-type="float">
            <text:p>100</text:p>
          </table:table-cell>
          <table:table-cell office:value-type="float" office:value="656" calcext:value-type="float">
            <text:p>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e-Tulle</text:p>
          </table:table-cell>
          <table:table-cell office:value-type="float" office:value="4197" calcext:value-type="float">
            <text:p>4197</text:p>
          </table:table-cell>
          <table:table-cell office:value-type="float" office:value="3398" calcext:value-type="float">
            <text:p>3398</text:p>
          </table:table-cell>
          <table:table-cell table:formula="of:=LOG([.C162])" office:value-type="float" office:value="3.53122337453303" calcext:value-type="float">
            <text:p>3,531223374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100" calcext:value-type="float">
            <text:p>100</text:p>
          </table:table-cell>
          <table:table-cell office:value-type="float" office:value="3398" calcext:value-type="float">
            <text:p>33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Vincent-sur-Jabron</text:p>
          </table:table-cell>
          <table:table-cell office:value-type="float" office:value="4199" calcext:value-type="float">
            <text:p>4199</text:p>
          </table:table-cell>
          <table:table-cell office:value-type="float" office:value="209" calcext:value-type="float">
            <text:p>209</text:p>
          </table:table-cell>
          <table:table-cell table:formula="of:=LOG([.C163])" office:value-type="float" office:value="2.32014628611105" calcext:value-type="float">
            <text:p>2,320146286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lignac</text:p>
          </table:table-cell>
          <table:table-cell office:value-type="float" office:value="4200" calcext:value-type="float">
            <text:p>4200</text:p>
          </table:table-cell>
          <table:table-cell office:value-type="float" office:value="629" calcext:value-type="float">
            <text:p>629</text:p>
          </table:table-cell>
          <table:table-cell table:formula="of:=LOG([.C164])" office:value-type="float" office:value="2.79865064544527" calcext:value-type="float">
            <text:p>2,798650645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100" calcext:value-type="float">
            <text:p>100</text:p>
          </table:table-cell>
          <table:table-cell office:value-type="float" office:value="629" calcext:value-type="float">
            <text:p>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umane</text:p>
          </table:table-cell>
          <table:table-cell office:value-type="float" office:value="4201" calcext:value-type="float">
            <text:p>4201</text:p>
          </table:table-cell>
          <table:table-cell office:value-type="float" office:value="107" calcext:value-type="float">
            <text:p>107</text:p>
          </table:table-cell>
          <table:table-cell table:formula="of:=LOG([.C165])" office:value-type="float" office:value="2.02938377768521" calcext:value-type="float">
            <text:p>2,029383777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usses</text:p>
          </table:table-cell>
          <table:table-cell office:value-type="float" office:value="4202" calcext:value-type="float">
            <text:p>4202</text:p>
          </table:table-cell>
          <table:table-cell office:value-type="float" office:value="122" calcext:value-type="float">
            <text:p>122</text:p>
          </table:table-cell>
          <table:table-cell table:formula="of:=LOG([.C166])" office:value-type="float" office:value="2.08635983067475" calcext:value-type="float">
            <text:p>2,08635983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lonnet</text:p>
          </table:table-cell>
          <table:table-cell office:value-type="float" office:value="4203" calcext:value-type="float">
            <text:p>4203</text:p>
          </table:table-cell>
          <table:table-cell office:value-type="float" office:value="438" calcext:value-type="float">
            <text:p>438</text:p>
          </table:table-cell>
          <table:table-cell table:formula="of:=LOG([.C167])" office:value-type="float" office:value="2.6414741105041" calcext:value-type="float">
            <text:p>2,641474110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nez</text:p>
          </table:table-cell>
          <table:table-cell office:value-type="float" office:value="4204" calcext:value-type="float">
            <text:p>4204</text:p>
          </table:table-cell>
          <table:table-cell office:value-type="float" office:value="166" calcext:value-type="float">
            <text:p>166</text:p>
          </table:table-cell>
          <table:table-cell table:formula="of:=LOG([.C168])" office:value-type="float" office:value="2.22010808804005" calcext:value-type="float">
            <text:p>2,22010808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yne</text:p>
          </table:table-cell>
          <table:table-cell office:value-type="float" office:value="4205" calcext:value-type="float">
            <text:p>4205</text:p>
          </table:table-cell>
          <table:table-cell office:value-type="float" office:value="1365" calcext:value-type="float">
            <text:p>1365</text:p>
          </table:table-cell>
          <table:table-cell table:formula="of:=LOG([.C169])" office:value-type="float" office:value="3.13513265137677" calcext:value-type="float">
            <text:p>3,135132651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 office:value-type="float" office:value="100" calcext:value-type="float">
            <text:p>100</text:p>
          </table:table-cell>
          <table:table-cell office:value-type="float" office:value="1365" calcext:value-type="float">
            <text:p>13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gonce</text:p>
          </table:table-cell>
          <table:table-cell office:value-type="float" office:value="4206" calcext:value-type="float">
            <text:p>4206</text:p>
          </table:table-cell>
          <table:table-cell office:value-type="float" office:value="420" calcext:value-type="float">
            <text:p>420</text:p>
          </table:table-cell>
          <table:table-cell table:formula="of:=LOG([.C170])" office:value-type="float" office:value="2.6232492903979" calcext:value-type="float">
            <text:p>2,623249290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goyer</text:p>
          </table:table-cell>
          <table:table-cell office:value-type="float" office:value="4207" calcext:value-type="float">
            <text:p>4207</text:p>
          </table:table-cell>
          <table:table-cell office:value-type="float" office:value="103" calcext:value-type="float">
            <text:p>103</text:p>
          </table:table-cell>
          <table:table-cell table:formula="of:=LOG([.C171])" office:value-type="float" office:value="2.01283722470517" calcext:value-type="float">
            <text:p>2,012837224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miane-la-Rotonde</text:p>
          </table:table-cell>
          <table:table-cell office:value-type="float" office:value="4208" calcext:value-type="float">
            <text:p>4208</text:p>
          </table:table-cell>
          <table:table-cell office:value-type="float" office:value="590" calcext:value-type="float">
            <text:p>590</text:p>
          </table:table-cell>
          <table:table-cell table:formula="of:=LOG([.C172])" office:value-type="float" office:value="2.77085201164214" calcext:value-type="float">
            <text:p>2,770852011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100" calcext:value-type="float">
            <text:p>100</text:p>
          </table:table-cell>
          <table:table-cell office:value-type="float" office:value="590" calcext:value-type="float">
            <text:p>5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steron</text:p>
          </table:table-cell>
          <table:table-cell office:value-type="float" office:value="4209" calcext:value-type="float">
            <text:p>4209</text:p>
          </table:table-cell>
          <table:table-cell office:value-type="float" office:value="7281" calcext:value-type="float">
            <text:p>7281</text:p>
          </table:table-cell>
          <table:table-cell table:formula="of:=LOG([.C173])" office:value-type="float" office:value="3.8621910310516" calcext:value-type="float">
            <text:p>3,862191031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81" calcext:value-type="float">
            <text:p>7281</text:p>
          </table:table-cell>
          <table:table-cell office:value-type="float" office:value="100" calcext:value-type="float">
            <text:p>100</text:p>
          </table:table-cell>
          <table:table-cell office:value-type="float" office:value="7281" calcext:value-type="float">
            <text:p>72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leilhas</text:p>
          </table:table-cell>
          <table:table-cell office:value-type="float" office:value="4210" calcext:value-type="float">
            <text:p>4210</text:p>
          </table:table-cell>
          <table:table-cell office:value-type="float" office:value="122" calcext:value-type="float">
            <text:p>122</text:p>
          </table:table-cell>
          <table:table-cell table:formula="of:=LOG([.C174])" office:value-type="float" office:value="2.08635983067475" calcext:value-type="float">
            <text:p>2,086359830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urribes</text:p>
          </table:table-cell>
          <table:table-cell office:value-type="float" office:value="4211" calcext:value-type="float">
            <text:p>4211</text:p>
          </table:table-cell>
          <table:table-cell office:value-type="float" office:value="182" calcext:value-type="float">
            <text:p>182</text:p>
          </table:table-cell>
          <table:table-cell table:formula="of:=LOG([.C175])" office:value-type="float" office:value="2.26007138798507" calcext:value-type="float">
            <text:p>2,26007138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tonne</text:p>
          </table:table-cell>
          <table:table-cell office:value-type="float" office:value="4214" calcext:value-type="float">
            <text:p>4214</text:p>
          </table:table-cell>
          <table:table-cell office:value-type="float" office:value="140" calcext:value-type="float">
            <text:p>140</text:p>
          </table:table-cell>
          <table:table-cell table:formula="of:=LOG([.C176])" office:value-type="float" office:value="2.14612803567824" calcext:value-type="float">
            <text:p>2,146128035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èze</text:p>
          </table:table-cell>
          <table:table-cell office:value-type="float" office:value="4216" calcext:value-type="float">
            <text:p>4216</text:p>
          </table:table-cell>
          <table:table-cell office:value-type="float" office:value="227" calcext:value-type="float">
            <text:p>227</text:p>
          </table:table-cell>
          <table:table-cell table:formula="of:=LOG([.C177])" office:value-type="float" office:value="2.35602585719312" calcext:value-type="float">
            <text:p>2,356025857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97" calcext:value-type="float">
            <text:p>97</text:p>
          </table:table-cell>
          <table:table-cell office:value-type="float" office:value="227" calcext:value-type="float">
            <text:p>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oard</text:p>
          </table:table-cell>
          <table:table-cell office:value-type="float" office:value="4217" calcext:value-type="float">
            <text:p>4217</text:p>
          </table:table-cell>
          <table:table-cell office:value-type="float" office:value="728" calcext:value-type="float">
            <text:p>728</text:p>
          </table:table-cell>
          <table:table-cell table:formula="of:=LOG([.C178])" office:value-type="float" office:value="2.86213137931304" calcext:value-type="float">
            <text:p>2,862131379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orame-Basse</text:p>
          </table:table-cell>
          <table:table-cell office:value-type="float" office:value="4218" calcext:value-type="float">
            <text:p>4218</text:p>
          </table:table-cell>
          <table:table-cell office:value-type="float" office:value="220" calcext:value-type="float">
            <text:p>220</text:p>
          </table:table-cell>
          <table:table-cell table:formula="of:=LOG([.C179])" office:value-type="float" office:value="2.34242268082221" calcext:value-type="float">
            <text:p>2,342422680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orame-Haute</text:p>
          </table:table-cell>
          <table:table-cell office:value-type="float" office:value="4219" calcext:value-type="float">
            <text:p>4219</text:p>
          </table:table-cell>
          <table:table-cell office:value-type="float" office:value="235" calcext:value-type="float">
            <text:p>235</text:p>
          </table:table-cell>
          <table:table-cell table:formula="of:=LOG([.C180])" office:value-type="float" office:value="2.37106786227174" calcext:value-type="float">
            <text:p>2,37106786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Thuiles</text:p>
          </table:table-cell>
          <table:table-cell office:value-type="float" office:value="4220" calcext:value-type="float">
            <text:p>4220</text:p>
          </table:table-cell>
          <table:table-cell office:value-type="float" office:value="389" calcext:value-type="float">
            <text:p>389</text:p>
          </table:table-cell>
          <table:table-cell table:formula="of:=LOG([.C181])" office:value-type="float" office:value="2.58994960132571" calcext:value-type="float">
            <text:p>2,589949601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00" calcext:value-type="float">
            <text:p>100</text:p>
          </table:table-cell>
          <table:table-cell office:value-type="float" office:value="389" calcext:value-type="float">
            <text:p>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urriers</text:p>
          </table:table-cell>
          <table:table-cell office:value-type="float" office:value="4222" calcext:value-type="float">
            <text:p>4222</text:p>
          </table:table-cell>
          <table:table-cell office:value-type="float" office:value="339" calcext:value-type="float">
            <text:p>339</text:p>
          </table:table-cell>
          <table:table-cell table:formula="of:=LOG([.C182])" office:value-type="float" office:value="2.53019969820308" calcext:value-type="float">
            <text:p>2,530199698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braye</text:p>
          </table:table-cell>
          <table:table-cell office:value-type="float" office:value="4224" calcext:value-type="float">
            <text:p>4224</text:p>
          </table:table-cell>
          <table:table-cell office:value-type="float" office:value="89" calcext:value-type="float">
            <text:p>89</text:p>
          </table:table-cell>
          <table:table-cell table:formula="of:=LOG([.C183])" office:value-type="float" office:value="1.94939000664491" calcext:value-type="float">
            <text:p>1,949390006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vernet-Fours</text:p>
          </table:table-cell>
          <table:table-cell office:value-type="float" office:value="4226" calcext:value-type="float">
            <text:p>4226</text:p>
          </table:table-cell>
          <table:table-cell office:value-type="float" office:value="582" calcext:value-type="float">
            <text:p>582</text:p>
          </table:table-cell>
          <table:table-cell table:formula="of:=LOG([.C184])" office:value-type="float" office:value="2.76492298464989" calcext:value-type="float">
            <text:p>2,764922984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chères</text:p>
          </table:table-cell>
          <table:table-cell office:value-type="float" office:value="4227" calcext:value-type="float">
            <text:p>4227</text:p>
          </table:table-cell>
          <table:table-cell office:value-type="float" office:value="255" calcext:value-type="float">
            <text:p>255</text:p>
          </table:table-cell>
          <table:table-cell table:formula="of:=LOG([.C185])" office:value-type="float" office:value="2.40654018043395" calcext:value-type="float">
            <text:p>2,406540180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avoire</text:p>
          </table:table-cell>
          <table:table-cell office:value-type="float" office:value="4228" calcext:value-type="float">
            <text:p>4228</text:p>
          </table:table-cell>
          <table:table-cell office:value-type="float" office:value="43" calcext:value-type="float">
            <text:p>43</text:p>
          </table:table-cell>
          <table:table-cell table:formula="of:=LOG([.C186])" office:value-type="float" office:value="1.63346845557959" calcext:value-type="float">
            <text:p>1,633468455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belle</text:p>
          </table:table-cell>
          <table:table-cell office:value-type="float" office:value="4229" calcext:value-type="float">
            <text:p>4229</text:p>
          </table:table-cell>
          <table:table-cell office:value-type="float" office:value="258" calcext:value-type="float">
            <text:p>258</text:p>
          </table:table-cell>
          <table:table-cell table:formula="of:=LOG([.C187])" office:value-type="float" office:value="2.41161970596323" calcext:value-type="float">
            <text:p>2,41161970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ensole</text:p>
          </table:table-cell>
          <table:table-cell office:value-type="float" office:value="4230" calcext:value-type="float">
            <text:p>4230</text:p>
          </table:table-cell>
          <table:table-cell office:value-type="float" office:value="3206" calcext:value-type="float">
            <text:p>3206</text:p>
          </table:table-cell>
          <table:table-cell table:formula="of:=LOG([.C188])" office:value-type="float" office:value="3.50596351801813" calcext:value-type="float">
            <text:p>3,50596351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206" calcext:value-type="float">
            <text:p>3206</text:p>
          </table:table-cell>
          <table:table-cell office:value-type="float" office:value="100" calcext:value-type="float">
            <text:p>100</text:p>
          </table:table-cell>
          <table:table-cell office:value-type="float" office:value="3206" calcext:value-type="float">
            <text:p>32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ernes</text:p>
          </table:table-cell>
          <table:table-cell office:value-type="float" office:value="4231" calcext:value-type="float">
            <text:p>4231</text:p>
          </table:table-cell>
          <table:table-cell office:value-type="float" office:value="255" calcext:value-type="float">
            <text:p>255</text:p>
          </table:table-cell>
          <table:table-cell table:formula="of:=LOG([.C189])" office:value-type="float" office:value="2.40654018043395" calcext:value-type="float">
            <text:p>2,406540180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umeilh</text:p>
          </table:table-cell>
          <table:table-cell office:value-type="float" office:value="4233" calcext:value-type="float">
            <text:p>4233</text:p>
          </table:table-cell>
          <table:table-cell office:value-type="float" office:value="263" calcext:value-type="float">
            <text:p>263</text:p>
          </table:table-cell>
          <table:table-cell table:formula="of:=LOG([.C190])" office:value-type="float" office:value="2.41995574848976" calcext:value-type="float">
            <text:p>2,419955748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00" calcext:value-type="float">
            <text:p>100</text:p>
          </table:table-cell>
          <table:table-cell office:value-type="float" office:value="263" calcext:value-type="float">
            <text:p>2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nterol</text:p>
          </table:table-cell>
          <table:table-cell office:value-type="float" office:value="4234" calcext:value-type="float">
            <text:p>4234</text:p>
          </table:table-cell>
          <table:table-cell office:value-type="float" office:value="248" calcext:value-type="float">
            <text:p>248</text:p>
          </table:table-cell>
          <table:table-cell table:formula="of:=LOG([.C191])" office:value-type="float" office:value="2.39445168082622" calcext:value-type="float">
            <text:p>2,39445168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rdaches</text:p>
          </table:table-cell>
          <table:table-cell office:value-type="float" office:value="4235" calcext:value-type="float">
            <text:p>4235</text:p>
          </table:table-cell>
          <table:table-cell office:value-type="float" office:value="62" calcext:value-type="float">
            <text:p>62</text:p>
          </table:table-cell>
          <table:table-cell table:formula="of:=LOG([.C192])" office:value-type="float" office:value="1.79239168949825" calcext:value-type="float">
            <text:p>1,792391689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rgons</text:p>
          </table:table-cell>
          <table:table-cell office:value-type="float" office:value="4236" calcext:value-type="float">
            <text:p>4236</text:p>
          </table:table-cell>
          <table:table-cell office:value-type="float" office:value="116" calcext:value-type="float">
            <text:p>116</text:p>
          </table:table-cell>
          <table:table-cell table:formula="of:=LOG([.C193])" office:value-type="float" office:value="2.06445798922692" calcext:value-type="float">
            <text:p>2,064457989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Vernet</text:p>
          </table:table-cell>
          <table:table-cell office:value-type="float" office:value="4237" calcext:value-type="float">
            <text:p>4237</text:p>
          </table:table-cell>
          <table:table-cell office:value-type="float" office:value="130" calcext:value-type="float">
            <text:p>130</text:p>
          </table:table-cell>
          <table:table-cell table:formula="of:=LOG([.C194])" office:value-type="float" office:value="2.11394335230684" calcext:value-type="float">
            <text:p>2,11394335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ars-Colmars</text:p>
          </table:table-cell>
          <table:table-cell office:value-type="float" office:value="4240" calcext:value-type="float">
            <text:p>4240</text:p>
          </table:table-cell>
          <table:table-cell office:value-type="float" office:value="255" calcext:value-type="float">
            <text:p>255</text:p>
          </table:table-cell>
          <table:table-cell table:formula="of:=LOG([.C195])" office:value-type="float" office:value="2.40654018043395" calcext:value-type="float">
            <text:p>2,406540180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emus</text:p>
          </table:table-cell>
          <table:table-cell office:value-type="float" office:value="4241" calcext:value-type="float">
            <text:p>4241</text:p>
          </table:table-cell>
          <table:table-cell office:value-type="float" office:value="177" calcext:value-type="float">
            <text:p>177</text:p>
          </table:table-cell>
          <table:table-cell table:formula="of:=LOG([.C196])" office:value-type="float" office:value="2.24797326636181" calcext:value-type="float">
            <text:p>2,247973266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eneuve</text:p>
          </table:table-cell>
          <table:table-cell office:value-type="float" office:value="4242" calcext:value-type="float">
            <text:p>4242</text:p>
          </table:table-cell>
          <table:table-cell office:value-type="float" office:value="4048" calcext:value-type="float">
            <text:p>4048</text:p>
          </table:table-cell>
          <table:table-cell table:formula="of:=LOG([.C197])" office:value-type="float" office:value="3.60724050383174" calcext:value-type="float">
            <text:p>3,607240503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048" calcext:value-type="float">
            <text:p>4048</text:p>
          </table:table-cell>
          <table:table-cell office:value-type="float" office:value="100" calcext:value-type="float">
            <text:p>100</text:p>
          </table:table-cell>
          <table:table-cell office:value-type="float" office:value="4048" calcext:value-type="float">
            <text:p>4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olonne</text:p>
          </table:table-cell>
          <table:table-cell office:value-type="float" office:value="4244" calcext:value-type="float">
            <text:p>4244</text:p>
          </table:table-cell>
          <table:table-cell office:value-type="float" office:value="1669" calcext:value-type="float">
            <text:p>1669</text:p>
          </table:table-cell>
          <table:table-cell table:formula="of:=LOG([.C198])" office:value-type="float" office:value="3.22245633667925" calcext:value-type="float">
            <text:p>3,222456336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100" calcext:value-type="float">
            <text:p>100</text:p>
          </table:table-cell>
          <table:table-cell office:value-type="float" office:value="1669" calcext:value-type="float">
            <text:p>16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olx</text:p>
          </table:table-cell>
          <table:table-cell office:value-type="float" office:value="4245" calcext:value-type="float">
            <text:p>4245</text:p>
          </table:table-cell>
          <table:table-cell office:value-type="float" office:value="3134" calcext:value-type="float">
            <text:p>3134</text:p>
          </table:table-cell>
          <table:table-cell table:formula="of:=LOG([.C199])" office:value-type="float" office:value="3.49609899213257" calcext:value-type="float">
            <text:p>3,496098992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100" calcext:value-type="float">
            <text:p>100</text:p>
          </table:table-cell>
          <table:table-cell office:value-type="float" office:value="3134" calcext:value-type="float">
            <text:p>3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riès</text:p>
          </table:table-cell>
          <table:table-cell office:value-type="float" office:value="5001" calcext:value-type="float">
            <text:p>5001</text:p>
          </table:table-cell>
          <table:table-cell office:value-type="float" office:value="311" calcext:value-type="float">
            <text:p>311</text:p>
          </table:table-cell>
          <table:table-cell table:formula="of:=LOG([.C200])" office:value-type="float" office:value="2.49276038902684" calcext:value-type="float">
            <text:p>2,49276038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iguilles</text:p>
          </table:table-cell>
          <table:table-cell office:value-type="float" office:value="5003" calcext:value-type="float">
            <text:p>5003</text:p>
          </table:table-cell>
          <table:table-cell office:value-type="float" office:value="434" calcext:value-type="float">
            <text:p>434</text:p>
          </table:table-cell>
          <table:table-cell table:formula="of:=LOG([.C201])" office:value-type="float" office:value="2.63748972951251" calcext:value-type="float">
            <text:p>2,637489729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celle</text:p>
          </table:table-cell>
          <table:table-cell office:value-type="float" office:value="5004" calcext:value-type="float">
            <text:p>5004</text:p>
          </table:table-cell>
          <table:table-cell office:value-type="float" office:value="903" calcext:value-type="float">
            <text:p>903</text:p>
          </table:table-cell>
          <table:table-cell table:formula="of:=LOG([.C202])" office:value-type="float" office:value="2.95568775031351" calcext:value-type="float">
            <text:p>2,9556877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39" calcext:value-type="float">
            <text:p>39</text:p>
          </table:table-cell>
          <table:table-cell office:value-type="float" office:value="903" calcext:value-type="float">
            <text:p>9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'Argentière-la-Bessée</text:p>
          </table:table-cell>
          <table:table-cell office:value-type="float" office:value="5006" calcext:value-type="float">
            <text:p>5006</text:p>
          </table:table-cell>
          <table:table-cell office:value-type="float" office:value="2317" calcext:value-type="float">
            <text:p>2317</text:p>
          </table:table-cell>
          <table:table-cell table:formula="of:=LOG([.C203])" office:value-type="float" office:value="3.36492603378998" calcext:value-type="float">
            <text:p>3,364926033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99" calcext:value-type="float">
            <text:p>99</text:p>
          </table:table-cell>
          <table:table-cell office:value-type="float" office:value="2317" calcext:value-type="float">
            <text:p>23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vieux</text:p>
          </table:table-cell>
          <table:table-cell office:value-type="float" office:value="5007" calcext:value-type="float">
            <text:p>5007</text:p>
          </table:table-cell>
          <table:table-cell office:value-type="float" office:value="366" calcext:value-type="float">
            <text:p>366</text:p>
          </table:table-cell>
          <table:table-cell table:formula="of:=LOG([.C204])" office:value-type="float" office:value="2.56348108539441" calcext:value-type="float">
            <text:p>2,563481085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100" calcext:value-type="float">
            <text:p>100</text:p>
          </table:table-cell>
          <table:table-cell office:value-type="float" office:value="366" calcext:value-type="float">
            <text:p>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premont</text:p>
          </table:table-cell>
          <table:table-cell office:value-type="float" office:value="5008" calcext:value-type="float">
            <text:p>5008</text:p>
          </table:table-cell>
          <table:table-cell office:value-type="float" office:value="332" calcext:value-type="float">
            <text:p>332</text:p>
          </table:table-cell>
          <table:table-cell table:formula="of:=LOG([.C205])" office:value-type="float" office:value="2.52113808370404" calcext:value-type="float">
            <text:p>2,521138083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pres-lès-Corps</text:p>
          </table:table-cell>
          <table:table-cell office:value-type="float" office:value="5009" calcext:value-type="float">
            <text:p>5009</text:p>
          </table:table-cell>
          <table:table-cell office:value-type="float" office:value="111" calcext:value-type="float">
            <text:p>111</text:p>
          </table:table-cell>
          <table:table-cell table:formula="of:=LOG([.C206])" office:value-type="float" office:value="2.04532297878666" calcext:value-type="float">
            <text:p>2,045322978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pres-sur-Buëch</text:p>
          </table:table-cell>
          <table:table-cell office:value-type="float" office:value="5010" calcext:value-type="float">
            <text:p>5010</text:p>
          </table:table-cell>
          <table:table-cell office:value-type="float" office:value="830" calcext:value-type="float">
            <text:p>830</text:p>
          </table:table-cell>
          <table:table-cell table:formula="of:=LOG([.C207])" office:value-type="float" office:value="2.91907809237607" calcext:value-type="float">
            <text:p>2,919078092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ançon</text:p>
          </table:table-cell>
          <table:table-cell office:value-type="float" office:value="5011" calcext:value-type="float">
            <text:p>5011</text:p>
          </table:table-cell>
          <table:table-cell office:value-type="float" office:value="403" calcext:value-type="float">
            <text:p>403</text:p>
          </table:table-cell>
          <table:table-cell table:formula="of:=LOG([.C208])" office:value-type="float" office:value="2.60530504614111" calcext:value-type="float">
            <text:p>2,605305046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atier</text:p>
          </table:table-cell>
          <table:table-cell office:value-type="float" office:value="5012" calcext:value-type="float">
            <text:p>5012</text:p>
          </table:table-cell>
          <table:table-cell office:value-type="float" office:value="539" calcext:value-type="float">
            <text:p>539</text:p>
          </table:table-cell>
          <table:table-cell table:formula="of:=LOG([.C209])" office:value-type="float" office:value="2.73158876518674" calcext:value-type="float">
            <text:p>2,731588765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00" calcext:value-type="float">
            <text:p>100</text:p>
          </table:table-cell>
          <table:table-cell office:value-type="float" office:value="539" calcext:value-type="float">
            <text:p>5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cillonnette</text:p>
          </table:table-cell>
          <table:table-cell office:value-type="float" office:value="5013" calcext:value-type="float">
            <text:p>5013</text:p>
          </table:table-cell>
          <table:table-cell office:value-type="float" office:value="158" calcext:value-type="float">
            <text:p>158</text:p>
          </table:table-cell>
          <table:table-cell table:formula="of:=LOG([.C210])" office:value-type="float" office:value="2.19865708695442" calcext:value-type="float">
            <text:p>2,19865708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ret-sur-Méouge</text:p>
          </table:table-cell>
          <table:table-cell office:value-type="float" office:value="5014" calcext:value-type="float">
            <text:p>5014</text:p>
          </table:table-cell>
          <table:table-cell office:value-type="float" office:value="229" calcext:value-type="float">
            <text:p>229</text:p>
          </table:table-cell>
          <table:table-cell table:formula="of:=LOG([.C211])" office:value-type="float" office:value="2.35983548233989" calcext:value-type="float">
            <text:p>2,359835482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âtie-Montsaléon</text:p>
          </table:table-cell>
          <table:table-cell office:value-type="float" office:value="5016" calcext:value-type="float">
            <text:p>5016</text:p>
          </table:table-cell>
          <table:table-cell office:value-type="float" office:value="224" calcext:value-type="float">
            <text:p>224</text:p>
          </table:table-cell>
          <table:table-cell table:formula="of:=LOG([.C212])" office:value-type="float" office:value="2.35024801833416" calcext:value-type="float">
            <text:p>2,350248018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âtie-Neuve</text:p>
          </table:table-cell>
          <table:table-cell office:value-type="float" office:value="5017" calcext:value-type="float">
            <text:p>5017</text:p>
          </table:table-cell>
          <table:table-cell office:value-type="float" office:value="2468" calcext:value-type="float">
            <text:p>2468</text:p>
          </table:table-cell>
          <table:table-cell table:formula="of:=LOG([.C213])" office:value-type="float" office:value="3.3923451553612" calcext:value-type="float">
            <text:p>3,392345155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âtie-Vieille</text:p>
          </table:table-cell>
          <table:table-cell office:value-type="float" office:value="5018" calcext:value-type="float">
            <text:p>5018</text:p>
          </table:table-cell>
          <table:table-cell office:value-type="float" office:value="331" calcext:value-type="float">
            <text:p>331</text:p>
          </table:table-cell>
          <table:table-cell table:formula="of:=LOG([.C214])" office:value-type="float" office:value="2.51982799377572" calcext:value-type="float">
            <text:p>2,519827993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eaume</text:p>
          </table:table-cell>
          <table:table-cell office:value-type="float" office:value="5019" calcext:value-type="float">
            <text:p>5019</text:p>
          </table:table-cell>
          <table:table-cell office:value-type="float" office:value="155" calcext:value-type="float">
            <text:p>155</text:p>
          </table:table-cell>
          <table:table-cell table:formula="of:=LOG([.C215])" office:value-type="float" office:value="2.19033169817029" calcext:value-type="float">
            <text:p>2,190331698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Bersac</text:p>
          </table:table-cell>
          <table:table-cell office:value-type="float" office:value="5021" calcext:value-type="float">
            <text:p>5021</text:p>
          </table:table-cell>
          <table:table-cell office:value-type="float" office:value="150" calcext:value-type="float">
            <text:p>150</text:p>
          </table:table-cell>
          <table:table-cell table:formula="of:=LOG([.C216])" office:value-type="float" office:value="2.17609125905568" calcext:value-type="float">
            <text:p>2,176091259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éziers</text:p>
          </table:table-cell>
          <table:table-cell office:value-type="float" office:value="5022" calcext:value-type="float">
            <text:p>5022</text:p>
          </table:table-cell>
          <table:table-cell office:value-type="float" office:value="200" calcext:value-type="float">
            <text:p>200</text:p>
          </table:table-cell>
          <table:table-cell table:formula="of:=LOG([.C217])" office:value-type="float" office:value="2.30102999566398" calcext:value-type="float">
            <text:p>2,301029995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iançon</text:p>
          </table:table-cell>
          <table:table-cell office:value-type="float" office:value="5023" calcext:value-type="float">
            <text:p>5023</text:p>
          </table:table-cell>
          <table:table-cell office:value-type="float" office:value="12392" calcext:value-type="float">
            <text:p>12392</text:p>
          </table:table-cell>
          <table:table-cell table:formula="of:=LOG([.C218])" office:value-type="float" office:value="4.09314140475115" calcext:value-type="float">
            <text:p>4,093141404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12392" calcext:value-type="float">
            <text:p>12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doule</text:p>
          </table:table-cell>
          <table:table-cell office:value-type="float" office:value="5024" calcext:value-type="float">
            <text:p>5024</text:p>
          </table:table-cell>
          <table:table-cell office:value-type="float" office:value="206" calcext:value-type="float">
            <text:p>206</text:p>
          </table:table-cell>
          <table:table-cell table:formula="of:=LOG([.C219])" office:value-type="float" office:value="2.31386722036915" calcext:value-type="float">
            <text:p>2,313867220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issard</text:p>
          </table:table-cell>
          <table:table-cell office:value-type="float" office:value="5025" calcext:value-type="float">
            <text:p>5025</text:p>
          </table:table-cell>
          <table:table-cell office:value-type="float" office:value="203" calcext:value-type="float">
            <text:p>203</text:p>
          </table:table-cell>
          <table:table-cell table:formula="of:=LOG([.C220])" office:value-type="float" office:value="2.30749603791321" calcext:value-type="float">
            <text:p>2,307496037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illac</text:p>
          </table:table-cell>
          <table:table-cell office:value-type="float" office:value="5026" calcext:value-type="float">
            <text:p>5026</text:p>
          </table:table-cell>
          <table:table-cell office:value-type="float" office:value="296" calcext:value-type="float">
            <text:p>296</text:p>
          </table:table-cell>
          <table:table-cell table:formula="of:=LOG([.C221])" office:value-type="float" office:value="2.47129171105894" calcext:value-type="float">
            <text:p>2,471291711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100" calcext:value-type="float">
            <text:p>100</text:p>
          </table:table-cell>
          <table:table-cell office:value-type="float" office:value="296" calcext:value-type="float">
            <text:p>2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rvières</text:p>
          </table:table-cell>
          <table:table-cell office:value-type="float" office:value="5027" calcext:value-type="float">
            <text:p>5027</text:p>
          </table:table-cell>
          <table:table-cell office:value-type="float" office:value="183" calcext:value-type="float">
            <text:p>183</text:p>
          </table:table-cell>
          <table:table-cell table:formula="of:=LOG([.C222])" office:value-type="float" office:value="2.26245108973043" calcext:value-type="float">
            <text:p>2,262451089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bestan</text:p>
          </table:table-cell>
          <table:table-cell office:value-type="float" office:value="5028" calcext:value-type="float">
            <text:p>5028</text:p>
          </table:table-cell>
          <table:table-cell office:value-type="float" office:value="141" calcext:value-type="float">
            <text:p>141</text:p>
          </table:table-cell>
          <table:table-cell table:formula="of:=LOG([.C223])" office:value-type="float" office:value="2.14921911265538" calcext:value-type="float">
            <text:p>2,14921911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bottes</text:p>
          </table:table-cell>
          <table:table-cell office:value-type="float" office:value="5029" calcext:value-type="float">
            <text:p>5029</text:p>
          </table:table-cell>
          <table:table-cell office:value-type="float" office:value="818" calcext:value-type="float">
            <text:p>818</text:p>
          </table:table-cell>
          <table:table-cell table:formula="of:=LOG([.C224])" office:value-type="float" office:value="2.91275330367132" calcext:value-type="float">
            <text:p>2,912753303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mpcella</text:p>
          </table:table-cell>
          <table:table-cell office:value-type="float" office:value="5031" calcext:value-type="float">
            <text:p>5031</text:p>
          </table:table-cell>
          <table:table-cell office:value-type="float" office:value="178" calcext:value-type="float">
            <text:p>178</text:p>
          </table:table-cell>
          <table:table-cell table:formula="of:=LOG([.C225])" office:value-type="float" office:value="2.25042000230889" calcext:value-type="float">
            <text:p>2,25042000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mpoléon</text:p>
          </table:table-cell>
          <table:table-cell office:value-type="float" office:value="5032" calcext:value-type="float">
            <text:p>5032</text:p>
          </table:table-cell>
          <table:table-cell office:value-type="float" office:value="144" calcext:value-type="float">
            <text:p>144</text:p>
          </table:table-cell>
          <table:table-cell table:formula="of:=LOG([.C226])" office:value-type="float" office:value="2.15836249209525" calcext:value-type="float">
            <text:p>2,15836249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nousse</text:p>
          </table:table-cell>
          <table:table-cell office:value-type="float" office:value="5033" calcext:value-type="float">
            <text:p>5033</text:p>
          </table:table-cell>
          <table:table-cell office:value-type="float" office:value="48" calcext:value-type="float">
            <text:p>48</text:p>
          </table:table-cell>
          <table:table-cell table:formula="of:=LOG([.C227])" office:value-type="float" office:value="1.68124123737559" calcext:value-type="float">
            <text:p>1,681241237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d'Oze</text:p>
          </table:table-cell>
          <table:table-cell office:value-type="float" office:value="5035" calcext:value-type="float">
            <text:p>5035</text:p>
          </table:table-cell>
          <table:table-cell office:value-type="float" office:value="26" calcext:value-type="float">
            <text:p>26</text:p>
          </table:table-cell>
          <table:table-cell table:formula="of:=LOG([.C228])" office:value-type="float" office:value="1.41497334797082" calcext:value-type="float">
            <text:p>1,41497334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roux-les-Alpes</text:p>
          </table:table-cell>
          <table:table-cell office:value-type="float" office:value="5036" calcext:value-type="float">
            <text:p>5036</text:p>
          </table:table-cell>
          <table:table-cell office:value-type="float" office:value="1120" calcext:value-type="float">
            <text:p>1120</text:p>
          </table:table-cell>
          <table:table-cell table:formula="of:=LOG([.C229])" office:value-type="float" office:value="3.04921802267018" calcext:value-type="float">
            <text:p>3,04921802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100" calcext:value-type="float">
            <text:p>100</text:p>
          </table:table-cell>
          <table:table-cell office:value-type="float" office:value="1120" calcext:value-type="float">
            <text:p>1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vieux</text:p>
          </table:table-cell>
          <table:table-cell office:value-type="float" office:value="5037" calcext:value-type="float">
            <text:p>5037</text:p>
          </table:table-cell>
          <table:table-cell office:value-type="float" office:value="483" calcext:value-type="float">
            <text:p>483</text:p>
          </table:table-cell>
          <table:table-cell table:formula="of:=LOG([.C230])" office:value-type="float" office:value="2.68394713075151" calcext:value-type="float">
            <text:p>2,68394713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-Ville-Vieille</text:p>
          </table:table-cell>
          <table:table-cell office:value-type="float" office:value="5038" calcext:value-type="float">
            <text:p>5038</text:p>
          </table:table-cell>
          <table:table-cell office:value-type="float" office:value="338" calcext:value-type="float">
            <text:p>338</text:p>
          </table:table-cell>
          <table:table-cell table:formula="of:=LOG([.C231])" office:value-type="float" office:value="2.52891670027765" calcext:value-type="float">
            <text:p>2,528916700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bessagne</text:p>
          </table:table-cell>
          <table:table-cell office:value-type="float" office:value="5039" calcext:value-type="float">
            <text:p>5039</text:p>
          </table:table-cell>
          <table:table-cell office:value-type="float" office:value="716" calcext:value-type="float">
            <text:p>716</text:p>
          </table:table-cell>
          <table:table-cell table:formula="of:=LOG([.C232])" office:value-type="float" office:value="2.85491302230786" calcext:value-type="float">
            <text:p>2,85491302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orges</text:p>
          </table:table-cell>
          <table:table-cell office:value-type="float" office:value="5040" calcext:value-type="float">
            <text:p>5040</text:p>
          </table:table-cell>
          <table:table-cell office:value-type="float" office:value="2791" calcext:value-type="float">
            <text:p>2791</text:p>
          </table:table-cell>
          <table:table-cell table:formula="of:=LOG([.C233])" office:value-type="float" office:value="3.44575983648863" calcext:value-type="float">
            <text:p>3,445759836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791" calcext:value-type="float">
            <text:p>27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évoux</text:p>
          </table:table-cell>
          <table:table-cell office:value-type="float" office:value="5044" calcext:value-type="float">
            <text:p>5044</text:p>
          </table:table-cell>
          <table:table-cell office:value-type="float" office:value="137" calcext:value-type="float">
            <text:p>137</text:p>
          </table:table-cell>
          <table:table-cell table:formula="of:=LOG([.C234])" office:value-type="float" office:value="2.13672056715641" calcext:value-type="float">
            <text:p>2,136720567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ots</text:p>
          </table:table-cell>
          <table:table-cell office:value-type="float" office:value="5045" calcext:value-type="float">
            <text:p>5045</text:p>
          </table:table-cell>
          <table:table-cell office:value-type="float" office:value="1011" calcext:value-type="float">
            <text:p>1011</text:p>
          </table:table-cell>
          <table:table-cell table:formula="of:=LOG([.C235])" office:value-type="float" office:value="3.004751155591" calcext:value-type="float">
            <text:p>3,004751155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mbrun</text:p>
          </table:table-cell>
          <table:table-cell office:value-type="float" office:value="5046" calcext:value-type="float">
            <text:p>5046</text:p>
          </table:table-cell>
          <table:table-cell office:value-type="float" office:value="6150" calcext:value-type="float">
            <text:p>6150</text:p>
          </table:table-cell>
          <table:table-cell table:formula="of:=LOG([.C236])" office:value-type="float" office:value="3.78887511577542" calcext:value-type="float">
            <text:p>3,788875115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  <table:table-cell office:value-type="float" office:value="100" calcext:value-type="float">
            <text:p>100</text:p>
          </table:table-cell>
          <table:table-cell office:value-type="float" office:value="6150" calcext:value-type="float">
            <text:p>6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Éourres</text:p>
          </table:table-cell>
          <table:table-cell office:value-type="float" office:value="5047" calcext:value-type="float">
            <text:p>5047</text:p>
          </table:table-cell>
          <table:table-cell office:value-type="float" office:value="131" calcext:value-type="float">
            <text:p>131</text:p>
          </table:table-cell>
          <table:table-cell table:formula="of:=LOG([.C237])" office:value-type="float" office:value="2.11727129565576" calcext:value-type="float">
            <text:p>2,117271295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'Épine</text:p>
          </table:table-cell>
          <table:table-cell office:value-type="float" office:value="5048" calcext:value-type="float">
            <text:p>5048</text:p>
          </table:table-cell>
          <table:table-cell office:value-type="float" office:value="190" calcext:value-type="float">
            <text:p>190</text:p>
          </table:table-cell>
          <table:table-cell table:formula="of:=LOG([.C238])" office:value-type="float" office:value="2.27875360095283" calcext:value-type="float">
            <text:p>2,27875360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parron</text:p>
          </table:table-cell>
          <table:table-cell office:value-type="float" office:value="5049" calcext:value-type="float">
            <text:p>5049</text:p>
          </table:table-cell>
          <table:table-cell office:value-type="float" office:value="39" calcext:value-type="float">
            <text:p>39</text:p>
          </table:table-cell>
          <table:table-cell table:formula="of:=LOG([.C239])" office:value-type="float" office:value="1.5910646070265" calcext:value-type="float">
            <text:p>1,59106460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pinasses</text:p>
          </table:table-cell>
          <table:table-cell office:value-type="float" office:value="5050" calcext:value-type="float">
            <text:p>5050</text:p>
          </table:table-cell>
          <table:table-cell office:value-type="float" office:value="694" calcext:value-type="float">
            <text:p>694</text:p>
          </table:table-cell>
          <table:table-cell table:formula="of:=LOG([.C240])" office:value-type="float" office:value="2.84135947045485" calcext:value-type="float">
            <text:p>2,841359470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Étoile-Saint-Cyrice</text:p>
          </table:table-cell>
          <table:table-cell office:value-type="float" office:value="5051" calcext:value-type="float">
            <text:p>5051</text:p>
          </table:table-cell>
          <table:table-cell office:value-type="float" office:value="31" calcext:value-type="float">
            <text:p>31</text:p>
          </table:table-cell>
          <table:table-cell table:formula="of:=LOG([.C241])" office:value-type="float" office:value="1.49136169383427" calcext:value-type="float">
            <text:p>1,491361693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ygliers</text:p>
          </table:table-cell>
          <table:table-cell office:value-type="float" office:value="5052" calcext:value-type="float">
            <text:p>5052</text:p>
          </table:table-cell>
          <table:table-cell office:value-type="float" office:value="762" calcext:value-type="float">
            <text:p>762</text:p>
          </table:table-cell>
          <table:table-cell table:formula="of:=LOG([.C242])" office:value-type="float" office:value="2.8819549713396" calcext:value-type="float">
            <text:p>2,88195497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100" calcext:value-type="float">
            <text:p>100</text:p>
          </table:table-cell>
          <table:table-cell office:value-type="float" office:value="762" calcext:value-type="float">
            <text:p>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rde-Colombe</text:p>
          </table:table-cell>
          <table:table-cell office:value-type="float" office:value="5053" calcext:value-type="float">
            <text:p>5053</text:p>
          </table:table-cell>
          <table:table-cell office:value-type="float" office:value="547" calcext:value-type="float">
            <text:p>547</text:p>
          </table:table-cell>
          <table:table-cell table:formula="of:=LOG([.C243])" office:value-type="float" office:value="2.73798732633343" calcext:value-type="float">
            <text:p>2,737987326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Fare-en-Champsaur</text:p>
          </table:table-cell>
          <table:table-cell office:value-type="float" office:value="5054" calcext:value-type="float">
            <text:p>5054</text:p>
          </table:table-cell>
          <table:table-cell office:value-type="float" office:value="463" calcext:value-type="float">
            <text:p>463</text:p>
          </table:table-cell>
          <table:table-cell table:formula="of:=LOG([.C244])" office:value-type="float" office:value="2.66558099101795" calcext:value-type="float">
            <text:p>2,66558099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Faurie</text:p>
          </table:table-cell>
          <table:table-cell office:value-type="float" office:value="5055" calcext:value-type="float">
            <text:p>5055</text:p>
          </table:table-cell>
          <table:table-cell office:value-type="float" office:value="308" calcext:value-type="float">
            <text:p>308</text:p>
          </table:table-cell>
          <table:table-cell table:formula="of:=LOG([.C245])" office:value-type="float" office:value="2.48855071650044" calcext:value-type="float">
            <text:p>2,488550716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rest-Saint-Julien</text:p>
          </table:table-cell>
          <table:table-cell office:value-type="float" office:value="5056" calcext:value-type="float">
            <text:p>5056</text:p>
          </table:table-cell>
          <table:table-cell office:value-type="float" office:value="302" calcext:value-type="float">
            <text:p>302</text:p>
          </table:table-cell>
          <table:table-cell table:formula="of:=LOG([.C246])" office:value-type="float" office:value="2.48000694295715" calcext:value-type="float">
            <text:p>2,48000694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uillouse</text:p>
          </table:table-cell>
          <table:table-cell office:value-type="float" office:value="5057" calcext:value-type="float">
            <text:p>5057</text:p>
          </table:table-cell>
          <table:table-cell office:value-type="float" office:value="225" calcext:value-type="float">
            <text:p>225</text:p>
          </table:table-cell>
          <table:table-cell table:formula="of:=LOG([.C247])" office:value-type="float" office:value="2.35218251811136" calcext:value-type="float">
            <text:p>2,352182518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eissinières</text:p>
          </table:table-cell>
          <table:table-cell office:value-type="float" office:value="5058" calcext:value-type="float">
            <text:p>5058</text:p>
          </table:table-cell>
          <table:table-cell office:value-type="float" office:value="209" calcext:value-type="float">
            <text:p>209</text:p>
          </table:table-cell>
          <table:table-cell table:formula="of:=LOG([.C248])" office:value-type="float" office:value="2.32014628611105" calcext:value-type="float">
            <text:p>2,320146286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Freissinouse</text:p>
          </table:table-cell>
          <table:table-cell office:value-type="float" office:value="5059" calcext:value-type="float">
            <text:p>5059</text:p>
          </table:table-cell>
          <table:table-cell office:value-type="float" office:value="769" calcext:value-type="float">
            <text:p>769</text:p>
          </table:table-cell>
          <table:table-cell table:formula="of:=LOG([.C249])" office:value-type="float" office:value="2.88592633980143" calcext:value-type="float">
            <text:p>2,885926339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rmeyer</text:p>
          </table:table-cell>
          <table:table-cell office:value-type="float" office:value="5060" calcext:value-type="float">
            <text:p>5060</text:p>
          </table:table-cell>
          <table:table-cell office:value-type="float" office:value="140" calcext:value-type="float">
            <text:p>140</text:p>
          </table:table-cell>
          <table:table-cell table:formula="of:=LOG([.C250])" office:value-type="float" office:value="2.14612803567824" calcext:value-type="float">
            <text:p>2,146128035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5061" calcext:value-type="float">
            <text:p>5061</text:p>
          </table:table-cell>
          <table:table-cell office:value-type="float" office:value="40225" calcext:value-type="float">
            <text:p>40225</text:p>
          </table:table-cell>
          <table:table-cell table:formula="of:=LOG([.C251])" office:value-type="float" office:value="4.60449605277107" calcext:value-type="float">
            <text:p>4,604496052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25" calcext:value-type="float">
            <text:p>40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Glaizil</text:p>
          </table:table-cell>
          <table:table-cell office:value-type="float" office:value="5062" calcext:value-type="float">
            <text:p>5062</text:p>
          </table:table-cell>
          <table:table-cell office:value-type="float" office:value="178" calcext:value-type="float">
            <text:p>178</text:p>
          </table:table-cell>
          <table:table-cell table:formula="of:=LOG([.C252])" office:value-type="float" office:value="2.25042000230889" calcext:value-type="float">
            <text:p>2,25042000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Grave</text:p>
          </table:table-cell>
          <table:table-cell office:value-type="float" office:value="5063" calcext:value-type="float">
            <text:p>5063</text:p>
          </table:table-cell>
          <table:table-cell office:value-type="float" office:value="487" calcext:value-type="float">
            <text:p>487</text:p>
          </table:table-cell>
          <table:table-cell table:formula="of:=LOG([.C253])" office:value-type="float" office:value="2.68752896121463" calcext:value-type="float">
            <text:p>2,68752896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100" calcext:value-type="float">
            <text:p>100</text:p>
          </table:table-cell>
          <table:table-cell office:value-type="float" office:value="487" calcext:value-type="float">
            <text:p>4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Chapelle-en-Valgaudémar</text:p>
          </table:table-cell>
          <table:table-cell office:value-type="float" office:value="5064" calcext:value-type="float">
            <text:p>5064</text:p>
          </table:table-cell>
          <table:table-cell office:value-type="float" office:value="100" calcext:value-type="float">
            <text:p>100</text:p>
          </table:table-cell>
          <table:table-cell table:formula="of:=LOG([.C254]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uillestre</text:p>
          </table:table-cell>
          <table:table-cell office:value-type="float" office:value="5065" calcext:value-type="float">
            <text:p>5065</text:p>
          </table:table-cell>
          <table:table-cell office:value-type="float" office:value="2323" calcext:value-type="float">
            <text:p>2323</text:p>
          </table:table-cell>
          <table:table-cell table:formula="of:=LOG([.C255])" office:value-type="float" office:value="3.36604920980024" calcext:value-type="float">
            <text:p>3,366049209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323" calcext:value-type="float">
            <text:p>2323</text:p>
          </table:table-cell>
          <table:table-cell office:value-type="float" office:value="100" calcext:value-type="float">
            <text:p>100</text:p>
          </table:table-cell>
          <table:table-cell office:value-type="float" office:value="2323" calcext:value-type="float">
            <text:p>2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Haute-Beaume</text:p>
          </table:table-cell>
          <table:table-cell office:value-type="float" office:value="5066" calcext:value-type="float">
            <text:p>5066</text:p>
          </table:table-cell>
          <table:table-cell office:value-type="float" office:value="9" calcext:value-type="float">
            <text:p>9</text:p>
          </table:table-cell>
          <table:table-cell table:formula="of:=LOG([.C256])" office:value-type="float" office:value="0.954242509439325" calcext:value-type="float">
            <text:p>0,954242509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rjayes</text:p>
          </table:table-cell>
          <table:table-cell office:value-type="float" office:value="5068" calcext:value-type="float">
            <text:p>5068</text:p>
          </table:table-cell>
          <table:table-cell office:value-type="float" office:value="406" calcext:value-type="float">
            <text:p>406</text:p>
          </table:table-cell>
          <table:table-cell table:formula="of:=LOG([.C257])" office:value-type="float" office:value="2.60852603357719" calcext:value-type="float">
            <text:p>2,608526033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ragne-Montéglin</text:p>
          </table:table-cell>
          <table:table-cell office:value-type="float" office:value="5070" calcext:value-type="float">
            <text:p>5070</text:p>
          </table:table-cell>
          <table:table-cell office:value-type="float" office:value="3480" calcext:value-type="float">
            <text:p>3480</text:p>
          </table:table-cell>
          <table:table-cell table:formula="of:=LOG([.C258])" office:value-type="float" office:value="3.54157924394658" calcext:value-type="float">
            <text:p>3,541579243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3480" calcext:value-type="float">
            <text:p>34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rdier-et-Valença</text:p>
          </table:table-cell>
          <table:table-cell office:value-type="float" office:value="5071" calcext:value-type="float">
            <text:p>5071</text:p>
          </table:table-cell>
          <table:table-cell office:value-type="float" office:value="323" calcext:value-type="float">
            <text:p>323</text:p>
          </table:table-cell>
          <table:table-cell table:formula="of:=LOG([.C259])" office:value-type="float" office:value="2.5092025223311" calcext:value-type="float">
            <text:p>2,509202522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ye</text:p>
          </table:table-cell>
          <table:table-cell office:value-type="float" office:value="5072" calcext:value-type="float">
            <text:p>5072</text:p>
          </table:table-cell>
          <table:table-cell office:value-type="float" office:value="236" calcext:value-type="float">
            <text:p>236</text:p>
          </table:table-cell>
          <table:table-cell table:formula="of:=LOG([.C260])" office:value-type="float" office:value="2.37291200297011" calcext:value-type="float">
            <text:p>2,3729120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zer</text:p>
          </table:table-cell>
          <table:table-cell office:value-type="float" office:value="5073" calcext:value-type="float">
            <text:p>5073</text:p>
          </table:table-cell>
          <table:table-cell office:value-type="float" office:value="356" calcext:value-type="float">
            <text:p>356</text:p>
          </table:table-cell>
          <table:table-cell table:formula="of:=LOG([.C261])" office:value-type="float" office:value="2.55144999797287" calcext:value-type="float">
            <text:p>2,55144999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56" calcext:value-type="float">
            <text:p>3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ttret</text:p>
          </table:table-cell>
          <table:table-cell office:value-type="float" office:value="5074" calcext:value-type="float">
            <text:p>5074</text:p>
          </table:table-cell>
          <table:table-cell office:value-type="float" office:value="173" calcext:value-type="float">
            <text:p>173</text:p>
          </table:table-cell>
          <table:table-cell table:formula="of:=LOG([.C262])" office:value-type="float" office:value="2.2380461031288" calcext:value-type="float">
            <text:p>2,238046103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nteyer</text:p>
          </table:table-cell>
          <table:table-cell office:value-type="float" office:value="5075" calcext:value-type="float">
            <text:p>5075</text:p>
          </table:table-cell>
          <table:table-cell office:value-type="float" office:value="422" calcext:value-type="float">
            <text:p>422</text:p>
          </table:table-cell>
          <table:table-cell table:formula="of:=LOG([.C263])" office:value-type="float" office:value="2.62531245096167" calcext:value-type="float">
            <text:p>2,62531245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éreuil</text:p>
          </table:table-cell>
          <table:table-cell office:value-type="float" office:value="5076" calcext:value-type="float">
            <text:p>5076</text:p>
          </table:table-cell>
          <table:table-cell office:value-type="float" office:value="78" calcext:value-type="float">
            <text:p>78</text:p>
          </table:table-cell>
          <table:table-cell table:formula="of:=LOG([.C264])" office:value-type="float" office:value="1.89209460269048" calcext:value-type="float">
            <text:p>1,892094602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lines-en-Queyras</text:p>
          </table:table-cell>
          <table:table-cell office:value-type="float" office:value="5077" calcext:value-type="float">
            <text:p>5077</text:p>
          </table:table-cell>
          <table:table-cell office:value-type="float" office:value="307" calcext:value-type="float">
            <text:p>307</text:p>
          </table:table-cell>
          <table:table-cell table:formula="of:=LOG([.C265])" office:value-type="float" office:value="2.48713837547719" calcext:value-type="float">
            <text:p>2,487138375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100" calcext:value-type="float">
            <text:p>100</text:p>
          </table:table-cell>
          <table:table-cell office:value-type="float" office:value="307" calcext:value-type="float">
            <text:p>3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êtier-Allemont</text:p>
          </table:table-cell>
          <table:table-cell office:value-type="float" office:value="5078" calcext:value-type="float">
            <text:p>5078</text:p>
          </table:table-cell>
          <table:table-cell office:value-type="float" office:value="298" calcext:value-type="float">
            <text:p>298</text:p>
          </table:table-cell>
          <table:table-cell table:formula="of:=LOG([.C266])" office:value-type="float" office:value="2.47421626407626" calcext:value-type="float">
            <text:p>2,474216264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Monêtier-les-Bains</text:p>
          </table:table-cell>
          <table:table-cell office:value-type="float" office:value="5079" calcext:value-type="float">
            <text:p>5079</text:p>
          </table:table-cell>
          <table:table-cell office:value-type="float" office:value="1007" calcext:value-type="float">
            <text:p>1007</text:p>
          </table:table-cell>
          <table:table-cell table:formula="of:=LOG([.C267])" office:value-type="float" office:value="3.00302947055362" calcext:value-type="float">
            <text:p>3,003029470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office:value-type="float" office:value="100" calcext:value-type="float">
            <text:p>100</text:p>
          </table:table-cell>
          <table:table-cell office:value-type="float" office:value="1007" calcext:value-type="float">
            <text:p>1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brand</text:p>
          </table:table-cell>
          <table:table-cell office:value-type="float" office:value="5080" calcext:value-type="float">
            <text:p>5080</text:p>
          </table:table-cell>
          <table:table-cell office:value-type="float" office:value="66" calcext:value-type="float">
            <text:p>66</text:p>
          </table:table-cell>
          <table:table-cell table:formula="of:=LOG([.C268])" office:value-type="float" office:value="1.81954393554187" calcext:value-type="float">
            <text:p>1,819543935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clus</text:p>
          </table:table-cell>
          <table:table-cell office:value-type="float" office:value="5081" calcext:value-type="float">
            <text:p>5081</text:p>
          </table:table-cell>
          <table:table-cell office:value-type="float" office:value="59" calcext:value-type="float">
            <text:p>59</text:p>
          </table:table-cell>
          <table:table-cell table:formula="of:=LOG([.C269])" office:value-type="float" office:value="1.77085201164214" calcext:value-type="float">
            <text:p>1,770852011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-Dauphin</text:p>
          </table:table-cell>
          <table:table-cell office:value-type="float" office:value="5082" calcext:value-type="float">
            <text:p>5082</text:p>
          </table:table-cell>
          <table:table-cell office:value-type="float" office:value="151" calcext:value-type="float">
            <text:p>151</text:p>
          </table:table-cell>
          <table:table-cell table:formula="of:=LOG([.C270])" office:value-type="float" office:value="2.17897694729317" calcext:value-type="float">
            <text:p>2,178976947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gardin</text:p>
          </table:table-cell>
          <table:table-cell office:value-type="float" office:value="5084" calcext:value-type="float">
            <text:p>5084</text:p>
          </table:table-cell>
          <table:table-cell office:value-type="float" office:value="461" calcext:value-type="float">
            <text:p>461</text:p>
          </table:table-cell>
          <table:table-cell table:formula="of:=LOG([.C271])" office:value-type="float" office:value="2.66370092538965" calcext:value-type="float">
            <text:p>2,663700925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genèvre</text:p>
          </table:table-cell>
          <table:table-cell office:value-type="float" office:value="5085" calcext:value-type="float">
            <text:p>5085</text:p>
          </table:table-cell>
          <table:table-cell office:value-type="float" office:value="536" calcext:value-type="float">
            <text:p>536</text:p>
          </table:table-cell>
          <table:table-cell table:formula="of:=LOG([.C272])" office:value-type="float" office:value="2.72916478969277" calcext:value-type="float">
            <text:p>2,729164789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100" calcext:value-type="float">
            <text:p>100</text:p>
          </table:table-cell>
          <table:table-cell office:value-type="float" office:value="536" calcext:value-type="float">
            <text:p>5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jay</text:p>
          </table:table-cell>
          <table:table-cell office:value-type="float" office:value="5086" calcext:value-type="float">
            <text:p>5086</text:p>
          </table:table-cell>
          <table:table-cell office:value-type="float" office:value="104" calcext:value-type="float">
            <text:p>104</text:p>
          </table:table-cell>
          <table:table-cell table:formula="of:=LOG([.C273])" office:value-type="float" office:value="2.01703333929878" calcext:value-type="float">
            <text:p>2,017033339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maur</text:p>
          </table:table-cell>
          <table:table-cell office:value-type="float" office:value="5087" calcext:value-type="float">
            <text:p>5087</text:p>
          </table:table-cell>
          <table:table-cell office:value-type="float" office:value="519" calcext:value-type="float">
            <text:p>519</text:p>
          </table:table-cell>
          <table:table-cell table:formula="of:=LOG([.C274])" office:value-type="float" office:value="2.71516735784846" calcext:value-type="float">
            <text:p>2,715167357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78" calcext:value-type="float">
            <text:p>78</text:p>
          </table:table-cell>
          <table:table-cell office:value-type="float" office:value="519" calcext:value-type="float">
            <text:p>5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rond</text:p>
          </table:table-cell>
          <table:table-cell office:value-type="float" office:value="5089" calcext:value-type="float">
            <text:p>5089</text:p>
          </table:table-cell>
          <table:table-cell office:value-type="float" office:value="63" calcext:value-type="float">
            <text:p>63</text:p>
          </table:table-cell>
          <table:table-cell table:formula="of:=LOG([.C275])" office:value-type="float" office:value="1.79934054945358" calcext:value-type="float">
            <text:p>1,799340549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Motte-en-Champsaur</text:p>
          </table:table-cell>
          <table:table-cell office:value-type="float" office:value="5090" calcext:value-type="float">
            <text:p>5090</text:p>
          </table:table-cell>
          <table:table-cell office:value-type="float" office:value="219" calcext:value-type="float">
            <text:p>219</text:p>
          </table:table-cell>
          <table:table-cell table:formula="of:=LOG([.C276])" office:value-type="float" office:value="2.34044411484012" calcext:value-type="float">
            <text:p>2,34044411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ydans</text:p>
          </table:table-cell>
          <table:table-cell office:value-type="float" office:value="5091" calcext:value-type="float">
            <text:p>5091</text:p>
          </table:table-cell>
          <table:table-cell office:value-type="float" office:value="52" calcext:value-type="float">
            <text:p>52</text:p>
          </table:table-cell>
          <table:table-cell table:formula="of:=LOG([.C277])" office:value-type="float" office:value="1.7160033436348" calcext:value-type="float">
            <text:p>1,716003343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effes</text:p>
          </table:table-cell>
          <table:table-cell office:value-type="float" office:value="5092" calcext:value-type="float">
            <text:p>5092</text:p>
          </table:table-cell>
          <table:table-cell office:value-type="float" office:value="748" calcext:value-type="float">
            <text:p>748</text:p>
          </table:table-cell>
          <table:table-cell table:formula="of:=LOG([.C278])" office:value-type="float" office:value="2.87390159786446" calcext:value-type="float">
            <text:p>2,873901597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évache</text:p>
          </table:table-cell>
          <table:table-cell office:value-type="float" office:value="5093" calcext:value-type="float">
            <text:p>5093</text:p>
          </table:table-cell>
          <table:table-cell office:value-type="float" office:value="361" calcext:value-type="float">
            <text:p>361</text:p>
          </table:table-cell>
          <table:table-cell table:formula="of:=LOG([.C279])" office:value-type="float" office:value="2.55750720190566" calcext:value-type="float">
            <text:p>2,55750720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ssage-et-Bénévent</text:p>
          </table:table-cell>
          <table:table-cell office:value-type="float" office:value="5094" calcext:value-type="float">
            <text:p>5094</text:p>
          </table:table-cell>
          <table:table-cell office:value-type="float" office:value="13" calcext:value-type="float">
            <text:p>13</text:p>
          </table:table-cell>
          <table:table-cell table:formula="of:=LOG([.C280])" office:value-type="float" office:value="1.11394335230684" calcext:value-type="float">
            <text:p>1,113943352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Noyer</text:p>
          </table:table-cell>
          <table:table-cell office:value-type="float" office:value="5095" calcext:value-type="float">
            <text:p>5095</text:p>
          </table:table-cell>
          <table:table-cell office:value-type="float" office:value="283" calcext:value-type="float">
            <text:p>283</text:p>
          </table:table-cell>
          <table:table-cell table:formula="of:=LOG([.C281])" office:value-type="float" office:value="2.45178643552429" calcext:value-type="float">
            <text:p>2,451786435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rcières</text:p>
          </table:table-cell>
          <table:table-cell office:value-type="float" office:value="5096" calcext:value-type="float">
            <text:p>5096</text:p>
          </table:table-cell>
          <table:table-cell office:value-type="float" office:value="701" calcext:value-type="float">
            <text:p>701</text:p>
          </table:table-cell>
          <table:table-cell table:formula="of:=LOG([.C282])" office:value-type="float" office:value="2.84571801796666" calcext:value-type="float">
            <text:p>2,8457180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100" calcext:value-type="float">
            <text:p>100</text:p>
          </table:table-cell>
          <table:table-cell office:value-type="float" office:value="701" calcext:value-type="float">
            <text:p>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rpierre</text:p>
          </table:table-cell>
          <table:table-cell office:value-type="float" office:value="5097" calcext:value-type="float">
            <text:p>5097</text:p>
          </table:table-cell>
          <table:table-cell office:value-type="float" office:value="329" calcext:value-type="float">
            <text:p>329</text:p>
          </table:table-cell>
          <table:table-cell table:formula="of:=LOG([.C283])" office:value-type="float" office:value="2.51719589794997" calcext:value-type="float">
            <text:p>2,517195897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Orres</text:p>
          </table:table-cell>
          <table:table-cell office:value-type="float" office:value="5098" calcext:value-type="float">
            <text:p>5098</text:p>
          </table:table-cell>
          <table:table-cell office:value-type="float" office:value="550" calcext:value-type="float">
            <text:p>550</text:p>
          </table:table-cell>
          <table:table-cell table:formula="of:=LOG([.C284])" office:value-type="float" office:value="2.74036268949424" calcext:value-type="float">
            <text:p>2,740362689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ze</text:p>
          </table:table-cell>
          <table:table-cell office:value-type="float" office:value="5099" calcext:value-type="float">
            <text:p>5099</text:p>
          </table:table-cell>
          <table:table-cell office:value-type="float" office:value="106" calcext:value-type="float">
            <text:p>106</text:p>
          </table:table-cell>
          <table:table-cell table:formula="of:=LOG([.C285])" office:value-type="float" office:value="2.02530586526477" calcext:value-type="float">
            <text:p>2,025305865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lleautier</text:p>
          </table:table-cell>
          <table:table-cell office:value-type="float" office:value="5100" calcext:value-type="float">
            <text:p>5100</text:p>
          </table:table-cell>
          <table:table-cell office:value-type="float" office:value="675" calcext:value-type="float">
            <text:p>675</text:p>
          </table:table-cell>
          <table:table-cell table:formula="of:=LOG([.C286])" office:value-type="float" office:value="2.82930377283102" calcext:value-type="float">
            <text:p>2,829303772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louise-Pelvoux</text:p>
          </table:table-cell>
          <table:table-cell office:value-type="float" office:value="5101" calcext:value-type="float">
            <text:p>5101</text:p>
          </table:table-cell>
          <table:table-cell office:value-type="float" office:value="1235" calcext:value-type="float">
            <text:p>1235</text:p>
          </table:table-cell>
          <table:table-cell table:formula="of:=LOG([.C287])" office:value-type="float" office:value="3.09166695759568" calcext:value-type="float">
            <text:p>3,091666957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office:value-type="float" office:value="1235" calcext:value-type="float">
            <text:p>12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Piarre</text:p>
          </table:table-cell>
          <table:table-cell office:value-type="float" office:value="5102" calcext:value-type="float">
            <text:p>5102</text:p>
          </table:table-cell>
          <table:table-cell office:value-type="float" office:value="88" calcext:value-type="float">
            <text:p>88</text:p>
          </table:table-cell>
          <table:table-cell table:formula="of:=LOG([.C288])" office:value-type="float" office:value="1.94448267215017" calcext:value-type="float">
            <text:p>1,944482672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Poët</text:p>
          </table:table-cell>
          <table:table-cell office:value-type="float" office:value="5103" calcext:value-type="float">
            <text:p>5103</text:p>
          </table:table-cell>
          <table:table-cell office:value-type="float" office:value="754" calcext:value-type="float">
            <text:p>754</text:p>
          </table:table-cell>
          <table:table-cell table:formula="of:=LOG([.C289])" office:value-type="float" office:value="2.87737134586977" calcext:value-type="float">
            <text:p>2,877371345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office:value-type="float" office:value="754" calcext:value-type="float">
            <text:p>7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ligny</text:p>
          </table:table-cell>
          <table:table-cell office:value-type="float" office:value="5104" calcext:value-type="float">
            <text:p>5104</text:p>
          </table:table-cell>
          <table:table-cell office:value-type="float" office:value="316" calcext:value-type="float">
            <text:p>316</text:p>
          </table:table-cell>
          <table:table-cell table:formula="of:=LOG([.C290])" office:value-type="float" office:value="2.4996870826184" calcext:value-type="float">
            <text:p>2,499687082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unières</text:p>
          </table:table-cell>
          <table:table-cell office:value-type="float" office:value="5106" calcext:value-type="float">
            <text:p>5106</text:p>
          </table:table-cell>
          <table:table-cell office:value-type="float" office:value="297" calcext:value-type="float">
            <text:p>297</text:p>
          </table:table-cell>
          <table:table-cell table:formula="of:=LOG([.C291])" office:value-type="float" office:value="2.47275644931721" calcext:value-type="float">
            <text:p>2,472756449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y-Saint-André</text:p>
          </table:table-cell>
          <table:table-cell office:value-type="float" office:value="5107" calcext:value-type="float">
            <text:p>5107</text:p>
          </table:table-cell>
          <table:table-cell office:value-type="float" office:value="467" calcext:value-type="float">
            <text:p>467</text:p>
          </table:table-cell>
          <table:table-cell table:formula="of:=LOG([.C292])" office:value-type="float" office:value="2.66931688056611" calcext:value-type="float">
            <text:p>2,669316880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y-Saint-Eusèbe</text:p>
          </table:table-cell>
          <table:table-cell office:value-type="float" office:value="5108" calcext:value-type="float">
            <text:p>5108</text:p>
          </table:table-cell>
          <table:table-cell office:value-type="float" office:value="135" calcext:value-type="float">
            <text:p>135</text:p>
          </table:table-cell>
          <table:table-cell table:formula="of:=LOG([.C293])" office:value-type="float" office:value="2.13033376849501" calcext:value-type="float">
            <text:p>2,130333768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y-Saint-Pierre</text:p>
          </table:table-cell>
          <table:table-cell office:value-type="float" office:value="5109" calcext:value-type="float">
            <text:p>5109</text:p>
          </table:table-cell>
          <table:table-cell office:value-type="float" office:value="525" calcext:value-type="float">
            <text:p>525</text:p>
          </table:table-cell>
          <table:table-cell table:formula="of:=LOG([.C294])" office:value-type="float" office:value="2.72015930340596" calcext:value-type="float">
            <text:p>2,720159303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y-Saint-Vincent</text:p>
          </table:table-cell>
          <table:table-cell office:value-type="float" office:value="5110" calcext:value-type="float">
            <text:p>5110</text:p>
          </table:table-cell>
          <table:table-cell office:value-type="float" office:value="282" calcext:value-type="float">
            <text:p>282</text:p>
          </table:table-cell>
          <table:table-cell table:formula="of:=LOG([.C295])" office:value-type="float" office:value="2.45024910831936" calcext:value-type="float">
            <text:p>2,450249108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y-Sanières</text:p>
          </table:table-cell>
          <table:table-cell office:value-type="float" office:value="5111" calcext:value-type="float">
            <text:p>5111</text:p>
          </table:table-cell>
          <table:table-cell office:value-type="float" office:value="244" calcext:value-type="float">
            <text:p>244</text:p>
          </table:table-cell>
          <table:table-cell table:formula="of:=LOG([.C296])" office:value-type="float" office:value="2.38738982633873" calcext:value-type="float">
            <text:p>2,387389826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bou</text:p>
          </table:table-cell>
          <table:table-cell office:value-type="float" office:value="5112" calcext:value-type="float">
            <text:p>5112</text:p>
          </table:table-cell>
          <table:table-cell office:value-type="float" office:value="79" calcext:value-type="float">
            <text:p>79</text:p>
          </table:table-cell>
          <table:table-cell table:formula="of:=LOG([.C297])" office:value-type="float" office:value="1.89762709129044" calcext:value-type="float">
            <text:p>1,897627091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mbaud</text:p>
          </table:table-cell>
          <table:table-cell office:value-type="float" office:value="5113" calcext:value-type="float">
            <text:p>5113</text:p>
          </table:table-cell>
          <table:table-cell office:value-type="float" office:value="373" calcext:value-type="float">
            <text:p>373</text:p>
          </table:table-cell>
          <table:table-cell table:formula="of:=LOG([.C298])" office:value-type="float" office:value="2.57170883180869" calcext:value-type="float">
            <text:p>2,57170883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éallon</text:p>
          </table:table-cell>
          <table:table-cell office:value-type="float" office:value="5114" calcext:value-type="float">
            <text:p>5114</text:p>
          </table:table-cell>
          <table:table-cell office:value-type="float" office:value="257" calcext:value-type="float">
            <text:p>257</text:p>
          </table:table-cell>
          <table:table-cell table:formula="of:=LOG([.C299])" office:value-type="float" office:value="2.40993312333129" calcext:value-type="float">
            <text:p>2,409933123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mollon</text:p>
          </table:table-cell>
          <table:table-cell office:value-type="float" office:value="5115" calcext:value-type="float">
            <text:p>5115</text:p>
          </table:table-cell>
          <table:table-cell office:value-type="float" office:value="436" calcext:value-type="float">
            <text:p>436</text:p>
          </table:table-cell>
          <table:table-cell table:formula="of:=LOG([.C300])" office:value-type="float" office:value="2.63948648926859" calcext:value-type="float">
            <text:p>2,639486489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éotier</text:p>
          </table:table-cell>
          <table:table-cell office:value-type="float" office:value="5116" calcext:value-type="float">
            <text:p>5116</text:p>
          </table:table-cell>
          <table:table-cell office:value-type="float" office:value="198" calcext:value-type="float">
            <text:p>198</text:p>
          </table:table-cell>
          <table:table-cell table:formula="of:=LOG([.C301])" office:value-type="float" office:value="2.29666519026153" calcext:value-type="float">
            <text:p>2,296665190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beyret</text:p>
          </table:table-cell>
          <table:table-cell office:value-type="float" office:value="5117" calcext:value-type="float">
            <text:p>5117</text:p>
          </table:table-cell>
          <table:table-cell office:value-type="float" office:value="102" calcext:value-type="float">
            <text:p>102</text:p>
          </table:table-cell>
          <table:table-cell table:formula="of:=LOG([.C302])" office:value-type="float" office:value="2.00860017176192" calcext:value-type="float">
            <text:p>2,008600171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 Buëch-Méouge</text:p>
          </table:table-cell>
          <table:table-cell office:value-type="float" office:value="5118" calcext:value-type="float">
            <text:p>5118</text:p>
          </table:table-cell>
          <table:table-cell office:value-type="float" office:value="1341" calcext:value-type="float">
            <text:p>1341</text:p>
          </table:table-cell>
          <table:table-cell table:formula="of:=LOG([.C303])" office:value-type="float" office:value="3.1274287778516" calcext:value-type="float">
            <text:p>3,127428777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 office:value-type="float" office:value="100" calcext:value-type="float">
            <text:p>100</text:p>
          </table:table-cell>
          <table:table-cell office:value-type="float" office:value="1341" calcext:value-type="float">
            <text:p>13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soul</text:p>
          </table:table-cell>
          <table:table-cell office:value-type="float" office:value="5119" calcext:value-type="float">
            <text:p>5119</text:p>
          </table:table-cell>
          <table:table-cell office:value-type="float" office:value="656" calcext:value-type="float">
            <text:p>656</text:p>
          </table:table-cell>
          <table:table-cell table:formula="of:=LOG([.C304])" office:value-type="float" office:value="2.81690383937566" calcext:value-type="float">
            <text:p>2,816903839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100" calcext:value-type="float">
            <text:p>100</text:p>
          </table:table-cell>
          <table:table-cell office:value-type="float" office:value="656" calcext:value-type="float">
            <text:p>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stolas</text:p>
          </table:table-cell>
          <table:table-cell office:value-type="float" office:value="5120" calcext:value-type="float">
            <text:p>5120</text:p>
          </table:table-cell>
          <table:table-cell office:value-type="float" office:value="68" calcext:value-type="float">
            <text:p>68</text:p>
          </table:table-cell>
          <table:table-cell table:formula="of:=LOG([.C305])" office:value-type="float" office:value="1.83250891270624" calcext:value-type="float">
            <text:p>1,832508912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chebrune</text:p>
          </table:table-cell>
          <table:table-cell office:value-type="float" office:value="5121" calcext:value-type="float">
            <text:p>5121</text:p>
          </table:table-cell>
          <table:table-cell office:value-type="float" office:value="172" calcext:value-type="float">
            <text:p>172</text:p>
          </table:table-cell>
          <table:table-cell table:formula="of:=LOG([.C306])" office:value-type="float" office:value="2.23552844690755" calcext:value-type="float">
            <text:p>2,235528446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che-de-Rame</text:p>
          </table:table-cell>
          <table:table-cell office:value-type="float" office:value="5122" calcext:value-type="float">
            <text:p>5122</text:p>
          </table:table-cell>
          <table:table-cell office:value-type="float" office:value="846" calcext:value-type="float">
            <text:p>846</text:p>
          </table:table-cell>
          <table:table-cell table:formula="of:=LOG([.C307])" office:value-type="float" office:value="2.92737036303902" calcext:value-type="float">
            <text:p>2,92737036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100" calcext:value-type="float">
            <text:p>100</text:p>
          </table:table-cell>
          <table:table-cell office:value-type="float" office:value="846" calcext:value-type="float">
            <text:p>8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che-des-Arnauds</text:p>
          </table:table-cell>
          <table:table-cell office:value-type="float" office:value="5123" calcext:value-type="float">
            <text:p>5123</text:p>
          </table:table-cell>
          <table:table-cell office:value-type="float" office:value="1482" calcext:value-type="float">
            <text:p>1482</text:p>
          </table:table-cell>
          <table:table-cell table:formula="of:=LOG([.C308])" office:value-type="float" office:value="3.17084820364331" calcext:value-type="float">
            <text:p>3,170848203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482" calcext:value-type="float">
            <text:p>1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chette</text:p>
          </table:table-cell>
          <table:table-cell office:value-type="float" office:value="5124" calcext:value-type="float">
            <text:p>5124</text:p>
          </table:table-cell>
          <table:table-cell office:value-type="float" office:value="475" calcext:value-type="float">
            <text:p>475</text:p>
          </table:table-cell>
          <table:table-cell table:formula="of:=LOG([.C309])" office:value-type="float" office:value="2.67669360962487" calcext:value-type="float">
            <text:p>2,676693609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sans</text:p>
          </table:table-cell>
          <table:table-cell office:value-type="float" office:value="5126" calcext:value-type="float">
            <text:p>5126</text:p>
          </table:table-cell>
          <table:table-cell office:value-type="float" office:value="502" calcext:value-type="float">
            <text:p>502</text:p>
          </table:table-cell>
          <table:table-cell table:formula="of:=LOG([.C310])" office:value-type="float" office:value="2.70070371714502" calcext:value-type="float">
            <text:p>2,700703717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sset</text:p>
          </table:table-cell>
          <table:table-cell office:value-type="float" office:value="5127" calcext:value-type="float">
            <text:p>5127</text:p>
          </table:table-cell>
          <table:table-cell office:value-type="float" office:value="163" calcext:value-type="float">
            <text:p>163</text:p>
          </table:table-cell>
          <table:table-cell table:formula="of:=LOG([.C311])" office:value-type="float" office:value="2.21218760440396" calcext:value-type="float">
            <text:p>2,212187604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ndré-d'Embrun</text:p>
          </table:table-cell>
          <table:table-cell office:value-type="float" office:value="5128" calcext:value-type="float">
            <text:p>5128</text:p>
          </table:table-cell>
          <table:table-cell office:value-type="float" office:value="650" calcext:value-type="float">
            <text:p>650</text:p>
          </table:table-cell>
          <table:table-cell table:formula="of:=LOG([.C312])" office:value-type="float" office:value="2.81291335664286" calcext:value-type="float">
            <text:p>2,812913356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ndré-de-Rosans</text:p>
          </table:table-cell>
          <table:table-cell office:value-type="float" office:value="5129" calcext:value-type="float">
            <text:p>5129</text:p>
          </table:table-cell>
          <table:table-cell office:value-type="float" office:value="142" calcext:value-type="float">
            <text:p>142</text:p>
          </table:table-cell>
          <table:table-cell table:formula="of:=LOG([.C313])" office:value-type="float" office:value="2.15228834438306" calcext:value-type="float">
            <text:p>2,152288344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float" office:value="5130" calcext:value-type="float">
            <text:p>5130</text:p>
          </table:table-cell>
          <table:table-cell office:value-type="float" office:value="133" calcext:value-type="float">
            <text:p>133</text:p>
          </table:table-cell>
          <table:table-cell table:formula="of:=LOG([.C314])" office:value-type="float" office:value="2.12385164096709" calcext:value-type="float">
            <text:p>2,1238516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uban-d'Oze</text:p>
          </table:table-cell>
          <table:table-cell office:value-type="float" office:value="5131" calcext:value-type="float">
            <text:p>5131</text:p>
          </table:table-cell>
          <table:table-cell office:value-type="float" office:value="80" calcext:value-type="float">
            <text:p>80</text:p>
          </table:table-cell>
          <table:table-cell table:formula="of:=LOG([.C315])" office:value-type="float" office:value="1.90308998699194" calcext:value-type="float">
            <text:p>1,90308998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Bonnet-en-Champsaur</text:p>
          </table:table-cell>
          <table:table-cell office:value-type="float" office:value="5132" calcext:value-type="float">
            <text:p>5132</text:p>
          </table:table-cell>
          <table:table-cell office:value-type="float" office:value="2034" calcext:value-type="float">
            <text:p>2034</text:p>
          </table:table-cell>
          <table:table-cell table:formula="of:=LOG([.C316])" office:value-type="float" office:value="3.30835094858673" calcext:value-type="float">
            <text:p>3,308350948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034" calcext:value-type="float">
            <text:p>20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Chaffrey</text:p>
          </table:table-cell>
          <table:table-cell office:value-type="float" office:value="5133" calcext:value-type="float">
            <text:p>5133</text:p>
          </table:table-cell>
          <table:table-cell office:value-type="float" office:value="1645" calcext:value-type="float">
            <text:p>1645</text:p>
          </table:table-cell>
          <table:table-cell table:formula="of:=LOG([.C317])" office:value-type="float" office:value="3.21616590228599" calcext:value-type="float">
            <text:p>3,21616590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645" calcext:value-type="float">
            <text:p>16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Clément-sur-Durance</text:p>
          </table:table-cell>
          <table:table-cell office:value-type="float" office:value="5134" calcext:value-type="float">
            <text:p>5134</text:p>
          </table:table-cell>
          <table:table-cell office:value-type="float" office:value="293" calcext:value-type="float">
            <text:p>293</text:p>
          </table:table-cell>
          <table:table-cell table:formula="of:=LOG([.C318])" office:value-type="float" office:value="2.46686762035411" calcext:value-type="float">
            <text:p>2,466867620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00" calcext:value-type="float">
            <text:p>100</text:p>
          </table:table-cell>
          <table:table-cell office:value-type="float" office:value="293" calcext:value-type="float">
            <text:p>2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e-Colombe</text:p>
          </table:table-cell>
          <table:table-cell office:value-type="float" office:value="5135" calcext:value-type="float">
            <text:p>5135</text:p>
          </table:table-cell>
          <table:table-cell office:value-type="float" office:value="61" calcext:value-type="float">
            <text:p>61</text:p>
          </table:table-cell>
          <table:table-cell table:formula="of:=LOG([.C319])" office:value-type="float" office:value="1.78532983501077" calcext:value-type="float">
            <text:p>1,78532983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Crépin</text:p>
          </table:table-cell>
          <table:table-cell office:value-type="float" office:value="5136" calcext:value-type="float">
            <text:p>5136</text:p>
          </table:table-cell>
          <table:table-cell office:value-type="float" office:value="684" calcext:value-type="float">
            <text:p>684</text:p>
          </table:table-cell>
          <table:table-cell table:formula="of:=LOG([.C320])" office:value-type="float" office:value="2.83505610172012" calcext:value-type="float">
            <text:p>2,835056101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évoluy</text:p>
          </table:table-cell>
          <table:table-cell office:value-type="float" office:value="5139" calcext:value-type="float">
            <text:p>5139</text:p>
          </table:table-cell>
          <table:table-cell office:value-type="float" office:value="1006" calcext:value-type="float">
            <text:p>1006</text:p>
          </table:table-cell>
          <table:table-cell table:formula="of:=LOG([.C321])" office:value-type="float" office:value="3.00259798071991" calcext:value-type="float">
            <text:p>3,002597980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office:value-type="float" office:value="100" calcext:value-type="float">
            <text:p>100</text:p>
          </table:table-cell>
          <table:table-cell office:value-type="float" office:value="1006" calcext:value-type="float">
            <text:p>1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Étienne-le-Laus</text:p>
          </table:table-cell>
          <table:table-cell office:value-type="float" office:value="5140" calcext:value-type="float">
            <text:p>5140</text:p>
          </table:table-cell>
          <table:table-cell office:value-type="float" office:value="301" calcext:value-type="float">
            <text:p>301</text:p>
          </table:table-cell>
          <table:table-cell table:formula="of:=LOG([.C322])" office:value-type="float" office:value="2.47856649559384" calcext:value-type="float">
            <text:p>2,478566495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Firmin</text:p>
          </table:table-cell>
          <table:table-cell office:value-type="float" office:value="5142" calcext:value-type="float">
            <text:p>5142</text:p>
          </table:table-cell>
          <table:table-cell office:value-type="float" office:value="479" calcext:value-type="float">
            <text:p>479</text:p>
          </table:table-cell>
          <table:table-cell table:formula="of:=LOG([.C323])" office:value-type="float" office:value="2.68033551341456" calcext:value-type="float">
            <text:p>2,680335513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acques-en-Valgodemard</text:p>
          </table:table-cell>
          <table:table-cell office:value-type="float" office:value="5144" calcext:value-type="float">
            <text:p>5144</text:p>
          </table:table-cell>
          <table:table-cell office:value-type="float" office:value="146" calcext:value-type="float">
            <text:p>146</text:p>
          </table:table-cell>
          <table:table-cell table:formula="of:=LOG([.C324])" office:value-type="float" office:value="2.16435285578444" calcext:value-type="float">
            <text:p>2,164352855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ean-Saint-Nicolas</text:p>
          </table:table-cell>
          <table:table-cell office:value-type="float" office:value="5145" calcext:value-type="float">
            <text:p>5145</text:p>
          </table:table-cell>
          <table:table-cell office:value-type="float" office:value="990" calcext:value-type="float">
            <text:p>990</text:p>
          </table:table-cell>
          <table:table-cell table:formula="of:=LOG([.C325])" office:value-type="float" office:value="2.99563519459755" calcext:value-type="float">
            <text:p>2,995635194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64" calcext:value-type="float">
            <text:p>64</text:p>
          </table:table-cell>
          <table:table-cell office:value-type="float" office:value="990" calcext:value-type="float">
            <text:p>9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ulien-en-Beauchêne</text:p>
          </table:table-cell>
          <table:table-cell office:value-type="float" office:value="5146" calcext:value-type="float">
            <text:p>5146</text:p>
          </table:table-cell>
          <table:table-cell office:value-type="float" office:value="124" calcext:value-type="float">
            <text:p>124</text:p>
          </table:table-cell>
          <table:table-cell table:formula="of:=LOG([.C326])" office:value-type="float" office:value="2.09342168516224" calcext:value-type="float">
            <text:p>2,093421685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ulien-en-Champsaur</text:p>
          </table:table-cell>
          <table:table-cell office:value-type="float" office:value="5147" calcext:value-type="float">
            <text:p>5147</text:p>
          </table:table-cell>
          <table:table-cell office:value-type="float" office:value="347" calcext:value-type="float">
            <text:p>347</text:p>
          </table:table-cell>
          <table:table-cell table:formula="of:=LOG([.C327])" office:value-type="float" office:value="2.54032947479087" calcext:value-type="float">
            <text:p>2,54032947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Laurent-du-Cros</text:p>
          </table:table-cell>
          <table:table-cell office:value-type="float" office:value="5148" calcext:value-type="float">
            <text:p>5148</text:p>
          </table:table-cell>
          <table:table-cell office:value-type="float" office:value="509" calcext:value-type="float">
            <text:p>509</text:p>
          </table:table-cell>
          <table:table-cell table:formula="of:=LOG([.C328])" office:value-type="float" office:value="2.70671778233676" calcext:value-type="float">
            <text:p>2,70671778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Léger-les-Mélèzes</text:p>
          </table:table-cell>
          <table:table-cell office:value-type="float" office:value="5149" calcext:value-type="float">
            <text:p>5149</text:p>
          </table:table-cell>
          <table:table-cell office:value-type="float" office:value="346" calcext:value-type="float">
            <text:p>346</text:p>
          </table:table-cell>
          <table:table-cell table:formula="of:=LOG([.C329])" office:value-type="float" office:value="2.53907609879278" calcext:value-type="float">
            <text:p>2,539076098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46" calcext:value-type="float">
            <text:p>3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de-Queyrières</text:p>
          </table:table-cell>
          <table:table-cell office:value-type="float" office:value="5151" calcext:value-type="float">
            <text:p>5151</text:p>
          </table:table-cell>
          <table:table-cell office:value-type="float" office:value="1108" calcext:value-type="float">
            <text:p>1108</text:p>
          </table:table-cell>
          <table:table-cell table:formula="of:=LOG([.C330])" office:value-type="float" office:value="3.04453976039241" calcext:value-type="float">
            <text:p>3,044539760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  <table:table-cell office:value-type="float" office:value="1108" calcext:value-type="float">
            <text:p>1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urice-en-Valgodemard</text:p>
          </table:table-cell>
          <table:table-cell office:value-type="float" office:value="5152" calcext:value-type="float">
            <text:p>5152</text:p>
          </table:table-cell>
          <table:table-cell office:value-type="float" office:value="140" calcext:value-type="float">
            <text:p>140</text:p>
          </table:table-cell>
          <table:table-cell table:formula="of:=LOG([.C331])" office:value-type="float" office:value="2.14612803567824" calcext:value-type="float">
            <text:p>2,146128035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ichel-de-Chaillol</text:p>
          </table:table-cell>
          <table:table-cell office:value-type="float" office:value="5153" calcext:value-type="float">
            <text:p>5153</text:p>
          </table:table-cell>
          <table:table-cell office:value-type="float" office:value="316" calcext:value-type="float">
            <text:p>316</text:p>
          </table:table-cell>
          <table:table-cell table:formula="of:=LOG([.C332])" office:value-type="float" office:value="2.4996870826184" calcext:value-type="float">
            <text:p>2,499687082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88" calcext:value-type="float">
            <text:p>88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ierre-d'Argençon</text:p>
          </table:table-cell>
          <table:table-cell office:value-type="float" office:value="5154" calcext:value-type="float">
            <text:p>5154</text:p>
          </table:table-cell>
          <table:table-cell office:value-type="float" office:value="157" calcext:value-type="float">
            <text:p>157</text:p>
          </table:table-cell>
          <table:table-cell table:formula="of:=LOG([.C333])" office:value-type="float" office:value="2.19589965240923" calcext:value-type="float">
            <text:p>2,19589965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ierre-Avez</text:p>
          </table:table-cell>
          <table:table-cell office:value-type="float" office:value="5155" calcext:value-type="float">
            <text:p>5155</text:p>
          </table:table-cell>
          <table:table-cell office:value-type="float" office:value="31" calcext:value-type="float">
            <text:p>31</text:p>
          </table:table-cell>
          <table:table-cell table:formula="of:=LOG([.C334])" office:value-type="float" office:value="1.49136169383427" calcext:value-type="float">
            <text:p>1,491361693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Sauveur</text:p>
          </table:table-cell>
          <table:table-cell office:value-type="float" office:value="5156" calcext:value-type="float">
            <text:p>5156</text:p>
          </table:table-cell>
          <table:table-cell office:value-type="float" office:value="432" calcext:value-type="float">
            <text:p>432</text:p>
          </table:table-cell>
          <table:table-cell table:formula="of:=LOG([.C335])" office:value-type="float" office:value="2.63548374681491" calcext:value-type="float">
            <text:p>2,635483746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00" calcext:value-type="float">
            <text:p>100</text:p>
          </table:table-cell>
          <table:table-cell office:value-type="float" office:value="432" calcext:value-type="float">
            <text:p>4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Véran</text:p>
          </table:table-cell>
          <table:table-cell office:value-type="float" office:value="5157" calcext:value-type="float">
            <text:p>5157</text:p>
          </table:table-cell>
          <table:table-cell office:value-type="float" office:value="249" calcext:value-type="float">
            <text:p>249</text:p>
          </table:table-cell>
          <table:table-cell table:formula="of:=LOG([.C336])" office:value-type="float" office:value="2.39619934709574" calcext:value-type="float">
            <text:p>2,396199347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Saix</text:p>
          </table:table-cell>
          <table:table-cell office:value-type="float" office:value="5158" calcext:value-type="float">
            <text:p>5158</text:p>
          </table:table-cell>
          <table:table-cell office:value-type="float" office:value="104" calcext:value-type="float">
            <text:p>104</text:p>
          </table:table-cell>
          <table:table-cell table:formula="of:=LOG([.C337])" office:value-type="float" office:value="2.01703333929878" calcext:value-type="float">
            <text:p>2,017033339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léon</text:p>
          </table:table-cell>
          <table:table-cell office:value-type="float" office:value="5159" calcext:value-type="float">
            <text:p>5159</text:p>
          </table:table-cell>
          <table:table-cell office:value-type="float" office:value="92" calcext:value-type="float">
            <text:p>92</text:p>
          </table:table-cell>
          <table:table-cell table:formula="of:=LOG([.C338])" office:value-type="float" office:value="1.96378782734556" calcext:value-type="float">
            <text:p>1,963787827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lérans</text:p>
          </table:table-cell>
          <table:table-cell office:value-type="float" office:value="5160" calcext:value-type="float">
            <text:p>5160</text:p>
          </table:table-cell>
          <table:table-cell office:value-type="float" office:value="97" calcext:value-type="float">
            <text:p>97</text:p>
          </table:table-cell>
          <table:table-cell table:formula="of:=LOG([.C339])" office:value-type="float" office:value="1.98677173426624" calcext:value-type="float">
            <text:p>1,986771734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Salle-les-Alpes</text:p>
          </table:table-cell>
          <table:table-cell office:value-type="float" office:value="5161" calcext:value-type="float">
            <text:p>5161</text:p>
          </table:table-cell>
          <table:table-cell office:value-type="float" office:value="988" calcext:value-type="float">
            <text:p>988</text:p>
          </table:table-cell>
          <table:table-cell table:formula="of:=LOG([.C340])" office:value-type="float" office:value="2.99475694458763" calcext:value-type="float">
            <text:p>2,994756944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82" calcext:value-type="float">
            <text:p>82</text:p>
          </table:table-cell>
          <table:table-cell office:value-type="float" office:value="988" calcext:value-type="float">
            <text:p>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Saulce</text:p>
          </table:table-cell>
          <table:table-cell office:value-type="float" office:value="5162" calcext:value-type="float">
            <text:p>5162</text:p>
          </table:table-cell>
          <table:table-cell office:value-type="float" office:value="1447" calcext:value-type="float">
            <text:p>1447</text:p>
          </table:table-cell>
          <table:table-cell table:formula="of:=LOG([.C341])" office:value-type="float" office:value="3.16046853111904" calcext:value-type="float">
            <text:p>3,160468531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1447" calcext:value-type="float">
            <text:p>1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Sauze-du-Lac</text:p>
          </table:table-cell>
          <table:table-cell office:value-type="float" office:value="5163" calcext:value-type="float">
            <text:p>5163</text:p>
          </table:table-cell>
          <table:table-cell office:value-type="float" office:value="143" calcext:value-type="float">
            <text:p>143</text:p>
          </table:table-cell>
          <table:table-cell table:formula="of:=LOG([.C342])" office:value-type="float" office:value="2.15533603746506" calcext:value-type="float">
            <text:p>2,155336037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vines-le-Lac</text:p>
          </table:table-cell>
          <table:table-cell office:value-type="float" office:value="5164" calcext:value-type="float">
            <text:p>5164</text:p>
          </table:table-cell>
          <table:table-cell office:value-type="float" office:value="1069" calcext:value-type="float">
            <text:p>1069</text:p>
          </table:table-cell>
          <table:table-cell table:formula="of:=LOG([.C343])" office:value-type="float" office:value="3.02897770520878" calcext:value-type="float">
            <text:p>3,028977705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89" calcext:value-type="float">
            <text:p>89</text:p>
          </table:table-cell>
          <table:table-cell office:value-type="float" office:value="1069" calcext:value-type="float">
            <text:p>10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vournon</text:p>
          </table:table-cell>
          <table:table-cell office:value-type="float" office:value="5165" calcext:value-type="float">
            <text:p>5165</text:p>
          </table:table-cell>
          <table:table-cell office:value-type="float" office:value="247" calcext:value-type="float">
            <text:p>247</text:p>
          </table:table-cell>
          <table:table-cell table:formula="of:=LOG([.C344])" office:value-type="float" office:value="2.39269695325967" calcext:value-type="float">
            <text:p>2,392696953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rres</text:p>
          </table:table-cell>
          <table:table-cell office:value-type="float" office:value="5166" calcext:value-type="float">
            <text:p>5166</text:p>
          </table:table-cell>
          <table:table-cell office:value-type="float" office:value="1252" calcext:value-type="float">
            <text:p>1252</text:p>
          </table:table-cell>
          <table:table-cell table:formula="of:=LOG([.C345])" office:value-type="float" office:value="3.09760432887441" calcext:value-type="float">
            <text:p>3,097604328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52" calcext:value-type="float">
            <text:p>12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gottier</text:p>
          </table:table-cell>
          <table:table-cell office:value-type="float" office:value="5167" calcext:value-type="float">
            <text:p>5167</text:p>
          </table:table-cell>
          <table:table-cell office:value-type="float" office:value="86" calcext:value-type="float">
            <text:p>86</text:p>
          </table:table-cell>
          <table:table-cell table:formula="of:=LOG([.C346])" office:value-type="float" office:value="1.93449845124357" calcext:value-type="float">
            <text:p>1,934498451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goyer</text:p>
          </table:table-cell>
          <table:table-cell office:value-type="float" office:value="5168" calcext:value-type="float">
            <text:p>5168</text:p>
          </table:table-cell>
          <table:table-cell office:value-type="float" office:value="658" calcext:value-type="float">
            <text:p>658</text:p>
          </table:table-cell>
          <table:table-cell table:formula="of:=LOG([.C347])" office:value-type="float" office:value="2.81822589361396" calcext:value-type="float">
            <text:p>2,818225893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658" calcext:value-type="float">
            <text:p>6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rbiers</text:p>
          </table:table-cell>
          <table:table-cell office:value-type="float" office:value="5169" calcext:value-type="float">
            <text:p>5169</text:p>
          </table:table-cell>
          <table:table-cell office:value-type="float" office:value="40" calcext:value-type="float">
            <text:p>40</text:p>
          </table:table-cell>
          <table:table-cell table:formula="of:=LOG([.C348])" office:value-type="float" office:value="1.60205999132796" calcext:value-type="float">
            <text:p>1,602059991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llard</text:p>
          </table:table-cell>
          <table:table-cell office:value-type="float" office:value="5170" calcext:value-type="float">
            <text:p>5170</text:p>
          </table:table-cell>
          <table:table-cell office:value-type="float" office:value="2061" calcext:value-type="float">
            <text:p>2061</text:p>
          </table:table-cell>
          <table:table-cell table:formula="of:=LOG([.C349])" office:value-type="float" office:value="3.31407799177921" calcext:value-type="float">
            <text:p>3,314077991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061" calcext:value-type="float">
            <text:p>20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éus</text:p>
          </table:table-cell>
          <table:table-cell office:value-type="float" office:value="5171" calcext:value-type="float">
            <text:p>5171</text:p>
          </table:table-cell>
          <table:table-cell office:value-type="float" office:value="204" calcext:value-type="float">
            <text:p>204</text:p>
          </table:table-cell>
          <table:table-cell table:formula="of:=LOG([.C350])" office:value-type="float" office:value="2.3096301674259" calcext:value-type="float">
            <text:p>2,309630167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escléoux</text:p>
          </table:table-cell>
          <table:table-cell office:value-type="float" office:value="5172" calcext:value-type="float">
            <text:p>5172</text:p>
          </table:table-cell>
          <table:table-cell office:value-type="float" office:value="314" calcext:value-type="float">
            <text:p>314</text:p>
          </table:table-cell>
          <table:table-cell table:formula="of:=LOG([.C351])" office:value-type="float" office:value="2.49692964807321" calcext:value-type="float">
            <text:p>2,496929648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paix</text:p>
          </table:table-cell>
          <table:table-cell office:value-type="float" office:value="5173" calcext:value-type="float">
            <text:p>5173</text:p>
          </table:table-cell>
          <table:table-cell office:value-type="float" office:value="448" calcext:value-type="float">
            <text:p>448</text:p>
          </table:table-cell>
          <table:table-cell table:formula="of:=LOG([.C352])" office:value-type="float" office:value="2.65127801399814" calcext:value-type="float">
            <text:p>2,65127801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-des-Prés</text:p>
          </table:table-cell>
          <table:table-cell office:value-type="float" office:value="5174" calcext:value-type="float">
            <text:p>5174</text:p>
          </table:table-cell>
          <table:table-cell office:value-type="float" office:value="651" calcext:value-type="float">
            <text:p>651</text:p>
          </table:table-cell>
          <table:table-cell table:formula="of:=LOG([.C353])" office:value-type="float" office:value="2.81358098856819" calcext:value-type="float">
            <text:p>2,813580988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100" calcext:value-type="float">
            <text:p>100</text:p>
          </table:table-cell>
          <table:table-cell office:value-type="float" office:value="651" calcext:value-type="float">
            <text:p>6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serres</text:p>
          </table:table-cell>
          <table:table-cell office:value-type="float" office:value="5176" calcext:value-type="float">
            <text:p>5176</text:p>
          </table:table-cell>
          <table:table-cell office:value-type="float" office:value="243" calcext:value-type="float">
            <text:p>243</text:p>
          </table:table-cell>
          <table:table-cell table:formula="of:=LOG([.C354])" office:value-type="float" office:value="2.38560627359831" calcext:value-type="float">
            <text:p>2,385606273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rs</text:p>
          </table:table-cell>
          <table:table-cell office:value-type="float" office:value="5177" calcext:value-type="float">
            <text:p>5177</text:p>
          </table:table-cell>
          <table:table-cell office:value-type="float" office:value="620" calcext:value-type="float">
            <text:p>620</text:p>
          </table:table-cell>
          <table:table-cell table:formula="of:=LOG([.C355])" office:value-type="float" office:value="2.79239168949825" calcext:value-type="float">
            <text:p>2,792391689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ntavon</text:p>
          </table:table-cell>
          <table:table-cell office:value-type="float" office:value="5178" calcext:value-type="float">
            <text:p>5178</text:p>
          </table:table-cell>
          <table:table-cell office:value-type="float" office:value="486" calcext:value-type="float">
            <text:p>486</text:p>
          </table:table-cell>
          <table:table-cell table:formula="of:=LOG([.C356])" office:value-type="float" office:value="2.68663626926229" calcext:value-type="float">
            <text:p>2,686636269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ynes</text:p>
          </table:table-cell>
          <table:table-cell office:value-type="float" office:value="5179" calcext:value-type="float">
            <text:p>5179</text:p>
          </table:table-cell>
          <table:table-cell office:value-type="float" office:value="3151" calcext:value-type="float">
            <text:p>3151</text:p>
          </table:table-cell>
          <table:table-cell table:formula="of:=LOG([.C357])" office:value-type="float" office:value="3.498448403174" calcext:value-type="float">
            <text:p>3,498448403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151" calcext:value-type="float">
            <text:p>31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Vigneaux</text:p>
          </table:table-cell>
          <table:table-cell office:value-type="float" office:value="5180" calcext:value-type="float">
            <text:p>5180</text:p>
          </table:table-cell>
          <table:table-cell office:value-type="float" office:value="507" calcext:value-type="float">
            <text:p>507</text:p>
          </table:table-cell>
          <table:table-cell table:formula="of:=LOG([.C358])" office:value-type="float" office:value="2.70500795933334" calcext:value-type="float">
            <text:p>2,705007959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ar-d'Arêne</text:p>
          </table:table-cell>
          <table:table-cell office:value-type="float" office:value="5181" calcext:value-type="float">
            <text:p>5181</text:p>
          </table:table-cell>
          <table:table-cell office:value-type="float" office:value="330" calcext:value-type="float">
            <text:p>330</text:p>
          </table:table-cell>
          <table:table-cell table:formula="of:=LOG([.C359])" office:value-type="float" office:value="2.51851393987789" calcext:value-type="float">
            <text:p>2,518513939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ar-Loubière</text:p>
          </table:table-cell>
          <table:table-cell office:value-type="float" office:value="5182" calcext:value-type="float">
            <text:p>5182</text:p>
          </table:table-cell>
          <table:table-cell office:value-type="float" office:value="43" calcext:value-type="float">
            <text:p>43</text:p>
          </table:table-cell>
          <table:table-cell table:formula="of:=LOG([.C360])" office:value-type="float" office:value="1.63346845557959" calcext:value-type="float">
            <text:p>1,633468455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ar-Saint-Pancrace</text:p>
          </table:table-cell>
          <table:table-cell office:value-type="float" office:value="5183" calcext:value-type="float">
            <text:p>5183</text:p>
          </table:table-cell>
          <table:table-cell office:value-type="float" office:value="1442" calcext:value-type="float">
            <text:p>1442</text:p>
          </table:table-cell>
          <table:table-cell table:formula="of:=LOG([.C361])" office:value-type="float" office:value="3.15896526038341" calcext:value-type="float">
            <text:p>3,158965260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44" calcext:value-type="float">
            <text:p>44</text:p>
          </table:table-cell>
          <table:table-cell office:value-type="float" office:value="1442" calcext:value-type="float">
            <text:p>14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trolles</text:p>
          </table:table-cell>
          <table:table-cell office:value-type="float" office:value="5184" calcext:value-type="float">
            <text:p>5184</text:p>
          </table:table-cell>
          <table:table-cell office:value-type="float" office:value="208" calcext:value-type="float">
            <text:p>208</text:p>
          </table:table-cell>
          <table:table-cell table:formula="of:=LOG([.C362])" office:value-type="float" office:value="2.31806333496276" calcext:value-type="float">
            <text:p>2,31806333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208" calcext:value-type="float">
            <text:p>2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iglun</text:p>
          </table:table-cell>
          <table:table-cell office:value-type="float" office:value="6001" calcext:value-type="float">
            <text:p>6001</text:p>
          </table:table-cell>
          <table:table-cell office:value-type="float" office:value="89" calcext:value-type="float">
            <text:p>89</text:p>
          </table:table-cell>
          <table:table-cell table:formula="of:=LOG([.C363])" office:value-type="float" office:value="1.94939000664491" calcext:value-type="float">
            <text:p>1,949390006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irat</text:p>
          </table:table-cell>
          <table:table-cell office:value-type="float" office:value="6002" calcext:value-type="float">
            <text:p>6002</text:p>
          </table:table-cell>
          <table:table-cell office:value-type="float" office:value="75" calcext:value-type="float">
            <text:p>75</text:p>
          </table:table-cell>
          <table:table-cell table:formula="of:=LOG([.C364])" office:value-type="float" office:value="1.8750612633917" calcext:value-type="float">
            <text:p>1,875061263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don</text:p>
          </table:table-cell>
          <table:table-cell office:value-type="float" office:value="6003" calcext:value-type="float">
            <text:p>6003</text:p>
          </table:table-cell>
          <table:table-cell office:value-type="float" office:value="559" calcext:value-type="float">
            <text:p>559</text:p>
          </table:table-cell>
          <table:table-cell table:formula="of:=LOG([.C365])" office:value-type="float" office:value="2.74741180788642" calcext:value-type="float">
            <text:p>2,747411807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100" calcext:value-type="float">
            <text:p>100</text:p>
          </table:table-cell>
          <table:table-cell office:value-type="float" office:value="559" calcext:value-type="float">
            <text:p>5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float" office:value="6004" calcext:value-type="float">
            <text:p>6004</text:p>
          </table:table-cell>
          <table:table-cell office:value-type="float" office:value="75731" calcext:value-type="float">
            <text:p>75731</text:p>
          </table:table-cell>
          <table:table-cell table:formula="of:=LOG([.C366])" office:value-type="float" office:value="4.87927369156137" calcext:value-type="float">
            <text:p>4,8792736916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770" calcext:value-type="float">
            <text:p>17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5" calcext:value-type="float">
            <text:p>17515</text:p>
          </table:table-cell>
          <table:table-cell office:value-type="float" office:value="23" calcext:value-type="float">
            <text:p>23</text:p>
          </table:table-cell>
          <table:table-cell office:value-type="float" office:value="75731" calcext:value-type="float">
            <text:p>75731</text:p>
          </table:table-cell>
          <table:table-cell office:value-type="float" office:value="100" calcext:value-type="float">
            <text:p>100</text:p>
          </table:table-cell>
          <table:table-cell office:value-type="float" office:value="75731" calcext:value-type="float">
            <text:p>75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cros</text:p>
          </table:table-cell>
          <table:table-cell office:value-type="float" office:value="6005" calcext:value-type="float">
            <text:p>6005</text:p>
          </table:table-cell>
          <table:table-cell office:value-type="float" office:value="171" calcext:value-type="float">
            <text:p>171</text:p>
          </table:table-cell>
          <table:table-cell table:formula="of:=LOG([.C367])" office:value-type="float" office:value="2.23299611039215" calcext:value-type="float">
            <text:p>2,232996110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spremont</text:p>
          </table:table-cell>
          <table:table-cell office:value-type="float" office:value="6006" calcext:value-type="float">
            <text:p>6006</text:p>
          </table:table-cell>
          <table:table-cell office:value-type="float" office:value="2146" calcext:value-type="float">
            <text:p>2146</text:p>
          </table:table-cell>
          <table:table-cell table:formula="of:=LOG([.C368])" office:value-type="float" office:value="3.33162971762993" calcext:value-type="float">
            <text:p>3,331629717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83" calcext:value-type="float">
            <text:p>83</text:p>
          </table:table-cell>
          <table:table-cell office:value-type="float" office:value="2146" calcext:value-type="float">
            <text:p>21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ribeau-sur-Siagne</text:p>
          </table:table-cell>
          <table:table-cell office:value-type="float" office:value="6007" calcext:value-type="float">
            <text:p>6007</text:p>
          </table:table-cell>
          <table:table-cell office:value-type="float" office:value="3162" calcext:value-type="float">
            <text:p>3162</text:p>
          </table:table-cell>
          <table:table-cell table:formula="of:=LOG([.C369])" office:value-type="float" office:value="3.49996186559619" calcext:value-type="float">
            <text:p>3,499961865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162" calcext:value-type="float">
            <text:p>3162</text:p>
          </table:table-cell>
          <table:table-cell office:value-type="float" office:value="100" calcext:value-type="float">
            <text:p>100</text:p>
          </table:table-cell>
          <table:table-cell office:value-type="float" office:value="3162" calcext:value-type="float">
            <text:p>3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vare</text:p>
          </table:table-cell>
          <table:table-cell office:value-type="float" office:value="6008" calcext:value-type="float">
            <text:p>6008</text:p>
          </table:table-cell>
          <table:table-cell office:value-type="float" office:value="40" calcext:value-type="float">
            <text:p>40</text:p>
          </table:table-cell>
          <table:table-cell table:formula="of:=LOG([.C370])" office:value-type="float" office:value="1.60205999132796" calcext:value-type="float">
            <text:p>1,60205999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irols</text:p>
          </table:table-cell>
          <table:table-cell office:value-type="float" office:value="6009" calcext:value-type="float">
            <text:p>6009</text:p>
          </table:table-cell>
          <table:table-cell office:value-type="float" office:value="106" calcext:value-type="float">
            <text:p>106</text:p>
          </table:table-cell>
          <table:table-cell table:formula="of:=LOG([.C371])" office:value-type="float" office:value="2.02530586526477" calcext:value-type="float">
            <text:p>2,0253058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Bar-sur-Loup</text:p>
          </table:table-cell>
          <table:table-cell office:value-type="float" office:value="6010" calcext:value-type="float">
            <text:p>6010</text:p>
          </table:table-cell>
          <table:table-cell office:value-type="float" office:value="2998" calcext:value-type="float">
            <text:p>2998</text:p>
          </table:table-cell>
          <table:table-cell table:formula="of:=LOG([.C372])" office:value-type="float" office:value="3.47683162851226" calcext:value-type="float">
            <text:p>3,476831628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98" calcext:value-type="float">
            <text:p>2998</text:p>
          </table:table-cell>
          <table:table-cell office:value-type="float" office:value="100" calcext:value-type="float">
            <text:p>100</text:p>
          </table:table-cell>
          <table:table-cell office:value-type="float" office:value="2998" calcext:value-type="float">
            <text:p>29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ulieu-sur-Mer</text:p>
          </table:table-cell>
          <table:table-cell office:value-type="float" office:value="6011" calcext:value-type="float">
            <text:p>6011</text:p>
          </table:table-cell>
          <table:table-cell office:value-type="float" office:value="3745" calcext:value-type="float">
            <text:p>3745</text:p>
          </table:table-cell>
          <table:table-cell table:formula="of:=LOG([.C373])" office:value-type="float" office:value="3.57345182203548" calcext:value-type="float">
            <text:p>3,57345182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740" calcext:value-type="float">
            <text:p>3740</text:p>
          </table:table-cell>
          <table:table-cell office:value-type="float" office:value="100" calcext:value-type="float">
            <text:p>100</text:p>
          </table:table-cell>
          <table:table-cell office:value-type="float" office:value="3745" calcext:value-type="float">
            <text:p>37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usoleil</text:p>
          </table:table-cell>
          <table:table-cell office:value-type="float" office:value="6012" calcext:value-type="float">
            <text:p>6012</text:p>
          </table:table-cell>
          <table:table-cell office:value-type="float" office:value="13618" calcext:value-type="float">
            <text:p>13618</text:p>
          </table:table-cell>
          <table:table-cell table:formula="of:=LOG([.C374])" office:value-type="float" office:value="4.13411332984232" calcext:value-type="float">
            <text:p>4,134113329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  <table:table-cell office:value-type="float" office:value="13579" calcext:value-type="float">
            <text:p>13579</text:p>
          </table:table-cell>
          <table:table-cell office:value-type="float" office:value="100" calcext:value-type="float">
            <text:p>100</text:p>
          </table:table-cell>
          <table:table-cell office:value-type="float" office:value="13618" calcext:value-type="float">
            <text:p>136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lvédère</text:p>
          </table:table-cell>
          <table:table-cell office:value-type="float" office:value="6013" calcext:value-type="float">
            <text:p>6013</text:p>
          </table:table-cell>
          <table:table-cell office:value-type="float" office:value="646" calcext:value-type="float">
            <text:p>646</text:p>
          </table:table-cell>
          <table:table-cell table:formula="of:=LOG([.C375])" office:value-type="float" office:value="2.81023251799508" calcext:value-type="float">
            <text:p>2,8102325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100" calcext:value-type="float">
            <text:p>100</text:p>
          </table:table-cell>
          <table:table-cell office:value-type="float" office:value="646" calcext:value-type="float">
            <text:p>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ndejun</text:p>
          </table:table-cell>
          <table:table-cell office:value-type="float" office:value="6014" calcext:value-type="float">
            <text:p>6014</text:p>
          </table:table-cell>
          <table:table-cell office:value-type="float" office:value="961" calcext:value-type="float">
            <text:p>961</text:p>
          </table:table-cell>
          <table:table-cell table:formula="of:=LOG([.C376])" office:value-type="float" office:value="2.98272338766855" calcext:value-type="float">
            <text:p>2,982723387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100" calcext:value-type="float">
            <text:p>100</text:p>
          </table:table-cell>
          <table:table-cell office:value-type="float" office:value="961" calcext:value-type="float">
            <text:p>9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rre-les-Alpes</text:p>
          </table:table-cell>
          <table:table-cell office:value-type="float" office:value="6015" calcext:value-type="float">
            <text:p>6015</text:p>
          </table:table-cell>
          <table:table-cell office:value-type="float" office:value="1273" calcext:value-type="float">
            <text:p>1273</text:p>
          </table:table-cell>
          <table:table-cell table:formula="of:=LOG([.C377])" office:value-type="float" office:value="3.10482840365366" calcext:value-type="float">
            <text:p>3,104828403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100" calcext:value-type="float">
            <text:p>100</text:p>
          </table:table-cell>
          <table:table-cell office:value-type="float" office:value="1273" calcext:value-type="float">
            <text:p>12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uil</text:p>
          </table:table-cell>
          <table:table-cell office:value-type="float" office:value="6016" calcext:value-type="float">
            <text:p>6016</text:p>
          </table:table-cell>
          <table:table-cell office:value-type="float" office:value="516" calcext:value-type="float">
            <text:p>516</text:p>
          </table:table-cell>
          <table:table-cell table:formula="of:=LOG([.C378])" office:value-type="float" office:value="2.71264970162721" calcext:value-type="float">
            <text:p>2,71264970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100" calcext:value-type="float">
            <text:p>100</text:p>
          </table:table-cell>
          <table:table-cell office:value-type="float" office:value="516" calcext:value-type="float">
            <text:p>5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ézaudun-les-Alpes</text:p>
          </table:table-cell>
          <table:table-cell office:value-type="float" office:value="6017" calcext:value-type="float">
            <text:p>6017</text:p>
          </table:table-cell>
          <table:table-cell office:value-type="float" office:value="245" calcext:value-type="float">
            <text:p>245</text:p>
          </table:table-cell>
          <table:table-cell table:formula="of:=LOG([.C379])" office:value-type="float" office:value="2.38916608436453" calcext:value-type="float">
            <text:p>2,38916608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iot</text:p>
          </table:table-cell>
          <table:table-cell office:value-type="float" office:value="6018" calcext:value-type="float">
            <text:p>6018</text:p>
          </table:table-cell>
          <table:table-cell office:value-type="float" office:value="9976" calcext:value-type="float">
            <text:p>9976</text:p>
          </table:table-cell>
          <table:table-cell table:formula="of:=LOG([.C380])" office:value-type="float" office:value="3.99895644047049" calcext:value-type="float">
            <text:p>3,998956440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9976" calcext:value-type="float">
            <text:p>9976</text:p>
          </table:table-cell>
          <table:table-cell office:value-type="float" office:value="100" calcext:value-type="float">
            <text:p>100</text:p>
          </table:table-cell>
          <table:table-cell office:value-type="float" office:value="9976" calcext:value-type="float">
            <text:p>99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lausasc</text:p>
          </table:table-cell>
          <table:table-cell office:value-type="float" office:value="6019" calcext:value-type="float">
            <text:p>6019</text:p>
          </table:table-cell>
          <table:table-cell office:value-type="float" office:value="1469" calcext:value-type="float">
            <text:p>1469</text:p>
          </table:table-cell>
          <table:table-cell table:formula="of:=LOG([.C381])" office:value-type="float" office:value="3.16702179579026" calcext:value-type="float">
            <text:p>3,167021795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469" calcext:value-type="float">
            <text:p>1469</text:p>
          </table:table-cell>
          <table:table-cell office:value-type="float" office:value="100" calcext:value-type="float">
            <text:p>100</text:p>
          </table:table-cell>
          <table:table-cell office:value-type="float" office:value="1469" calcext:value-type="float">
            <text:p>1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ollène-Vésubie</text:p>
          </table:table-cell>
          <table:table-cell office:value-type="float" office:value="6020" calcext:value-type="float">
            <text:p>6020</text:p>
          </table:table-cell>
          <table:table-cell office:value-type="float" office:value="554" calcext:value-type="float">
            <text:p>554</text:p>
          </table:table-cell>
          <table:table-cell table:formula="of:=LOG([.C382])" office:value-type="float" office:value="2.74350976472843" calcext:value-type="float">
            <text:p>2,743509764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00" calcext:value-type="float">
            <text:p>100</text:p>
          </table:table-cell>
          <table:table-cell office:value-type="float" office:value="554" calcext:value-type="float">
            <text:p>5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nson</text:p>
          </table:table-cell>
          <table:table-cell office:value-type="float" office:value="6021" calcext:value-type="float">
            <text:p>6021</text:p>
          </table:table-cell>
          <table:table-cell office:value-type="float" office:value="732" calcext:value-type="float">
            <text:p>732</text:p>
          </table:table-cell>
          <table:table-cell table:formula="of:=LOG([.C383])" office:value-type="float" office:value="2.86451108105839" calcext:value-type="float">
            <text:p>2,864511081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100" calcext:value-type="float">
            <text:p>100</text:p>
          </table:table-cell>
          <table:table-cell office:value-type="float" office:value="732" calcext:value-type="float">
            <text:p>7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uyon</text:p>
          </table:table-cell>
          <table:table-cell office:value-type="float" office:value="6022" calcext:value-type="float">
            <text:p>6022</text:p>
          </table:table-cell>
          <table:table-cell office:value-type="float" office:value="489" calcext:value-type="float">
            <text:p>489</text:p>
          </table:table-cell>
          <table:table-cell table:formula="of:=LOG([.C384])" office:value-type="float" office:value="2.68930885912362" calcext:value-type="float">
            <text:p>2,689308859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00" calcext:value-type="float">
            <text:p>100</text:p>
          </table:table-cell>
          <table:table-cell office:value-type="float" office:value="489" calcext:value-type="float">
            <text:p>4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eil-sur-Roya</text:p>
          </table:table-cell>
          <table:table-cell office:value-type="float" office:value="6023" calcext:value-type="float">
            <text:p>6023</text:p>
          </table:table-cell>
          <table:table-cell office:value-type="float" office:value="2375" calcext:value-type="float">
            <text:p>2375</text:p>
          </table:table-cell>
          <table:table-cell table:formula="of:=LOG([.C385])" office:value-type="float" office:value="3.37566361396088" calcext:value-type="float">
            <text:p>3,37566361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 office:value-type="float" office:value="100" calcext:value-type="float">
            <text:p>100</text:p>
          </table:table-cell>
          <table:table-cell office:value-type="float" office:value="2375" calcext:value-type="float">
            <text:p>2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iançonnet</text:p>
          </table:table-cell>
          <table:table-cell office:value-type="float" office:value="6024" calcext:value-type="float">
            <text:p>6024</text:p>
          </table:table-cell>
          <table:table-cell office:value-type="float" office:value="231" calcext:value-type="float">
            <text:p>231</text:p>
          </table:table-cell>
          <table:table-cell table:formula="of:=LOG([.C386])" office:value-type="float" office:value="2.36361197989214" calcext:value-type="float">
            <text:p>2,363611979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  <table:table-cell office:value-type="float" office:value="231" calcext:value-type="float">
            <text:p>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Broc</text:p>
          </table:table-cell>
          <table:table-cell office:value-type="float" office:value="6025" calcext:value-type="float">
            <text:p>6025</text:p>
          </table:table-cell>
          <table:table-cell office:value-type="float" office:value="1397" calcext:value-type="float">
            <text:p>1397</text:p>
          </table:table-cell>
          <table:table-cell table:formula="of:=LOG([.C387])" office:value-type="float" office:value="3.14519640611418" calcext:value-type="float">
            <text:p>3,145196406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 office:value-type="float" office:value="100" calcext:value-type="float">
            <text:p>100</text:p>
          </table:table-cell>
          <table:table-cell office:value-type="float" office:value="1397" calcext:value-type="float">
            <text:p>1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bris</text:p>
          </table:table-cell>
          <table:table-cell office:value-type="float" office:value="6026" calcext:value-type="float">
            <text:p>6026</text:p>
          </table:table-cell>
          <table:table-cell office:value-type="float" office:value="1300" calcext:value-type="float">
            <text:p>1300</text:p>
          </table:table-cell>
          <table:table-cell table:formula="of:=LOG([.C388])" office:value-type="float" office:value="3.11394335230684" calcext:value-type="float">
            <text:p>3,113943352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gnes-sur-Mer</text:p>
          </table:table-cell>
          <table:table-cell office:value-type="float" office:value="6027" calcext:value-type="float">
            <text:p>6027</text:p>
          </table:table-cell>
          <table:table-cell office:value-type="float" office:value="47811" calcext:value-type="float">
            <text:p>47811</text:p>
          </table:table-cell>
          <table:table-cell table:formula="of:=LOG([.C389])" office:value-type="float" office:value="4.67952782735904" calcext:value-type="float">
            <text:p>4,679527827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398" calcext:value-type="float">
            <text:p>23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2" calcext:value-type="float">
            <text:p>10052</text:p>
          </table:table-cell>
          <table:table-cell office:value-type="float" office:value="21" calcext:value-type="float">
            <text:p>21</text:p>
          </table:table-cell>
          <table:table-cell office:value-type="float" office:value="5189" calcext:value-type="float">
            <text:p>5189</text:p>
          </table:table-cell>
          <table:table-cell office:value-type="float" office:value="11" calcext:value-type="float">
            <text:p>11</text:p>
          </table:table-cell>
          <table:table-cell office:value-type="float" office:value="47811" calcext:value-type="float">
            <text:p>47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ille</text:p>
          </table:table-cell>
          <table:table-cell office:value-type="float" office:value="6028" calcext:value-type="float">
            <text:p>6028</text:p>
          </table:table-cell>
          <table:table-cell office:value-type="float" office:value="443" calcext:value-type="float">
            <text:p>443</text:p>
          </table:table-cell>
          <table:table-cell table:formula="of:=LOG([.C390])" office:value-type="float" office:value="2.64640372622307" calcext:value-type="float">
            <text:p>2,646403726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float" office:value="443" calcext:value-type="float">
            <text:p>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nnes</text:p>
          </table:table-cell>
          <table:table-cell office:value-type="float" office:value="6029" calcext:value-type="float">
            <text:p>6029</text:p>
          </table:table-cell>
          <table:table-cell office:value-type="float" office:value="73744" calcext:value-type="float">
            <text:p>73744</text:p>
          </table:table-cell>
          <table:table-cell table:formula="of:=LOG([.C391])" office:value-type="float" office:value="4.86772669078044" calcext:value-type="float">
            <text:p>4,867726690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75" calcext:value-type="float">
            <text:p>29075</text:p>
          </table:table-cell>
          <table:table-cell office:value-type="float" office:value="39" calcext:value-type="float">
            <text:p>39</text:p>
          </table:table-cell>
          <table:table-cell office:value-type="float" office:value="26935" calcext:value-type="float">
            <text:p>26935</text:p>
          </table:table-cell>
          <table:table-cell office:value-type="float" office:value="37" calcext:value-type="float">
            <text:p>37</text:p>
          </table:table-cell>
          <table:table-cell office:value-type="float" office:value="73744" calcext:value-type="float">
            <text:p>737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Cannet</text:p>
          </table:table-cell>
          <table:table-cell office:value-type="float" office:value="6030" calcext:value-type="float">
            <text:p>6030</text:p>
          </table:table-cell>
          <table:table-cell office:value-type="float" office:value="42454" calcext:value-type="float">
            <text:p>42454</text:p>
          </table:table-cell>
          <table:table-cell table:formula="of:=LOG([.C392])" office:value-type="float" office:value="4.62791861557142" calcext:value-type="float">
            <text:p>4,627918615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6" calcext:value-type="float">
            <text:p>10126</text:p>
          </table:table-cell>
          <table:table-cell office:value-type="float" office:value="24" calcext:value-type="float">
            <text:p>24</text:p>
          </table:table-cell>
          <table:table-cell office:value-type="float" office:value="2759" calcext:value-type="float">
            <text:p>2759</text:p>
          </table:table-cell>
          <table:table-cell office:value-type="float" office:value="6" calcext:value-type="float">
            <text:p>6</text:p>
          </table:table-cell>
          <table:table-cell office:value-type="float" office:value="42454" calcext:value-type="float">
            <text:p>42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ntaron</text:p>
          </table:table-cell>
          <table:table-cell office:value-type="float" office:value="6031" calcext:value-type="float">
            <text:p>6031</text:p>
          </table:table-cell>
          <table:table-cell office:value-type="float" office:value="1354" calcext:value-type="float">
            <text:p>1354</text:p>
          </table:table-cell>
          <table:table-cell table:formula="of:=LOG([.C393])" office:value-type="float" office:value="3.13161866434912" calcext:value-type="float">
            <text:p>3,131618664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office:value-type="float" office:value="1354" calcext:value-type="float">
            <text:p>1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p-d'Ail</text:p>
          </table:table-cell>
          <table:table-cell office:value-type="float" office:value="6032" calcext:value-type="float">
            <text:p>6032</text:p>
          </table:table-cell>
          <table:table-cell office:value-type="float" office:value="4711" calcext:value-type="float">
            <text:p>4711</text:p>
          </table:table-cell>
          <table:table-cell table:formula="of:=LOG([.C394])" office:value-type="float" office:value="3.67311310423823" calcext:value-type="float">
            <text:p>3,673113104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4634" calcext:value-type="float">
            <text:p>4634</text:p>
          </table:table-cell>
          <table:table-cell office:value-type="float" office:value="98" calcext:value-type="float">
            <text:p>98</text:p>
          </table:table-cell>
          <table:table-cell office:value-type="float" office:value="4711" calcext:value-type="float">
            <text:p>47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ros</text:p>
          </table:table-cell>
          <table:table-cell office:value-type="float" office:value="6033" calcext:value-type="float">
            <text:p>6033</text:p>
          </table:table-cell>
          <table:table-cell office:value-type="float" office:value="11955" calcext:value-type="float">
            <text:p>11955</text:p>
          </table:table-cell>
          <table:table-cell table:formula="of:=LOG([.C395])" office:value-type="float" office:value="4.07754958045179" calcext:value-type="float">
            <text:p>4,077549580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878" calcext:value-type="float">
            <text:p>2878</text:p>
          </table:table-cell>
          <table:table-cell office:value-type="float" office:value="24" calcext:value-type="float">
            <text:p>24</text:p>
          </table:table-cell>
          <table:table-cell office:value-type="float" office:value="11955" calcext:value-type="float">
            <text:p>119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tagniers</text:p>
          </table:table-cell>
          <table:table-cell office:value-type="float" office:value="6034" calcext:value-type="float">
            <text:p>6034</text:p>
          </table:table-cell>
          <table:table-cell office:value-type="float" office:value="1561" calcext:value-type="float">
            <text:p>1561</text:p>
          </table:table-cell>
          <table:table-cell table:formula="of:=LOG([.C396])" office:value-type="float" office:value="3.19340290306242" calcext:value-type="float">
            <text:p>3,193402903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1" calcext:value-type="float">
            <text:p>1561</text:p>
          </table:table-cell>
          <table:table-cell office:value-type="float" office:value="100" calcext:value-type="float">
            <text:p>100</text:p>
          </table:table-cell>
          <table:table-cell office:value-type="float" office:value="1561" calcext:value-type="float">
            <text:p>15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tellar</text:p>
          </table:table-cell>
          <table:table-cell office:value-type="float" office:value="6035" calcext:value-type="float">
            <text:p>6035</text:p>
          </table:table-cell>
          <table:table-cell office:value-type="float" office:value="978" calcext:value-type="float">
            <text:p>978</text:p>
          </table:table-cell>
          <table:table-cell table:formula="of:=LOG([.C397])" office:value-type="float" office:value="2.9903388547876" calcext:value-type="float">
            <text:p>2,990338854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100" calcext:value-type="float">
            <text:p>100</text:p>
          </table:table-cell>
          <table:table-cell office:value-type="float" office:value="978" calcext:value-type="float">
            <text:p>9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tillon</text:p>
          </table:table-cell>
          <table:table-cell office:value-type="float" office:value="6036" calcext:value-type="float">
            <text:p>6036</text:p>
          </table:table-cell>
          <table:table-cell office:value-type="float" office:value="380" calcext:value-type="float">
            <text:p>380</text:p>
          </table:table-cell>
          <table:table-cell table:formula="of:=LOG([.C398])" office:value-type="float" office:value="2.57978359661681" calcext:value-type="float">
            <text:p>2,579783596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ussols</text:p>
          </table:table-cell>
          <table:table-cell office:value-type="float" office:value="6037" calcext:value-type="float">
            <text:p>6037</text:p>
          </table:table-cell>
          <table:table-cell office:value-type="float" office:value="247" calcext:value-type="float">
            <text:p>247</text:p>
          </table:table-cell>
          <table:table-cell table:formula="of:=LOG([.C399])" office:value-type="float" office:value="2.39269695325967" calcext:value-type="float">
            <text:p>2,392696953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Grasse</text:p>
          </table:table-cell>
          <table:table-cell office:value-type="float" office:value="6038" calcext:value-type="float">
            <text:p>6038</text:p>
          </table:table-cell>
          <table:table-cell office:value-type="float" office:value="3188" calcext:value-type="float">
            <text:p>3188</text:p>
          </table:table-cell>
          <table:table-cell table:formula="of:=LOG([.C400])" office:value-type="float" office:value="3.50351831272407" calcext:value-type="float">
            <text:p>3,503518312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100" calcext:value-type="float">
            <text:p>100</text:p>
          </table:table-cell>
          <table:table-cell office:value-type="float" office:value="3188" calcext:value-type="float">
            <text:p>31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Villevieille</text:p>
          </table:table-cell>
          <table:table-cell office:value-type="float" office:value="6039" calcext:value-type="float">
            <text:p>6039</text:p>
          </table:table-cell>
          <table:table-cell office:value-type="float" office:value="905" calcext:value-type="float">
            <text:p>905</text:p>
          </table:table-cell>
          <table:table-cell table:formula="of:=LOG([.C401])" office:value-type="float" office:value="2.9566485792052" calcext:value-type="float">
            <text:p>2,956648579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00" calcext:value-type="float">
            <text:p>100</text:p>
          </table:table-cell>
          <table:table-cell office:value-type="float" office:value="905" calcext:value-type="float">
            <text:p>9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d'Entraunes</text:p>
          </table:table-cell>
          <table:table-cell office:value-type="float" office:value="6040" calcext:value-type="float">
            <text:p>6040</text:p>
          </table:table-cell>
          <table:table-cell office:value-type="float" office:value="48" calcext:value-type="float">
            <text:p>48</text:p>
          </table:table-cell>
          <table:table-cell table:formula="of:=LOG([.C402])" office:value-type="float" office:value="1.68124123737559" calcext:value-type="float">
            <text:p>1,681241237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ipières</text:p>
          </table:table-cell>
          <table:table-cell office:value-type="float" office:value="6041" calcext:value-type="float">
            <text:p>6041</text:p>
          </table:table-cell>
          <table:table-cell office:value-type="float" office:value="382" calcext:value-type="float">
            <text:p>382</text:p>
          </table:table-cell>
          <table:table-cell table:formula="of:=LOG([.C403])" office:value-type="float" office:value="2.58206336291171" calcext:value-type="float">
            <text:p>2,582063362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100" calcext:value-type="float">
            <text:p>100</text:p>
          </table:table-cell>
          <table:table-cell office:value-type="float" office:value="382" calcext:value-type="float">
            <text:p>3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ans</text:p>
          </table:table-cell>
          <table:table-cell office:value-type="float" office:value="6042" calcext:value-type="float">
            <text:p>6042</text:p>
          </table:table-cell>
          <table:table-cell office:value-type="float" office:value="589" calcext:value-type="float">
            <text:p>589</text:p>
          </table:table-cell>
          <table:table-cell table:formula="of:=LOG([.C404])" office:value-type="float" office:value="2.7701152947871" calcext:value-type="float">
            <text:p>2,770115294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araze</text:p>
          </table:table-cell>
          <table:table-cell office:value-type="float" office:value="6043" calcext:value-type="float">
            <text:p>6043</text:p>
          </table:table-cell>
          <table:table-cell office:value-type="float" office:value="811" calcext:value-type="float">
            <text:p>811</text:p>
          </table:table-cell>
          <table:table-cell table:formula="of:=LOG([.C405])" office:value-type="float" office:value="2.90902085421116" calcext:value-type="float">
            <text:p>2,909020854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100" calcext:value-type="float">
            <text:p>100</text:p>
          </table:table-cell>
          <table:table-cell office:value-type="float" office:value="811" calcext:value-type="float">
            <text:p>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Colle-sur-Loup</text:p>
          </table:table-cell>
          <table:table-cell office:value-type="float" office:value="6044" calcext:value-type="float">
            <text:p>6044</text:p>
          </table:table-cell>
          <table:table-cell office:value-type="float" office:value="7932" calcext:value-type="float">
            <text:p>7932</text:p>
          </table:table-cell>
          <table:table-cell table:formula="of:=LOG([.C406])" office:value-type="float" office:value="3.89938270553326" calcext:value-type="float">
            <text:p>3,899382705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7924" calcext:value-type="float">
            <text:p>7924</text:p>
          </table:table-cell>
          <table:table-cell office:value-type="float" office:value="100" calcext:value-type="float">
            <text:p>100</text:p>
          </table:table-cell>
          <table:table-cell office:value-type="float" office:value="7932" calcext:value-type="float">
            <text:p>79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llongues</text:p>
          </table:table-cell>
          <table:table-cell office:value-type="float" office:value="6045" calcext:value-type="float">
            <text:p>6045</text:p>
          </table:table-cell>
          <table:table-cell office:value-type="float" office:value="107" calcext:value-type="float">
            <text:p>107</text:p>
          </table:table-cell>
          <table:table-cell table:formula="of:=LOG([.C407])" office:value-type="float" office:value="2.02938377768521" calcext:value-type="float">
            <text:p>2,029383777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lomars</text:p>
          </table:table-cell>
          <table:table-cell office:value-type="float" office:value="6046" calcext:value-type="float">
            <text:p>6046</text:p>
          </table:table-cell>
          <table:table-cell office:value-type="float" office:value="3325" calcext:value-type="float">
            <text:p>3325</text:p>
          </table:table-cell>
          <table:table-cell table:formula="of:=LOG([.C408])" office:value-type="float" office:value="3.52179164963912" calcext:value-type="float">
            <text:p>3,521791649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305" calcext:value-type="float">
            <text:p>2305</text:p>
          </table:table-cell>
          <table:table-cell office:value-type="float" office:value="69" calcext:value-type="float">
            <text:p>69</text:p>
          </table:table-cell>
          <table:table-cell office:value-type="float" office:value="3325" calcext:value-type="float">
            <text:p>33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ségudes</text:p>
          </table:table-cell>
          <table:table-cell office:value-type="float" office:value="6047" calcext:value-type="float">
            <text:p>6047</text:p>
          </table:table-cell>
          <table:table-cell office:value-type="float" office:value="101" calcext:value-type="float">
            <text:p>101</text:p>
          </table:table-cell>
          <table:table-cell table:formula="of:=LOG([.C409])" office:value-type="float" office:value="2.00432137378264" calcext:value-type="float">
            <text:p>2,004321373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tes</text:p>
          </table:table-cell>
          <table:table-cell office:value-type="float" office:value="6048" calcext:value-type="float">
            <text:p>6048</text:p>
          </table:table-cell>
          <table:table-cell office:value-type="float" office:value="7381" calcext:value-type="float">
            <text:p>7381</text:p>
          </table:table-cell>
          <table:table-cell table:formula="of:=LOG([.C410])" office:value-type="float" office:value="3.86811520532722" calcext:value-type="float">
            <text:p>3,868115205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13" calcext:value-type="float">
            <text:p>13</text:p>
          </table:table-cell>
          <table:table-cell office:value-type="float" office:value="7374" calcext:value-type="float">
            <text:p>7374</text:p>
          </table:table-cell>
          <table:table-cell office:value-type="float" office:value="100" calcext:value-type="float">
            <text:p>100</text:p>
          </table:table-cell>
          <table:table-cell office:value-type="float" office:value="7381" calcext:value-type="float">
            <text:p>73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urmes</text:p>
          </table:table-cell>
          <table:table-cell office:value-type="float" office:value="6049" calcext:value-type="float">
            <text:p>6049</text:p>
          </table:table-cell>
          <table:table-cell office:value-type="float" office:value="124" calcext:value-type="float">
            <text:p>124</text:p>
          </table:table-cell>
          <table:table-cell table:formula="of:=LOG([.C411])" office:value-type="float" office:value="2.09342168516224" calcext:value-type="float">
            <text:p>2,093421685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ursegoules</text:p>
          </table:table-cell>
          <table:table-cell office:value-type="float" office:value="6050" calcext:value-type="float">
            <text:p>6050</text:p>
          </table:table-cell>
          <table:table-cell office:value-type="float" office:value="517" calcext:value-type="float">
            <text:p>517</text:p>
          </table:table-cell>
          <table:table-cell table:formula="of:=LOG([.C412])" office:value-type="float" office:value="2.71349054309394" calcext:value-type="float">
            <text:p>2,713490543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  <table:table-cell office:value-type="float" office:value="517" calcext:value-type="float">
            <text:p>5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Croix-sur-Roudoule</text:p>
          </table:table-cell>
          <table:table-cell office:value-type="float" office:value="6051" calcext:value-type="float">
            <text:p>6051</text:p>
          </table:table-cell>
          <table:table-cell office:value-type="float" office:value="97" calcext:value-type="float">
            <text:p>97</text:p>
          </table:table-cell>
          <table:table-cell table:formula="of:=LOG([.C413])" office:value-type="float" office:value="1.98677173426624" calcext:value-type="float">
            <text:p>1,986771734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ébris</text:p>
          </table:table-cell>
          <table:table-cell office:value-type="float" office:value="6052" calcext:value-type="float">
            <text:p>6052</text:p>
          </table:table-cell>
          <table:table-cell office:value-type="float" office:value="135" calcext:value-type="float">
            <text:p>135</text:p>
          </table:table-cell>
          <table:table-cell table:formula="of:=LOG([.C414])" office:value-type="float" office:value="2.13033376849501" calcext:value-type="float">
            <text:p>2,130333768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aluis</text:p>
          </table:table-cell>
          <table:table-cell office:value-type="float" office:value="6053" calcext:value-type="float">
            <text:p>6053</text:p>
          </table:table-cell>
          <table:table-cell office:value-type="float" office:value="149" calcext:value-type="float">
            <text:p>149</text:p>
          </table:table-cell>
          <table:table-cell table:formula="of:=LOG([.C415])" office:value-type="float" office:value="2.17318626841227" calcext:value-type="float">
            <text:p>2,173186268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ap</text:p>
          </table:table-cell>
          <table:table-cell office:value-type="float" office:value="6054" calcext:value-type="float">
            <text:p>6054</text:p>
          </table:table-cell>
          <table:table-cell office:value-type="float" office:value="4381" calcext:value-type="float">
            <text:p>4381</text:p>
          </table:table-cell>
          <table:table-cell table:formula="of:=LOG([.C416])" office:value-type="float" office:value="3.64157325317817" calcext:value-type="float">
            <text:p>3,641573253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44" calcext:value-type="float">
            <text:p>44</text:p>
          </table:table-cell>
          <table:table-cell office:value-type="float" office:value="4381" calcext:value-type="float">
            <text:p>43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uranus</text:p>
          </table:table-cell>
          <table:table-cell office:value-type="float" office:value="6055" calcext:value-type="float">
            <text:p>6055</text:p>
          </table:table-cell>
          <table:table-cell office:value-type="float" office:value="139" calcext:value-type="float">
            <text:p>139</text:p>
          </table:table-cell>
          <table:table-cell table:formula="of:=LOG([.C417])" office:value-type="float" office:value="2.14301480025409" calcext:value-type="float">
            <text:p>2,143014800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traunes</text:p>
          </table:table-cell>
          <table:table-cell office:value-type="float" office:value="6056" calcext:value-type="float">
            <text:p>6056</text:p>
          </table:table-cell>
          <table:table-cell office:value-type="float" office:value="109" calcext:value-type="float">
            <text:p>109</text:p>
          </table:table-cell>
          <table:table-cell table:formula="of:=LOG([.C418])" office:value-type="float" office:value="2.03742649794062" calcext:value-type="float">
            <text:p>2,037426497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'Escarène</text:p>
          </table:table-cell>
          <table:table-cell office:value-type="float" office:value="6057" calcext:value-type="float">
            <text:p>6057</text:p>
          </table:table-cell>
          <table:table-cell office:value-type="float" office:value="2511" calcext:value-type="float">
            <text:p>2511</text:p>
          </table:table-cell>
          <table:table-cell table:formula="of:=LOG([.C419])" office:value-type="float" office:value="3.39984671271292" calcext:value-type="float">
            <text:p>3,39984671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11" calcext:value-type="float">
            <text:p>2511</text:p>
          </table:table-cell>
          <table:table-cell office:value-type="float" office:value="100" calcext:value-type="float">
            <text:p>100</text:p>
          </table:table-cell>
          <table:table-cell office:value-type="float" office:value="2511" calcext:value-type="float">
            <text:p>25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cragnolles</text:p>
          </table:table-cell>
          <table:table-cell office:value-type="float" office:value="6058" calcext:value-type="float">
            <text:p>6058</text:p>
          </table:table-cell>
          <table:table-cell office:value-type="float" office:value="616" calcext:value-type="float">
            <text:p>616</text:p>
          </table:table-cell>
          <table:table-cell table:formula="of:=LOG([.C420])" office:value-type="float" office:value="2.78958071216443" calcext:value-type="float">
            <text:p>2,78958071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Èze</text:p>
          </table:table-cell>
          <table:table-cell office:value-type="float" office:value="6059" calcext:value-type="float">
            <text:p>6059</text:p>
          </table:table-cell>
          <table:table-cell office:value-type="float" office:value="2435" calcext:value-type="float">
            <text:p>2435</text:p>
          </table:table-cell>
          <table:table-cell table:formula="of:=LOG([.C421])" office:value-type="float" office:value="3.38649896555065" calcext:value-type="float">
            <text:p>3,386498965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 office:value-type="float" office:value="100" calcext:value-type="float">
            <text:p>100</text:p>
          </table:table-cell>
          <table:table-cell office:value-type="float" office:value="2435" calcext:value-type="float">
            <text:p>24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licon</text:p>
          </table:table-cell>
          <table:table-cell office:value-type="float" office:value="6060" calcext:value-type="float">
            <text:p>6060</text:p>
          </table:table-cell>
          <table:table-cell office:value-type="float" office:value="1969" calcext:value-type="float">
            <text:p>1969</text:p>
          </table:table-cell>
          <table:table-cell table:formula="of:=LOG([.C422])" office:value-type="float" office:value="3.29424571613812" calcext:value-type="float">
            <text:p>3,294245716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Ferres</text:p>
          </table:table-cell>
          <table:table-cell office:value-type="float" office:value="6061" calcext:value-type="float">
            <text:p>6061</text:p>
          </table:table-cell>
          <table:table-cell office:value-type="float" office:value="103" calcext:value-type="float">
            <text:p>103</text:p>
          </table:table-cell>
          <table:table-cell table:formula="of:=LOG([.C423])" office:value-type="float" office:value="2.01283722470517" calcext:value-type="float">
            <text:p>2,012837224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ntan</text:p>
          </table:table-cell>
          <table:table-cell office:value-type="float" office:value="6062" calcext:value-type="float">
            <text:p>6062</text:p>
          </table:table-cell>
          <table:table-cell office:value-type="float" office:value="355" calcext:value-type="float">
            <text:p>355</text:p>
          </table:table-cell>
          <table:table-cell table:formula="of:=LOG([.C424])" office:value-type="float" office:value="2.55022835305509" calcext:value-type="float">
            <text:p>2,550228353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00" calcext:value-type="float">
            <text:p>100</text:p>
          </table:table-cell>
          <table:table-cell office:value-type="float" office:value="355" calcext:value-type="float">
            <text:p>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rs</text:p>
          </table:table-cell>
          <table:table-cell office:value-type="float" office:value="6063" calcext:value-type="float">
            <text:p>6063</text:p>
          </table:table-cell>
          <table:table-cell office:value-type="float" office:value="70" calcext:value-type="float">
            <text:p>70</text:p>
          </table:table-cell>
          <table:table-cell table:formula="of:=LOG([.C425])" office:value-type="float" office:value="1.84509804001426" calcext:value-type="float">
            <text:p>1,8450980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ttières</text:p>
          </table:table-cell>
          <table:table-cell office:value-type="float" office:value="6064" calcext:value-type="float">
            <text:p>6064</text:p>
          </table:table-cell>
          <table:table-cell office:value-type="float" office:value="4108" calcext:value-type="float">
            <text:p>4108</text:p>
          </table:table-cell>
          <table:table-cell table:formula="of:=LOG([.C426])" office:value-type="float" office:value="3.61363043492524" calcext:value-type="float">
            <text:p>3,613630434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29" calcext:value-type="float">
            <text:p>3929</text:p>
          </table:table-cell>
          <table:table-cell office:value-type="float" office:value="96" calcext:value-type="float">
            <text:p>96</text:p>
          </table:table-cell>
          <table:table-cell office:value-type="float" office:value="4108" calcext:value-type="float">
            <text:p>4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Gaude</text:p>
          </table:table-cell>
          <table:table-cell office:value-type="float" office:value="6065" calcext:value-type="float">
            <text:p>6065</text:p>
          </table:table-cell>
          <table:table-cell office:value-type="float" office:value="6452" calcext:value-type="float">
            <text:p>6452</text:p>
          </table:table-cell>
          <table:table-cell table:formula="of:=LOG([.C427])" office:value-type="float" office:value="3.80969435871692" calcext:value-type="float">
            <text:p>3,809694358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89" calcext:value-type="float">
            <text:p>89</text:p>
          </table:table-cell>
          <table:table-cell office:value-type="float" office:value="6452" calcext:value-type="float">
            <text:p>64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lette</text:p>
          </table:table-cell>
          <table:table-cell office:value-type="float" office:value="6066" calcext:value-type="float">
            <text:p>6066</text:p>
          </table:table-cell>
          <table:table-cell office:value-type="float" office:value="1506" calcext:value-type="float">
            <text:p>1506</text:p>
          </table:table-cell>
          <table:table-cell table:formula="of:=LOG([.C428])" office:value-type="float" office:value="3.17782497186468" calcext:value-type="float">
            <text:p>3,177824971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office:value-type="float" office:value="100" calcext:value-type="float">
            <text:p>100</text:p>
          </table:table-cell>
          <table:table-cell office:value-type="float" office:value="1506" calcext:value-type="float">
            <text:p>1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orbio</text:p>
          </table:table-cell>
          <table:table-cell office:value-type="float" office:value="6067" calcext:value-type="float">
            <text:p>6067</text:p>
          </table:table-cell>
          <table:table-cell office:value-type="float" office:value="1306" calcext:value-type="float">
            <text:p>1306</text:p>
          </table:table-cell>
          <table:table-cell table:formula="of:=LOG([.C429])" office:value-type="float" office:value="3.11594317693905" calcext:value-type="float">
            <text:p>3,115943176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ourdon</text:p>
          </table:table-cell>
          <table:table-cell office:value-type="float" office:value="6068" calcext:value-type="float">
            <text:p>6068</text:p>
          </table:table-cell>
          <table:table-cell office:value-type="float" office:value="404" calcext:value-type="float">
            <text:p>404</text:p>
          </table:table-cell>
          <table:table-cell table:formula="of:=LOG([.C430])" office:value-type="float" office:value="2.6063813651106" calcext:value-type="float">
            <text:p>2,606381365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asse</text:p>
          </table:table-cell>
          <table:table-cell office:value-type="float" office:value="6069" calcext:value-type="float">
            <text:p>6069</text:p>
          </table:table-cell>
          <table:table-cell office:value-type="float" office:value="50409" calcext:value-type="float">
            <text:p>50409</text:p>
          </table:table-cell>
          <table:table-cell table:formula="of:=LOG([.C431])" office:value-type="float" office:value="4.70250808210807" calcext:value-type="float">
            <text:p>4,702508082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6" calcext:value-type="float">
            <text:p>6</text:p>
          </table:table-cell>
          <table:table-cell office:value-type="float" office:value="50409" calcext:value-type="float">
            <text:p>50409</text:p>
          </table:table-cell>
          <table:table-cell office:value-type="float" office:value="100" calcext:value-type="float">
            <text:p>100</text:p>
          </table:table-cell>
          <table:table-cell office:value-type="float" office:value="50409" calcext:value-type="float">
            <text:p>50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éolières</text:p>
          </table:table-cell>
          <table:table-cell office:value-type="float" office:value="6070" calcext:value-type="float">
            <text:p>6070</text:p>
          </table:table-cell>
          <table:table-cell office:value-type="float" office:value="607" calcext:value-type="float">
            <text:p>607</text:p>
          </table:table-cell>
          <table:table-cell table:formula="of:=LOG([.C432])" office:value-type="float" office:value="2.78318869107526" calcext:value-type="float">
            <text:p>2,78318869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100" calcext:value-type="float">
            <text:p>100</text:p>
          </table:table-cell>
          <table:table-cell office:value-type="float" office:value="607" calcext:value-type="float">
            <text:p>6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float" office:value="6071" calcext:value-type="float">
            <text:p>6071</text:p>
          </table:table-cell>
          <table:table-cell office:value-type="float" office:value="656" calcext:value-type="float">
            <text:p>656</text:p>
          </table:table-cell>
          <table:table-cell table:formula="of:=LOG([.C433])" office:value-type="float" office:value="2.81690383937566" calcext:value-type="float">
            <text:p>2,816903839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100" calcext:value-type="float">
            <text:p>100</text:p>
          </table:table-cell>
          <table:table-cell office:value-type="float" office:value="656" calcext:value-type="float">
            <text:p>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lonse</text:p>
          </table:table-cell>
          <table:table-cell office:value-type="float" office:value="6072" calcext:value-type="float">
            <text:p>6072</text:p>
          </table:table-cell>
          <table:table-cell office:value-type="float" office:value="187" calcext:value-type="float">
            <text:p>187</text:p>
          </table:table-cell>
          <table:table-cell table:formula="of:=LOG([.C434])" office:value-type="float" office:value="2.2718416065365" calcext:value-type="float">
            <text:p>2,271841606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sola</text:p>
          </table:table-cell>
          <table:table-cell office:value-type="float" office:value="6073" calcext:value-type="float">
            <text:p>6073</text:p>
          </table:table-cell>
          <table:table-cell office:value-type="float" office:value="698" calcext:value-type="float">
            <text:p>698</text:p>
          </table:table-cell>
          <table:table-cell table:formula="of:=LOG([.C435])" office:value-type="float" office:value="2.84385542262316" calcext:value-type="float">
            <text:p>2,843855422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100" calcext:value-type="float">
            <text:p>100</text:p>
          </table:table-cell>
          <table:table-cell office:value-type="float" office:value="698" calcext:value-type="float">
            <text:p>6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ntosque</text:p>
          </table:table-cell>
          <table:table-cell office:value-type="float" office:value="6074" calcext:value-type="float">
            <text:p>6074</text:p>
          </table:table-cell>
          <table:table-cell office:value-type="float" office:value="1316" calcext:value-type="float">
            <text:p>1316</text:p>
          </table:table-cell>
          <table:table-cell table:formula="of:=LOG([.C436])" office:value-type="float" office:value="3.11925588927794" calcext:value-type="float">
            <text:p>3,119255889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100" calcext:value-type="float">
            <text:p>100</text:p>
          </table:table-cell>
          <table:table-cell office:value-type="float" office:value="1316" calcext:value-type="float">
            <text:p>13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vens</text:p>
          </table:table-cell>
          <table:table-cell office:value-type="float" office:value="6075" calcext:value-type="float">
            <text:p>6075</text:p>
          </table:table-cell>
          <table:table-cell office:value-type="float" office:value="4779" calcext:value-type="float">
            <text:p>4779</text:p>
          </table:table-cell>
          <table:table-cell table:formula="of:=LOG([.C437])" office:value-type="float" office:value="3.67933703052079" calcext:value-type="float">
            <text:p>3,679337030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779" calcext:value-type="float">
            <text:p>4779</text:p>
          </table:table-cell>
          <table:table-cell office:value-type="float" office:value="100" calcext:value-type="float">
            <text:p>100</text:p>
          </table:table-cell>
          <table:table-cell office:value-type="float" office:value="4779" calcext:value-type="float">
            <text:p>47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euche</text:p>
          </table:table-cell>
          <table:table-cell office:value-type="float" office:value="6076" calcext:value-type="float">
            <text:p>6076</text:p>
          </table:table-cell>
          <table:table-cell office:value-type="float" office:value="42" calcext:value-type="float">
            <text:p>42</text:p>
          </table:table-cell>
          <table:table-cell table:formula="of:=LOG([.C438])" office:value-type="float" office:value="1.6232492903979" calcext:value-type="float">
            <text:p>1,623249290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ucéram</text:p>
          </table:table-cell>
          <table:table-cell office:value-type="float" office:value="6077" calcext:value-type="float">
            <text:p>6077</text:p>
          </table:table-cell>
          <table:table-cell office:value-type="float" office:value="1237" calcext:value-type="float">
            <text:p>1237</text:p>
          </table:table-cell>
          <table:table-cell table:formula="of:=LOG([.C439])" office:value-type="float" office:value="3.09236969962912" calcext:value-type="float">
            <text:p>3,092369699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 office:value-type="float" office:value="100" calcext:value-type="float">
            <text:p>100</text:p>
          </table:table-cell>
          <table:table-cell office:value-type="float" office:value="1237" calcext:value-type="float">
            <text:p>12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aussène</text:p>
          </table:table-cell>
          <table:table-cell office:value-type="float" office:value="6078" calcext:value-type="float">
            <text:p>6078</text:p>
          </table:table-cell>
          <table:table-cell office:value-type="float" office:value="292" calcext:value-type="float">
            <text:p>292</text:p>
          </table:table-cell>
          <table:table-cell table:formula="of:=LOG([.C440])" office:value-type="float" office:value="2.46538285144842" calcext:value-type="float">
            <text:p>2,465382851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ndelieu-la-Napoule</text:p>
          </table:table-cell>
          <table:table-cell office:value-type="float" office:value="6079" calcext:value-type="float">
            <text:p>6079</text:p>
          </table:table-cell>
          <table:table-cell office:value-type="float" office:value="22696" calcext:value-type="float">
            <text:p>22696</text:p>
          </table:table-cell>
          <table:table-cell table:formula="of:=LOG([.C441])" office:value-type="float" office:value="4.3559493227878" calcext:value-type="float">
            <text:p>4,355949322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6" calcext:value-type="float">
            <text:p>2346</text:p>
          </table:table-cell>
          <table:table-cell office:value-type="float" office:value="10" calcext:value-type="float">
            <text:p>10</text:p>
          </table:table-cell>
          <table:table-cell office:value-type="float" office:value="5445" calcext:value-type="float">
            <text:p>5445</text:p>
          </table:table-cell>
          <table:table-cell office:value-type="float" office:value="24" calcext:value-type="float">
            <text:p>24</text:p>
          </table:table-cell>
          <table:table-cell office:value-type="float" office:value="22696" calcext:value-type="float">
            <text:p>226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float" office:value="6080" calcext:value-type="float">
            <text:p>6080</text:p>
          </table:table-cell>
          <table:table-cell office:value-type="float" office:value="109" calcext:value-type="float">
            <text:p>109</text:p>
          </table:table-cell>
          <table:table-cell table:formula="of:=LOG([.C442])" office:value-type="float" office:value="2.03742649794062" calcext:value-type="float">
            <text:p>2,037426497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Mas</text:p>
          </table:table-cell>
          <table:table-cell office:value-type="float" office:value="6081" calcext:value-type="float">
            <text:p>6081</text:p>
          </table:table-cell>
          <table:table-cell office:value-type="float" office:value="162" calcext:value-type="float">
            <text:p>162</text:p>
          </table:table-cell>
          <table:table-cell table:formula="of:=LOG([.C443])" office:value-type="float" office:value="2.20951501454263" calcext:value-type="float">
            <text:p>2,209515014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ssoins</text:p>
          </table:table-cell>
          <table:table-cell office:value-type="float" office:value="6082" calcext:value-type="float">
            <text:p>6082</text:p>
          </table:table-cell>
          <table:table-cell office:value-type="float" office:value="106" calcext:value-type="float">
            <text:p>106</text:p>
          </table:table-cell>
          <table:table-cell table:formula="of:=LOG([.C444])" office:value-type="float" office:value="2.02530586526477" calcext:value-type="float">
            <text:p>2,025305865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nton</text:p>
          </table:table-cell>
          <table:table-cell office:value-type="float" office:value="6083" calcext:value-type="float">
            <text:p>6083</text:p>
          </table:table-cell>
          <table:table-cell office:value-type="float" office:value="28563" calcext:value-type="float">
            <text:p>28563</text:p>
          </table:table-cell>
          <table:table-cell table:formula="of:=LOG([.C445])" office:value-type="float" office:value="4.45580381987661" calcext:value-type="float">
            <text:p>4,455803819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3" calcext:value-type="float">
            <text:p>3</text:p>
          </table:table-cell>
          <table:table-cell office:value-type="float" office:value="28563" calcext:value-type="float">
            <text:p>28563</text:p>
          </table:table-cell>
          <table:table-cell office:value-type="float" office:value="100" calcext:value-type="float">
            <text:p>100</text:p>
          </table:table-cell>
          <table:table-cell office:value-type="float" office:value="28563" calcext:value-type="float">
            <text:p>28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uans-Sartoux</text:p>
          </table:table-cell>
          <table:table-cell office:value-type="float" office:value="6084" calcext:value-type="float">
            <text:p>6084</text:p>
          </table:table-cell>
          <table:table-cell office:value-type="float" office:value="9544" calcext:value-type="float">
            <text:p>9544</text:p>
          </table:table-cell>
          <table:table-cell table:formula="of:=LOG([.C446])" office:value-type="float" office:value="3.97973043066228" calcext:value-type="float">
            <text:p>3,979730430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511" calcext:value-type="float">
            <text:p>2511</text:p>
          </table:table-cell>
          <table:table-cell office:value-type="float" office:value="26" calcext:value-type="float">
            <text:p>26</text:p>
          </table:table-cell>
          <table:table-cell office:value-type="float" office:value="9544" calcext:value-type="float">
            <text:p>9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ugins</text:p>
          </table:table-cell>
          <table:table-cell office:value-type="float" office:value="6085" calcext:value-type="float">
            <text:p>6085</text:p>
          </table:table-cell>
          <table:table-cell office:value-type="float" office:value="18391" calcext:value-type="float">
            <text:p>18391</text:p>
          </table:table-cell>
          <table:table-cell table:formula="of:=LOG([.C447])" office:value-type="float" office:value="4.26460534439166" calcext:value-type="float">
            <text:p>4,264605344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  <table:table-cell office:value-type="float" office:value="3291" calcext:value-type="float">
            <text:p>3291</text:p>
          </table:table-cell>
          <table:table-cell office:value-type="float" office:value="18" calcext:value-type="float">
            <text:p>18</text:p>
          </table:table-cell>
          <table:table-cell office:value-type="float" office:value="18391" calcext:value-type="float">
            <text:p>183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ulinet</text:p>
          </table:table-cell>
          <table:table-cell office:value-type="float" office:value="6086" calcext:value-type="float">
            <text:p>6086</text:p>
          </table:table-cell>
          <table:table-cell office:value-type="float" office:value="268" calcext:value-type="float">
            <text:p>268</text:p>
          </table:table-cell>
          <table:table-cell table:formula="of:=LOG([.C448])" office:value-type="float" office:value="2.42813479402879" calcext:value-type="float">
            <text:p>2,42813479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Mujouls</text:p>
          </table:table-cell>
          <table:table-cell office:value-type="float" office:value="6087" calcext:value-type="float">
            <text:p>6087</text:p>
          </table:table-cell>
          <table:table-cell office:value-type="float" office:value="45" calcext:value-type="float">
            <text:p>45</text:p>
          </table:table-cell>
          <table:table-cell table:formula="of:=LOG([.C449])" office:value-type="float" office:value="1.65321251377534" calcext:value-type="float">
            <text:p>1,653212513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6088" calcext:value-type="float">
            <text:p>6088</text:p>
          </table:table-cell>
          <table:table-cell office:value-type="float" office:value="343895" calcext:value-type="float">
            <text:p>343895</text:p>
          </table:table-cell>
          <table:table-cell table:formula="of:=LOG([.C450])" office:value-type="float" office:value="5.53642586152078" calcext:value-type="float">
            <text:p>5,536425861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2691" calcext:value-type="float">
            <text:p>72691</text:p>
          </table:table-cell>
          <table:table-cell office:value-type="float" office:value="21" calcext:value-type="float">
            <text:p>21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13018" calcext:value-type="float">
            <text:p>213018</text:p>
          </table:table-cell>
          <table:table-cell office:value-type="float" office:value="62" calcext:value-type="float">
            <text:p>62</text:p>
          </table:table-cell>
          <table:table-cell office:value-type="float" office:value="2714" calcext:value-type="float">
            <text:p>2714</text:p>
          </table:table-cell>
          <table:table-cell office:value-type="float" office:value="1" calcext:value-type="float">
            <text:p>1</text:p>
          </table:table-cell>
          <table:table-cell office:value-type="float" office:value="343895" calcext:value-type="float">
            <text:p>3438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pio</text:p>
          </table:table-cell>
          <table:table-cell office:value-type="float" office:value="6089" calcext:value-type="float">
            <text:p>6089</text:p>
          </table:table-cell>
          <table:table-cell office:value-type="float" office:value="2204" calcext:value-type="float">
            <text:p>2204</text:p>
          </table:table-cell>
          <table:table-cell table:formula="of:=LOG([.C451])" office:value-type="float" office:value="3.34321159017975" calcext:value-type="float">
            <text:p>3,343211590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04" calcext:value-type="float">
            <text:p>2204</text:p>
          </table:table-cell>
          <table:table-cell office:value-type="float" office:value="100" calcext:value-type="float">
            <text:p>100</text:p>
          </table:table-cell>
          <table:table-cell office:value-type="float" office:value="2204" calcext:value-type="float">
            <text:p>22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égomas</text:p>
          </table:table-cell>
          <table:table-cell office:value-type="float" office:value="6090" calcext:value-type="float">
            <text:p>6090</text:p>
          </table:table-cell>
          <table:table-cell office:value-type="float" office:value="7783" calcext:value-type="float">
            <text:p>7783</text:p>
          </table:table-cell>
          <table:table-cell table:formula="of:=LOG([.C452])" office:value-type="float" office:value="3.89114703044877" calcext:value-type="float">
            <text:p>3,891147030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6266" calcext:value-type="float">
            <text:p>6266</text:p>
          </table:table-cell>
          <table:table-cell office:value-type="float" office:value="81" calcext:value-type="float">
            <text:p>81</text:p>
          </table:table-cell>
          <table:table-cell office:value-type="float" office:value="7783" calcext:value-type="float">
            <text:p>77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ille</text:p>
          </table:table-cell>
          <table:table-cell office:value-type="float" office:value="6091" calcext:value-type="float">
            <text:p>6091</text:p>
          </table:table-cell>
          <table:table-cell office:value-type="float" office:value="2344" calcext:value-type="float">
            <text:p>2344</text:p>
          </table:table-cell>
          <table:table-cell table:formula="of:=LOG([.C453])" office:value-type="float" office:value="3.36995760734605" calcext:value-type="float">
            <text:p>3,369957607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2343" calcext:value-type="float">
            <text:p>2343</text:p>
          </table:table-cell>
          <table:table-cell office:value-type="float" office:value="100" calcext:value-type="float">
            <text:p>100</text:p>
          </table:table-cell>
          <table:table-cell office:value-type="float" office:value="2344" calcext:value-type="float">
            <text:p>2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illon</text:p>
          </table:table-cell>
          <table:table-cell office:value-type="float" office:value="6092" calcext:value-type="float">
            <text:p>6092</text:p>
          </table:table-cell>
          <table:table-cell office:value-type="float" office:value="1495" calcext:value-type="float">
            <text:p>1495</text:p>
          </table:table-cell>
          <table:table-cell table:formula="of:=LOG([.C454])" office:value-type="float" office:value="3.17464119266045" calcext:value-type="float">
            <text:p>3,174641192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float" office:value="100" calcext:value-type="float">
            <text:p>100</text:p>
          </table:table-cell>
          <table:table-cell office:value-type="float" office:value="1495" calcext:value-type="float">
            <text:p>14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Penne</text:p>
          </table:table-cell>
          <table:table-cell office:value-type="float" office:value="6093" calcext:value-type="float">
            <text:p>6093</text:p>
          </table:table-cell>
          <table:table-cell office:value-type="float" office:value="298" calcext:value-type="float">
            <text:p>298</text:p>
          </table:table-cell>
          <table:table-cell table:formula="of:=LOG([.C455])" office:value-type="float" office:value="2.47421626407626" calcext:value-type="float">
            <text:p>2,474216264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éone</text:p>
          </table:table-cell>
          <table:table-cell office:value-type="float" office:value="6094" calcext:value-type="float">
            <text:p>6094</text:p>
          </table:table-cell>
          <table:table-cell office:value-type="float" office:value="935" calcext:value-type="float">
            <text:p>935</text:p>
          </table:table-cell>
          <table:table-cell table:formula="of:=LOG([.C456])" office:value-type="float" office:value="2.97081161087252" calcext:value-type="float">
            <text:p>2,970811610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100" calcext:value-type="float">
            <text:p>100</text:p>
          </table:table-cell>
          <table:table-cell office:value-type="float" office:value="935" calcext:value-type="float">
            <text:p>9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ymeinade</text:p>
          </table:table-cell>
          <table:table-cell office:value-type="float" office:value="6095" calcext:value-type="float">
            <text:p>6095</text:p>
          </table:table-cell>
          <table:table-cell office:value-type="float" office:value="8060" calcext:value-type="float">
            <text:p>8060</text:p>
          </table:table-cell>
          <table:table-cell table:formula="of:=LOG([.C457])" office:value-type="float" office:value="3.90633504180509" calcext:value-type="float">
            <text:p>3,906335041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8060" calcext:value-type="float">
            <text:p>8060</text:p>
          </table:table-cell>
          <table:table-cell office:value-type="float" office:value="100" calcext:value-type="float">
            <text:p>100</text:p>
          </table:table-cell>
          <table:table-cell office:value-type="float" office:value="8060" calcext:value-type="float">
            <text:p>80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erlas</text:p>
          </table:table-cell>
          <table:table-cell office:value-type="float" office:value="6096" calcext:value-type="float">
            <text:p>6096</text:p>
          </table:table-cell>
          <table:table-cell office:value-type="float" office:value="93" calcext:value-type="float">
            <text:p>93</text:p>
          </table:table-cell>
          <table:table-cell table:formula="of:=LOG([.C458])" office:value-type="float" office:value="1.96848294855394" calcext:value-type="float">
            <text:p>1,968482948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errefeu</text:p>
          </table:table-cell>
          <table:table-cell office:value-type="float" office:value="6097" calcext:value-type="float">
            <text:p>6097</text:p>
          </table:table-cell>
          <table:table-cell office:value-type="float" office:value="303" calcext:value-type="float">
            <text:p>303</text:p>
          </table:table-cell>
          <table:table-cell table:formula="of:=LOG([.C459])" office:value-type="float" office:value="2.4814426285023" calcext:value-type="float">
            <text:p>2,481442628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get-Rostang</text:p>
          </table:table-cell>
          <table:table-cell office:value-type="float" office:value="6098" calcext:value-type="float">
            <text:p>6098</text:p>
          </table:table-cell>
          <table:table-cell office:value-type="float" office:value="133" calcext:value-type="float">
            <text:p>133</text:p>
          </table:table-cell>
          <table:table-cell table:formula="of:=LOG([.C460])" office:value-type="float" office:value="2.12385164096709" calcext:value-type="float">
            <text:p>2,12385164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get-Théniers</text:p>
          </table:table-cell>
          <table:table-cell office:value-type="float" office:value="6099" calcext:value-type="float">
            <text:p>6099</text:p>
          </table:table-cell>
          <table:table-cell office:value-type="float" office:value="1883" calcext:value-type="float">
            <text:p>1883</text:p>
          </table:table-cell>
          <table:table-cell table:formula="of:=LOG([.C461])" office:value-type="float" office:value="3.27485032001666" calcext:value-type="float">
            <text:p>3,2748503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83" calcext:value-type="float">
            <text:p>1883</text:p>
          </table:table-cell>
          <table:table-cell office:value-type="float" office:value="100" calcext:value-type="float">
            <text:p>100</text:p>
          </table:table-cell>
          <table:table-cell office:value-type="float" office:value="1883" calcext:value-type="float">
            <text:p>1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evest-les-Roches</text:p>
          </table:table-cell>
          <table:table-cell office:value-type="float" office:value="6100" calcext:value-type="float">
            <text:p>6100</text:p>
          </table:table-cell>
          <table:table-cell office:value-type="float" office:value="224" calcext:value-type="float">
            <text:p>224</text:p>
          </table:table-cell>
          <table:table-cell table:formula="of:=LOG([.C462])" office:value-type="float" office:value="2.35024801833416" calcext:value-type="float">
            <text:p>2,350248018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99" calcext:value-type="float">
            <text:p>99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gaud</text:p>
          </table:table-cell>
          <table:table-cell office:value-type="float" office:value="6101" calcext:value-type="float">
            <text:p>6101</text:p>
          </table:table-cell>
          <table:table-cell office:value-type="float" office:value="211" calcext:value-type="float">
            <text:p>211</text:p>
          </table:table-cell>
          <table:table-cell table:formula="of:=LOG([.C463])" office:value-type="float" office:value="2.32428245529769" calcext:value-type="float">
            <text:p>2,324282455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mplas</text:p>
          </table:table-cell>
          <table:table-cell office:value-type="float" office:value="6102" calcext:value-type="float">
            <text:p>6102</text:p>
          </table:table-cell>
          <table:table-cell office:value-type="float" office:value="126" calcext:value-type="float">
            <text:p>126</text:p>
          </table:table-cell>
          <table:table-cell table:formula="of:=LOG([.C464])" office:value-type="float" office:value="2.10037054511756" calcext:value-type="float">
            <text:p>2,100370545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quebillière</text:p>
          </table:table-cell>
          <table:table-cell office:value-type="float" office:value="6103" calcext:value-type="float">
            <text:p>6103</text:p>
          </table:table-cell>
          <table:table-cell office:value-type="float" office:value="1774" calcext:value-type="float">
            <text:p>1774</text:p>
          </table:table-cell>
          <table:table-cell table:formula="of:=LOG([.C465])" office:value-type="float" office:value="3.24895361549571" calcext:value-type="float">
            <text:p>3,248953615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100" calcext:value-type="float">
            <text:p>100</text:p>
          </table:table-cell>
          <table:table-cell office:value-type="float" office:value="1774" calcext:value-type="float">
            <text:p>17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quebrune-Cap-Martin</text:p>
          </table:table-cell>
          <table:table-cell office:value-type="float" office:value="6104" calcext:value-type="float">
            <text:p>6104</text:p>
          </table:table-cell>
          <table:table-cell office:value-type="float" office:value="12867" calcext:value-type="float">
            <text:p>12867</text:p>
          </table:table-cell>
          <table:table-cell table:formula="of:=LOG([.C466])" office:value-type="float" office:value="4.10947730095874" calcext:value-type="float">
            <text:p>4,10947730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12636" calcext:value-type="float">
            <text:p>12636</text:p>
          </table:table-cell>
          <table:table-cell office:value-type="float" office:value="98" calcext:value-type="float">
            <text:p>98</text:p>
          </table:table-cell>
          <table:table-cell office:value-type="float" office:value="12867" calcext:value-type="float">
            <text:p>128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quefort-les-Pins</text:p>
          </table:table-cell>
          <table:table-cell office:value-type="float" office:value="6105" calcext:value-type="float">
            <text:p>6105</text:p>
          </table:table-cell>
          <table:table-cell office:value-type="float" office:value="6553" calcext:value-type="float">
            <text:p>6553</text:p>
          </table:table-cell>
          <table:table-cell table:formula="of:=LOG([.C467])" office:value-type="float" office:value="3.81644016795614" calcext:value-type="float">
            <text:p>3,81644016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float" office:value="100" calcext:value-type="float">
            <text:p>100</text:p>
          </table:table-cell>
          <table:table-cell office:value-type="float" office:value="6553" calcext:value-type="float">
            <text:p>65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questéron</text:p>
          </table:table-cell>
          <table:table-cell office:value-type="float" office:value="6106" calcext:value-type="float">
            <text:p>6106</text:p>
          </table:table-cell>
          <table:table-cell office:value-type="float" office:value="574" calcext:value-type="float">
            <text:p>574</text:p>
          </table:table-cell>
          <table:table-cell table:formula="of:=LOG([.C468])" office:value-type="float" office:value="2.75891189239797" calcext:value-type="float">
            <text:p>2,758911892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que-en-Provence</text:p>
          </table:table-cell>
          <table:table-cell office:value-type="float" office:value="6107" calcext:value-type="float">
            <text:p>6107</text:p>
          </table:table-cell>
          <table:table-cell office:value-type="float" office:value="78" calcext:value-type="float">
            <text:p>78</text:p>
          </table:table-cell>
          <table:table-cell table:formula="of:=LOG([.C469])" office:value-type="float" office:value="1.89209460269048" calcext:value-type="float">
            <text:p>1,892094602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quette-sur-Siagne</text:p>
          </table:table-cell>
          <table:table-cell office:value-type="float" office:value="6108" calcext:value-type="float">
            <text:p>6108</text:p>
          </table:table-cell>
          <table:table-cell office:value-type="float" office:value="5378" calcext:value-type="float">
            <text:p>5378</text:p>
          </table:table-cell>
          <table:table-cell table:formula="of:=LOG([.C470])" office:value-type="float" office:value="3.73062079788728" calcext:value-type="float">
            <text:p>3,730620797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8" calcext:value-type="float">
            <text:p>53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quette-sur-Var</text:p>
          </table:table-cell>
          <table:table-cell office:value-type="float" office:value="6109" calcext:value-type="float">
            <text:p>6109</text:p>
          </table:table-cell>
          <table:table-cell office:value-type="float" office:value="890" calcext:value-type="float">
            <text:p>890</text:p>
          </table:table-cell>
          <table:table-cell table:formula="of:=LOG([.C471])" office:value-type="float" office:value="2.94939000664491" calcext:value-type="float">
            <text:p>2,949390006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100" calcext:value-type="float">
            <text:p>100</text:p>
          </table:table-cell>
          <table:table-cell office:value-type="float" office:value="890" calcext:value-type="float">
            <text:p>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bion</text:p>
          </table:table-cell>
          <table:table-cell office:value-type="float" office:value="6110" calcext:value-type="float">
            <text:p>6110</text:p>
          </table:table-cell>
          <table:table-cell office:value-type="float" office:value="120" calcext:value-type="float">
            <text:p>120</text:p>
          </table:table-cell>
          <table:table-cell table:formula="of:=LOG([.C472])" office:value-type="float" office:value="2.07918124604762" calcext:value-type="float">
            <text:p>2,07918124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re</text:p>
          </table:table-cell>
          <table:table-cell office:value-type="float" office:value="6111" calcext:value-type="float">
            <text:p>6111</text:p>
          </table:table-cell>
          <table:table-cell office:value-type="float" office:value="202" calcext:value-type="float">
            <text:p>202</text:p>
          </table:table-cell>
          <table:table-cell table:formula="of:=LOG([.C473])" office:value-type="float" office:value="2.30535136944662" calcext:value-type="float">
            <text:p>2,305351369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Rouret</text:p>
          </table:table-cell>
          <table:table-cell office:value-type="float" office:value="6112" calcext:value-type="float">
            <text:p>6112</text:p>
          </table:table-cell>
          <table:table-cell office:value-type="float" office:value="3996" calcext:value-type="float">
            <text:p>3996</text:p>
          </table:table-cell>
          <table:table-cell table:formula="of:=LOG([.C474])" office:value-type="float" office:value="3.60162547955394" calcext:value-type="float">
            <text:p>3,601625479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90" calcext:value-type="float">
            <text:p>3990</text:p>
          </table:table-cell>
          <table:table-cell office:value-type="float" office:value="100" calcext:value-type="float">
            <text:p>100</text:p>
          </table:table-cell>
          <table:table-cell office:value-type="float" office:value="3996" calcext:value-type="float">
            <text:p>39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e-Agnès</text:p>
          </table:table-cell>
          <table:table-cell office:value-type="float" office:value="6113" calcext:value-type="float">
            <text:p>6113</text:p>
          </table:table-cell>
          <table:table-cell office:value-type="float" office:value="1157" calcext:value-type="float">
            <text:p>1157</text:p>
          </table:table-cell>
          <table:table-cell table:formula="of:=LOG([.C475])" office:value-type="float" office:value="3.06333335895175" calcext:value-type="float">
            <text:p>3,06333335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float" office:value="100" calcext:value-type="float">
            <text:p>100</text:p>
          </table:table-cell>
          <table:table-cell office:value-type="float" office:value="1157" calcext:value-type="float">
            <text:p>11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ndré-de-la-Roche</text:p>
          </table:table-cell>
          <table:table-cell office:value-type="float" office:value="6114" calcext:value-type="float">
            <text:p>6114</text:p>
          </table:table-cell>
          <table:table-cell office:value-type="float" office:value="5467" calcext:value-type="float">
            <text:p>5467</text:p>
          </table:table-cell>
          <table:table-cell table:formula="of:=LOG([.C476])" office:value-type="float" office:value="3.73774907389156" calcext:value-type="float">
            <text:p>3,737749073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7" calcext:value-type="float">
            <text:p>54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ntonin</text:p>
          </table:table-cell>
          <table:table-cell office:value-type="float" office:value="6115" calcext:value-type="float">
            <text:p>6115</text:p>
          </table:table-cell>
          <table:table-cell office:value-type="float" office:value="109" calcext:value-type="float">
            <text:p>109</text:p>
          </table:table-cell>
          <table:table-cell table:formula="of:=LOG([.C477])" office:value-type="float" office:value="2.03742649794062" calcext:value-type="float">
            <text:p>2,03742649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uban</text:p>
          </table:table-cell>
          <table:table-cell office:value-type="float" office:value="6116" calcext:value-type="float">
            <text:p>6116</text:p>
          </table:table-cell>
          <table:table-cell office:value-type="float" office:value="234" calcext:value-type="float">
            <text:p>234</text:p>
          </table:table-cell>
          <table:table-cell table:formula="of:=LOG([.C478])" office:value-type="float" office:value="2.36921585741014" calcext:value-type="float">
            <text:p>2,369215857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Blaise</text:p>
          </table:table-cell>
          <table:table-cell office:value-type="float" office:value="6117" calcext:value-type="float">
            <text:p>6117</text:p>
          </table:table-cell>
          <table:table-cell office:value-type="float" office:value="1005" calcext:value-type="float">
            <text:p>1005</text:p>
          </table:table-cell>
          <table:table-cell table:formula="of:=LOG([.C479])" office:value-type="float" office:value="3.00216606175651" calcext:value-type="float">
            <text:p>3,00216606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office:value-type="float" office:value="100" calcext:value-type="float">
            <text:p>100</text:p>
          </table:table-cell>
          <table:table-cell office:value-type="float" office:value="1005" calcext:value-type="float">
            <text:p>10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Cézaire-sur-Siagne</text:p>
          </table:table-cell>
          <table:table-cell office:value-type="float" office:value="6118" calcext:value-type="float">
            <text:p>6118</text:p>
          </table:table-cell>
          <table:table-cell office:value-type="float" office:value="3930" calcext:value-type="float">
            <text:p>3930</text:p>
          </table:table-cell>
          <table:table-cell table:formula="of:=LOG([.C480])" office:value-type="float" office:value="3.59439255037543" calcext:value-type="float">
            <text:p>3,594392550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30" calcext:value-type="float">
            <text:p>3930</text:p>
          </table:table-cell>
          <table:table-cell office:value-type="float" office:value="100" calcext:value-type="float">
            <text:p>100</text:p>
          </table:table-cell>
          <table:table-cell office:value-type="float" office:value="3930" calcext:value-type="float">
            <text:p>39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Dalmas-le-Selvage</text:p>
          </table:table-cell>
          <table:table-cell office:value-type="float" office:value="6119" calcext:value-type="float">
            <text:p>6119</text:p>
          </table:table-cell>
          <table:table-cell office:value-type="float" office:value="122" calcext:value-type="float">
            <text:p>122</text:p>
          </table:table-cell>
          <table:table-cell table:formula="of:=LOG([.C481])" office:value-type="float" office:value="2.08635983067475" calcext:value-type="float">
            <text:p>2,086359830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Étienne-de-Tinée</text:p>
          </table:table-cell>
          <table:table-cell office:value-type="float" office:value="6120" calcext:value-type="float">
            <text:p>6120</text:p>
          </table:table-cell>
          <table:table-cell office:value-type="float" office:value="1385" calcext:value-type="float">
            <text:p>1385</text:p>
          </table:table-cell>
          <table:table-cell table:formula="of:=LOG([.C482])" office:value-type="float" office:value="3.14144977340047" calcext:value-type="float">
            <text:p>3,141449773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 office:value-type="float" office:value="100" calcext:value-type="float">
            <text:p>100</text:p>
          </table:table-cell>
          <table:table-cell office:value-type="float" office:value="1385" calcext:value-type="float">
            <text:p>1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ean-Cap-Ferrat</text:p>
          </table:table-cell>
          <table:table-cell office:value-type="float" office:value="6121" calcext:value-type="float">
            <text:p>6121</text:p>
          </table:table-cell>
          <table:table-cell office:value-type="float" office:value="1645" calcext:value-type="float">
            <text:p>1645</text:p>
          </table:table-cell>
          <table:table-cell table:formula="of:=LOG([.C483])" office:value-type="float" office:value="3.21616590228599" calcext:value-type="float">
            <text:p>3,216165902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 office:value-type="float" office:value="99" calcext:value-type="float">
            <text:p>99</text:p>
          </table:table-cell>
          <table:table-cell office:value-type="float" office:value="1645" calcext:value-type="float">
            <text:p>16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eannet</text:p>
          </table:table-cell>
          <table:table-cell office:value-type="float" office:value="6122" calcext:value-type="float">
            <text:p>6122</text:p>
          </table:table-cell>
          <table:table-cell office:value-type="float" office:value="4030" calcext:value-type="float">
            <text:p>4030</text:p>
          </table:table-cell>
          <table:table-cell table:formula="of:=LOG([.C484])" office:value-type="float" office:value="3.60530504614111" calcext:value-type="float">
            <text:p>3,605305046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99" calcext:value-type="float">
            <text:p>3999</text:p>
          </table:table-cell>
          <table:table-cell office:value-type="float" office:value="99" calcext:value-type="float">
            <text:p>99</text:p>
          </table:table-cell>
          <table:table-cell office:value-type="float" office:value="4030" calcext:value-type="float">
            <text:p>40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Laurent-du-Var</text:p>
          </table:table-cell>
          <table:table-cell office:value-type="float" office:value="6123" calcext:value-type="float">
            <text:p>6123</text:p>
          </table:table-cell>
          <table:table-cell office:value-type="float" office:value="29067" calcext:value-type="float">
            <text:p>29067</text:p>
          </table:table-cell>
          <table:table-cell table:formula="of:=LOG([.C485])" office:value-type="float" office:value="4.46340021062565" calcext:value-type="float">
            <text:p>4,463400210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15" calcext:value-type="float">
            <text:p>1081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067" calcext:value-type="float">
            <text:p>29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Léger</text:p>
          </table:table-cell>
          <table:table-cell office:value-type="float" office:value="6124" calcext:value-type="float">
            <text:p>6124</text:p>
          </table:table-cell>
          <table:table-cell office:value-type="float" office:value="69" calcext:value-type="float">
            <text:p>69</text:p>
          </table:table-cell>
          <table:table-cell table:formula="of:=LOG([.C486])" office:value-type="float" office:value="1.83884909073726" calcext:value-type="float">
            <text:p>1,838849090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d'Entraunes</text:p>
          </table:table-cell>
          <table:table-cell office:value-type="float" office:value="6125" calcext:value-type="float">
            <text:p>6125</text:p>
          </table:table-cell>
          <table:table-cell office:value-type="float" office:value="116" calcext:value-type="float">
            <text:p>116</text:p>
          </table:table-cell>
          <table:table-cell table:formula="of:=LOG([.C487])" office:value-type="float" office:value="2.06445798922692" calcext:value-type="float">
            <text:p>2,064457989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du-Var</text:p>
          </table:table-cell>
          <table:table-cell office:value-type="float" office:value="6126" calcext:value-type="float">
            <text:p>6126</text:p>
          </table:table-cell>
          <table:table-cell office:value-type="float" office:value="2776" calcext:value-type="float">
            <text:p>2776</text:p>
          </table:table-cell>
          <table:table-cell table:formula="of:=LOG([.C488])" office:value-type="float" office:value="3.44341946178282" calcext:value-type="float">
            <text:p>3,443419461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772" calcext:value-type="float">
            <text:p>2772</text:p>
          </table:table-cell>
          <table:table-cell office:value-type="float" office:value="100" calcext:value-type="float">
            <text:p>100</text:p>
          </table:table-cell>
          <table:table-cell office:value-type="float" office:value="2776" calcext:value-type="float">
            <text:p>27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Vésubie</text:p>
          </table:table-cell>
          <table:table-cell office:value-type="float" office:value="6127" calcext:value-type="float">
            <text:p>6127</text:p>
          </table:table-cell>
          <table:table-cell office:value-type="float" office:value="1391" calcext:value-type="float">
            <text:p>1391</text:p>
          </table:table-cell>
          <table:table-cell table:formula="of:=LOG([.C489])" office:value-type="float" office:value="3.14332712999205" calcext:value-type="float">
            <text:p>3,143327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100" calcext:value-type="float">
            <text:p>100</text:p>
          </table:table-cell>
          <table:table-cell office:value-type="float" office:value="1391" calcext:value-type="float">
            <text:p>13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aul-de-Vence</text:p>
          </table:table-cell>
          <table:table-cell office:value-type="float" office:value="6128" calcext:value-type="float">
            <text:p>6128</text:p>
          </table:table-cell>
          <table:table-cell office:value-type="float" office:value="3477" calcext:value-type="float">
            <text:p>3477</text:p>
          </table:table-cell>
          <table:table-cell table:formula="of:=LOG([.C490])" office:value-type="float" office:value="3.54120469068326" calcext:value-type="float">
            <text:p>3,541204690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77" calcext:value-type="float">
            <text:p>3477</text:p>
          </table:table-cell>
          <table:table-cell office:value-type="float" office:value="100" calcext:value-type="float">
            <text:p>100</text:p>
          </table:table-cell>
          <table:table-cell office:value-type="float" office:value="3477" calcext:value-type="float">
            <text:p>3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Sauveur-sur-Tinée</text:p>
          </table:table-cell>
          <table:table-cell office:value-type="float" office:value="6129" calcext:value-type="float">
            <text:p>6129</text:p>
          </table:table-cell>
          <table:table-cell office:value-type="float" office:value="357" calcext:value-type="float">
            <text:p>357</text:p>
          </table:table-cell>
          <table:table-cell table:formula="of:=LOG([.C491])" office:value-type="float" office:value="2.55266821611219" calcext:value-type="float">
            <text:p>2,552668216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100" calcext:value-type="float">
            <text:p>100</text:p>
          </table:table-cell>
          <table:table-cell office:value-type="float" office:value="357" calcext:value-type="float">
            <text:p>3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Vallier-de-Thiey</text:p>
          </table:table-cell>
          <table:table-cell office:value-type="float" office:value="6130" calcext:value-type="float">
            <text:p>6130</text:p>
          </table:table-cell>
          <table:table-cell office:value-type="float" office:value="3493" calcext:value-type="float">
            <text:p>3493</text:p>
          </table:table-cell>
          <table:table-cell table:formula="of:=LOG([.C492])" office:value-type="float" office:value="3.54319858563765" calcext:value-type="float">
            <text:p>3,543198585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493" calcext:value-type="float">
            <text:p>3493</text:p>
          </table:table-cell>
          <table:table-cell office:value-type="float" office:value="100" calcext:value-type="float">
            <text:p>100</text:p>
          </table:table-cell>
          <table:table-cell office:value-type="float" office:value="3493" calcext:value-type="float">
            <text:p>34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llagriffon</text:p>
          </table:table-cell>
          <table:table-cell office:value-type="float" office:value="6131" calcext:value-type="float">
            <text:p>6131</text:p>
          </table:table-cell>
          <table:table-cell office:value-type="float" office:value="43" calcext:value-type="float">
            <text:p>43</text:p>
          </table:table-cell>
          <table:table-cell table:formula="of:=LOG([.C493])" office:value-type="float" office:value="1.63346845557959" calcext:value-type="float">
            <text:p>1,633468455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orge</text:p>
          </table:table-cell>
          <table:table-cell office:value-type="float" office:value="6132" calcext:value-type="float">
            <text:p>6132</text:p>
          </table:table-cell>
          <table:table-cell office:value-type="float" office:value="449" calcext:value-type="float">
            <text:p>449</text:p>
          </table:table-cell>
          <table:table-cell table:formula="of:=LOG([.C494])" office:value-type="float" office:value="2.65224634100332" calcext:value-type="float">
            <text:p>2,65224634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0" calcext:value-type="float">
            <text:p>100</text:p>
          </table:table-cell>
          <table:table-cell office:value-type="float" office:value="449" calcext:value-type="float">
            <text:p>4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uze</text:p>
          </table:table-cell>
          <table:table-cell office:value-type="float" office:value="6133" calcext:value-type="float">
            <text:p>6133</text:p>
          </table:table-cell>
          <table:table-cell office:value-type="float" office:value="82" calcext:value-type="float">
            <text:p>82</text:p>
          </table:table-cell>
          <table:table-cell table:formula="of:=LOG([.C495])" office:value-type="float" office:value="1.91381385238372" calcext:value-type="float">
            <text:p>1,91381385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éranon</text:p>
          </table:table-cell>
          <table:table-cell office:value-type="float" office:value="6134" calcext:value-type="float">
            <text:p>6134</text:p>
          </table:table-cell>
          <table:table-cell office:value-type="float" office:value="491" calcext:value-type="float">
            <text:p>491</text:p>
          </table:table-cell>
          <table:table-cell table:formula="of:=LOG([.C496])" office:value-type="float" office:value="2.69108149212297" calcext:value-type="float">
            <text:p>2,69108149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100" calcext:value-type="float">
            <text:p>100</text:p>
          </table:table-cell>
          <table:table-cell office:value-type="float" office:value="491" calcext:value-type="float">
            <text:p>4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gale</text:p>
          </table:table-cell>
          <table:table-cell office:value-type="float" office:value="6135" calcext:value-type="float">
            <text:p>6135</text:p>
          </table:table-cell>
          <table:table-cell office:value-type="float" office:value="206" calcext:value-type="float">
            <text:p>206</text:p>
          </table:table-cell>
          <table:table-cell table:formula="of:=LOG([.C497])" office:value-type="float" office:value="2.31386722036915" calcext:value-type="float">
            <text:p>2,313867220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spel</text:p>
          </table:table-cell>
          <table:table-cell office:value-type="float" office:value="6136" calcext:value-type="float">
            <text:p>6136</text:p>
          </table:table-cell>
          <table:table-cell office:value-type="float" office:value="3709" calcext:value-type="float">
            <text:p>3709</text:p>
          </table:table-cell>
          <table:table-cell table:formula="of:=LOG([.C498])" office:value-type="float" office:value="3.56925683332861" calcext:value-type="float">
            <text:p>3,56925683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100" calcext:value-type="float">
            <text:p>100</text:p>
          </table:table-cell>
          <table:table-cell office:value-type="float" office:value="3709" calcext:value-type="float">
            <text:p>37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péracèdes</text:p>
          </table:table-cell>
          <table:table-cell office:value-type="float" office:value="6137" calcext:value-type="float">
            <text:p>6137</text:p>
          </table:table-cell>
          <table:table-cell office:value-type="float" office:value="1293" calcext:value-type="float">
            <text:p>1293</text:p>
          </table:table-cell>
          <table:table-cell table:formula="of:=LOG([.C499])" office:value-type="float" office:value="3.11159852488039" calcext:value-type="float">
            <text:p>3,111598524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100" calcext:value-type="float">
            <text:p>100</text:p>
          </table:table-cell>
          <table:table-cell office:value-type="float" office:value="1293" calcext:value-type="float">
            <text:p>12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éoule-sur-Mer</text:p>
          </table:table-cell>
          <table:table-cell office:value-type="float" office:value="6138" calcext:value-type="float">
            <text:p>6138</text:p>
          </table:table-cell>
          <table:table-cell office:value-type="float" office:value="1527" calcext:value-type="float">
            <text:p>1527</text:p>
          </table:table-cell>
          <table:table-cell table:formula="of:=LOG([.C500])" office:value-type="float" office:value="3.18383903705642" calcext:value-type="float">
            <text:p>3,183839037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527" calcext:value-type="float">
            <text:p>1527</text:p>
          </table:table-cell>
          <table:table-cell office:value-type="float" office:value="100" calcext:value-type="float">
            <text:p>100</text:p>
          </table:table-cell>
          <table:table-cell office:value-type="float" office:value="1527" calcext:value-type="float">
            <text:p>15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iéry</text:p>
          </table:table-cell>
          <table:table-cell office:value-type="float" office:value="6139" calcext:value-type="float">
            <text:p>6139</text:p>
          </table:table-cell>
          <table:table-cell office:value-type="float" office:value="102" calcext:value-type="float">
            <text:p>102</text:p>
          </table:table-cell>
          <table:table-cell table:formula="of:=LOG([.C501])" office:value-type="float" office:value="2.00860017176192" calcext:value-type="float">
            <text:p>2,008600171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Tignet</text:p>
          </table:table-cell>
          <table:table-cell office:value-type="float" office:value="6140" calcext:value-type="float">
            <text:p>6140</text:p>
          </table:table-cell>
          <table:table-cell office:value-type="float" office:value="3298" calcext:value-type="float">
            <text:p>3298</text:p>
          </table:table-cell>
          <table:table-cell table:formula="of:=LOG([.C502])" office:value-type="float" office:value="3.5182506513085" calcext:value-type="float">
            <text:p>3,518250651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100" calcext:value-type="float">
            <text:p>100</text:p>
          </table:table-cell>
          <table:table-cell office:value-type="float" office:value="3298" calcext:value-type="float">
            <text:p>3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don</text:p>
          </table:table-cell>
          <table:table-cell office:value-type="float" office:value="6141" calcext:value-type="float">
            <text:p>6141</text:p>
          </table:table-cell>
          <table:table-cell office:value-type="float" office:value="326" calcext:value-type="float">
            <text:p>326</text:p>
          </table:table-cell>
          <table:table-cell table:formula="of:=LOG([.C503])" office:value-type="float" office:value="2.51321760006794" calcext:value-type="float">
            <text:p>2,513217600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ët-de-l'Escarène</text:p>
          </table:table-cell>
          <table:table-cell office:value-type="float" office:value="6142" calcext:value-type="float">
            <text:p>6142</text:p>
          </table:table-cell>
          <table:table-cell office:value-type="float" office:value="297" calcext:value-type="float">
            <text:p>297</text:p>
          </table:table-cell>
          <table:table-cell table:formula="of:=LOG([.C504])" office:value-type="float" office:value="2.47275644931721" calcext:value-type="float">
            <text:p>2,472756449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ët-sur-Var</text:p>
          </table:table-cell>
          <table:table-cell office:value-type="float" office:value="6143" calcext:value-type="float">
            <text:p>6143</text:p>
          </table:table-cell>
          <table:table-cell office:value-type="float" office:value="690" calcext:value-type="float">
            <text:p>690</text:p>
          </table:table-cell>
          <table:table-cell table:formula="of:=LOG([.C505])" office:value-type="float" office:value="2.83884909073725" calcext:value-type="float">
            <text:p>2,838849090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Tour</text:p>
          </table:table-cell>
          <table:table-cell office:value-type="float" office:value="6144" calcext:value-type="float">
            <text:p>6144</text:p>
          </table:table-cell>
          <table:table-cell office:value-type="float" office:value="576" calcext:value-type="float">
            <text:p>576</text:p>
          </table:table-cell>
          <table:table-cell table:formula="of:=LOG([.C506])" office:value-type="float" office:value="2.76042248342321" calcext:value-type="float">
            <text:p>2,760422483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rette-du-Château</text:p>
          </table:table-cell>
          <table:table-cell office:value-type="float" office:value="6145" calcext:value-type="float">
            <text:p>6145</text:p>
          </table:table-cell>
          <table:table-cell office:value-type="float" office:value="124" calcext:value-type="float">
            <text:p>124</text:p>
          </table:table-cell>
          <table:table-cell table:formula="of:=LOG([.C507])" office:value-type="float" office:value="2.09342168516224" calcext:value-type="float">
            <text:p>2,093421685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rnefort</text:p>
          </table:table-cell>
          <table:table-cell office:value-type="float" office:value="6146" calcext:value-type="float">
            <text:p>6146</text:p>
          </table:table-cell>
          <table:table-cell office:value-type="float" office:value="155" calcext:value-type="float">
            <text:p>155</text:p>
          </table:table-cell>
          <table:table-cell table:formula="of:=LOG([.C508])" office:value-type="float" office:value="2.19033169817029" calcext:value-type="float">
            <text:p>2,190331698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rrette-Levens</text:p>
          </table:table-cell>
          <table:table-cell office:value-type="float" office:value="6147" calcext:value-type="float">
            <text:p>6147</text:p>
          </table:table-cell>
          <table:table-cell office:value-type="float" office:value="4836" calcext:value-type="float">
            <text:p>4836</text:p>
          </table:table-cell>
          <table:table-cell table:formula="of:=LOG([.C509])" office:value-type="float" office:value="3.68448629218873" calcext:value-type="float">
            <text:p>3,684486292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01" calcext:value-type="float">
            <text:p>3901</text:p>
          </table:table-cell>
          <table:table-cell office:value-type="float" office:value="81" calcext:value-type="float">
            <text:p>81</text:p>
          </table:table-cell>
          <table:table-cell office:value-type="float" office:value="4836" calcext:value-type="float">
            <text:p>48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rrettes-sur-Loup</text:p>
          </table:table-cell>
          <table:table-cell office:value-type="float" office:value="6148" calcext:value-type="float">
            <text:p>6148</text:p>
          </table:table-cell>
          <table:table-cell office:value-type="float" office:value="3992" calcext:value-type="float">
            <text:p>3992</text:p>
          </table:table-cell>
          <table:table-cell table:formula="of:=LOG([.C510])" office:value-type="float" office:value="3.60119053261533" calcext:value-type="float">
            <text:p>3,601190532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92" calcext:value-type="float">
            <text:p>3992</text:p>
          </table:table-cell>
          <table:table-cell office:value-type="float" office:value="100" calcext:value-type="float">
            <text:p>100</text:p>
          </table:table-cell>
          <table:table-cell office:value-type="float" office:value="3992" calcext:value-type="float">
            <text:p>39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Trinité</text:p>
          </table:table-cell>
          <table:table-cell office:value-type="float" office:value="6149" calcext:value-type="float">
            <text:p>6149</text:p>
          </table:table-cell>
          <table:table-cell office:value-type="float" office:value="10171" calcext:value-type="float">
            <text:p>10171</text:p>
          </table:table-cell>
          <table:table-cell table:formula="of:=LOG([.C511])" office:value-type="float" office:value="4.00736365431228" calcext:value-type="float">
            <text:p>4,007363654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9" calcext:value-type="float">
            <text:p>9</text:p>
          </table:table-cell>
          <table:table-cell office:value-type="float" office:value="10171" calcext:value-type="float">
            <text:p>10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Turbie</text:p>
          </table:table-cell>
          <table:table-cell office:value-type="float" office:value="6150" calcext:value-type="float">
            <text:p>6150</text:p>
          </table:table-cell>
          <table:table-cell office:value-type="float" office:value="3146" calcext:value-type="float">
            <text:p>3146</text:p>
          </table:table-cell>
          <table:table-cell table:formula="of:=LOG([.C512])" office:value-type="float" office:value="3.49775871828727" calcext:value-type="float">
            <text:p>3,497758718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00" calcext:value-type="float">
            <text:p>100</text:p>
          </table:table-cell>
          <table:table-cell office:value-type="float" office:value="3146" calcext:value-type="float">
            <text:p>31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telle</text:p>
          </table:table-cell>
          <table:table-cell office:value-type="float" office:value="6151" calcext:value-type="float">
            <text:p>6151</text:p>
          </table:table-cell>
          <table:table-cell office:value-type="float" office:value="812" calcext:value-type="float">
            <text:p>812</text:p>
          </table:table-cell>
          <table:table-cell table:formula="of:=LOG([.C513])" office:value-type="float" office:value="2.90955602924118" calcext:value-type="float">
            <text:p>2,909556029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100" calcext:value-type="float">
            <text:p>100</text:p>
          </table:table-cell>
          <table:table-cell office:value-type="float" office:value="812" calcext:value-type="float">
            <text:p>8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bonne</text:p>
          </table:table-cell>
          <table:table-cell office:value-type="float" office:value="6152" calcext:value-type="float">
            <text:p>6152</text:p>
          </table:table-cell>
          <table:table-cell office:value-type="float" office:value="13190" calcext:value-type="float">
            <text:p>13190</text:p>
          </table:table-cell>
          <table:table-cell table:formula="of:=LOG([.C514])" office:value-type="float" office:value="4.12024479554637" calcext:value-type="float">
            <text:p>4,120244795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3157" calcext:value-type="float">
            <text:p>13157</text:p>
          </table:table-cell>
          <table:table-cell office:value-type="float" office:value="100" calcext:value-type="float">
            <text:p>100</text:p>
          </table:table-cell>
          <table:table-cell office:value-type="float" office:value="13190" calcext:value-type="float">
            <text:p>13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deblore</text:p>
          </table:table-cell>
          <table:table-cell office:value-type="float" office:value="6153" calcext:value-type="float">
            <text:p>6153</text:p>
          </table:table-cell>
          <table:table-cell office:value-type="float" office:value="870" calcext:value-type="float">
            <text:p>870</text:p>
          </table:table-cell>
          <table:table-cell table:formula="of:=LOG([.C515])" office:value-type="float" office:value="2.93951925261862" calcext:value-type="float">
            <text:p>2,939519252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deroure</text:p>
          </table:table-cell>
          <table:table-cell office:value-type="float" office:value="6154" calcext:value-type="float">
            <text:p>6154</text:p>
          </table:table-cell>
          <table:table-cell office:value-type="float" office:value="418" calcext:value-type="float">
            <text:p>418</text:p>
          </table:table-cell>
          <table:table-cell table:formula="of:=LOG([.C516])" office:value-type="float" office:value="2.62117628177503" calcext:value-type="float">
            <text:p>2,621176281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  <table:table-cell office:value-type="float" office:value="418" calcext:value-type="float">
            <text:p>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lauris</text:p>
          </table:table-cell>
          <table:table-cell office:value-type="float" office:value="6155" calcext:value-type="float">
            <text:p>6155</text:p>
          </table:table-cell>
          <table:table-cell office:value-type="float" office:value="26302" calcext:value-type="float">
            <text:p>26302</text:p>
          </table:table-cell>
          <table:table-cell table:formula="of:=LOG([.C517])" office:value-type="float" office:value="4.41998877343042" calcext:value-type="float">
            <text:p>4,4199887734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office:value-type="float" office:value="26299" calcext:value-type="float">
            <text:p>26299</text:p>
          </table:table-cell>
          <table:table-cell office:value-type="float" office:value="100" calcext:value-type="float">
            <text:p>100</text:p>
          </table:table-cell>
          <table:table-cell office:value-type="float" office:value="26302" calcext:value-type="float">
            <text:p>263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nanson</text:p>
          </table:table-cell>
          <table:table-cell office:value-type="float" office:value="6156" calcext:value-type="float">
            <text:p>6156</text:p>
          </table:table-cell>
          <table:table-cell office:value-type="float" office:value="152" calcext:value-type="float">
            <text:p>152</text:p>
          </table:table-cell>
          <table:table-cell table:formula="of:=LOG([.C518])" office:value-type="float" office:value="2.18184358794477" calcext:value-type="float">
            <text:p>2,181843587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nce</text:p>
          </table:table-cell>
          <table:table-cell office:value-type="float" office:value="6157" calcext:value-type="float">
            <text:p>6157</text:p>
          </table:table-cell>
          <table:table-cell office:value-type="float" office:value="18536" calcext:value-type="float">
            <text:p>18536</text:p>
          </table:table-cell>
          <table:table-cell table:formula="of:=LOG([.C519])" office:value-type="float" office:value="4.26801602078192" calcext:value-type="float">
            <text:p>4,26801602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532" calcext:value-type="float">
            <text:p>18532</text:p>
          </table:table-cell>
          <table:table-cell office:value-type="float" office:value="100" calcext:value-type="float">
            <text:p>100</text:p>
          </table:table-cell>
          <table:table-cell office:value-type="float" office:value="18536" calcext:value-type="float">
            <text:p>185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ars-sur-Var</text:p>
          </table:table-cell>
          <table:table-cell office:value-type="float" office:value="6158" calcext:value-type="float">
            <text:p>6158</text:p>
          </table:table-cell>
          <table:table-cell office:value-type="float" office:value="695" calcext:value-type="float">
            <text:p>695</text:p>
          </table:table-cell>
          <table:table-cell table:formula="of:=LOG([.C520])" office:value-type="float" office:value="2.84198480459011" calcext:value-type="float">
            <text:p>2,841984804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100" calcext:value-type="float">
            <text:p>100</text:p>
          </table:table-cell>
          <table:table-cell office:value-type="float" office:value="695" calcext:value-type="float">
            <text:p>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efranche-sur-Mer</text:p>
          </table:table-cell>
          <table:table-cell office:value-type="float" office:value="6159" calcext:value-type="float">
            <text:p>6159</text:p>
          </table:table-cell>
          <table:table-cell office:value-type="float" office:value="5219" calcext:value-type="float">
            <text:p>5219</text:p>
          </table:table-cell>
          <table:table-cell table:formula="of:=LOG([.C521])" office:value-type="float" office:value="3.71758729685546" calcext:value-type="float">
            <text:p>3,717587296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17" calcext:value-type="float">
            <text:p>17</text:p>
          </table:table-cell>
          <table:table-cell office:value-type="float" office:value="5219" calcext:value-type="float">
            <text:p>5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eneuve-d'Entraunes</text:p>
          </table:table-cell>
          <table:table-cell office:value-type="float" office:value="6160" calcext:value-type="float">
            <text:p>6160</text:p>
          </table:table-cell>
          <table:table-cell office:value-type="float" office:value="67" calcext:value-type="float">
            <text:p>67</text:p>
          </table:table-cell>
          <table:table-cell table:formula="of:=LOG([.C522])" office:value-type="float" office:value="1.82607480270083" calcext:value-type="float">
            <text:p>1,826074802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eneuve-Loubet</text:p>
          </table:table-cell>
          <table:table-cell office:value-type="float" office:value="6161" calcext:value-type="float">
            <text:p>6161</text:p>
          </table:table-cell>
          <table:table-cell office:value-type="float" office:value="13808" calcext:value-type="float">
            <text:p>13808</text:p>
          </table:table-cell>
          <table:table-cell table:formula="of:=LOG([.C523])" office:value-type="float" office:value="4.14013077837113" calcext:value-type="float">
            <text:p>4,140130778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5" calcext:value-type="float">
            <text:p>5</text:p>
          </table:table-cell>
          <table:table-cell office:value-type="float" office:value="6365" calcext:value-type="float">
            <text:p>6365</text:p>
          </table:table-cell>
          <table:table-cell office:value-type="float" office:value="46" calcext:value-type="float">
            <text:p>46</text:p>
          </table:table-cell>
          <table:table-cell office:value-type="float" office:value="13808" calcext:value-type="float">
            <text:p>138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rigue</text:p>
          </table:table-cell>
          <table:table-cell office:value-type="float" office:value="6162" calcext:value-type="float">
            <text:p>6162</text:p>
          </table:table-cell>
          <table:table-cell office:value-type="float" office:value="713" calcext:value-type="float">
            <text:p>713</text:p>
          </table:table-cell>
          <table:table-cell table:formula="of:=LOG([.C524])" office:value-type="float" office:value="2.85308952985187" calcext:value-type="float">
            <text:p>2,853089529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00" calcext:value-type="float">
            <text:p>100</text:p>
          </table:table-cell>
          <table:table-cell office:value-type="float" office:value="713" calcext:value-type="float">
            <text:p>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nde</text:p>
          </table:table-cell>
          <table:table-cell office:value-type="float" office:value="6163" calcext:value-type="float">
            <text:p>6163</text:p>
          </table:table-cell>
          <table:table-cell office:value-type="float" office:value="2164" calcext:value-type="float">
            <text:p>2164</text:p>
          </table:table-cell>
          <table:table-cell table:formula="of:=LOG([.C525])" office:value-type="float" office:value="3.33525725643453" calcext:value-type="float">
            <text:p>3,335257256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64" calcext:value-type="float">
            <text:p>2164</text:p>
          </table:table-cell>
          <table:table-cell office:value-type="float" office:value="100" calcext:value-type="float">
            <text:p>100</text:p>
          </table:table-cell>
          <table:table-cell office:value-type="float" office:value="2164" calcext:value-type="float">
            <text:p>21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ix-en-Provence</text:p>
          </table:table-cell>
          <table:table-cell office:value-type="float" office:value="13001" calcext:value-type="float">
            <text:p>13001</text:p>
          </table:table-cell>
          <table:table-cell office:value-type="float" office:value="142149" calcext:value-type="float">
            <text:p>142149</text:p>
          </table:table-cell>
          <table:table-cell table:formula="of:=LOG([.C526])" office:value-type="float" office:value="5.15274380883118" calcext:value-type="float">
            <text:p>5,152743808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198" calcext:value-type="float">
            <text:p>94198</text:p>
          </table:table-cell>
          <table:table-cell office:value-type="float" office:value="66" calcext:value-type="float">
            <text:p>66</text:p>
          </table:table-cell>
          <table:table-cell office:value-type="float" office:value="142149" calcext:value-type="float">
            <text:p>142149</text:p>
          </table:table-cell>
          <table:table-cell office:value-type="float" office:value="100" calcext:value-type="float">
            <text:p>100</text:p>
          </table:table-cell>
          <table:table-cell office:value-type="float" office:value="142149" calcext:value-type="float">
            <text:p>1421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llauch</text:p>
          </table:table-cell>
          <table:table-cell office:value-type="float" office:value="13002" calcext:value-type="float">
            <text:p>13002</text:p>
          </table:table-cell>
          <table:table-cell office:value-type="float" office:value="21481" calcext:value-type="float">
            <text:p>21481</text:p>
          </table:table-cell>
          <table:table-cell table:formula="of:=LOG([.C527])" office:value-type="float" office:value="4.3320544951082" calcext:value-type="float">
            <text:p>4,332054495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951" calcext:value-type="float">
            <text:p>10951</text:p>
          </table:table-cell>
          <table:table-cell office:value-type="float" office:value="51" calcext:value-type="float">
            <text:p>51</text:p>
          </table:table-cell>
          <table:table-cell office:value-type="float" office:value="21479" calcext:value-type="float">
            <text:p>21479</text:p>
          </table:table-cell>
          <table:table-cell office:value-type="float" office:value="100" calcext:value-type="float">
            <text:p>100</text:p>
          </table:table-cell>
          <table:table-cell office:value-type="float" office:value="21481" calcext:value-type="float">
            <text:p>21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lleins</text:p>
          </table:table-cell>
          <table:table-cell office:value-type="float" office:value="13003" calcext:value-type="float">
            <text:p>13003</text:p>
          </table:table-cell>
          <table:table-cell office:value-type="float" office:value="2468" calcext:value-type="float">
            <text:p>2468</text:p>
          </table:table-cell>
          <table:table-cell table:formula="of:=LOG([.C528])" office:value-type="float" office:value="3.3923451553612" calcext:value-type="float">
            <text:p>3,392345155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float" office:value="100" calcext:value-type="float">
            <text:p>100</text:p>
          </table:table-cell>
          <table:table-cell office:value-type="float" office:value="2468" calcext:value-type="float">
            <text:p>24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les</text:p>
          </table:table-cell>
          <table:table-cell office:value-type="float" office:value="13004" calcext:value-type="float">
            <text:p>13004</text:p>
          </table:table-cell>
          <table:table-cell office:value-type="float" office:value="52697" calcext:value-type="float">
            <text:p>52697</text:p>
          </table:table-cell>
          <table:table-cell table:formula="of:=LOG([.C529])" office:value-type="float" office:value="4.72178589186281" calcext:value-type="float">
            <text:p>4,721785891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405" calcext:value-type="float">
            <text:p>40405</text:p>
          </table:table-cell>
          <table:table-cell office:value-type="float" office:value="77" calcext:value-type="float">
            <text:p>77</text:p>
          </table:table-cell>
          <table:table-cell office:value-type="float" office:value="8092" calcext:value-type="float">
            <text:p>8092</text:p>
          </table:table-cell>
          <table:table-cell office:value-type="float" office:value="15" calcext:value-type="float">
            <text:p>15</text:p>
          </table:table-cell>
          <table:table-cell office:value-type="float" office:value="52697" calcext:value-type="float">
            <text:p>526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bagne</text:p>
          </table:table-cell>
          <table:table-cell office:value-type="float" office:value="13005" calcext:value-type="float">
            <text:p>13005</text:p>
          </table:table-cell>
          <table:table-cell office:value-type="float" office:value="45128" calcext:value-type="float">
            <text:p>45128</text:p>
          </table:table-cell>
          <table:table-cell table:formula="of:=LOG([.C530])" office:value-type="float" office:value="4.65444608671734" calcext:value-type="float">
            <text:p>4,654446086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376" calcext:value-type="float">
            <text:p>19376</text:p>
          </table:table-cell>
          <table:table-cell office:value-type="float" office:value="43" calcext:value-type="float">
            <text:p>43</text:p>
          </table:table-cell>
          <table:table-cell office:value-type="float" office:value="45128" calcext:value-type="float">
            <text:p>45128</text:p>
          </table:table-cell>
          <table:table-cell office:value-type="float" office:value="100" calcext:value-type="float">
            <text:p>100</text:p>
          </table:table-cell>
          <table:table-cell office:value-type="float" office:value="45128" calcext:value-type="float">
            <text:p>45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reille</text:p>
          </table:table-cell>
          <table:table-cell office:value-type="float" office:value="13006" calcext:value-type="float">
            <text:p>13006</text:p>
          </table:table-cell>
          <table:table-cell office:value-type="float" office:value="1568" calcext:value-type="float">
            <text:p>1568</text:p>
          </table:table-cell>
          <table:table-cell table:formula="of:=LOG([.C531])" office:value-type="float" office:value="3.19534605834842" calcext:value-type="float">
            <text:p>3,195346058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67" calcext:value-type="float">
            <text:p>1567</text:p>
          </table:table-cell>
          <table:table-cell office:value-type="float" office:value="100" calcext:value-type="float">
            <text:p>100</text:p>
          </table:table-cell>
          <table:table-cell office:value-type="float" office:value="1568" calcext:value-type="float">
            <text:p>15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riol</text:p>
          </table:table-cell>
          <table:table-cell office:value-type="float" office:value="13007" calcext:value-type="float">
            <text:p>13007</text:p>
          </table:table-cell>
          <table:table-cell office:value-type="float" office:value="11377" calcext:value-type="float">
            <text:p>11377</text:p>
          </table:table-cell>
          <table:table-cell table:formula="of:=LOG([.C532])" office:value-type="float" office:value="4.05602775808636" calcext:value-type="float">
            <text:p>4,056027758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office:value-type="float" office:value="11377" calcext:value-type="float">
            <text:p>11377</text:p>
          </table:table-cell>
          <table:table-cell office:value-type="float" office:value="100" calcext:value-type="float">
            <text:p>100</text:p>
          </table:table-cell>
          <table:table-cell office:value-type="float" office:value="11377" calcext:value-type="float">
            <text:p>113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rons</text:p>
          </table:table-cell>
          <table:table-cell office:value-type="float" office:value="13008" calcext:value-type="float">
            <text:p>13008</text:p>
          </table:table-cell>
          <table:table-cell office:value-type="float" office:value="533" calcext:value-type="float">
            <text:p>533</text:p>
          </table:table-cell>
          <table:table-cell table:formula="of:=LOG([.C533])" office:value-type="float" office:value="2.72672720902657" calcext:value-type="float">
            <text:p>2,72672720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arben</text:p>
          </table:table-cell>
          <table:table-cell office:value-type="float" office:value="13009" calcext:value-type="float">
            <text:p>13009</text:p>
          </table:table-cell>
          <table:table-cell office:value-type="float" office:value="798" calcext:value-type="float">
            <text:p>798</text:p>
          </table:table-cell>
          <table:table-cell table:formula="of:=LOG([.C534])" office:value-type="float" office:value="2.90200289135073" calcext:value-type="float">
            <text:p>2,90200289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100" calcext:value-type="float">
            <text:p>100</text:p>
          </table:table-cell>
          <table:table-cell office:value-type="float" office:value="798" calcext:value-type="float">
            <text:p>7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bentane</text:p>
          </table:table-cell>
          <table:table-cell office:value-type="float" office:value="13010" calcext:value-type="float">
            <text:p>13010</text:p>
          </table:table-cell>
          <table:table-cell office:value-type="float" office:value="4039" calcext:value-type="float">
            <text:p>4039</text:p>
          </table:table-cell>
          <table:table-cell table:formula="of:=LOG([.C535])" office:value-type="float" office:value="3.60627385316999" calcext:value-type="float">
            <text:p>3,606273853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4039" calcext:value-type="float">
            <text:p>4039</text:p>
          </table:table-cell>
          <table:table-cell office:value-type="float" office:value="100" calcext:value-type="float">
            <text:p>100</text:p>
          </table:table-cell>
          <table:table-cell office:value-type="float" office:value="4039" calcext:value-type="float">
            <text:p>40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Baux-de-Provence</text:p>
          </table:table-cell>
          <table:table-cell office:value-type="float" office:value="13011" calcext:value-type="float">
            <text:p>13011</text:p>
          </table:table-cell>
          <table:table-cell office:value-type="float" office:value="420" calcext:value-type="float">
            <text:p>420</text:p>
          </table:table-cell>
          <table:table-cell table:formula="of:=LOG([.C536])" office:value-type="float" office:value="2.6232492903979" calcext:value-type="float">
            <text:p>2,623249290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urecueil</text:p>
          </table:table-cell>
          <table:table-cell office:value-type="float" office:value="13012" calcext:value-type="float">
            <text:p>13012</text:p>
          </table:table-cell>
          <table:table-cell office:value-type="float" office:value="545" calcext:value-type="float">
            <text:p>545</text:p>
          </table:table-cell>
          <table:table-cell table:formula="of:=LOG([.C537])" office:value-type="float" office:value="2.73639650227664" calcext:value-type="float">
            <text:p>2,736396502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00" calcext:value-type="float">
            <text:p>100</text:p>
          </table:table-cell>
          <table:table-cell office:value-type="float" office:value="545" calcext:value-type="float">
            <text:p>5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lcodène</text:p>
          </table:table-cell>
          <table:table-cell office:value-type="float" office:value="13013" calcext:value-type="float">
            <text:p>13013</text:p>
          </table:table-cell>
          <table:table-cell office:value-type="float" office:value="1909" calcext:value-type="float">
            <text:p>1909</text:p>
          </table:table-cell>
          <table:table-cell table:formula="of:=LOG([.C538])" office:value-type="float" office:value="3.28080592839367" calcext:value-type="float">
            <text:p>3,280805928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100" calcext:value-type="float">
            <text:p>100</text:p>
          </table:table-cell>
          <table:table-cell office:value-type="float" office:value="1909" calcext:value-type="float">
            <text:p>1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rre-l'Étang</text:p>
          </table:table-cell>
          <table:table-cell office:value-type="float" office:value="13014" calcext:value-type="float">
            <text:p>13014</text:p>
          </table:table-cell>
          <table:table-cell office:value-type="float" office:value="13689" calcext:value-type="float">
            <text:p>13689</text:p>
          </table:table-cell>
          <table:table-cell table:formula="of:=LOG([.C539])" office:value-type="float" office:value="4.13637172349232" calcext:value-type="float">
            <text:p>4,136371723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3616" calcext:value-type="float">
            <text:p>13616</text:p>
          </table:table-cell>
          <table:table-cell office:value-type="float" office:value="99" calcext:value-type="float">
            <text:p>99</text:p>
          </table:table-cell>
          <table:table-cell office:value-type="float" office:value="13689" calcext:value-type="float">
            <text:p>13689</text:p>
          </table:table-cell>
          <table:table-cell office:value-type="float" office:value="100" calcext:value-type="float">
            <text:p>100</text:p>
          </table:table-cell>
          <table:table-cell office:value-type="float" office:value="13689" calcext:value-type="float">
            <text:p>136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uc-Bel-Air</text:p>
          </table:table-cell>
          <table:table-cell office:value-type="float" office:value="13015" calcext:value-type="float">
            <text:p>13015</text:p>
          </table:table-cell>
          <table:table-cell office:value-type="float" office:value="14097" calcext:value-type="float">
            <text:p>14097</text:p>
          </table:table-cell>
          <table:table-cell table:formula="of:=LOG([.C540])" office:value-type="float" office:value="4.14912669974261" calcext:value-type="float">
            <text:p>4,149126699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7" calcext:value-type="float">
            <text:p>4017</text:p>
          </table:table-cell>
          <table:table-cell office:value-type="float" office:value="28" calcext:value-type="float">
            <text:p>28</text:p>
          </table:table-cell>
          <table:table-cell office:value-type="float" office:value="13189" calcext:value-type="float">
            <text:p>13189</text:p>
          </table:table-cell>
          <table:table-cell office:value-type="float" office:value="94" calcext:value-type="float">
            <text:p>94</text:p>
          </table:table-cell>
          <table:table-cell office:value-type="float" office:value="14097" calcext:value-type="float">
            <text:p>140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ouilladisse</text:p>
          </table:table-cell>
          <table:table-cell office:value-type="float" office:value="13016" calcext:value-type="float">
            <text:p>13016</text:p>
          </table:table-cell>
          <table:table-cell office:value-type="float" office:value="6056" calcext:value-type="float">
            <text:p>6056</text:p>
          </table:table-cell>
          <table:table-cell table:formula="of:=LOG([.C541])" office:value-type="float" office:value="3.78218586649202" calcext:value-type="float">
            <text:p>3,782185866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office:value-type="float" office:value="6056" calcext:value-type="float">
            <text:p>6056</text:p>
          </table:table-cell>
          <table:table-cell office:value-type="float" office:value="100" calcext:value-type="float">
            <text:p>100</text:p>
          </table:table-cell>
          <table:table-cell office:value-type="float" office:value="6056" calcext:value-type="float">
            <text:p>60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ulbon</text:p>
          </table:table-cell>
          <table:table-cell office:value-type="float" office:value="13017" calcext:value-type="float">
            <text:p>13017</text:p>
          </table:table-cell>
          <table:table-cell office:value-type="float" office:value="1497" calcext:value-type="float">
            <text:p>1497</text:p>
          </table:table-cell>
          <table:table-cell table:formula="of:=LOG([.C542])" office:value-type="float" office:value="3.17522180034305" calcext:value-type="float">
            <text:p>3,1752218003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 office:value-type="float" office:value="81" calcext:value-type="float">
            <text:p>81</text:p>
          </table:table-cell>
          <table:table-cell office:value-type="float" office:value="1497" calcext:value-type="float">
            <text:p>1497</text:p>
          </table:table-cell>
          <table:table-cell office:value-type="float" office:value="100" calcext:value-type="float">
            <text:p>100</text:p>
          </table:table-cell>
          <table:table-cell office:value-type="float" office:value="1497" calcext:value-type="float">
            <text:p>14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bannes</text:p>
          </table:table-cell>
          <table:table-cell office:value-type="float" office:value="13018" calcext:value-type="float">
            <text:p>13018</text:p>
          </table:table-cell>
          <table:table-cell office:value-type="float" office:value="4423" calcext:value-type="float">
            <text:p>4423</text:p>
          </table:table-cell>
          <table:table-cell table:formula="of:=LOG([.C543])" office:value-type="float" office:value="3.6457169393696" calcext:value-type="float">
            <text:p>3,6457169394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float" office:value="85" calcext:value-type="float">
            <text:p>85</text:p>
          </table:table-cell>
          <table:table-cell office:value-type="float" office:value="4423" calcext:value-type="float">
            <text:p>4423</text:p>
          </table:table-cell>
          <table:table-cell office:value-type="float" office:value="100" calcext:value-type="float">
            <text:p>100</text:p>
          </table:table-cell>
          <table:table-cell office:value-type="float" office:value="4423" calcext:value-type="float">
            <text:p>44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briès</text:p>
          </table:table-cell>
          <table:table-cell office:value-type="float" office:value="13019" calcext:value-type="float">
            <text:p>13019</text:p>
          </table:table-cell>
          <table:table-cell office:value-type="float" office:value="9492" calcext:value-type="float">
            <text:p>9492</text:p>
          </table:table-cell>
          <table:table-cell table:formula="of:=LOG([.C544])" office:value-type="float" office:value="3.9773577295453" calcext:value-type="float">
            <text:p>3,977357729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26" calcext:value-type="float">
            <text:p>26</text:p>
          </table:table-cell>
          <table:table-cell office:value-type="float" office:value="8960" calcext:value-type="float">
            <text:p>8960</text:p>
          </table:table-cell>
          <table:table-cell office:value-type="float" office:value="94" calcext:value-type="float">
            <text:p>94</text:p>
          </table:table-cell>
          <table:table-cell office:value-type="float" office:value="9492" calcext:value-type="float">
            <text:p>9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dolive</text:p>
          </table:table-cell>
          <table:table-cell office:value-type="float" office:value="13020" calcext:value-type="float">
            <text:p>13020</text:p>
          </table:table-cell>
          <table:table-cell office:value-type="float" office:value="2135" calcext:value-type="float">
            <text:p>2135</text:p>
          </table:table-cell>
          <table:table-cell table:formula="of:=LOG([.C545])" office:value-type="float" office:value="3.32939787936104" calcext:value-type="float">
            <text:p>3,329397879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00" calcext:value-type="float">
            <text:p>100</text:p>
          </table:table-cell>
          <table:table-cell office:value-type="float" office:value="2135" calcext:value-type="float">
            <text:p>2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ry-le-Rouet</text:p>
          </table:table-cell>
          <table:table-cell office:value-type="float" office:value="13021" calcext:value-type="float">
            <text:p>13021</text:p>
          </table:table-cell>
          <table:table-cell office:value-type="float" office:value="5908" calcext:value-type="float">
            <text:p>5908</text:p>
          </table:table-cell>
          <table:table-cell table:formula="of:=LOG([.C546])" office:value-type="float" office:value="3.77144048663991" calcext:value-type="float">
            <text:p>3,771440486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674" calcext:value-type="float">
            <text:p>5674</text:p>
          </table:table-cell>
          <table:table-cell office:value-type="float" office:value="96" calcext:value-type="float">
            <text:p>96</text:p>
          </table:table-cell>
          <table:table-cell office:value-type="float" office:value="5908" calcext:value-type="float">
            <text:p>5908</text:p>
          </table:table-cell>
          <table:table-cell office:value-type="float" office:value="100" calcext:value-type="float">
            <text:p>100</text:p>
          </table:table-cell>
          <table:table-cell office:value-type="float" office:value="5908" calcext:value-type="float">
            <text:p>5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sis</text:p>
          </table:table-cell>
          <table:table-cell office:value-type="float" office:value="13022" calcext:value-type="float">
            <text:p>13022</text:p>
          </table:table-cell>
          <table:table-cell office:value-type="float" office:value="7333" calcext:value-type="float">
            <text:p>7333</text:p>
          </table:table-cell>
          <table:table-cell table:formula="of:=LOG([.C547])" office:value-type="float" office:value="3.86528168499561" calcext:value-type="float">
            <text:p>3,86528168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7333" calcext:value-type="float">
            <text:p>7333</text:p>
          </table:table-cell>
          <table:table-cell office:value-type="float" office:value="100" calcext:value-type="float">
            <text:p>100</text:p>
          </table:table-cell>
          <table:table-cell office:value-type="float" office:value="7333" calcext:value-type="float">
            <text:p>7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eyreste</text:p>
          </table:table-cell>
          <table:table-cell office:value-type="float" office:value="13023" calcext:value-type="float">
            <text:p>13023</text:p>
          </table:table-cell>
          <table:table-cell office:value-type="float" office:value="4385" calcext:value-type="float">
            <text:p>4385</text:p>
          </table:table-cell>
          <table:table-cell table:formula="of:=LOG([.C548])" office:value-type="float" office:value="3.64196959770206" calcext:value-type="float">
            <text:p>3,641969597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85" calcext:value-type="float">
            <text:p>4385</text:p>
          </table:table-cell>
          <table:table-cell office:value-type="float" office:value="100" calcext:value-type="float">
            <text:p>100</text:p>
          </table:table-cell>
          <table:table-cell office:value-type="float" office:value="4385" calcext:value-type="float">
            <text:p>4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rleval</text:p>
          </table:table-cell>
          <table:table-cell office:value-type="float" office:value="13024" calcext:value-type="float">
            <text:p>13024</text:p>
          </table:table-cell>
          <table:table-cell office:value-type="float" office:value="2604" calcext:value-type="float">
            <text:p>2604</text:p>
          </table:table-cell>
          <table:table-cell table:formula="of:=LOG([.C549])" office:value-type="float" office:value="3.41564097989615" calcext:value-type="float">
            <text:p>3,415640979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2604" calcext:value-type="float">
            <text:p>2604</text:p>
          </table:table-cell>
          <table:table-cell office:value-type="float" office:value="100" calcext:value-type="float">
            <text:p>100</text:p>
          </table:table-cell>
          <table:table-cell office:value-type="float" office:value="2604" calcext:value-type="float">
            <text:p>26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le-Rouge</text:p>
          </table:table-cell>
          <table:table-cell office:value-type="float" office:value="13025" calcext:value-type="float">
            <text:p>13025</text:p>
          </table:table-cell>
          <table:table-cell office:value-type="float" office:value="2171" calcext:value-type="float">
            <text:p>2171</text:p>
          </table:table-cell>
          <table:table-cell table:formula="of:=LOG([.C550])" office:value-type="float" office:value="3.33665982345442" calcext:value-type="float">
            <text:p>3,336659823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71" calcext:value-type="float">
            <text:p>2171</text:p>
          </table:table-cell>
          <table:table-cell office:value-type="float" office:value="100" calcext:value-type="float">
            <text:p>100</text:p>
          </table:table-cell>
          <table:table-cell office:value-type="float" office:value="2171" calcext:value-type="float">
            <text:p>2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les-Martigues</text:p>
          </table:table-cell>
          <table:table-cell office:value-type="float" office:value="13026" calcext:value-type="float">
            <text:p>13026</text:p>
          </table:table-cell>
          <table:table-cell office:value-type="float" office:value="14146" calcext:value-type="float">
            <text:p>14146</text:p>
          </table:table-cell>
          <table:table-cell table:formula="of:=LOG([.C551])" office:value-type="float" office:value="4.15063365374643" calcext:value-type="float">
            <text:p>4,150633653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084" calcext:value-type="float">
            <text:p>14084</text:p>
          </table:table-cell>
          <table:table-cell office:value-type="float" office:value="100" calcext:value-type="float">
            <text:p>100</text:p>
          </table:table-cell>
          <table:table-cell office:value-type="float" office:value="14146" calcext:value-type="float">
            <text:p>14146</text:p>
          </table:table-cell>
          <table:table-cell office:value-type="float" office:value="100" calcext:value-type="float">
            <text:p>100</text:p>
          </table:table-cell>
          <table:table-cell office:value-type="float" office:value="14146" calcext:value-type="float">
            <text:p>141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renard</text:p>
          </table:table-cell>
          <table:table-cell office:value-type="float" office:value="13027" calcext:value-type="float">
            <text:p>13027</text:p>
          </table:table-cell>
          <table:table-cell office:value-type="float" office:value="15644" calcext:value-type="float">
            <text:p>15644</text:p>
          </table:table-cell>
          <table:table-cell table:formula="of:=LOG([.C552])" office:value-type="float" office:value="4.19434780728009" calcext:value-type="float">
            <text:p>4,194347807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22" calcext:value-type="float">
            <text:p>14822</text:p>
          </table:table-cell>
          <table:table-cell office:value-type="float" office:value="95" calcext:value-type="float">
            <text:p>95</text:p>
          </table:table-cell>
          <table:table-cell office:value-type="float" office:value="15644" calcext:value-type="float">
            <text:p>15644</text:p>
          </table:table-cell>
          <table:table-cell office:value-type="float" office:value="100" calcext:value-type="float">
            <text:p>100</text:p>
          </table:table-cell>
          <table:table-cell office:value-type="float" office:value="15644" calcext:value-type="float">
            <text:p>156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Ciotat</text:p>
          </table:table-cell>
          <table:table-cell office:value-type="float" office:value="13028" calcext:value-type="float">
            <text:p>13028</text:p>
          </table:table-cell>
          <table:table-cell office:value-type="float" office:value="35631" calcext:value-type="float">
            <text:p>35631</text:p>
          </table:table-cell>
          <table:table-cell table:formula="of:=LOG([.C553])" office:value-type="float" office:value="4.55182801119153" calcext:value-type="float">
            <text:p>4,551828011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12" calcext:value-type="float">
            <text:p>12812</text:p>
          </table:table-cell>
          <table:table-cell office:value-type="float" office:value="36" calcext:value-type="float">
            <text:p>36</text:p>
          </table:table-cell>
          <table:table-cell office:value-type="float" office:value="35630" calcext:value-type="float">
            <text:p>35630</text:p>
          </table:table-cell>
          <table:table-cell office:value-type="float" office:value="100" calcext:value-type="float">
            <text:p>100</text:p>
          </table:table-cell>
          <table:table-cell office:value-type="float" office:value="35631" calcext:value-type="float">
            <text:p>356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nillon-Confoux</text:p>
          </table:table-cell>
          <table:table-cell office:value-type="float" office:value="13029" calcext:value-type="float">
            <text:p>13029</text:p>
          </table:table-cell>
          <table:table-cell office:value-type="float" office:value="1370" calcext:value-type="float">
            <text:p>1370</text:p>
          </table:table-cell>
          <table:table-cell table:formula="of:=LOG([.C554])" office:value-type="float" office:value="3.13672056715641" calcext:value-type="float">
            <text:p>3,136720567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370" calcext:value-type="float">
            <text:p>1370</text:p>
          </table:table-cell>
          <table:table-cell office:value-type="float" office:value="100" calcext:value-type="float">
            <text:p>100</text:p>
          </table:table-cell>
          <table:table-cell office:value-type="float" office:value="1370" calcext:value-type="float">
            <text:p>1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ges-les-Pins</text:p>
          </table:table-cell>
          <table:table-cell office:value-type="float" office:value="13030" calcext:value-type="float">
            <text:p>13030</text:p>
          </table:table-cell>
          <table:table-cell office:value-type="float" office:value="4977" calcext:value-type="float">
            <text:p>4977</text:p>
          </table:table-cell>
          <table:table-cell table:formula="of:=LOG([.C555])" office:value-type="float" office:value="3.69696764074402" calcext:value-type="float">
            <text:p>3,696967640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office:value-type="float" office:value="4977" calcext:value-type="float">
            <text:p>4977</text:p>
          </table:table-cell>
          <table:table-cell office:value-type="float" office:value="100" calcext:value-type="float">
            <text:p>100</text:p>
          </table:table-cell>
          <table:table-cell office:value-type="float" office:value="4977" calcext:value-type="float">
            <text:p>4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Destrousse</text:p>
          </table:table-cell>
          <table:table-cell office:value-type="float" office:value="13031" calcext:value-type="float">
            <text:p>13031</text:p>
          </table:table-cell>
          <table:table-cell office:value-type="float" office:value="3320" calcext:value-type="float">
            <text:p>3320</text:p>
          </table:table-cell>
          <table:table-cell table:formula="of:=LOG([.C556])" office:value-type="float" office:value="3.52113808370404" calcext:value-type="float">
            <text:p>3,521138083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float" office:value="3317" calcext:value-type="float">
            <text:p>3317</text:p>
          </table:table-cell>
          <table:table-cell office:value-type="float" office:value="100" calcext:value-type="float">
            <text:p>100</text:p>
          </table:table-cell>
          <table:table-cell office:value-type="float" office:value="3320" calcext:value-type="float">
            <text:p>33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Éguilles</text:p>
          </table:table-cell>
          <table:table-cell office:value-type="float" office:value="13032" calcext:value-type="float">
            <text:p>13032</text:p>
          </table:table-cell>
          <table:table-cell office:value-type="float" office:value="7579" calcext:value-type="float">
            <text:p>7579</text:p>
          </table:table-cell>
          <table:table-cell table:formula="of:=LOG([.C557])" office:value-type="float" office:value="3.87961190706585" calcext:value-type="float">
            <text:p>3,879611907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7577" calcext:value-type="float">
            <text:p>7577</text:p>
          </table:table-cell>
          <table:table-cell office:value-type="float" office:value="100" calcext:value-type="float">
            <text:p>100</text:p>
          </table:table-cell>
          <table:table-cell office:value-type="float" office:value="7579" calcext:value-type="float">
            <text:p>75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suès-la-Redonne</text:p>
          </table:table-cell>
          <table:table-cell office:value-type="float" office:value="13033" calcext:value-type="float">
            <text:p>13033</text:p>
          </table:table-cell>
          <table:table-cell office:value-type="float" office:value="5451" calcext:value-type="float">
            <text:p>5451</text:p>
          </table:table-cell>
          <table:table-cell table:formula="of:=LOG([.C558])" office:value-type="float" office:value="3.7364761820277" calcext:value-type="float">
            <text:p>3,73647618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451" calcext:value-type="float">
            <text:p>5451</text:p>
          </table:table-cell>
          <table:table-cell office:value-type="float" office:value="100" calcext:value-type="float">
            <text:p>100</text:p>
          </table:table-cell>
          <table:table-cell office:value-type="float" office:value="5451" calcext:value-type="float">
            <text:p>54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ygalières</text:p>
          </table:table-cell>
          <table:table-cell office:value-type="float" office:value="13034" calcext:value-type="float">
            <text:p>13034</text:p>
          </table:table-cell>
          <table:table-cell office:value-type="float" office:value="1778" calcext:value-type="float">
            <text:p>1778</text:p>
          </table:table-cell>
          <table:table-cell table:formula="of:=LOG([.C559])" office:value-type="float" office:value="3.24993175663419" calcext:value-type="float">
            <text:p>3,249931756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778" calcext:value-type="float">
            <text:p>1778</text:p>
          </table:table-cell>
          <table:table-cell office:value-type="float" office:value="100" calcext:value-type="float">
            <text:p>100</text:p>
          </table:table-cell>
          <table:table-cell office:value-type="float" office:value="1778" calcext:value-type="float">
            <text:p>17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yguières</text:p>
          </table:table-cell>
          <table:table-cell office:value-type="float" office:value="13035" calcext:value-type="float">
            <text:p>13035</text:p>
          </table:table-cell>
          <table:table-cell office:value-type="float" office:value="6852" calcext:value-type="float">
            <text:p>6852</text:p>
          </table:table-cell>
          <table:table-cell table:formula="of:=LOG([.C560])" office:value-type="float" office:value="3.83581735429347" calcext:value-type="float">
            <text:p>3,835817354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288" calcext:value-type="float">
            <text:p>4288</text:p>
          </table:table-cell>
          <table:table-cell office:value-type="float" office:value="63" calcext:value-type="float">
            <text:p>63</text:p>
          </table:table-cell>
          <table:table-cell office:value-type="float" office:value="6852" calcext:value-type="float">
            <text:p>6852</text:p>
          </table:table-cell>
          <table:table-cell office:value-type="float" office:value="100" calcext:value-type="float">
            <text:p>100</text:p>
          </table:table-cell>
          <table:table-cell office:value-type="float" office:value="6852" calcext:value-type="float">
            <text:p>6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yragues</text:p>
          </table:table-cell>
          <table:table-cell office:value-type="float" office:value="13036" calcext:value-type="float">
            <text:p>13036</text:p>
          </table:table-cell>
          <table:table-cell office:value-type="float" office:value="4271" calcext:value-type="float">
            <text:p>4271</text:p>
          </table:table-cell>
          <table:table-cell table:formula="of:=LOG([.C561])" office:value-type="float" office:value="3.63052957142682" calcext:value-type="float">
            <text:p>3,630529571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444" calcext:value-type="float">
            <text:p>3444</text:p>
          </table:table-cell>
          <table:table-cell office:value-type="float" office:value="81" calcext:value-type="float">
            <text:p>81</text:p>
          </table:table-cell>
          <table:table-cell office:value-type="float" office:value="4271" calcext:value-type="float">
            <text:p>4271</text:p>
          </table:table-cell>
          <table:table-cell office:value-type="float" office:value="100" calcext:value-type="float">
            <text:p>100</text:p>
          </table:table-cell>
          <table:table-cell office:value-type="float" office:value="4271" calcext:value-type="float">
            <text:p>42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Fare-les-Oliviers</text:p>
          </table:table-cell>
          <table:table-cell office:value-type="float" office:value="13037" calcext:value-type="float">
            <text:p>13037</text:p>
          </table:table-cell>
          <table:table-cell office:value-type="float" office:value="8039" calcext:value-type="float">
            <text:p>8039</text:p>
          </table:table-cell>
          <table:table-cell table:formula="of:=LOG([.C562])" office:value-type="float" office:value="3.90520202866232" calcext:value-type="float">
            <text:p>3,905202028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4" calcext:value-type="float">
            <text:p>7804</text:p>
          </table:table-cell>
          <table:table-cell office:value-type="float" office:value="97" calcext:value-type="float">
            <text:p>97</text:p>
          </table:table-cell>
          <table:table-cell office:value-type="float" office:value="8034" calcext:value-type="float">
            <text:p>8034</text:p>
          </table:table-cell>
          <table:table-cell office:value-type="float" office:value="100" calcext:value-type="float">
            <text:p>100</text:p>
          </table:table-cell>
          <table:table-cell office:value-type="float" office:value="8039" calcext:value-type="float">
            <text:p>80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ntvieille</text:p>
          </table:table-cell>
          <table:table-cell office:value-type="float" office:value="13038" calcext:value-type="float">
            <text:p>13038</text:p>
          </table:table-cell>
          <table:table-cell office:value-type="float" office:value="3619" calcext:value-type="float">
            <text:p>3619</text:p>
          </table:table-cell>
          <table:table-cell table:formula="of:=LOG([.C563])" office:value-type="float" office:value="3.5585885831082" calcext:value-type="float">
            <text:p>3,558588583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87" calcext:value-type="float">
            <text:p>2887</text:p>
          </table:table-cell>
          <table:table-cell office:value-type="float" office:value="80" calcext:value-type="float">
            <text:p>80</text:p>
          </table:table-cell>
          <table:table-cell office:value-type="float" office:value="3618" calcext:value-type="float">
            <text:p>3618</text:p>
          </table:table-cell>
          <table:table-cell office:value-type="float" office:value="100" calcext:value-type="float">
            <text:p>100</text:p>
          </table:table-cell>
          <table:table-cell office:value-type="float" office:value="3619" calcext:value-type="float">
            <text:p>36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s-sur-Mer</text:p>
          </table:table-cell>
          <table:table-cell office:value-type="float" office:value="13039" calcext:value-type="float">
            <text:p>13039</text:p>
          </table:table-cell>
          <table:table-cell office:value-type="float" office:value="15857" calcext:value-type="float">
            <text:p>15857</text:p>
          </table:table-cell>
          <table:table-cell table:formula="of:=LOG([.C564])" office:value-type="float" office:value="4.20022102619188" calcext:value-type="float">
            <text:p>4,200221026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14" calcext:value-type="float">
            <text:p>15814</text:p>
          </table:table-cell>
          <table:table-cell office:value-type="float" office:value="100" calcext:value-type="float">
            <text:p>10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5857" calcext:value-type="float">
            <text:p>158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uveau</text:p>
          </table:table-cell>
          <table:table-cell office:value-type="float" office:value="13040" calcext:value-type="float">
            <text:p>13040</text:p>
          </table:table-cell>
          <table:table-cell office:value-type="float" office:value="9638" calcext:value-type="float">
            <text:p>9638</text:p>
          </table:table-cell>
          <table:table-cell table:formula="of:=LOG([.C565])" office:value-type="float" office:value="3.98398692196519" calcext:value-type="float">
            <text:p>3,98398692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9638" calcext:value-type="float">
            <text:p>9638</text:p>
          </table:table-cell>
          <table:table-cell office:value-type="float" office:value="100" calcext:value-type="float">
            <text:p>100</text:p>
          </table:table-cell>
          <table:table-cell office:value-type="float" office:value="9638" calcext:value-type="float">
            <text:p>96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rdanne</text:p>
          </table:table-cell>
          <table:table-cell office:value-type="float" office:value="13041" calcext:value-type="float">
            <text:p>13041</text:p>
          </table:table-cell>
          <table:table-cell office:value-type="float" office:value="19910" calcext:value-type="float">
            <text:p>19910</text:p>
          </table:table-cell>
          <table:table-cell table:formula="of:=LOG([.C566])" office:value-type="float" office:value="4.29907126002741" calcext:value-type="float">
            <text:p>4,2990712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062" calcext:value-type="float">
            <text:p>17062</text:p>
          </table:table-cell>
          <table:table-cell office:value-type="float" office:value="86" calcext:value-type="float">
            <text:p>86</text:p>
          </table:table-cell>
          <table:table-cell office:value-type="float" office:value="19909" calcext:value-type="float">
            <text:p>19909</text:p>
          </table:table-cell>
          <table:table-cell office:value-type="float" office:value="100" calcext:value-type="float">
            <text:p>100</text:p>
          </table:table-cell>
          <table:table-cell office:value-type="float" office:value="19910" calcext:value-type="float">
            <text:p>199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émenos</text:p>
          </table:table-cell>
          <table:table-cell office:value-type="float" office:value="13042" calcext:value-type="float">
            <text:p>13042</text:p>
          </table:table-cell>
          <table:table-cell office:value-type="float" office:value="6179" calcext:value-type="float">
            <text:p>6179</text:p>
          </table:table-cell>
          <table:table-cell table:formula="of:=LOG([.C567])" office:value-type="float" office:value="3.79091819521458" calcext:value-type="float">
            <text:p>3,790918195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6179" calcext:value-type="float">
            <text:p>6179</text:p>
          </table:table-cell>
          <table:table-cell office:value-type="float" office:value="100" calcext:value-type="float">
            <text:p>100</text:p>
          </table:table-cell>
          <table:table-cell office:value-type="float" office:value="6179" calcext:value-type="float">
            <text:p>61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gnac-la-Nerthe</text:p>
          </table:table-cell>
          <table:table-cell office:value-type="float" office:value="13043" calcext:value-type="float">
            <text:p>13043</text:p>
          </table:table-cell>
          <table:table-cell office:value-type="float" office:value="9129" calcext:value-type="float">
            <text:p>9129</text:p>
          </table:table-cell>
          <table:table-cell table:formula="of:=LOG([.C568])" office:value-type="float" office:value="3.96042320707783" calcext:value-type="float">
            <text:p>3,960423207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130" calcext:value-type="float">
            <text:p>9130</text:p>
          </table:table-cell>
          <table:table-cell office:value-type="float" office:value="100" calcext:value-type="float">
            <text:p>100</text:p>
          </table:table-cell>
          <table:table-cell office:value-type="float" office:value="9129" calcext:value-type="float">
            <text:p>9129</text:p>
          </table:table-cell>
          <table:table-cell office:value-type="float" office:value="100" calcext:value-type="float">
            <text:p>100</text:p>
          </table:table-cell>
          <table:table-cell office:value-type="float" office:value="9129" calcext:value-type="float">
            <text:p>91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ans</text:p>
          </table:table-cell>
          <table:table-cell office:value-type="float" office:value="13044" calcext:value-type="float">
            <text:p>13044</text:p>
          </table:table-cell>
          <table:table-cell office:value-type="float" office:value="4457" calcext:value-type="float">
            <text:p>4457</text:p>
          </table:table-cell>
          <table:table-cell table:formula="of:=LOG([.C569])" office:value-type="float" office:value="3.64904263408618" calcext:value-type="float">
            <text:p>3,649042634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515" calcext:value-type="float">
            <text:p>3515</text:p>
          </table:table-cell>
          <table:table-cell office:value-type="float" office:value="79" calcext:value-type="float">
            <text:p>79</text:p>
          </table:table-cell>
          <table:table-cell office:value-type="float" office:value="4456" calcext:value-type="float">
            <text:p>4456</text:p>
          </table:table-cell>
          <table:table-cell office:value-type="float" office:value="100" calcext:value-type="float">
            <text:p>100</text:p>
          </table:table-cell>
          <table:table-cell office:value-type="float" office:value="4457" calcext:value-type="float">
            <text:p>44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aveson</text:p>
          </table:table-cell>
          <table:table-cell office:value-type="float" office:value="13045" calcext:value-type="float">
            <text:p>13045</text:p>
          </table:table-cell>
          <table:table-cell office:value-type="float" office:value="4659" calcext:value-type="float">
            <text:p>4659</text:p>
          </table:table-cell>
          <table:table-cell table:formula="of:=LOG([.C570])" office:value-type="float" office:value="3.66829271044822" calcext:value-type="float">
            <text:p>3,668292710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370" calcext:value-type="float">
            <text:p>4370</text:p>
          </table:table-cell>
          <table:table-cell office:value-type="float" office:value="94" calcext:value-type="float">
            <text:p>94</text:p>
          </table:table-cell>
          <table:table-cell office:value-type="float" office:value="4659" calcext:value-type="float">
            <text:p>4659</text:p>
          </table:table-cell>
          <table:table-cell office:value-type="float" office:value="100" calcext:value-type="float">
            <text:p>100</text:p>
          </table:table-cell>
          <table:table-cell office:value-type="float" office:value="4659" calcext:value-type="float">
            <text:p>46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éasque</text:p>
          </table:table-cell>
          <table:table-cell office:value-type="float" office:value="13046" calcext:value-type="float">
            <text:p>13046</text:p>
          </table:table-cell>
          <table:table-cell office:value-type="float" office:value="4033" calcext:value-type="float">
            <text:p>4033</text:p>
          </table:table-cell>
          <table:table-cell table:formula="of:=LOG([.C571])" office:value-type="float" office:value="3.60562822200762" calcext:value-type="float">
            <text:p>3,60562822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033" calcext:value-type="float">
            <text:p>4033</text:p>
          </table:table-cell>
          <table:table-cell office:value-type="float" office:value="100" calcext:value-type="float">
            <text:p>100</text:p>
          </table:table-cell>
          <table:table-cell office:value-type="float" office:value="4033" calcext:value-type="float">
            <text:p>40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stres</text:p>
          </table:table-cell>
          <table:table-cell office:value-type="float" office:value="13047" calcext:value-type="float">
            <text:p>13047</text:p>
          </table:table-cell>
          <table:table-cell office:value-type="float" office:value="43463" calcext:value-type="float">
            <text:p>43463</text:p>
          </table:table-cell>
          <table:table-cell table:formula="of:=LOG([.C572])" office:value-type="float" office:value="4.63811969986024" calcext:value-type="float">
            <text:p>4,638119699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18" calcext:value-type="float">
            <text:p>38918</text:p>
          </table:table-cell>
          <table:table-cell office:value-type="float" office:value="90" calcext:value-type="float">
            <text:p>90</text:p>
          </table:table-cell>
          <table:table-cell office:value-type="float" office:value="43463" calcext:value-type="float">
            <text:p>43463</text:p>
          </table:table-cell>
          <table:table-cell office:value-type="float" office:value="100" calcext:value-type="float">
            <text:p>100</text:p>
          </table:table-cell>
          <table:table-cell office:value-type="float" office:value="43463" calcext:value-type="float">
            <text:p>434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uques</text:p>
          </table:table-cell>
          <table:table-cell office:value-type="float" office:value="13048" calcext:value-type="float">
            <text:p>13048</text:p>
          </table:table-cell>
          <table:table-cell office:value-type="float" office:value="4377" calcext:value-type="float">
            <text:p>4377</text:p>
          </table:table-cell>
          <table:table-cell table:formula="of:=LOG([.C573])" office:value-type="float" office:value="3.64117654661311" calcext:value-type="float">
            <text:p>3,641176546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77" calcext:value-type="float">
            <text:p>4377</text:p>
          </table:table-cell>
          <table:table-cell office:value-type="float" office:value="100" calcext:value-type="float">
            <text:p>100</text:p>
          </table:table-cell>
          <table:table-cell office:value-type="float" office:value="4377" calcext:value-type="float">
            <text:p>43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anon</text:p>
          </table:table-cell>
          <table:table-cell office:value-type="float" office:value="13049" calcext:value-type="float">
            <text:p>13049</text:p>
          </table:table-cell>
          <table:table-cell office:value-type="float" office:value="2007" calcext:value-type="float">
            <text:p>2007</text:p>
          </table:table-cell>
          <table:table-cell table:formula="of:=LOG([.C574])" office:value-type="float" office:value="3.30254737248748" calcext:value-type="float">
            <text:p>3,30254737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43" calcext:value-type="float">
            <text:p>43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  <table:table-cell office:value-type="float" office:value="2007" calcext:value-type="float">
            <text:p>2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besc</text:p>
          </table:table-cell>
          <table:table-cell office:value-type="float" office:value="13050" calcext:value-type="float">
            <text:p>13050</text:p>
          </table:table-cell>
          <table:table-cell office:value-type="float" office:value="9459" calcext:value-type="float">
            <text:p>9459</text:p>
          </table:table-cell>
          <table:table-cell table:formula="of:=LOG([.C575])" office:value-type="float" office:value="3.97584522546757" calcext:value-type="float">
            <text:p>3,975845225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741" calcext:value-type="float">
            <text:p>4741</text:p>
          </table:table-cell>
          <table:table-cell office:value-type="float" office:value="50" calcext:value-type="float">
            <text:p>50</text:p>
          </table:table-cell>
          <table:table-cell office:value-type="float" office:value="9459" calcext:value-type="float">
            <text:p>9459</text:p>
          </table:table-cell>
          <table:table-cell office:value-type="float" office:value="100" calcext:value-type="float">
            <text:p>100</text:p>
          </table:table-cell>
          <table:table-cell office:value-type="float" office:value="9459" calcext:value-type="float">
            <text:p>94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nçon-Provence</text:p>
          </table:table-cell>
          <table:table-cell office:value-type="float" office:value="13051" calcext:value-type="float">
            <text:p>13051</text:p>
          </table:table-cell>
          <table:table-cell office:value-type="float" office:value="8738" calcext:value-type="float">
            <text:p>8738</text:p>
          </table:table-cell>
          <table:table-cell table:formula="of:=LOG([.C576])" office:value-type="float" office:value="3.94141204037355" calcext:value-type="float">
            <text:p>3,9414120404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79" calcext:value-type="float">
            <text:p>79</text:p>
          </table:table-cell>
          <table:table-cell office:value-type="float" office:value="8738" calcext:value-type="float">
            <text:p>8738</text:p>
          </table:table-cell>
          <table:table-cell office:value-type="float" office:value="100" calcext:value-type="float">
            <text:p>100</text:p>
          </table:table-cell>
          <table:table-cell office:value-type="float" office:value="8738" calcext:value-type="float">
            <text:p>87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illane</text:p>
          </table:table-cell>
          <table:table-cell office:value-type="float" office:value="13052" calcext:value-type="float">
            <text:p>13052</text:p>
          </table:table-cell>
          <table:table-cell office:value-type="float" office:value="2494" calcext:value-type="float">
            <text:p>2494</text:p>
          </table:table-cell>
          <table:table-cell table:formula="of:=LOG([.C577])" office:value-type="float" office:value="3.39689644914252" calcext:value-type="float">
            <text:p>3,396896449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255" calcext:value-type="float">
            <text:p>2255</text:p>
          </table:table-cell>
          <table:table-cell office:value-type="float" office:value="90" calcext:value-type="float">
            <text:p>90</text:p>
          </table:table-cell>
          <table:table-cell office:value-type="float" office:value="2494" calcext:value-type="float">
            <text:p>2494</text:p>
          </table:table-cell>
          <table:table-cell office:value-type="float" office:value="100" calcext:value-type="float">
            <text:p>100</text:p>
          </table:table-cell>
          <table:table-cell office:value-type="float" office:value="2494" calcext:value-type="float">
            <text:p>24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lemort</text:p>
          </table:table-cell>
          <table:table-cell office:value-type="float" office:value="13053" calcext:value-type="float">
            <text:p>13053</text:p>
          </table:table-cell>
          <table:table-cell office:value-type="float" office:value="5972" calcext:value-type="float">
            <text:p>5972</text:p>
          </table:table-cell>
          <table:table-cell table:formula="of:=LOG([.C578])" office:value-type="float" office:value="3.77611979905299" calcext:value-type="float">
            <text:p>3,776119799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17" calcext:value-type="float">
            <text:p>17</text:p>
          </table:table-cell>
          <table:table-cell office:value-type="float" office:value="5969" calcext:value-type="float">
            <text:p>5969</text:p>
          </table:table-cell>
          <table:table-cell office:value-type="float" office:value="100" calcext:value-type="float">
            <text:p>100</text:p>
          </table:table-cell>
          <table:table-cell office:value-type="float" office:value="5972" calcext:value-type="float">
            <text:p>59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ignane</text:p>
          </table:table-cell>
          <table:table-cell office:value-type="float" office:value="13054" calcext:value-type="float">
            <text:p>13054</text:p>
          </table:table-cell>
          <table:table-cell office:value-type="float" office:value="34154" calcext:value-type="float">
            <text:p>34154</text:p>
          </table:table-cell>
          <table:table-cell table:formula="of:=LOG([.C579])" office:value-type="float" office:value="4.53344157408483" calcext:value-type="float">
            <text:p>4,533441574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35" calcext:value-type="float">
            <text:p>34135</text:p>
          </table:table-cell>
          <table:table-cell office:value-type="float" office:value="100" calcext:value-type="float">
            <text:p>100</text:p>
          </table:table-cell>
          <table:table-cell office:value-type="float" office:value="34135" calcext:value-type="float">
            <text:p>34135</text:p>
          </table:table-cell>
          <table:table-cell office:value-type="float" office:value="100" calcext:value-type="float">
            <text:p>100</text:p>
          </table:table-cell>
          <table:table-cell office:value-type="float" office:value="34154" calcext:value-type="float">
            <text:p>341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13055" calcext:value-type="float">
            <text:p>13055</text:p>
          </table:table-cell>
          <table:table-cell office:value-type="float" office:value="858120" calcext:value-type="float">
            <text:p>858120</text:p>
          </table:table-cell>
          <table:table-cell table:formula="of:=LOG([.C580])" office:value-type="float" office:value="5.93354802408849" calcext:value-type="float">
            <text:p>5,9335480241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2275" calcext:value-type="float">
            <text:p>52275</text:p>
          </table:table-cell>
          <table:table-cell office:value-type="float" office:value="6" calcext:value-type="float">
            <text:p>6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825956" calcext:value-type="float">
            <text:p>825956</text:p>
          </table:table-cell>
          <table:table-cell office:value-type="float" office:value="96" calcext:value-type="float">
            <text:p>96</text:p>
          </table:table-cell>
          <table:table-cell office:value-type="float" office:value="240975" calcext:value-type="float">
            <text:p>240975</text:p>
          </table:table-cell>
          <table:table-cell office:value-type="float" office:value="28" calcext:value-type="float">
            <text:p>28</text:p>
          </table:table-cell>
          <table:table-cell office:value-type="float" office:value="858120" calcext:value-type="float">
            <text:p>858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tigues</text:p>
          </table:table-cell>
          <table:table-cell office:value-type="float" office:value="13056" calcext:value-type="float">
            <text:p>13056</text:p>
          </table:table-cell>
          <table:table-cell office:value-type="float" office:value="48870" calcext:value-type="float">
            <text:p>48870</text:p>
          </table:table-cell>
          <table:table-cell table:formula="of:=LOG([.C581])" office:value-type="float" office:value="4.68904233902817" calcext:value-type="float">
            <text:p>4,68904233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570" calcext:value-type="float">
            <text:p>46570</text:p>
          </table:table-cell>
          <table:table-cell office:value-type="float" office:value="95" calcext:value-type="float">
            <text:p>95</text:p>
          </table:table-cell>
          <table:table-cell office:value-type="float" office:value="23892" calcext:value-type="float">
            <text:p>23892</text:p>
          </table:table-cell>
          <table:table-cell office:value-type="float" office:value="49" calcext:value-type="float">
            <text:p>49</text:p>
          </table:table-cell>
          <table:table-cell office:value-type="float" office:value="48870" calcext:value-type="float">
            <text:p>488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s-Blanc-des-Alpilles</text:p>
          </table:table-cell>
          <table:table-cell office:value-type="float" office:value="13057" calcext:value-type="float">
            <text:p>13057</text:p>
          </table:table-cell>
          <table:table-cell office:value-type="float" office:value="515" calcext:value-type="float">
            <text:p>515</text:p>
          </table:table-cell>
          <table:table-cell table:formula="of:=LOG([.C582])" office:value-type="float" office:value="2.71180722904119" calcext:value-type="float">
            <text:p>2,711807229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ussane-les-Alpilles</text:p>
          </table:table-cell>
          <table:table-cell office:value-type="float" office:value="13058" calcext:value-type="float">
            <text:p>13058</text:p>
          </table:table-cell>
          <table:table-cell office:value-type="float" office:value="2203" calcext:value-type="float">
            <text:p>2203</text:p>
          </table:table-cell>
          <table:table-cell table:formula="of:=LOG([.C583])" office:value-type="float" office:value="3.34301449715077" calcext:value-type="float">
            <text:p>3,343014497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28" calcext:value-type="float">
            <text:p>28</text:p>
          </table:table-cell>
          <table:table-cell office:value-type="float" office:value="2203" calcext:value-type="float">
            <text:p>2203</text:p>
          </table:table-cell>
          <table:table-cell office:value-type="float" office:value="100" calcext:value-type="float">
            <text:p>100</text:p>
          </table:table-cell>
          <table:table-cell office:value-type="float" office:value="2203" calcext:value-type="float">
            <text:p>22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yrargues</text:p>
          </table:table-cell>
          <table:table-cell office:value-type="float" office:value="13059" calcext:value-type="float">
            <text:p>13059</text:p>
          </table:table-cell>
          <table:table-cell office:value-type="float" office:value="3738" calcext:value-type="float">
            <text:p>3738</text:p>
          </table:table-cell>
          <table:table-cell table:formula="of:=LOG([.C584])" office:value-type="float" office:value="3.57263929704281" calcext:value-type="float">
            <text:p>3,57263929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38" calcext:value-type="float">
            <text:p>3738</text:p>
          </table:table-cell>
          <table:table-cell office:value-type="float" office:value="100" calcext:value-type="float">
            <text:p>100</text:p>
          </table:table-cell>
          <table:table-cell office:value-type="float" office:value="3738" calcext:value-type="float">
            <text:p>37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yreuil</text:p>
          </table:table-cell>
          <table:table-cell office:value-type="float" office:value="13060" calcext:value-type="float">
            <text:p>13060</text:p>
          </table:table-cell>
          <table:table-cell office:value-type="float" office:value="5371" calcext:value-type="float">
            <text:p>5371</text:p>
          </table:table-cell>
          <table:table-cell table:formula="of:=LOG([.C585])" office:value-type="float" office:value="3.7300551523755" calcext:value-type="float">
            <text:p>3,730055152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55" calcext:value-type="float">
            <text:p>55</text:p>
          </table:table-cell>
          <table:table-cell office:value-type="float" office:value="5371" calcext:value-type="float">
            <text:p>5371</text:p>
          </table:table-cell>
          <table:table-cell office:value-type="float" office:value="100" calcext:value-type="float">
            <text:p>100</text:p>
          </table:table-cell>
          <table:table-cell office:value-type="float" office:value="5371" calcext:value-type="float">
            <text:p>53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ierre-de-Mézoargues</text:p>
          </table:table-cell>
          <table:table-cell office:value-type="float" office:value="13061" calcext:value-type="float">
            <text:p>13061</text:p>
          </table:table-cell>
          <table:table-cell office:value-type="float" office:value="221" calcext:value-type="float">
            <text:p>221</text:p>
          </table:table-cell>
          <table:table-cell table:formula="of:=LOG([.C586])" office:value-type="float" office:value="2.34439227368511" calcext:value-type="float">
            <text:p>2,344392273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met</text:p>
          </table:table-cell>
          <table:table-cell office:value-type="float" office:value="13062" calcext:value-type="float">
            <text:p>13062</text:p>
          </table:table-cell>
          <table:table-cell office:value-type="float" office:value="4591" calcext:value-type="float">
            <text:p>4591</text:p>
          </table:table-cell>
          <table:table-cell table:formula="of:=LOG([.C587])" office:value-type="float" office:value="3.66190729276602" calcext:value-type="float">
            <text:p>3,661907292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91" calcext:value-type="float">
            <text:p>4591</text:p>
          </table:table-cell>
          <table:table-cell office:value-type="float" office:value="100" calcext:value-type="float">
            <text:p>100</text:p>
          </table:table-cell>
          <table:table-cell office:value-type="float" office:value="4591" calcext:value-type="float">
            <text:p>4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ramas</text:p>
          </table:table-cell>
          <table:table-cell office:value-type="float" office:value="13063" calcext:value-type="float">
            <text:p>13063</text:p>
          </table:table-cell>
          <table:table-cell office:value-type="float" office:value="25583" calcext:value-type="float">
            <text:p>25583</text:p>
          </table:table-cell>
          <table:table-cell table:formula="of:=LOG([.C588])" office:value-type="float" office:value="4.40795147083267" calcext:value-type="float">
            <text:p>4,407951470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5331" calcext:value-type="float">
            <text:p>25331</text:p>
          </table:table-cell>
          <table:table-cell office:value-type="float" office:value="99" calcext:value-type="float">
            <text:p>99</text:p>
          </table:table-cell>
          <table:table-cell office:value-type="float" office:value="25583" calcext:value-type="float">
            <text:p>25583</text:p>
          </table:table-cell>
          <table:table-cell office:value-type="float" office:value="100" calcext:value-type="float">
            <text:p>100</text:p>
          </table:table-cell>
          <table:table-cell office:value-type="float" office:value="25583" calcext:value-type="float">
            <text:p>255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llégès</text:p>
          </table:table-cell>
          <table:table-cell office:value-type="float" office:value="13064" calcext:value-type="float">
            <text:p>13064</text:p>
          </table:table-cell>
          <table:table-cell office:value-type="float" office:value="2551" calcext:value-type="float">
            <text:p>2551</text:p>
          </table:table-cell>
          <table:table-cell table:formula="of:=LOG([.C589])" office:value-type="float" office:value="3.40671045860979" calcext:value-type="float">
            <text:p>3,406710458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2549" calcext:value-type="float">
            <text:p>2549</text:p>
          </table:table-cell>
          <table:table-cell office:value-type="float" office:value="100" calcext:value-type="float">
            <text:p>100</text:p>
          </table:table-cell>
          <table:table-cell office:value-type="float" office:value="2551" calcext:value-type="float">
            <text:p>25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uriès</text:p>
          </table:table-cell>
          <table:table-cell office:value-type="float" office:value="13065" calcext:value-type="float">
            <text:p>13065</text:p>
          </table:table-cell>
          <table:table-cell office:value-type="float" office:value="3470" calcext:value-type="float">
            <text:p>3470</text:p>
          </table:table-cell>
          <table:table-cell table:formula="of:=LOG([.C590])" office:value-type="float" office:value="3.54032947479087" calcext:value-type="float">
            <text:p>3,540329474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19" calcext:value-type="float">
            <text:p>2819</text:p>
          </table:table-cell>
          <table:table-cell office:value-type="float" office:value="81" calcext:value-type="float">
            <text:p>81</text:p>
          </table:table-cell>
          <table:table-cell office:value-type="float" office:value="3470" calcext:value-type="float">
            <text:p>3470</text:p>
          </table:table-cell>
          <table:table-cell office:value-type="float" office:value="100" calcext:value-type="float">
            <text:p>100</text:p>
          </table:table-cell>
          <table:table-cell office:value-type="float" office:value="3470" calcext:value-type="float">
            <text:p>34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ves</text:p>
          </table:table-cell>
          <table:table-cell office:value-type="float" office:value="13066" calcext:value-type="float">
            <text:p>13066</text:p>
          </table:table-cell>
          <table:table-cell office:value-type="float" office:value="5610" calcext:value-type="float">
            <text:p>5610</text:p>
          </table:table-cell>
          <table:table-cell table:formula="of:=LOG([.C591])" office:value-type="float" office:value="3.74896286125616" calcext:value-type="float">
            <text:p>3,748962861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72" calcext:value-type="float">
            <text:p>72</text:p>
          </table:table-cell>
          <table:table-cell office:value-type="float" office:value="5609" calcext:value-type="float">
            <text:p>5609</text:p>
          </table:table-cell>
          <table:table-cell office:value-type="float" office:value="100" calcext:value-type="float">
            <text:p>100</text:p>
          </table:table-cell>
          <table:table-cell office:value-type="float" office:value="5610" calcext:value-type="float">
            <text:p>56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rgon</text:p>
          </table:table-cell>
          <table:table-cell office:value-type="float" office:value="13067" calcext:value-type="float">
            <text:p>13067</text:p>
          </table:table-cell>
          <table:table-cell office:value-type="float" office:value="3109" calcext:value-type="float">
            <text:p>3109</text:p>
          </table:table-cell>
          <table:table-cell table:formula="of:=LOG([.C592])" office:value-type="float" office:value="3.49262072204319" calcext:value-type="float">
            <text:p>3,49262072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 office:value-type="float" office:value="42" calcext:value-type="float">
            <text:p>42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radou</text:p>
          </table:table-cell>
          <table:table-cell office:value-type="float" office:value="13068" calcext:value-type="float">
            <text:p>13068</text:p>
          </table:table-cell>
          <table:table-cell office:value-type="float" office:value="1853" calcext:value-type="float">
            <text:p>1853</text:p>
          </table:table-cell>
          <table:table-cell table:formula="of:=LOG([.C593])" office:value-type="float" office:value="3.2678754193189" calcext:value-type="float">
            <text:p>3,267875419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9" calcext:value-type="float">
            <text:p>19</text:p>
          </table:table-cell>
          <table:table-cell office:value-type="float" office:value="1853" calcext:value-type="float">
            <text:p>1853</text:p>
          </table:table-cell>
          <table:table-cell office:value-type="float" office:value="100" calcext:value-type="float">
            <text:p>100</text:p>
          </table:table-cell>
          <table:table-cell office:value-type="float" office:value="1853" calcext:value-type="float">
            <text:p>18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élissanne</text:p>
          </table:table-cell>
          <table:table-cell office:value-type="float" office:value="13069" calcext:value-type="float">
            <text:p>13069</text:p>
          </table:table-cell>
          <table:table-cell office:value-type="float" office:value="9909" calcext:value-type="float">
            <text:p>9909</text:p>
          </table:table-cell>
          <table:table-cell table:formula="of:=LOG([.C594])" office:value-type="float" office:value="3.99602982841108" calcext:value-type="float">
            <text:p>3,9960298284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394" calcext:value-type="float">
            <text:p>8394</text:p>
          </table:table-cell>
          <table:table-cell office:value-type="float" office:value="85" calcext:value-type="float">
            <text:p>85</text:p>
          </table:table-cell>
          <table:table-cell office:value-type="float" office:value="9909" calcext:value-type="float">
            <text:p>9909</text:p>
          </table:table-cell>
          <table:table-cell office:value-type="float" office:value="100" calcext:value-type="float">
            <text:p>100</text:p>
          </table:table-cell>
          <table:table-cell office:value-type="float" office:value="9909" calcext:value-type="float">
            <text:p>9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Penne-sur-Huveaune</text:p>
          </table:table-cell>
          <table:table-cell office:value-type="float" office:value="13070" calcext:value-type="float">
            <text:p>13070</text:p>
          </table:table-cell>
          <table:table-cell office:value-type="float" office:value="6338" calcext:value-type="float">
            <text:p>6338</text:p>
          </table:table-cell>
          <table:table-cell table:formula="of:=LOG([.C595])" office:value-type="float" office:value="3.80195223485428" calcext:value-type="float">
            <text:p>3,80195223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64" calcext:value-type="float">
            <text:p>5064</text:p>
          </table:table-cell>
          <table:table-cell office:value-type="float" office:value="80" calcext:value-type="float">
            <text:p>80</text:p>
          </table:table-cell>
          <table:table-cell office:value-type="float" office:value="6338" calcext:value-type="float">
            <text:p>6338</text:p>
          </table:table-cell>
          <table:table-cell office:value-type="float" office:value="100" calcext:value-type="float">
            <text:p>100</text:p>
          </table:table-cell>
          <table:table-cell office:value-type="float" office:value="6338" calcext:value-type="float">
            <text:p>63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Pennes-Mirabeau</text:p>
          </table:table-cell>
          <table:table-cell office:value-type="float" office:value="13071" calcext:value-type="float">
            <text:p>13071</text:p>
          </table:table-cell>
          <table:table-cell office:value-type="float" office:value="20492" calcext:value-type="float">
            <text:p>20492</text:p>
          </table:table-cell>
          <table:table-cell table:formula="of:=LOG([.C596])" office:value-type="float" office:value="4.3115843472043" calcext:value-type="float">
            <text:p>4,311584347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73" calcext:value-type="float">
            <text:p>12773</text:p>
          </table:table-cell>
          <table:table-cell office:value-type="float" office:value="62" calcext:value-type="float">
            <text:p>62</text:p>
          </table:table-cell>
          <table:table-cell office:value-type="float" office:value="9473" calcext:value-type="float">
            <text:p>9473</text:p>
          </table:table-cell>
          <table:table-cell office:value-type="float" office:value="46" calcext:value-type="float">
            <text:p>46</text:p>
          </table:table-cell>
          <table:table-cell office:value-type="float" office:value="20492" calcext:value-type="float">
            <text:p>20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ynier</text:p>
          </table:table-cell>
          <table:table-cell office:value-type="float" office:value="13072" calcext:value-type="float">
            <text:p>13072</text:p>
          </table:table-cell>
          <table:table-cell office:value-type="float" office:value="3233" calcext:value-type="float">
            <text:p>3233</text:p>
          </table:table-cell>
          <table:table-cell table:formula="of:=LOG([.C597])" office:value-type="float" office:value="3.50960570461156" calcext:value-type="float">
            <text:p>3,509605704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29" calcext:value-type="float">
            <text:p>3229</text:p>
          </table:table-cell>
          <table:table-cell office:value-type="float" office:value="100" calcext:value-type="float">
            <text:p>100</text:p>
          </table:table-cell>
          <table:table-cell office:value-type="float" office:value="3233" calcext:value-type="float">
            <text:p>32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ypin</text:p>
          </table:table-cell>
          <table:table-cell office:value-type="float" office:value="13073" calcext:value-type="float">
            <text:p>13073</text:p>
          </table:table-cell>
          <table:table-cell office:value-type="float" office:value="5465" calcext:value-type="float">
            <text:p>5465</text:p>
          </table:table-cell>
          <table:table-cell table:formula="of:=LOG([.C598])" office:value-type="float" office:value="3.73759016628572" calcext:value-type="float">
            <text:p>3,737590166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465" calcext:value-type="float">
            <text:p>5465</text:p>
          </table:table-cell>
          <table:table-cell office:value-type="float" office:value="100" calcext:value-type="float">
            <text:p>100</text:p>
          </table:table-cell>
          <table:table-cell office:value-type="float" office:value="5465" calcext:value-type="float">
            <text:p>54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yrolles-en-Provence</text:p>
          </table:table-cell>
          <table:table-cell office:value-type="float" office:value="13074" calcext:value-type="float">
            <text:p>13074</text:p>
          </table:table-cell>
          <table:table-cell office:value-type="float" office:value="4912" calcext:value-type="float">
            <text:p>4912</text:p>
          </table:table-cell>
          <table:table-cell table:formula="of:=LOG([.C599])" office:value-type="float" office:value="3.69125835813311" calcext:value-type="float">
            <text:p>3,691258358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4912" calcext:value-type="float">
            <text:p>4912</text:p>
          </table:table-cell>
          <table:table-cell office:value-type="float" office:value="100" calcext:value-type="float">
            <text:p>100</text:p>
          </table:table-cell>
          <table:table-cell office:value-type="float" office:value="4912" calcext:value-type="float">
            <text:p>49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lan-de-Cuques</text:p>
          </table:table-cell>
          <table:table-cell office:value-type="float" office:value="13075" calcext:value-type="float">
            <text:p>13075</text:p>
          </table:table-cell>
          <table:table-cell office:value-type="float" office:value="10518" calcext:value-type="float">
            <text:p>10518</text:p>
          </table:table-cell>
          <table:table-cell table:formula="of:=LOG([.C600])" office:value-type="float" office:value="4.02193316647744" calcext:value-type="float">
            <text:p>4,021933166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92" calcext:value-type="float">
            <text:p>8992</text:p>
          </table:table-cell>
          <table:table-cell office:value-type="float" office:value="85" calcext:value-type="float">
            <text:p>85</text:p>
          </table:table-cell>
          <table:table-cell office:value-type="float" office:value="10518" calcext:value-type="float">
            <text:p>10518</text:p>
          </table:table-cell>
          <table:table-cell office:value-type="float" office:value="100" calcext:value-type="float">
            <text:p>100</text:p>
          </table:table-cell>
          <table:table-cell office:value-type="float" office:value="10518" calcext:value-type="float">
            <text:p>10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lan-d'Orgon</text:p>
          </table:table-cell>
          <table:table-cell office:value-type="float" office:value="13076" calcext:value-type="float">
            <text:p>13076</text:p>
          </table:table-cell>
          <table:table-cell office:value-type="float" office:value="3326" calcext:value-type="float">
            <text:p>3326</text:p>
          </table:table-cell>
          <table:table-cell table:formula="of:=LOG([.C601])" office:value-type="float" office:value="3.5219222448835" calcext:value-type="float">
            <text:p>3,521922244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8" calcext:value-type="float">
            <text:p>8</text:p>
          </table:table-cell>
          <table:table-cell office:value-type="float" office:value="3326" calcext:value-type="float">
            <text:p>3326</text:p>
          </table:table-cell>
          <table:table-cell office:value-type="float" office:value="100" calcext:value-type="float">
            <text:p>100</text:p>
          </table:table-cell>
          <table:table-cell office:value-type="float" office:value="3326" calcext:value-type="float">
            <text:p>3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rt-de-Bouc</text:p>
          </table:table-cell>
          <table:table-cell office:value-type="float" office:value="13077" calcext:value-type="float">
            <text:p>13077</text:p>
          </table:table-cell>
          <table:table-cell office:value-type="float" office:value="17366" calcext:value-type="float">
            <text:p>17366</text:p>
          </table:table-cell>
          <table:table-cell table:formula="of:=LOG([.C602])" office:value-type="float" office:value="4.23969979668666" calcext:value-type="float">
            <text:p>4,2396997967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213" calcext:value-type="float">
            <text:p>17213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366" calcext:value-type="float">
            <text:p>17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rt-Saint-Louis-du-Rhône</text:p>
          </table:table-cell>
          <table:table-cell office:value-type="float" office:value="13078" calcext:value-type="float">
            <text:p>13078</text:p>
          </table:table-cell>
          <table:table-cell office:value-type="float" office:value="8661" calcext:value-type="float">
            <text:p>8661</text:p>
          </table:table-cell>
          <table:table-cell table:formula="of:=LOG([.C603])" office:value-type="float" office:value="3.93756803860038" calcext:value-type="float">
            <text:p>3,937568038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444" calcext:value-type="float">
            <text:p>8444</text:p>
          </table:table-cell>
          <table:table-cell office:value-type="float" office:value="97" calcext:value-type="float">
            <text:p>97</text:p>
          </table:table-cell>
          <table:table-cell office:value-type="float" office:value="7485" calcext:value-type="float">
            <text:p>7485</text:p>
          </table:table-cell>
          <table:table-cell office:value-type="float" office:value="86" calcext:value-type="float">
            <text:p>86</text:p>
          </table:table-cell>
          <table:table-cell office:value-type="float" office:value="8661" calcext:value-type="float">
            <text:p>86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yloubier</text:p>
          </table:table-cell>
          <table:table-cell office:value-type="float" office:value="13079" calcext:value-type="float">
            <text:p>13079</text:p>
          </table:table-cell>
          <table:table-cell office:value-type="float" office:value="1817" calcext:value-type="float">
            <text:p>1817</text:p>
          </table:table-cell>
          <table:table-cell table:formula="of:=LOG([.C604])" office:value-type="float" office:value="3.25935492730803" calcext:value-type="float">
            <text:p>3,259354927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 office:value-type="float" office:value="100" calcext:value-type="float">
            <text:p>100</text:p>
          </table:table-cell>
          <table:table-cell office:value-type="float" office:value="1817" calcext:value-type="float">
            <text:p>1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Puy-Sainte-Réparade</text:p>
          </table:table-cell>
          <table:table-cell office:value-type="float" office:value="13080" calcext:value-type="float">
            <text:p>13080</text:p>
          </table:table-cell>
          <table:table-cell office:value-type="float" office:value="5476" calcext:value-type="float">
            <text:p>5476</text:p>
          </table:table-cell>
          <table:table-cell table:formula="of:=LOG([.C605])" office:value-type="float" office:value="3.73846343946195" calcext:value-type="float">
            <text:p>3,7384634395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476" calcext:value-type="float">
            <text:p>5476</text:p>
          </table:table-cell>
          <table:table-cell office:value-type="float" office:value="100" calcext:value-type="float">
            <text:p>100</text:p>
          </table:table-cell>
          <table:table-cell office:value-type="float" office:value="5476" calcext:value-type="float">
            <text:p>54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gnac</text:p>
          </table:table-cell>
          <table:table-cell office:value-type="float" office:value="13081" calcext:value-type="float">
            <text:p>13081</text:p>
          </table:table-cell>
          <table:table-cell office:value-type="float" office:value="11830" calcext:value-type="float">
            <text:p>11830</text:p>
          </table:table-cell>
          <table:table-cell table:formula="of:=LOG([.C606])" office:value-type="float" office:value="4.07298474462793" calcext:value-type="float">
            <text:p>4,072984744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71" calcext:value-type="float">
            <text:p>11571</text:p>
          </table:table-cell>
          <table:table-cell office:value-type="float" office:value="98" calcext:value-type="float">
            <text:p>98</text:p>
          </table:table-cell>
          <table:table-cell office:value-type="float" office:value="11830" calcext:value-type="float">
            <text:p>11830</text:p>
          </table:table-cell>
          <table:table-cell office:value-type="float" office:value="100" calcext:value-type="float">
            <text:p>100</text:p>
          </table:table-cell>
          <table:table-cell office:value-type="float" office:value="11830" calcext:value-type="float">
            <text:p>11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gnes</text:p>
          </table:table-cell>
          <table:table-cell office:value-type="float" office:value="13082" calcext:value-type="float">
            <text:p>13082</text:p>
          </table:table-cell>
          <table:table-cell office:value-type="float" office:value="4777" calcext:value-type="float">
            <text:p>4777</text:p>
          </table:table-cell>
          <table:table-cell table:formula="of:=LOG([.C607])" office:value-type="float" office:value="3.67915524128335" calcext:value-type="float">
            <text:p>3,679155241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777" calcext:value-type="float">
            <text:p>4777</text:p>
          </table:table-cell>
          <table:table-cell office:value-type="float" office:value="100" calcext:value-type="float">
            <text:p>100</text:p>
          </table:table-cell>
          <table:table-cell office:value-type="float" office:value="4777" calcext:value-type="float">
            <text:p>47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gnonas</text:p>
          </table:table-cell>
          <table:table-cell office:value-type="float" office:value="13083" calcext:value-type="float">
            <text:p>13083</text:p>
          </table:table-cell>
          <table:table-cell office:value-type="float" office:value="4018" calcext:value-type="float">
            <text:p>4018</text:p>
          </table:table-cell>
          <table:table-cell table:formula="of:=LOG([.C608])" office:value-type="float" office:value="3.60400993241223" calcext:value-type="float">
            <text:p>3,604009932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5" calcext:value-type="float">
            <text:p>3995</text:p>
          </table:table-cell>
          <table:table-cell office:value-type="float" office:value="99" calcext:value-type="float">
            <text:p>99</text:p>
          </table:table-cell>
          <table:table-cell office:value-type="float" office:value="4018" calcext:value-type="float">
            <text:p>4018</text:p>
          </table:table-cell>
          <table:table-cell office:value-type="float" office:value="100" calcext:value-type="float">
            <text:p>100</text:p>
          </table:table-cell>
          <table:table-cell office:value-type="float" office:value="4018" calcext:value-type="float">
            <text:p>40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que-d'Anthéron</text:p>
          </table:table-cell>
          <table:table-cell office:value-type="float" office:value="13084" calcext:value-type="float">
            <text:p>13084</text:p>
          </table:table-cell>
          <table:table-cell office:value-type="float" office:value="5461" calcext:value-type="float">
            <text:p>5461</text:p>
          </table:table-cell>
          <table:table-cell table:formula="of:=LOG([.C609])" office:value-type="float" office:value="3.73727217653554" calcext:value-type="float">
            <text:p>3,737272176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461" calcext:value-type="float">
            <text:p>5461</text:p>
          </table:table-cell>
          <table:table-cell office:value-type="float" office:value="100" calcext:value-type="float">
            <text:p>100</text:p>
          </table:table-cell>
          <table:table-cell office:value-type="float" office:value="5461" calcext:value-type="float">
            <text:p>54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quefort-la-Bédoule</text:p>
          </table:table-cell>
          <table:table-cell office:value-type="float" office:value="13085" calcext:value-type="float">
            <text:p>13085</text:p>
          </table:table-cell>
          <table:table-cell office:value-type="float" office:value="5423" calcext:value-type="float">
            <text:p>5423</text:p>
          </table:table-cell>
          <table:table-cell table:formula="of:=LOG([.C610])" office:value-type="float" office:value="3.73423960443545" calcext:value-type="float">
            <text:p>3,734239604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22" calcext:value-type="float">
            <text:p>5422</text:p>
          </table:table-cell>
          <table:table-cell office:value-type="float" office:value="100" calcext:value-type="float">
            <text:p>100</text:p>
          </table:table-cell>
          <table:table-cell office:value-type="float" office:value="5423" calcext:value-type="float">
            <text:p>54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quevaire</text:p>
          </table:table-cell>
          <table:table-cell office:value-type="float" office:value="13086" calcext:value-type="float">
            <text:p>13086</text:p>
          </table:table-cell>
          <table:table-cell office:value-type="float" office:value="8857" calcext:value-type="float">
            <text:p>8857</text:p>
          </table:table-cell>
          <table:table-cell table:formula="of:=LOG([.C611])" office:value-type="float" office:value="3.9472866446778" calcext:value-type="float">
            <text:p>3,947286644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float" office:value="8857" calcext:value-type="float">
            <text:p>8857</text:p>
          </table:table-cell>
          <table:table-cell office:value-type="float" office:value="100" calcext:value-type="float">
            <text:p>100</text:p>
          </table:table-cell>
          <table:table-cell office:value-type="float" office:value="8857" calcext:value-type="float">
            <text:p>88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sset</text:p>
          </table:table-cell>
          <table:table-cell office:value-type="float" office:value="13087" calcext:value-type="float">
            <text:p>13087</text:p>
          </table:table-cell>
          <table:table-cell office:value-type="float" office:value="4730" calcext:value-type="float">
            <text:p>4730</text:p>
          </table:table-cell>
          <table:table-cell table:formula="of:=LOG([.C612])" office:value-type="float" office:value="3.67486114073781" calcext:value-type="float">
            <text:p>3,674861140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4729" calcext:value-type="float">
            <text:p>4729</text:p>
          </table:table-cell>
          <table:table-cell office:value-type="float" office:value="100" calcext:value-type="float">
            <text:p>100</text:p>
          </table:table-cell>
          <table:table-cell office:value-type="float" office:value="4730" calcext:value-type="float">
            <text:p>4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Rove</text:p>
          </table:table-cell>
          <table:table-cell office:value-type="float" office:value="13088" calcext:value-type="float">
            <text:p>13088</text:p>
          </table:table-cell>
          <table:table-cell office:value-type="float" office:value="4607" calcext:value-type="float">
            <text:p>4607</text:p>
          </table:table-cell>
          <table:table-cell table:formula="of:=LOG([.C613])" office:value-type="float" office:value="3.66341821225268" calcext:value-type="float">
            <text:p>3,663418212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48" calcext:value-type="float">
            <text:p>48</text:p>
          </table:table-cell>
          <table:table-cell office:value-type="float" office:value="4605" calcext:value-type="float">
            <text:p>4605</text:p>
          </table:table-cell>
          <table:table-cell office:value-type="float" office:value="100" calcext:value-type="float">
            <text:p>100</text:p>
          </table:table-cell>
          <table:table-cell office:value-type="float" office:value="4607" calcext:value-type="float">
            <text:p>46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ndiol</text:p>
          </table:table-cell>
          <table:table-cell office:value-type="float" office:value="13089" calcext:value-type="float">
            <text:p>13089</text:p>
          </table:table-cell>
          <table:table-cell office:value-type="float" office:value="3303" calcext:value-type="float">
            <text:p>3303</text:p>
          </table:table-cell>
          <table:table-cell table:formula="of:=LOG([.C614])" office:value-type="float" office:value="3.51890857369141" calcext:value-type="float">
            <text:p>3,518908573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154" calcext:value-type="float">
            <text:p>2154</text:p>
          </table:table-cell>
          <table:table-cell office:value-type="float" office:value="65" calcext:value-type="float">
            <text:p>65</text:p>
          </table:table-cell>
          <table:table-cell office:value-type="float" office:value="3302" calcext:value-type="float">
            <text:p>3302</text:p>
          </table:table-cell>
          <table:table-cell office:value-type="float" office:value="100" calcext:value-type="float">
            <text:p>100</text:p>
          </table:table-cell>
          <table:table-cell office:value-type="float" office:value="3303" calcext:value-type="float">
            <text:p>33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ntonin-sur-Bayon</text:p>
          </table:table-cell>
          <table:table-cell office:value-type="float" office:value="13090" calcext:value-type="float">
            <text:p>13090</text:p>
          </table:table-cell>
          <table:table-cell office:value-type="float" office:value="127" calcext:value-type="float">
            <text:p>127</text:p>
          </table:table-cell>
          <table:table-cell table:formula="of:=LOG([.C615])" office:value-type="float" office:value="2.10380372095596" calcext:value-type="float">
            <text:p>2,10380372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Cannat</text:p>
          </table:table-cell>
          <table:table-cell office:value-type="float" office:value="13091" calcext:value-type="float">
            <text:p>13091</text:p>
          </table:table-cell>
          <table:table-cell office:value-type="float" office:value="5644" calcext:value-type="float">
            <text:p>5644</text:p>
          </table:table-cell>
          <table:table-cell table:formula="of:=LOG([.C616])" office:value-type="float" office:value="3.75158700508231" calcext:value-type="float">
            <text:p>3,751587005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5644" calcext:value-type="float">
            <text:p>5644</text:p>
          </table:table-cell>
          <table:table-cell office:value-type="float" office:value="100" calcext:value-type="float">
            <text:p>100</text:p>
          </table:table-cell>
          <table:table-cell office:value-type="float" office:value="5644" calcext:value-type="float">
            <text:p>56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Chamas</text:p>
          </table:table-cell>
          <table:table-cell office:value-type="float" office:value="13092" calcext:value-type="float">
            <text:p>13092</text:p>
          </table:table-cell>
          <table:table-cell office:value-type="float" office:value="8186" calcext:value-type="float">
            <text:p>8186</text:p>
          </table:table-cell>
          <table:table-cell table:formula="of:=LOG([.C617])" office:value-type="float" office:value="3.91307174030925" calcext:value-type="float">
            <text:p>3,913071740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725" calcext:value-type="float">
            <text:p>7725</text:p>
          </table:table-cell>
          <table:table-cell office:value-type="float" office:value="94" calcext:value-type="float">
            <text:p>94</text:p>
          </table:table-cell>
          <table:table-cell office:value-type="float" office:value="8185" calcext:value-type="float">
            <text:p>8185</text:p>
          </table:table-cell>
          <table:table-cell office:value-type="float" office:value="100" calcext:value-type="float">
            <text:p>100</text:p>
          </table:table-cell>
          <table:table-cell office:value-type="float" office:value="8186" calcext:value-type="float">
            <text:p>81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Estève-Janson</text:p>
          </table:table-cell>
          <table:table-cell office:value-type="float" office:value="13093" calcext:value-type="float">
            <text:p>13093</text:p>
          </table:table-cell>
          <table:table-cell office:value-type="float" office:value="379" calcext:value-type="float">
            <text:p>379</text:p>
          </table:table-cell>
          <table:table-cell table:formula="of:=LOG([.C618])" office:value-type="float" office:value="2.57863920996807" calcext:value-type="float">
            <text:p>2,5786392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Étienne-du-Grès</text:p>
          </table:table-cell>
          <table:table-cell office:value-type="float" office:value="13094" calcext:value-type="float">
            <text:p>13094</text:p>
          </table:table-cell>
          <table:table-cell office:value-type="float" office:value="2406" calcext:value-type="float">
            <text:p>2406</text:p>
          </table:table-cell>
          <table:table-cell table:formula="of:=LOG([.C619])" office:value-type="float" office:value="3.38129562300383" calcext:value-type="float">
            <text:p>3,3812956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96" calcext:value-type="float">
            <text:p>96</text:p>
          </table:table-cell>
          <table:table-cell office:value-type="float" office:value="2406" calcext:value-type="float">
            <text:p>2406</text:p>
          </table:table-cell>
          <table:table-cell office:value-type="float" office:value="100" calcext:value-type="float">
            <text:p>100</text:p>
          </table:table-cell>
          <table:table-cell office:value-type="float" office:value="2406" calcext:value-type="float">
            <text:p>24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c-Jaumegarde</text:p>
          </table:table-cell>
          <table:table-cell office:value-type="float" office:value="13095" calcext:value-type="float">
            <text:p>13095</text:p>
          </table:table-cell>
          <table:table-cell office:value-type="float" office:value="1193" calcext:value-type="float">
            <text:p>1193</text:p>
          </table:table-cell>
          <table:table-cell table:formula="of:=LOG([.C620])" office:value-type="float" office:value="3.07664044367034" calcext:value-type="float">
            <text:p>3,07664044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office:value-type="float" office:value="1193" calcext:value-type="float">
            <text:p>11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es-Maries-de-la-Mer</text:p>
          </table:table-cell>
          <table:table-cell office:value-type="float" office:value="13096" calcext:value-type="float">
            <text:p>13096</text:p>
          </table:table-cell>
          <table:table-cell office:value-type="float" office:value="2683" calcext:value-type="float">
            <text:p>2683</text:p>
          </table:table-cell>
          <table:table-cell table:formula="of:=LOG([.C621])" office:value-type="float" office:value="3.42862067267194" calcext:value-type="float">
            <text:p>3,42862067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749" calcext:value-type="float">
            <text:p>1749</text:p>
          </table:table-cell>
          <table:table-cell office:value-type="float" office:value="65" calcext:value-type="float">
            <text:p>65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office:value-type="float" office:value="2683" calcext:value-type="float">
            <text:p>26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de-Crau</text:p>
          </table:table-cell>
          <table:table-cell office:value-type="float" office:value="13097" calcext:value-type="float">
            <text:p>13097</text:p>
          </table:table-cell>
          <table:table-cell office:value-type="float" office:value="13385" calcext:value-type="float">
            <text:p>13385</text:p>
          </table:table-cell>
          <table:table-cell table:formula="of:=LOG([.C622])" office:value-type="float" office:value="4.12661837552295" calcext:value-type="float">
            <text:p>4,126618375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2" calcext:value-type="float">
            <text:p>11452</text:p>
          </table:table-cell>
          <table:table-cell office:value-type="float" office:value="86" calcext:value-type="float">
            <text:p>86</text:p>
          </table:table-cell>
          <table:table-cell office:value-type="float" office:value="1444" calcext:value-type="float">
            <text:p>1444</text:p>
          </table:table-cell>
          <table:table-cell office:value-type="float" office:value="11" calcext:value-type="float">
            <text:p>11</text:p>
          </table:table-cell>
          <table:table-cell office:value-type="float" office:value="13385" calcext:value-type="float">
            <text:p>13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itre-les-Remparts</text:p>
          </table:table-cell>
          <table:table-cell office:value-type="float" office:value="13098" calcext:value-type="float">
            <text:p>13098</text:p>
          </table:table-cell>
          <table:table-cell office:value-type="float" office:value="5841" calcext:value-type="float">
            <text:p>5841</text:p>
          </table:table-cell>
          <table:table-cell table:formula="of:=LOG([.C623])" office:value-type="float" office:value="3.76648720623969" calcext:value-type="float">
            <text:p>3,766487206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6" calcext:value-type="float">
            <text:p>5596</text:p>
          </table:table-cell>
          <table:table-cell office:value-type="float" office:value="96" calcext:value-type="float">
            <text:p>96</text:p>
          </table:table-cell>
          <table:table-cell office:value-type="float" office:value="5791" calcext:value-type="float">
            <text:p>5791</text:p>
          </table:table-cell>
          <table:table-cell office:value-type="float" office:value="99" calcext:value-type="float">
            <text:p>99</text:p>
          </table:table-cell>
          <table:table-cell office:value-type="float" office:value="5841" calcext:value-type="float">
            <text:p>5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aul-lès-Durance</text:p>
          </table:table-cell>
          <table:table-cell office:value-type="float" office:value="13099" calcext:value-type="float">
            <text:p>13099</text:p>
          </table:table-cell>
          <table:table-cell office:value-type="float" office:value="889" calcext:value-type="float">
            <text:p>889</text:p>
          </table:table-cell>
          <table:table-cell table:formula="of:=LOG([.C624])" office:value-type="float" office:value="2.94890176097021" calcext:value-type="float">
            <text:p>2,94890176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  <table:table-cell office:value-type="float" office:value="889" calcext:value-type="float">
            <text:p>8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Rémy-de-Provence</text:p>
          </table:table-cell>
          <table:table-cell office:value-type="float" office:value="13100" calcext:value-type="float">
            <text:p>13100</text:p>
          </table:table-cell>
          <table:table-cell office:value-type="float" office:value="9765" calcext:value-type="float">
            <text:p>9765</text:p>
          </table:table-cell>
          <table:table-cell table:formula="of:=LOG([.C625])" office:value-type="float" office:value="3.98967224762387" calcext:value-type="float">
            <text:p>3,989672247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817" calcext:value-type="float">
            <text:p>7817</text:p>
          </table:table-cell>
          <table:table-cell office:value-type="float" office:value="80" calcext:value-type="float">
            <text:p>80</text:p>
          </table:table-cell>
          <table:table-cell office:value-type="float" office:value="9765" calcext:value-type="float">
            <text:p>9765</text:p>
          </table:table-cell>
          <table:table-cell office:value-type="float" office:value="100" calcext:value-type="float">
            <text:p>100</text:p>
          </table:table-cell>
          <table:table-cell office:value-type="float" office:value="9765" calcext:value-type="float">
            <text:p>97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Savournin</text:p>
          </table:table-cell>
          <table:table-cell office:value-type="float" office:value="13101" calcext:value-type="float">
            <text:p>13101</text:p>
          </table:table-cell>
          <table:table-cell office:value-type="float" office:value="3266" calcext:value-type="float">
            <text:p>3266</text:p>
          </table:table-cell>
          <table:table-cell table:formula="of:=LOG([.C626])" office:value-type="float" office:value="3.51401618040065" calcext:value-type="float">
            <text:p>3,514016180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266" calcext:value-type="float">
            <text:p>3266</text:p>
          </table:table-cell>
          <table:table-cell office:value-type="float" office:value="100" calcext:value-type="float">
            <text:p>100</text:p>
          </table:table-cell>
          <table:table-cell office:value-type="float" office:value="3266" calcext:value-type="float">
            <text:p>32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Victoret</text:p>
          </table:table-cell>
          <table:table-cell office:value-type="float" office:value="13102" calcext:value-type="float">
            <text:p>13102</text:p>
          </table:table-cell>
          <table:table-cell office:value-type="float" office:value="6534" calcext:value-type="float">
            <text:p>6534</text:p>
          </table:table-cell>
          <table:table-cell table:formula="of:=LOG([.C627])" office:value-type="float" office:value="3.81517913013942" calcext:value-type="float">
            <text:p>3,8151791301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3" calcext:value-type="float">
            <text:p>6543</text:p>
          </table:table-cell>
          <table:table-cell office:value-type="float" office:value="100" calcext:value-type="float">
            <text:p>100</text:p>
          </table:table-cell>
          <table:table-cell office:value-type="float" office:value="6534" calcext:value-type="float">
            <text:p>6534</text:p>
          </table:table-cell>
          <table:table-cell office:value-type="float" office:value="100" calcext:value-type="float">
            <text:p>100</text:p>
          </table:table-cell>
          <table:table-cell office:value-type="float" office:value="6534" calcext:value-type="float">
            <text:p>6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lon-de-Provence</text:p>
          </table:table-cell>
          <table:table-cell office:value-type="float" office:value="13103" calcext:value-type="float">
            <text:p>13103</text:p>
          </table:table-cell>
          <table:table-cell office:value-type="float" office:value="44187" calcext:value-type="float">
            <text:p>44187</text:p>
          </table:table-cell>
          <table:table-cell table:formula="of:=LOG([.C628])" office:value-type="float" office:value="4.6452945168899" calcext:value-type="float">
            <text:p>4,645294516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18" calcext:value-type="float">
            <text:p>36018</text:p>
          </table:table-cell>
          <table:table-cell office:value-type="float" office:value="82" calcext:value-type="float">
            <text:p>82</text:p>
          </table:table-cell>
          <table:table-cell office:value-type="float" office:value="44187" calcext:value-type="float">
            <text:p>44187</text:p>
          </table:table-cell>
          <table:table-cell office:value-type="float" office:value="100" calcext:value-type="float">
            <text:p>100</text:p>
          </table:table-cell>
          <table:table-cell office:value-type="float" office:value="44187" calcext:value-type="float">
            <text:p>441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usset-les-Pins</text:p>
          </table:table-cell>
          <table:table-cell office:value-type="float" office:value="13104" calcext:value-type="float">
            <text:p>13104</text:p>
          </table:table-cell>
          <table:table-cell office:value-type="float" office:value="7639" calcext:value-type="float">
            <text:p>7639</text:p>
          </table:table-cell>
          <table:table-cell table:formula="of:=LOG([.C629])" office:value-type="float" office:value="3.88303651002768" calcext:value-type="float">
            <text:p>3,8830365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580" calcext:value-type="float">
            <text:p>7580</text:p>
          </table:table-cell>
          <table:table-cell office:value-type="float" office:value="99" calcext:value-type="float">
            <text:p>99</text:p>
          </table:table-cell>
          <table:table-cell office:value-type="float" office:value="7639" calcext:value-type="float">
            <text:p>7639</text:p>
          </table:table-cell>
          <table:table-cell office:value-type="float" office:value="100" calcext:value-type="float">
            <text:p>100</text:p>
          </table:table-cell>
          <table:table-cell office:value-type="float" office:value="7639" calcext:value-type="float">
            <text:p>76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énas</text:p>
          </table:table-cell>
          <table:table-cell office:value-type="float" office:value="13105" calcext:value-type="float">
            <text:p>13105</text:p>
          </table:table-cell>
          <table:table-cell office:value-type="float" office:value="7006" calcext:value-type="float">
            <text:p>7006</text:p>
          </table:table-cell>
          <table:table-cell table:formula="of:=LOG([.C630])" office:value-type="float" office:value="3.84547013298167" calcext:value-type="float">
            <text:p>3,84547013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7" calcext:value-type="float">
            <text:p>5387</text:p>
          </table:table-cell>
          <table:table-cell office:value-type="float" office:value="77" calcext:value-type="float">
            <text:p>77</text:p>
          </table:table-cell>
          <table:table-cell office:value-type="float" office:value="6998" calcext:value-type="float">
            <text:p>6998</text:p>
          </table:table-cell>
          <table:table-cell office:value-type="float" office:value="100" calcext:value-type="float">
            <text:p>100</text:p>
          </table:table-cell>
          <table:table-cell office:value-type="float" office:value="7006" calcext:value-type="float">
            <text:p>70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ptèmes-les-Vallons</text:p>
          </table:table-cell>
          <table:table-cell office:value-type="float" office:value="13106" calcext:value-type="float">
            <text:p>13106</text:p>
          </table:table-cell>
          <table:table-cell office:value-type="float" office:value="10794" calcext:value-type="float">
            <text:p>10794</text:p>
          </table:table-cell>
          <table:table-cell table:formula="of:=LOG([.C631])" office:value-type="float" office:value="4.0331824137292" calcext:value-type="float">
            <text:p>4,033182413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10" calcext:value-type="float">
            <text:p>7110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794" calcext:value-type="float">
            <text:p>107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miane-Collongue</text:p>
          </table:table-cell>
          <table:table-cell office:value-type="float" office:value="13107" calcext:value-type="float">
            <text:p>13107</text:p>
          </table:table-cell>
          <table:table-cell office:value-type="float" office:value="5534" calcext:value-type="float">
            <text:p>5534</text:p>
          </table:table-cell>
          <table:table-cell table:formula="of:=LOG([.C632])" office:value-type="float" office:value="3.74303915480493" calcext:value-type="float">
            <text:p>3,743039154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14" calcext:value-type="float">
            <text:p>14</text:p>
          </table:table-cell>
          <table:table-cell office:value-type="float" office:value="5534" calcext:value-type="float">
            <text:p>5534</text:p>
          </table:table-cell>
          <table:table-cell office:value-type="float" office:value="100" calcext:value-type="float">
            <text:p>100</text:p>
          </table:table-cell>
          <table:table-cell office:value-type="float" office:value="5534" calcext:value-type="float">
            <text:p>5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scon</text:p>
          </table:table-cell>
          <table:table-cell office:value-type="float" office:value="13108" calcext:value-type="float">
            <text:p>13108</text:p>
          </table:table-cell>
          <table:table-cell office:value-type="float" office:value="14583" calcext:value-type="float">
            <text:p>14583</text:p>
          </table:table-cell>
          <table:table-cell table:formula="of:=LOG([.C633])" office:value-type="float" office:value="4.1638468757942" calcext:value-type="float">
            <text:p>4,163846875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98" calcext:value-type="float">
            <text:p>14398</text:p>
          </table:table-cell>
          <table:table-cell office:value-type="float" office:value="99" calcext:value-type="float">
            <text:p>99</text:p>
          </table:table-cell>
          <table:table-cell office:value-type="float" office:value="14583" calcext:value-type="float">
            <text:p>14583</text:p>
          </table:table-cell>
          <table:table-cell office:value-type="float" office:value="100" calcext:value-type="float">
            <text:p>100</text:p>
          </table:table-cell>
          <table:table-cell office:value-type="float" office:value="14583" calcext:value-type="float">
            <text:p>145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Tholonet</text:p>
          </table:table-cell>
          <table:table-cell office:value-type="float" office:value="13109" calcext:value-type="float">
            <text:p>13109</text:p>
          </table:table-cell>
          <table:table-cell office:value-type="float" office:value="2369" calcext:value-type="float">
            <text:p>2369</text:p>
          </table:table-cell>
          <table:table-cell table:formula="of:=LOG([.C634])" office:value-type="float" office:value="3.37456506072276" calcext:value-type="float">
            <text:p>3,374565060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 office:value-type="float" office:value="2369" calcext:value-type="float">
            <text:p>2369</text:p>
          </table:table-cell>
          <table:table-cell office:value-type="float" office:value="100" calcext:value-type="float">
            <text:p>100</text:p>
          </table:table-cell>
          <table:table-cell office:value-type="float" office:value="2369" calcext:value-type="float">
            <text:p>23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ets</text:p>
          </table:table-cell>
          <table:table-cell office:value-type="float" office:value="13110" calcext:value-type="float">
            <text:p>13110</text:p>
          </table:table-cell>
          <table:table-cell office:value-type="float" office:value="10896" calcext:value-type="float">
            <text:p>10896</text:p>
          </table:table-cell>
          <table:table-cell table:formula="of:=LOG([.C635])" office:value-type="float" office:value="4.03726709456871" calcext:value-type="float">
            <text:p>4,037267094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566" calcext:value-type="float">
            <text:p>3566</text:p>
          </table:table-cell>
          <table:table-cell office:value-type="float" office:value="33" calcext:value-type="float">
            <text:p>33</text:p>
          </table:table-cell>
          <table:table-cell office:value-type="float" office:value="10896" calcext:value-type="float">
            <text:p>10896</text:p>
          </table:table-cell>
          <table:table-cell office:value-type="float" office:value="100" calcext:value-type="float">
            <text:p>100</text:p>
          </table:table-cell>
          <table:table-cell office:value-type="float" office:value="10896" calcext:value-type="float">
            <text:p>108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uvenargues</text:p>
          </table:table-cell>
          <table:table-cell office:value-type="float" office:value="13111" calcext:value-type="float">
            <text:p>13111</text:p>
          </table:table-cell>
          <table:table-cell office:value-type="float" office:value="1032" calcext:value-type="float">
            <text:p>1032</text:p>
          </table:table-cell>
          <table:table-cell table:formula="of:=LOG([.C636])" office:value-type="float" office:value="3.01367969729119" calcext:value-type="float">
            <text:p>3,013679697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100" calcext:value-type="float">
            <text:p>100</text:p>
          </table:table-cell>
          <table:table-cell office:value-type="float" office:value="1032" calcext:value-type="float">
            <text:p>10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laux</text:p>
          </table:table-cell>
          <table:table-cell office:value-type="float" office:value="13112" calcext:value-type="float">
            <text:p>13112</text:p>
          </table:table-cell>
          <table:table-cell office:value-type="float" office:value="8949" calcext:value-type="float">
            <text:p>8949</text:p>
          </table:table-cell>
          <table:table-cell table:formula="of:=LOG([.C637])" office:value-type="float" office:value="3.95177450808172" calcext:value-type="float">
            <text:p>3,951774508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6571" calcext:value-type="float">
            <text:p>6571</text:p>
          </table:table-cell>
          <table:table-cell office:value-type="float" office:value="73" calcext:value-type="float">
            <text:p>73</text:p>
          </table:table-cell>
          <table:table-cell office:value-type="float" office:value="8949" calcext:value-type="float">
            <text:p>8949</text:p>
          </table:table-cell>
          <table:table-cell office:value-type="float" office:value="100" calcext:value-type="float">
            <text:p>100</text:p>
          </table:table-cell>
          <table:table-cell office:value-type="float" office:value="8949" calcext:value-type="float">
            <text:p>89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nelles</text:p>
          </table:table-cell>
          <table:table-cell office:value-type="float" office:value="13113" calcext:value-type="float">
            <text:p>13113</text:p>
          </table:table-cell>
          <table:table-cell office:value-type="float" office:value="8349" calcext:value-type="float">
            <text:p>8349</text:p>
          </table:table-cell>
          <table:table-cell table:formula="of:=LOG([.C638])" office:value-type="float" office:value="3.9216344610537" calcext:value-type="float">
            <text:p>3,921634461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349" calcext:value-type="float">
            <text:p>8349</text:p>
          </table:table-cell>
          <table:table-cell office:value-type="float" office:value="100" calcext:value-type="float">
            <text:p>100</text:p>
          </table:table-cell>
          <table:table-cell office:value-type="float" office:value="8349" calcext:value-type="float">
            <text:p>83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ntabren</text:p>
          </table:table-cell>
          <table:table-cell office:value-type="float" office:value="13114" calcext:value-type="float">
            <text:p>13114</text:p>
          </table:table-cell>
          <table:table-cell office:value-type="float" office:value="5067" calcext:value-type="float">
            <text:p>5067</text:p>
          </table:table-cell>
          <table:table-cell table:formula="of:=LOG([.C639])" office:value-type="float" office:value="3.70475090429067" calcext:value-type="float">
            <text:p>3,70475090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5067" calcext:value-type="float">
            <text:p>5067</text:p>
          </table:table-cell>
          <table:table-cell office:value-type="float" office:value="100" calcext:value-type="float">
            <text:p>100</text:p>
          </table:table-cell>
          <table:table-cell office:value-type="float" office:value="5067" calcext:value-type="float">
            <text:p>5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rnègues</text:p>
          </table:table-cell>
          <table:table-cell office:value-type="float" office:value="13115" calcext:value-type="float">
            <text:p>13115</text:p>
          </table:table-cell>
          <table:table-cell office:value-type="float" office:value="1648" calcext:value-type="float">
            <text:p>1648</text:p>
          </table:table-cell>
          <table:table-cell table:formula="of:=LOG([.C640])" office:value-type="float" office:value="3.2169572073611" calcext:value-type="float">
            <text:p>3,216957207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100" calcext:value-type="float">
            <text:p>100</text:p>
          </table:table-cell>
          <table:table-cell office:value-type="float" office:value="1648" calcext:value-type="float">
            <text:p>16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rquières</text:p>
          </table:table-cell>
          <table:table-cell office:value-type="float" office:value="13116" calcext:value-type="float">
            <text:p>13116</text:p>
          </table:table-cell>
          <table:table-cell office:value-type="float" office:value="805" calcext:value-type="float">
            <text:p>805</text:p>
          </table:table-cell>
          <table:table-cell table:formula="of:=LOG([.C641])" office:value-type="float" office:value="2.90579588036787" calcext:value-type="float">
            <text:p>2,905795880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805" calcext:value-type="float">
            <text:p>805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trolles</text:p>
          </table:table-cell>
          <table:table-cell office:value-type="float" office:value="13117" calcext:value-type="float">
            <text:p>13117</text:p>
          </table:table-cell>
          <table:table-cell office:value-type="float" office:value="34236" calcext:value-type="float">
            <text:p>34236</text:p>
          </table:table-cell>
          <table:table-cell table:formula="of:=LOG([.C642])" office:value-type="float" office:value="4.5344830177047" calcext:value-type="float">
            <text:p>4,534483017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97" calcext:value-type="float">
            <text:p>34197</text:p>
          </table:table-cell>
          <table:table-cell office:value-type="float" office:value="100" calcext:value-type="float">
            <text:p>100</text:p>
          </table:table-cell>
          <table:table-cell office:value-type="float" office:value="34235" calcext:value-type="float">
            <text:p>34235</text:p>
          </table:table-cell>
          <table:table-cell office:value-type="float" office:value="100" calcext:value-type="float">
            <text:p>100</text:p>
          </table:table-cell>
          <table:table-cell office:value-type="float" office:value="34236" calcext:value-type="float">
            <text:p>342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udoux</text:p>
          </table:table-cell>
          <table:table-cell office:value-type="float" office:value="13118" calcext:value-type="float">
            <text:p>13118</text:p>
          </table:table-cell>
          <table:table-cell office:value-type="float" office:value="3564" calcext:value-type="float">
            <text:p>3564</text:p>
          </table:table-cell>
          <table:table-cell table:formula="of:=LOG([.C643])" office:value-type="float" office:value="3.55193769536484" calcext:value-type="float">
            <text:p>3,551937695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95" calcext:value-type="float">
            <text:p>95</text:p>
          </table:table-cell>
          <table:table-cell office:value-type="float" office:value="3564" calcext:value-type="float">
            <text:p>3564</text:p>
          </table:table-cell>
          <table:table-cell office:value-type="float" office:value="100" calcext:value-type="float">
            <text:p>100</text:p>
          </table:table-cell>
          <table:table-cell office:value-type="float" office:value="3564" calcext:value-type="float">
            <text:p>35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noux-en-Provence</text:p>
          </table:table-cell>
          <table:table-cell office:value-type="float" office:value="13119" calcext:value-type="float">
            <text:p>13119</text:p>
          </table:table-cell>
          <table:table-cell office:value-type="float" office:value="6684" calcext:value-type="float">
            <text:p>6684</text:p>
          </table:table-cell>
          <table:table-cell table:formula="of:=LOG([.C644])" office:value-type="float" office:value="3.82503644122135" calcext:value-type="float">
            <text:p>3,825036441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678" calcext:value-type="float">
            <text:p>6678</text:p>
          </table:table-cell>
          <table:table-cell office:value-type="float" office:value="100" calcext:value-type="float">
            <text:p>100</text:p>
          </table:table-cell>
          <table:table-cell office:value-type="float" office:value="6684" calcext:value-type="float">
            <text:p>66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1er Arrondissement</text:p>
          </table:table-cell>
          <table:table-cell office:value-type="float" office:value="13201" calcext:value-type="float">
            <text:p>13201</text:p>
          </table:table-cell>
          <table:table-cell office:value-type="float" office:value="39855" calcext:value-type="float">
            <text:p>39855</text:p>
          </table:table-cell>
          <table:table-cell table:formula="of:=LOG([.C645])" office:value-type="float" office:value="4.60048281346596" calcext:value-type="float">
            <text:p>4,6004828135</text:p>
          </table:table-cell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79,0695877168681</text:p>
          </table:table-cell>
          <table:table-cell table:formula="of:=([.F645]-[.E645])" office:value-type="float" office:value="8.0695877168681" calcext:value-type="float">
            <text:p>8,0695877169</text:p>
          </table:table-cell>
          <table:table-cell office:value-type="float" office:value="10136" calcext:value-type="float">
            <text:p>1013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9855" calcext:value-type="float">
            <text:p>398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55" calcext:value-type="float">
            <text:p>398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2e Arrondissement</text:p>
          </table:table-cell>
          <table:table-cell office:value-type="float" office:value="13202" calcext:value-type="float">
            <text:p>13202</text:p>
          </table:table-cell>
          <table:table-cell office:value-type="float" office:value="23930" calcext:value-type="float">
            <text:p>23930</text:p>
          </table:table-cell>
          <table:table-cell table:formula="of:=LOG([.C646])" office:value-type="float" office:value="4.37894269861344" calcext:value-type="float">
            <text:p>4,3789426986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71,4930218819819</text:p>
          </table:table-cell>
          <table:table-cell table:formula="of:=([.F646]-[.E646])" office:value-type="float" office:value="5.4930218819819" calcext:value-type="float">
            <text:p>5,493021882</text:p>
          </table:table-cell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30" calcext:value-type="float">
            <text:p>239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30" calcext:value-type="float">
            <text:p>239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3e Arrondissement</text:p>
          </table:table-cell>
          <table:table-cell office:value-type="float" office:value="13203" calcext:value-type="float">
            <text:p>13203</text:p>
          </table:table-cell>
          <table:table-cell office:value-type="float" office:value="47111" calcext:value-type="float">
            <text:p>47111</text:p>
          </table:table-cell>
          <table:table-cell table:formula="of:=LOG([.C647])" office:value-type="float" office:value="4.67312232287276" calcext:value-type="float">
            <text:p>4,6731223229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76,7569538254194</text:p>
          </table:table-cell>
          <table:table-cell table:formula="of:=([.F647]-[.E647])" office:value-type="float" office:value="9.7569538254194" calcext:value-type="float">
            <text:p>9,7569538254</text:p>
          </table:table-cell>
          <table:table-cell office:value-type="float" office:value="4418" calcext:value-type="float">
            <text:p>441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7111" calcext:value-type="float">
            <text:p>471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11" calcext:value-type="float">
            <text:p>47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4e Arrondissement</text:p>
          </table:table-cell>
          <table:table-cell office:value-type="float" office:value="13204" calcext:value-type="float">
            <text:p>13204</text:p>
          </table:table-cell>
          <table:table-cell office:value-type="float" office:value="48245" calcext:value-type="float">
            <text:p>48245</text:p>
          </table:table-cell>
          <table:table-cell table:formula="of:=LOG([.C648])" office:value-type="float" office:value="4.68345231073828" calcext:value-type="float">
            <text:p>4,6834523107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77,6001255045914</text:p>
          </table:table-cell>
          <table:table-cell table:formula="of:=([.F648]-[.E648])" office:value-type="float" office:value="10.6001255045914" calcext:value-type="float">
            <text:p>10,6001255046</text:p>
          </table:table-cell>
          <table:table-cell office:value-type="float" office:value="4934" calcext:value-type="float">
            <text:p>49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45" calcext:value-type="float">
            <text:p>482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45" calcext:value-type="float">
            <text:p>482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5e Arrondissement</text:p>
          </table:table-cell>
          <table:table-cell office:value-type="float" office:value="13205" calcext:value-type="float">
            <text:p>13205</text:p>
          </table:table-cell>
          <table:table-cell office:value-type="float" office:value="46435" calcext:value-type="float">
            <text:p>46435</text:p>
          </table:table-cell>
          <table:table-cell table:formula="of:=LOG([.C649])" office:value-type="float" office:value="4.66684544988405" calcext:value-type="float">
            <text:p>4,6668454499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80,8754982611692</text:p>
          </table:table-cell>
          <table:table-cell table:formula="of:=([.F649]-[.E649])" office:value-type="float" office:value="11.8754982611692" calcext:value-type="float">
            <text:p>11,8754982612</text:p>
          </table:table-cell>
          <table:table-cell office:value-type="float" office:value="6120" calcext:value-type="float">
            <text:p>6120</text:p>
          </table:table-cell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46435" calcext:value-type="float">
            <text:p>464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35" calcext:value-type="float">
            <text:p>464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6e Arrondissement</text:p>
          </table:table-cell>
          <table:table-cell office:value-type="float" office:value="13206" calcext:value-type="float">
            <text:p>13206</text:p>
          </table:table-cell>
          <table:table-cell office:value-type="float" office:value="42621" calcext:value-type="float">
            <text:p>42621</text:p>
          </table:table-cell>
          <table:table-cell table:formula="of:=LOG([.C650])" office:value-type="float" office:value="4.62962363518079" calcext:value-type="float">
            <text:p>4,6296236352</text:p>
          </table:table-cell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82,9576552278084</text:p>
          </table:table-cell>
          <table:table-cell table:formula="of:=([.F650]-[.E650])" office:value-type="float" office:value="10.9576552278084" calcext:value-type="float">
            <text:p>10,9576552278</text:p>
          </table:table-cell>
          <table:table-cell office:value-type="float" office:value="13343" calcext:value-type="float">
            <text:p>1334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2628" calcext:value-type="float">
            <text:p>426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21" calcext:value-type="float">
            <text:p>426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7e Arrondissement</text:p>
          </table:table-cell>
          <table:table-cell office:value-type="float" office:value="13207" calcext:value-type="float">
            <text:p>13207</text:p>
          </table:table-cell>
          <table:table-cell office:value-type="float" office:value="35150" calcext:value-type="float">
            <text:p>35150</text:p>
          </table:table-cell>
          <table:table-cell table:formula="of:=LOG([.C651])" office:value-type="float" office:value="4.54592532935584" calcext:value-type="float">
            <text:p>4,5459253294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71,2864516789267</text:p>
          </table:table-cell>
          <table:table-cell table:formula="of:=([.F651]-[.E651])" office:value-type="float" office:value="9.2864516789267" calcext:value-type="float">
            <text:p>9,2864516789</text:p>
          </table:table-cell>
          <table:table-cell office:value-type="float" office:value="1384" calcext:value-type="float">
            <text:p>13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7" calcext:value-type="float">
            <text:p>34727</text:p>
          </table:table-cell>
          <table:table-cell office:value-type="float" office:value="99" calcext:value-type="float">
            <text:p>99</text:p>
          </table:table-cell>
          <table:table-cell office:value-type="float" office:value="3066" calcext:value-type="float">
            <text:p>3066</text:p>
          </table:table-cell>
          <table:table-cell office:value-type="float" office:value="9" calcext:value-type="float">
            <text:p>9</text:p>
          </table:table-cell>
          <table:table-cell office:value-type="float" office:value="35150" calcext:value-type="float">
            <text:p>35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8e Arrondissement</text:p>
          </table:table-cell>
          <table:table-cell office:value-type="float" office:value="13208" calcext:value-type="float">
            <text:p>13208</text:p>
          </table:table-cell>
          <table:table-cell office:value-type="float" office:value="79910" calcext:value-type="float">
            <text:p>79910</text:p>
          </table:table-cell>
          <table:table-cell table:formula="of:=LOG([.C652])" office:value-type="float" office:value="4.90260113066653" calcext:value-type="float">
            <text:p>4,9026011307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72,5573676032404</text:p>
          </table:table-cell>
          <table:table-cell table:formula="of:=([.F652]-[.E652])" office:value-type="float" office:value="10.5573676032404" calcext:value-type="float">
            <text:p>10,5573676032</text:p>
          </table:table-cell>
          <table:table-cell office:value-type="float" office:value="3171" calcext:value-type="float">
            <text:p>3171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77809" calcext:value-type="float">
            <text:p>77809</text:p>
          </table:table-cell>
          <table:table-cell office:value-type="float" office:value="97" calcext:value-type="float">
            <text:p>97</text:p>
          </table:table-cell>
          <table:table-cell office:value-type="float" office:value="59733" calcext:value-type="float">
            <text:p>59733</text:p>
          </table:table-cell>
          <table:table-cell office:value-type="float" office:value="75" calcext:value-type="float">
            <text:p>75</text:p>
          </table:table-cell>
          <table:table-cell office:value-type="float" office:value="79910" calcext:value-type="float">
            <text:p>799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9e Arrondissement</text:p>
          </table:table-cell>
          <table:table-cell office:value-type="float" office:value="13209" calcext:value-type="float">
            <text:p>13209</text:p>
          </table:table-cell>
          <table:table-cell office:value-type="float" office:value="73578" calcext:value-type="float">
            <text:p>73578</text:p>
          </table:table-cell>
          <table:table-cell table:formula="of:=LOG([.C653])" office:value-type="float" office:value="4.86674797864639" calcext:value-type="float">
            <text:p>4,8667479786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64,8075929631158</text:p>
          </table:table-cell>
          <table:table-cell table:formula="of:=([.F653]-[.E653])" office:value-type="float" office:value="9.8075929631158" calcext:value-type="float">
            <text:p>9,8075929631</text:p>
          </table:table-cell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11" calcext:value-type="float">
            <text:p>69411</text:p>
          </table:table-cell>
          <table:table-cell office:value-type="float" office:value="94" calcext:value-type="float">
            <text:p>94</text:p>
          </table:table-cell>
          <table:table-cell office:value-type="float" office:value="71480" calcext:value-type="float">
            <text:p>71480</text:p>
          </table:table-cell>
          <table:table-cell office:value-type="float" office:value="97" calcext:value-type="float">
            <text:p>97</text:p>
          </table:table-cell>
          <table:table-cell office:value-type="float" office:value="73578" calcext:value-type="float">
            <text:p>735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10e Arrondissement</text:p>
          </table:table-cell>
          <table:table-cell office:value-type="float" office:value="13210" calcext:value-type="float">
            <text:p>13210</text:p>
          </table:table-cell>
          <table:table-cell office:value-type="float" office:value="55120" calcext:value-type="float">
            <text:p>55120</text:p>
          </table:table-cell>
          <table:table-cell table:formula="of:=LOG([.C654])" office:value-type="float" office:value="4.74130920889957" calcext:value-type="float">
            <text:p>4,7413092089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70,6915685557158</text:p>
          </table:table-cell>
          <table:table-cell table:formula="of:=([.F654]-[.E654])" office:value-type="float" office:value="9.6915685557158" calcext:value-type="float">
            <text:p>9,6915685557</text:p>
          </table:table-cell>
          <table:table-cell office:value-type="float" office:value="2706" calcext:value-type="float">
            <text:p>2706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5069" calcext:value-type="float">
            <text:p>55069</text:p>
          </table:table-cell>
          <table:table-cell office:value-type="float" office:value="100" calcext:value-type="float">
            <text:p>100</text:p>
          </table:table-cell>
          <table:table-cell office:value-type="float" office:value="15845" calcext:value-type="float">
            <text:p>15845</text:p>
          </table:table-cell>
          <table:table-cell office:value-type="float" office:value="29" calcext:value-type="float">
            <text:p>29</text:p>
          </table:table-cell>
          <table:table-cell office:value-type="float" office:value="55120" calcext:value-type="float">
            <text:p>55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11e Arrondissement</text:p>
          </table:table-cell>
          <table:table-cell office:value-type="float" office:value="13211" calcext:value-type="float">
            <text:p>13211</text:p>
          </table:table-cell>
          <table:table-cell office:value-type="float" office:value="56841" calcext:value-type="float">
            <text:p>56841</text:p>
          </table:table-cell>
          <table:table-cell table:formula="of:=LOG([.C655])" office:value-type="float" office:value="4.75466170983709" calcext:value-type="float">
            <text:p>4,7546617098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67,7010418854211</text:p>
          </table:table-cell>
          <table:table-cell table:formula="of:=([.F655]-[.E655])" office:value-type="float" office:value="11.7010418854211" calcext:value-type="float">
            <text:p>11,7010418854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1948" calcext:value-type="float">
            <text:p>51948</text:p>
          </table:table-cell>
          <table:table-cell office:value-type="float" office:value="91" calcext:value-type="float">
            <text:p>91</text:p>
          </table:table-cell>
          <table:table-cell office:value-type="float" office:value="36888" calcext:value-type="float">
            <text:p>36888</text:p>
          </table:table-cell>
          <table:table-cell office:value-type="float" office:value="65" calcext:value-type="float">
            <text:p>65</text:p>
          </table:table-cell>
          <table:table-cell office:value-type="float" office:value="56841" calcext:value-type="float">
            <text:p>56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12e Arrondissement</text:p>
          </table:table-cell>
          <table:table-cell office:value-type="float" office:value="13212" calcext:value-type="float">
            <text:p>13212</text:p>
          </table:table-cell>
          <table:table-cell office:value-type="float" office:value="60809" calcext:value-type="float">
            <text:p>60809</text:p>
          </table:table-cell>
          <table:table-cell table:formula="of:=LOG([.C656])" office:value-type="float" office:value="4.78396786152724" calcext:value-type="float">
            <text:p>4,7839678615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68,5846579205725</text:p>
          </table:table-cell>
          <table:table-cell table:formula="of:=([.F656]-[.E656])" office:value-type="float" office:value="13.5846579205725" calcext:value-type="float">
            <text:p>13,584657920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607" calcext:value-type="float">
            <text:p>60607</text:p>
          </table:table-cell>
          <table:table-cell office:value-type="float" office:value="100" calcext:value-type="float">
            <text:p>100</text:p>
          </table:table-cell>
          <table:table-cell office:value-type="float" office:value="19222" calcext:value-type="float">
            <text:p>19222</text:p>
          </table:table-cell>
          <table:table-cell office:value-type="float" office:value="32" calcext:value-type="float">
            <text:p>32</text:p>
          </table:table-cell>
          <table:table-cell office:value-type="float" office:value="60809" calcext:value-type="float">
            <text:p>608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13e Arrondissement</text:p>
          </table:table-cell>
          <table:table-cell office:value-type="float" office:value="13213" calcext:value-type="float">
            <text:p>13213</text:p>
          </table:table-cell>
          <table:table-cell office:value-type="float" office:value="91214" calcext:value-type="float">
            <text:p>91214</text:p>
          </table:table-cell>
          <table:table-cell table:formula="of:=LOG([.C657])" office:value-type="float" office:value="4.96006150122445" calcext:value-type="float">
            <text:p>4,9600615012</text:p>
          </table:table-cell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65,0835805889763</text:p>
          </table:table-cell>
          <table:table-cell table:formula="of:=([.F657]-[.E657])" office:value-type="float" office:value="11.0835805889763" calcext:value-type="float">
            <text:p>11,083580589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86" calcext:value-type="float">
            <text:p>83986</text:p>
          </table:table-cell>
          <table:table-cell office:value-type="float" office:value="92" calcext:value-type="float">
            <text:p>92</text:p>
          </table:table-cell>
          <table:table-cell office:value-type="float" office:value="32134" calcext:value-type="float">
            <text:p>32134</text:p>
          </table:table-cell>
          <table:table-cell office:value-type="float" office:value="35" calcext:value-type="float">
            <text:p>35</text:p>
          </table:table-cell>
          <table:table-cell office:value-type="float" office:value="91214" calcext:value-type="float">
            <text:p>912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14e Arrondissement</text:p>
          </table:table-cell>
          <table:table-cell office:value-type="float" office:value="13214" calcext:value-type="float">
            <text:p>13214</text:p>
          </table:table-cell>
          <table:table-cell office:value-type="float" office:value="61443" calcext:value-type="float">
            <text:p>61443</text:p>
          </table:table-cell>
          <table:table-cell table:formula="of:=LOG([.C658])" office:value-type="float" office:value="4.788472412291" calcext:value-type="float">
            <text:p>4,7884724123</text:p>
          </table:table-cell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68,890204685683</text:p>
          </table:table-cell>
          <table:table-cell table:formula="of:=([.F658]-[.E658])" office:value-type="float" office:value="9.890204685683" calcext:value-type="float">
            <text:p>9,8902046857</text:p>
          </table:table-cell>
          <table:table-cell office:value-type="float" office:value="1680" calcext:value-type="float">
            <text:p>168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7992" calcext:value-type="float">
            <text:p>57992</text:p>
          </table:table-cell>
          <table:table-cell office:value-type="float" office:value="94" calcext:value-type="float">
            <text:p>94</text:p>
          </table:table-cell>
          <table:table-cell office:value-type="float" office:value="1578" calcext:value-type="float">
            <text:p>1578</text:p>
          </table:table-cell>
          <table:table-cell office:value-type="float" office:value="3" calcext:value-type="float">
            <text:p>3</text:p>
          </table:table-cell>
          <table:table-cell office:value-type="float" office:value="61443" calcext:value-type="float">
            <text:p>61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15e Arrondissement</text:p>
          </table:table-cell>
          <table:table-cell office:value-type="float" office:value="13215" calcext:value-type="float">
            <text:p>13215</text:p>
          </table:table-cell>
          <table:table-cell office:value-type="float" office:value="79287" calcext:value-type="float">
            <text:p>79287</text:p>
          </table:table-cell>
          <table:table-cell table:formula="of:=LOG([.C659])" office:value-type="float" office:value="4.89920198566454" calcext:value-type="float">
            <text:p>4,8992019857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63,4553811651151</text:p>
          </table:table-cell>
          <table:table-cell table:formula="of:=([.F659]-[.E659])" office:value-type="float" office:value="7.4553811651151" calcext:value-type="float">
            <text:p>7,4553811651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30" calcext:value-type="float">
            <text:p>6983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287" calcext:value-type="float">
            <text:p>792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rseille 16e Arrondissement</text:p>
          </table:table-cell>
          <table:table-cell office:value-type="float" office:value="13216" calcext:value-type="float">
            <text:p>13216</text:p>
          </table:table-cell>
          <table:table-cell office:value-type="float" office:value="16571" calcext:value-type="float">
            <text:p>16571</text:p>
          </table:table-cell>
          <table:table-cell table:formula="of:=LOG([.C660])" office:value-type="float" office:value="4.21934871731358" calcext:value-type="float">
            <text:p>4,2193487173</text:p>
          </table:table-cell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62,914578703008</text:p>
          </table:table-cell>
          <table:table-cell table:formula="of:=([.F660]-[.E660])" office:value-type="float" office:value="6.914578703008" calcext:value-type="float">
            <text:p>6,91457870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74" calcext:value-type="float">
            <text:p>16374</text:p>
          </table:table-cell>
          <table:table-cell office:value-type="float" office:value="99" calcext:value-type="float">
            <text:p>99</text:p>
          </table:table-cell>
          <table:table-cell office:value-type="float" office:value="1030" calcext:value-type="float">
            <text:p>1030</text:p>
          </table:table-cell>
          <table:table-cell office:value-type="float" office:value="6" calcext:value-type="float">
            <text:p>6</text:p>
          </table:table-cell>
          <table:table-cell office:value-type="float" office:value="16571" calcext:value-type="float">
            <text:p>165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Adrets-de-l'Estérel</text:p>
          </table:table-cell>
          <table:table-cell office:value-type="float" office:value="83001" calcext:value-type="float">
            <text:p>83001</text:p>
          </table:table-cell>
          <table:table-cell office:value-type="float" office:value="2757" calcext:value-type="float">
            <text:p>2757</text:p>
          </table:table-cell>
          <table:table-cell table:formula="of:=LOG([.C661])" office:value-type="float" office:value="3.44043676610577" calcext:value-type="float">
            <text:p>3,440436766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756" calcext:value-type="float">
            <text:p>2756</text:p>
          </table:table-cell>
          <table:table-cell office:value-type="float" office:value="100" calcext:value-type="float">
            <text:p>100</text:p>
          </table:table-cell>
          <table:table-cell office:value-type="float" office:value="2757" calcext:value-type="float">
            <text:p>2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iguines</text:p>
          </table:table-cell>
          <table:table-cell office:value-type="float" office:value="83002" calcext:value-type="float">
            <text:p>83002</text:p>
          </table:table-cell>
          <table:table-cell office:value-type="float" office:value="265" calcext:value-type="float">
            <text:p>265</text:p>
          </table:table-cell>
          <table:table-cell table:formula="of:=LOG([.C662])" office:value-type="float" office:value="2.42324587393681" calcext:value-type="float">
            <text:p>2,4232458739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pus</text:p>
          </table:table-cell>
          <table:table-cell office:value-type="float" office:value="83003" calcext:value-type="float">
            <text:p>83003</text:p>
          </table:table-cell>
          <table:table-cell office:value-type="float" office:value="938" calcext:value-type="float">
            <text:p>938</text:p>
          </table:table-cell>
          <table:table-cell table:formula="of:=LOG([.C663])" office:value-type="float" office:value="2.97220283837906" calcext:value-type="float">
            <text:p>2,972202838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100" calcext:value-type="float">
            <text:p>100</text:p>
          </table:table-cell>
          <table:table-cell office:value-type="float" office:value="938" calcext:value-type="float">
            <text:p>9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Arcs</text:p>
          </table:table-cell>
          <table:table-cell office:value-type="float" office:value="83004" calcext:value-type="float">
            <text:p>83004</text:p>
          </table:table-cell>
          <table:table-cell office:value-type="float" office:value="7171" calcext:value-type="float">
            <text:p>7171</text:p>
          </table:table-cell>
          <table:table-cell table:formula="of:=LOG([.C664])" office:value-type="float" office:value="3.85557972250172" calcext:value-type="float">
            <text:p>3,855579722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171" calcext:value-type="float">
            <text:p>7171</text:p>
          </table:table-cell>
          <table:table-cell office:value-type="float" office:value="100" calcext:value-type="float">
            <text:p>100</text:p>
          </table:table-cell>
          <table:table-cell office:value-type="float" office:value="7171" calcext:value-type="float">
            <text:p>7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tignosc-sur-Verdon</text:p>
          </table:table-cell>
          <table:table-cell office:value-type="float" office:value="83005" calcext:value-type="float">
            <text:p>83005</text:p>
          </table:table-cell>
          <table:table-cell office:value-type="float" office:value="328" calcext:value-type="float">
            <text:p>328</text:p>
          </table:table-cell>
          <table:table-cell table:formula="of:=LOG([.C665])" office:value-type="float" office:value="2.51587384371168" calcext:value-type="float">
            <text:p>2,515873843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00" calcext:value-type="float">
            <text:p>100</text:p>
          </table:table-cell>
          <table:table-cell office:value-type="float" office:value="328" calcext:value-type="float">
            <text:p>3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tigues</text:p>
          </table:table-cell>
          <table:table-cell office:value-type="float" office:value="83006" calcext:value-type="float">
            <text:p>83006</text:p>
          </table:table-cell>
          <table:table-cell office:value-type="float" office:value="240" calcext:value-type="float">
            <text:p>240</text:p>
          </table:table-cell>
          <table:table-cell table:formula="of:=LOG([.C666])" office:value-type="float" office:value="2.38021124171161" calcext:value-type="float">
            <text:p>2,380211241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ps</text:p>
          </table:table-cell>
          <table:table-cell office:value-type="float" office:value="83007" calcext:value-type="float">
            <text:p>83007</text:p>
          </table:table-cell>
          <table:table-cell office:value-type="float" office:value="2124" calcext:value-type="float">
            <text:p>2124</text:p>
          </table:table-cell>
          <table:table-cell table:formula="of:=LOG([.C667])" office:value-type="float" office:value="3.32715451240943" calcext:value-type="float">
            <text:p>3,327154512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office:value-type="float" office:value="100" calcext:value-type="float">
            <text:p>100</text:p>
          </table:table-cell>
          <table:table-cell office:value-type="float" office:value="2124" calcext:value-type="float">
            <text:p>2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gnols-en-Forêt</text:p>
          </table:table-cell>
          <table:table-cell office:value-type="float" office:value="83008" calcext:value-type="float">
            <text:p>83008</text:p>
          </table:table-cell>
          <table:table-cell office:value-type="float" office:value="2695" calcext:value-type="float">
            <text:p>2695</text:p>
          </table:table-cell>
          <table:table-cell table:formula="of:=LOG([.C668])" office:value-type="float" office:value="3.43055876952276" calcext:value-type="float">
            <text:p>3,430558769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100" calcext:value-type="float">
            <text:p>100</text:p>
          </table:table-cell>
          <table:table-cell office:value-type="float" office:value="2695" calcext:value-type="float">
            <text:p>2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ndol</text:p>
          </table:table-cell>
          <table:table-cell office:value-type="float" office:value="83009" calcext:value-type="float">
            <text:p>83009</text:p>
          </table:table-cell>
          <table:table-cell office:value-type="float" office:value="7878" calcext:value-type="float">
            <text:p>7878</text:p>
          </table:table-cell>
          <table:table-cell table:formula="of:=LOG([.C669])" office:value-type="float" office:value="3.89641597647312" calcext:value-type="float">
            <text:p>3,896415976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5" calcext:value-type="float">
            <text:p>5</text:p>
          </table:table-cell>
          <table:table-cell office:value-type="float" office:value="7878" calcext:value-type="float">
            <text:p>7878</text:p>
          </table:table-cell>
          <table:table-cell office:value-type="float" office:value="100" calcext:value-type="float">
            <text:p>100</text:p>
          </table:table-cell>
          <table:table-cell office:value-type="float" office:value="7878" calcext:value-type="float">
            <text:p>78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gème</text:p>
          </table:table-cell>
          <table:table-cell office:value-type="float" office:value="83010" calcext:value-type="float">
            <text:p>83010</text:p>
          </table:table-cell>
          <table:table-cell office:value-type="float" office:value="185" calcext:value-type="float">
            <text:p>185</text:p>
          </table:table-cell>
          <table:table-cell table:formula="of:=LOG([.C670])" office:value-type="float" office:value="2.26717172840301" calcext:value-type="float">
            <text:p>2,267171728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gemon</text:p>
          </table:table-cell>
          <table:table-cell office:value-type="float" office:value="83011" calcext:value-type="float">
            <text:p>83011</text:p>
          </table:table-cell>
          <table:table-cell office:value-type="float" office:value="1484" calcext:value-type="float">
            <text:p>1484</text:p>
          </table:table-cell>
          <table:table-cell table:formula="of:=LOG([.C671])" office:value-type="float" office:value="3.17143390094301" calcext:value-type="float">
            <text:p>3,171433900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84" calcext:value-type="float">
            <text:p>1484</text:p>
          </table:table-cell>
          <table:table-cell office:value-type="float" office:value="100" calcext:value-type="float">
            <text:p>100</text:p>
          </table:table-cell>
          <table:table-cell office:value-type="float" office:value="1484" calcext:value-type="float">
            <text:p>14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rjols</text:p>
          </table:table-cell>
          <table:table-cell office:value-type="float" office:value="83012" calcext:value-type="float">
            <text:p>83012</text:p>
          </table:table-cell>
          <table:table-cell office:value-type="float" office:value="3089" calcext:value-type="float">
            <text:p>3089</text:p>
          </table:table-cell>
          <table:table-cell table:formula="of:=LOG([.C672])" office:value-type="float" office:value="3.48981790830145" calcext:value-type="float">
            <text:p>3,489817908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office:value-type="float" office:value="100" calcext:value-type="float">
            <text:p>100</text:p>
          </table:table-cell>
          <table:table-cell office:value-type="float" office:value="3089" calcext:value-type="float">
            <text:p>3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astide</text:p>
          </table:table-cell>
          <table:table-cell office:value-type="float" office:value="83013" calcext:value-type="float">
            <text:p>83013</text:p>
          </table:table-cell>
          <table:table-cell office:value-type="float" office:value="195" calcext:value-type="float">
            <text:p>195</text:p>
          </table:table-cell>
          <table:table-cell table:formula="of:=LOG([.C673])" office:value-type="float" office:value="2.29003461136252" calcext:value-type="float">
            <text:p>2,290034611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udinard-sur-Verdon</text:p>
          </table:table-cell>
          <table:table-cell office:value-type="float" office:value="83014" calcext:value-type="float">
            <text:p>83014</text:p>
          </table:table-cell>
          <table:table-cell office:value-type="float" office:value="215" calcext:value-type="float">
            <text:p>215</text:p>
          </table:table-cell>
          <table:table-cell table:formula="of:=LOG([.C674])" office:value-type="float" office:value="2.3324384599156" calcext:value-type="float">
            <text:p>2,332438459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auduen</text:p>
          </table:table-cell>
          <table:table-cell office:value-type="float" office:value="83015" calcext:value-type="float">
            <text:p>83015</text:p>
          </table:table-cell>
          <table:table-cell office:value-type="float" office:value="318" calcext:value-type="float">
            <text:p>318</text:p>
          </table:table-cell>
          <table:table-cell table:formula="of:=LOG([.C675])" office:value-type="float" office:value="2.50242711998443" calcext:value-type="float">
            <text:p>2,5024271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Beausset</text:p>
          </table:table-cell>
          <table:table-cell office:value-type="float" office:value="83016" calcext:value-type="float">
            <text:p>83016</text:p>
          </table:table-cell>
          <table:table-cell office:value-type="float" office:value="9417" calcext:value-type="float">
            <text:p>9417</text:p>
          </table:table-cell>
          <table:table-cell table:formula="of:=LOG([.C676])" office:value-type="float" office:value="3.9739125704197" calcext:value-type="float">
            <text:p>3,973912570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9411" calcext:value-type="float">
            <text:p>9411</text:p>
          </table:table-cell>
          <table:table-cell office:value-type="float" office:value="100" calcext:value-type="float">
            <text:p>100</text:p>
          </table:table-cell>
          <table:table-cell office:value-type="float" office:value="9417" calcext:value-type="float">
            <text:p>94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lgentier</text:p>
          </table:table-cell>
          <table:table-cell office:value-type="float" office:value="83017" calcext:value-type="float">
            <text:p>83017</text:p>
          </table:table-cell>
          <table:table-cell office:value-type="float" office:value="2437" calcext:value-type="float">
            <text:p>2437</text:p>
          </table:table-cell>
          <table:table-cell table:formula="of:=LOG([.C677])" office:value-type="float" office:value="3.38685552918472" calcext:value-type="float">
            <text:p>3,386855529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2437" calcext:value-type="float">
            <text:p>2437</text:p>
          </table:table-cell>
          <table:table-cell office:value-type="float" office:value="100" calcext:value-type="float">
            <text:p>100</text:p>
          </table:table-cell>
          <table:table-cell office:value-type="float" office:value="2437" calcext:value-type="float">
            <text:p>24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sse-sur-Issole</text:p>
          </table:table-cell>
          <table:table-cell office:value-type="float" office:value="83018" calcext:value-type="float">
            <text:p>83018</text:p>
          </table:table-cell>
          <table:table-cell office:value-type="float" office:value="3048" calcext:value-type="float">
            <text:p>3048</text:p>
          </table:table-cell>
          <table:table-cell table:formula="of:=LOG([.C678])" office:value-type="float" office:value="3.48401496266756" calcext:value-type="float">
            <text:p>3,484014962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100" calcext:value-type="float">
            <text:p>100</text:p>
          </table:table-cell>
          <table:table-cell office:value-type="float" office:value="3048" calcext:value-type="float">
            <text:p>3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rmes-les-Mimosas</text:p>
          </table:table-cell>
          <table:table-cell office:value-type="float" office:value="83019" calcext:value-type="float">
            <text:p>83019</text:p>
          </table:table-cell>
          <table:table-cell office:value-type="float" office:value="7839" calcext:value-type="float">
            <text:p>7839</text:p>
          </table:table-cell>
          <table:table-cell table:formula="of:=LOG([.C679])" office:value-type="float" office:value="3.89426066444699" calcext:value-type="float">
            <text:p>3,894260664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839" calcext:value-type="float">
            <text:p>7839</text:p>
          </table:table-cell>
          <table:table-cell office:value-type="float" office:value="100" calcext:value-type="float">
            <text:p>100</text:p>
          </table:table-cell>
          <table:table-cell office:value-type="float" office:value="7839" calcext:value-type="float">
            <text:p>7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Bourguet</text:p>
          </table:table-cell>
          <table:table-cell office:value-type="float" office:value="83020" calcext:value-type="float">
            <text:p>83020</text:p>
          </table:table-cell>
          <table:table-cell office:value-type="float" office:value="29" calcext:value-type="float">
            <text:p>29</text:p>
          </table:table-cell>
          <table:table-cell table:formula="of:=LOG([.C680])" office:value-type="float" office:value="1.46239799789896" calcext:value-type="float">
            <text:p>1,462397997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as</text:p>
          </table:table-cell>
          <table:table-cell office:value-type="float" office:value="83021" calcext:value-type="float">
            <text:p>83021</text:p>
          </table:table-cell>
          <table:table-cell office:value-type="float" office:value="2591" calcext:value-type="float">
            <text:p>2591</text:p>
          </table:table-cell>
          <table:table-cell table:formula="of:=LOG([.C681])" office:value-type="float" office:value="3.41346741298582" calcext:value-type="float">
            <text:p>3,4134674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100" calcext:value-type="float">
            <text:p>100</text:p>
          </table:table-cell>
          <table:table-cell office:value-type="float" office:value="2591" calcext:value-type="float">
            <text:p>2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enon</text:p>
          </table:table-cell>
          <table:table-cell office:value-type="float" office:value="83022" calcext:value-type="float">
            <text:p>83022</text:p>
          </table:table-cell>
          <table:table-cell office:value-type="float" office:value="29" calcext:value-type="float">
            <text:p>29</text:p>
          </table:table-cell>
          <table:table-cell table:formula="of:=LOG([.C682])" office:value-type="float" office:value="1.46239799789896" calcext:value-type="float">
            <text:p>1,462397997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ignoles</text:p>
          </table:table-cell>
          <table:table-cell office:value-type="float" office:value="83023" calcext:value-type="float">
            <text:p>83023</text:p>
          </table:table-cell>
          <table:table-cell office:value-type="float" office:value="16690" calcext:value-type="float">
            <text:p>16690</text:p>
          </table:table-cell>
          <table:table-cell table:formula="of:=LOG([.C683])" office:value-type="float" office:value="4.22245633667925" calcext:value-type="float">
            <text:p>4,222456336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16686" calcext:value-type="float">
            <text:p>16686</text:p>
          </table:table-cell>
          <table:table-cell office:value-type="float" office:value="100" calcext:value-type="float">
            <text:p>100</text:p>
          </table:table-cell>
          <table:table-cell office:value-type="float" office:value="16690" calcext:value-type="float">
            <text:p>166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ue-Auriac</text:p>
          </table:table-cell>
          <table:table-cell office:value-type="float" office:value="83025" calcext:value-type="float">
            <text:p>83025</text:p>
          </table:table-cell>
          <table:table-cell office:value-type="float" office:value="1289" calcext:value-type="float">
            <text:p>1289</text:p>
          </table:table-cell>
          <table:table-cell table:formula="of:=LOG([.C684])" office:value-type="float" office:value="3.1102529173534" calcext:value-type="float">
            <text:p>3,110252917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 office:value-type="float" office:value="100" calcext:value-type="float">
            <text:p>100</text:p>
          </table:table-cell>
          <table:table-cell office:value-type="float" office:value="1289" calcext:value-type="float">
            <text:p>12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basse</text:p>
          </table:table-cell>
          <table:table-cell office:value-type="float" office:value="83026" calcext:value-type="float">
            <text:p>83026</text:p>
          </table:table-cell>
          <table:table-cell office:value-type="float" office:value="1919" calcext:value-type="float">
            <text:p>1919</text:p>
          </table:table-cell>
          <table:table-cell table:formula="of:=LOG([.C685])" office:value-type="float" office:value="3.28307497473547" calcext:value-type="float">
            <text:p>3,283074974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19" calcext:value-type="float">
            <text:p>1919</text:p>
          </table:table-cell>
          <table:table-cell office:value-type="float" office:value="100" calcext:value-type="float">
            <text:p>100</text:p>
          </table:table-cell>
          <table:table-cell office:value-type="float" office:value="1919" calcext:value-type="float">
            <text:p>19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Cadière-d'Azur</text:p>
          </table:table-cell>
          <table:table-cell office:value-type="float" office:value="83027" calcext:value-type="float">
            <text:p>83027</text:p>
          </table:table-cell>
          <table:table-cell office:value-type="float" office:value="5514" calcext:value-type="float">
            <text:p>5514</text:p>
          </table:table-cell>
          <table:table-cell table:formula="of:=LOG([.C686])" office:value-type="float" office:value="3.74146676176975" calcext:value-type="float">
            <text:p>3,741466761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14" calcext:value-type="float">
            <text:p>5514</text:p>
          </table:table-cell>
          <table:table-cell office:value-type="float" office:value="100" calcext:value-type="float">
            <text:p>100</text:p>
          </table:table-cell>
          <table:table-cell office:value-type="float" office:value="5514" calcext:value-type="float">
            <text:p>55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llas</text:p>
          </table:table-cell>
          <table:table-cell office:value-type="float" office:value="83028" calcext:value-type="float">
            <text:p>83028</text:p>
          </table:table-cell>
          <table:table-cell office:value-type="float" office:value="1820" calcext:value-type="float">
            <text:p>1820</text:p>
          </table:table-cell>
          <table:table-cell table:formula="of:=LOG([.C687])" office:value-type="float" office:value="3.26007138798507" calcext:value-type="float">
            <text:p>3,26007138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0" calcext:value-type="float">
            <text:p>1820</text:p>
          </table:table-cell>
          <table:table-cell office:value-type="float" office:value="100" calcext:value-type="float">
            <text:p>100</text:p>
          </table:table-cell>
          <table:table-cell office:value-type="float" office:value="1820" calcext:value-type="float">
            <text:p>18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llian</text:p>
          </table:table-cell>
          <table:table-cell office:value-type="float" office:value="83029" calcext:value-type="float">
            <text:p>83029</text:p>
          </table:table-cell>
          <table:table-cell office:value-type="float" office:value="3310" calcext:value-type="float">
            <text:p>3310</text:p>
          </table:table-cell>
          <table:table-cell table:formula="of:=LOG([.C688])" office:value-type="float" office:value="3.51982799377572" calcext:value-type="float">
            <text:p>3,519827993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310" calcext:value-type="float">
            <text:p>3310</text:p>
          </table:table-cell>
          <table:table-cell office:value-type="float" office:value="100" calcext:value-type="float">
            <text:p>100</text:p>
          </table:table-cell>
          <table:table-cell office:value-type="float" office:value="3310" calcext:value-type="float">
            <text:p>33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mps-la-Source</text:p>
          </table:table-cell>
          <table:table-cell office:value-type="float" office:value="83030" calcext:value-type="float">
            <text:p>83030</text:p>
          </table:table-cell>
          <table:table-cell office:value-type="float" office:value="1829" calcext:value-type="float">
            <text:p>1829</text:p>
          </table:table-cell>
          <table:table-cell table:formula="of:=LOG([.C689])" office:value-type="float" office:value="3.26221370547642" calcext:value-type="float">
            <text:p>3,262213705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29" calcext:value-type="float">
            <text:p>1829</text:p>
          </table:table-cell>
          <table:table-cell office:value-type="float" office:value="100" calcext:value-type="float">
            <text:p>100</text:p>
          </table:table-cell>
          <table:table-cell office:value-type="float" office:value="1829" calcext:value-type="float">
            <text:p>1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Cannet-des-Maures</text:p>
          </table:table-cell>
          <table:table-cell office:value-type="float" office:value="83031" calcext:value-type="float">
            <text:p>83031</text:p>
          </table:table-cell>
          <table:table-cell office:value-type="float" office:value="4373" calcext:value-type="float">
            <text:p>4373</text:p>
          </table:table-cell>
          <table:table-cell table:formula="of:=LOG([.C690])" office:value-type="float" office:value="3.64077947734486" calcext:value-type="float">
            <text:p>3,640779477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73" calcext:value-type="float">
            <text:p>4373</text:p>
          </table:table-cell>
          <table:table-cell office:value-type="float" office:value="100" calcext:value-type="float">
            <text:p>100</text:p>
          </table:table-cell>
          <table:table-cell office:value-type="float" office:value="4373" calcext:value-type="float">
            <text:p>43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cès</text:p>
          </table:table-cell>
          <table:table-cell office:value-type="float" office:value="83032" calcext:value-type="float">
            <text:p>83032</text:p>
          </table:table-cell>
          <table:table-cell office:value-type="float" office:value="3425" calcext:value-type="float">
            <text:p>3425</text:p>
          </table:table-cell>
          <table:table-cell table:formula="of:=LOG([.C691])" office:value-type="float" office:value="3.53466057582844" calcext:value-type="float">
            <text:p>3,534660575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25" calcext:value-type="float">
            <text:p>3425</text:p>
          </table:table-cell>
          <table:table-cell office:value-type="float" office:value="100" calcext:value-type="float">
            <text:p>100</text:p>
          </table:table-cell>
          <table:table-cell office:value-type="float" office:value="3425" calcext:value-type="float">
            <text:p>34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noules</text:p>
          </table:table-cell>
          <table:table-cell office:value-type="float" office:value="83033" calcext:value-type="float">
            <text:p>83033</text:p>
          </table:table-cell>
          <table:table-cell office:value-type="float" office:value="3493" calcext:value-type="float">
            <text:p>3493</text:p>
          </table:table-cell>
          <table:table-cell table:formula="of:=LOG([.C692])" office:value-type="float" office:value="3.54319858563765" calcext:value-type="float">
            <text:p>3,543198585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493" calcext:value-type="float">
            <text:p>3493</text:p>
          </table:table-cell>
          <table:table-cell office:value-type="float" office:value="100" calcext:value-type="float">
            <text:p>100</text:p>
          </table:table-cell>
          <table:table-cell office:value-type="float" office:value="3493" calcext:value-type="float">
            <text:p>34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queiranne</text:p>
          </table:table-cell>
          <table:table-cell office:value-type="float" office:value="83034" calcext:value-type="float">
            <text:p>83034</text:p>
          </table:table-cell>
          <table:table-cell office:value-type="float" office:value="9986" calcext:value-type="float">
            <text:p>9986</text:p>
          </table:table-cell>
          <table:table-cell table:formula="of:=LOG([.C693])" office:value-type="float" office:value="3.99939156171909" calcext:value-type="float">
            <text:p>3,999391561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86" calcext:value-type="float">
            <text:p>9986</text:p>
          </table:table-cell>
          <table:table-cell office:value-type="float" office:value="100" calcext:value-type="float">
            <text:p>100</text:p>
          </table:table-cell>
          <table:table-cell office:value-type="float" office:value="9986" calcext:value-type="float">
            <text:p>99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Castellet</text:p>
          </table:table-cell>
          <table:table-cell office:value-type="float" office:value="83035" calcext:value-type="float">
            <text:p>83035</text:p>
          </table:table-cell>
          <table:table-cell office:value-type="float" office:value="4019" calcext:value-type="float">
            <text:p>4019</text:p>
          </table:table-cell>
          <table:table-cell table:formula="of:=LOG([.C694])" office:value-type="float" office:value="3.60411800619203" calcext:value-type="float">
            <text:p>3,604118006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office:value-type="float" office:value="100" calcext:value-type="float">
            <text:p>100</text:p>
          </table:table-cell>
          <table:table-cell office:value-type="float" office:value="4019" calcext:value-type="float">
            <text:p>4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valaire-sur-Mer</text:p>
          </table:table-cell>
          <table:table-cell office:value-type="float" office:value="83036" calcext:value-type="float">
            <text:p>83036</text:p>
          </table:table-cell>
          <table:table-cell office:value-type="float" office:value="7166" calcext:value-type="float">
            <text:p>7166</text:p>
          </table:table-cell>
          <table:table-cell table:formula="of:=LOG([.C695])" office:value-type="float" office:value="3.85527680383009" calcext:value-type="float">
            <text:p>3,855276803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166" calcext:value-type="float">
            <text:p>7166</text:p>
          </table:table-cell>
          <table:table-cell office:value-type="float" office:value="100" calcext:value-type="float">
            <text:p>100</text:p>
          </table:table-cell>
          <table:table-cell office:value-type="float" office:value="7166" calcext:value-type="float">
            <text:p>71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Celle</text:p>
          </table:table-cell>
          <table:table-cell office:value-type="float" office:value="83037" calcext:value-type="float">
            <text:p>83037</text:p>
          </table:table-cell>
          <table:table-cell office:value-type="float" office:value="1408" calcext:value-type="float">
            <text:p>1408</text:p>
          </table:table-cell>
          <table:table-cell table:formula="of:=LOG([.C696])" office:value-type="float" office:value="3.14860265480609" calcext:value-type="float">
            <text:p>3,148602654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00" calcext:value-type="float">
            <text:p>100</text:p>
          </table:table-cell>
          <table:table-cell office:value-type="float" office:value="1408" calcext:value-type="float">
            <text:p>14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double</text:p>
          </table:table-cell>
          <table:table-cell office:value-type="float" office:value="83038" calcext:value-type="float">
            <text:p>83038</text:p>
          </table:table-cell>
          <table:table-cell office:value-type="float" office:value="462" calcext:value-type="float">
            <text:p>462</text:p>
          </table:table-cell>
          <table:table-cell table:formula="of:=LOG([.C697])" office:value-type="float" office:value="2.66464197555613" calcext:value-type="float">
            <text:p>2,664641975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vert</text:p>
          </table:table-cell>
          <table:table-cell office:value-type="float" office:value="83039" calcext:value-type="float">
            <text:p>83039</text:p>
          </table:table-cell>
          <table:table-cell office:value-type="float" office:value="142" calcext:value-type="float">
            <text:p>142</text:p>
          </table:table-cell>
          <table:table-cell table:formula="of:=LOG([.C698])" office:value-type="float" office:value="2.15228834438306" calcext:value-type="float">
            <text:p>2,152288344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vieux</text:p>
          </table:table-cell>
          <table:table-cell office:value-type="float" office:value="83040" calcext:value-type="float">
            <text:p>83040</text:p>
          </table:table-cell>
          <table:table-cell office:value-type="float" office:value="84" calcext:value-type="float">
            <text:p>84</text:p>
          </table:table-cell>
          <table:table-cell table:formula="of:=LOG([.C699])" office:value-type="float" office:value="1.92427928606188" calcext:value-type="float">
            <text:p>1,924279286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aviers</text:p>
          </table:table-cell>
          <table:table-cell office:value-type="float" office:value="83041" calcext:value-type="float">
            <text:p>83041</text:p>
          </table:table-cell>
          <table:table-cell office:value-type="float" office:value="690" calcext:value-type="float">
            <text:p>690</text:p>
          </table:table-cell>
          <table:table-cell table:formula="of:=LOG([.C700])" office:value-type="float" office:value="2.83884909073725" calcext:value-type="float">
            <text:p>2,838849090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golin</text:p>
          </table:table-cell>
          <table:table-cell office:value-type="float" office:value="83042" calcext:value-type="float">
            <text:p>83042</text:p>
          </table:table-cell>
          <table:table-cell office:value-type="float" office:value="12517" calcext:value-type="float">
            <text:p>12517</text:p>
          </table:table-cell>
          <table:table-cell table:formula="of:=LOG([.C701])" office:value-type="float" office:value="4.09750025223169" calcext:value-type="float">
            <text:p>4,097500252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2479" calcext:value-type="float">
            <text:p>12479</text:p>
          </table:table-cell>
          <table:table-cell office:value-type="float" office:value="100" calcext:value-type="float">
            <text:p>100</text:p>
          </table:table-cell>
          <table:table-cell office:value-type="float" office:value="12517" calcext:value-type="float">
            <text:p>125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llobrières</text:p>
          </table:table-cell>
          <table:table-cell office:value-type="float" office:value="83043" calcext:value-type="float">
            <text:p>83043</text:p>
          </table:table-cell>
          <table:table-cell office:value-type="float" office:value="1921" calcext:value-type="float">
            <text:p>1921</text:p>
          </table:table-cell>
          <table:table-cell table:formula="of:=LOG([.C702])" office:value-type="float" office:value="3.28352736486169" calcext:value-type="float">
            <text:p>3,283527364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float" office:value="100" calcext:value-type="float">
            <text:p>100</text:p>
          </table:table-cell>
          <table:table-cell office:value-type="float" office:value="1921" calcext:value-type="float">
            <text:p>19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mps-sur-Artuby</text:p>
          </table:table-cell>
          <table:table-cell office:value-type="float" office:value="83044" calcext:value-type="float">
            <text:p>83044</text:p>
          </table:table-cell>
          <table:table-cell office:value-type="float" office:value="376" calcext:value-type="float">
            <text:p>376</text:p>
          </table:table-cell>
          <table:table-cell table:formula="of:=LOG([.C703])" office:value-type="float" office:value="2.57518784492766" calcext:value-type="float">
            <text:p>2,575187844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rrens</text:p>
          </table:table-cell>
          <table:table-cell office:value-type="float" office:value="83045" calcext:value-type="float">
            <text:p>83045</text:p>
          </table:table-cell>
          <table:table-cell office:value-type="float" office:value="880" calcext:value-type="float">
            <text:p>880</text:p>
          </table:table-cell>
          <table:table-cell table:formula="of:=LOG([.C704])" office:value-type="float" office:value="2.94448267215017" calcext:value-type="float">
            <text:p>2,944482672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00" calcext:value-type="float">
            <text:p>100</text:p>
          </table:table-cell>
          <table:table-cell office:value-type="float" office:value="880" calcext:value-type="float">
            <text:p>8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tignac</text:p>
          </table:table-cell>
          <table:table-cell office:value-type="float" office:value="83046" calcext:value-type="float">
            <text:p>83046</text:p>
          </table:table-cell>
          <table:table-cell office:value-type="float" office:value="2292" calcext:value-type="float">
            <text:p>2292</text:p>
          </table:table-cell>
          <table:table-cell table:formula="of:=LOG([.C705])" office:value-type="float" office:value="3.36021461329535" calcext:value-type="float">
            <text:p>3,360214613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100" calcext:value-type="float">
            <text:p>100</text:p>
          </table:table-cell>
          <table:table-cell office:value-type="float" office:value="2292" calcext:value-type="float">
            <text:p>22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Crau</text:p>
          </table:table-cell>
          <table:table-cell office:value-type="float" office:value="83047" calcext:value-type="float">
            <text:p>83047</text:p>
          </table:table-cell>
          <table:table-cell office:value-type="float" office:value="16749" calcext:value-type="float">
            <text:p>16749</text:p>
          </table:table-cell>
          <table:table-cell table:formula="of:=LOG([.C706])" office:value-type="float" office:value="4.22398888257009" calcext:value-type="float">
            <text:p>4,223988882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6749" calcext:value-type="float">
            <text:p>16749</text:p>
          </table:table-cell>
          <table:table-cell office:value-type="float" office:value="100" calcext:value-type="float">
            <text:p>100</text:p>
          </table:table-cell>
          <table:table-cell office:value-type="float" office:value="16749" calcext:value-type="float">
            <text:p>167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Croix-Valmer</text:p>
          </table:table-cell>
          <table:table-cell office:value-type="float" office:value="83048" calcext:value-type="float">
            <text:p>83048</text:p>
          </table:table-cell>
          <table:table-cell office:value-type="float" office:value="3711" calcext:value-type="float">
            <text:p>3711</text:p>
          </table:table-cell>
          <table:table-cell table:formula="of:=LOG([.C707])" office:value-type="float" office:value="3.56949095434878" calcext:value-type="float">
            <text:p>3,569490954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710" calcext:value-type="float">
            <text:p>3710</text:p>
          </table:table-cell>
          <table:table-cell office:value-type="float" office:value="100" calcext:value-type="float">
            <text:p>100</text:p>
          </table:table-cell>
          <table:table-cell office:value-type="float" office:value="3711" calcext:value-type="float">
            <text:p>37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ers</text:p>
          </table:table-cell>
          <table:table-cell office:value-type="float" office:value="83049" calcext:value-type="float">
            <text:p>83049</text:p>
          </table:table-cell>
          <table:table-cell office:value-type="float" office:value="10562" calcext:value-type="float">
            <text:p>10562</text:p>
          </table:table-cell>
          <table:table-cell table:formula="of:=LOG([.C708])" office:value-type="float" office:value="4.02374616315248" calcext:value-type="float">
            <text:p>4,023746163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 office:value-type="float" office:value="10562" calcext:value-type="float">
            <text:p>10562</text:p>
          </table:table-cell>
          <table:table-cell office:value-type="float" office:value="100" calcext:value-type="float">
            <text:p>100</text:p>
          </table:table-cell>
          <table:table-cell office:value-type="float" office:value="10562" calcext:value-type="float">
            <text:p>105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aguignan</text:p>
          </table:table-cell>
          <table:table-cell office:value-type="float" office:value="83050" calcext:value-type="float">
            <text:p>83050</text:p>
          </table:table-cell>
          <table:table-cell office:value-type="float" office:value="40054" calcext:value-type="float">
            <text:p>40054</text:p>
          </table:table-cell>
          <table:table-cell table:formula="of:=LOG([.C709])" office:value-type="float" office:value="4.6026458934835" calcext:value-type="float">
            <text:p>4,602645893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 office:value-type="float" office:value="3" calcext:value-type="float">
            <text:p>3</text:p>
          </table:table-cell>
          <table:table-cell office:value-type="float" office:value="40054" calcext:value-type="float">
            <text:p>40054</text:p>
          </table:table-cell>
          <table:table-cell office:value-type="float" office:value="100" calcext:value-type="float">
            <text:p>100</text:p>
          </table:table-cell>
          <table:table-cell office:value-type="float" office:value="40054" calcext:value-type="float">
            <text:p>400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trecasteaux</text:p>
          </table:table-cell>
          <table:table-cell office:value-type="float" office:value="83051" calcext:value-type="float">
            <text:p>83051</text:p>
          </table:table-cell>
          <table:table-cell office:value-type="float" office:value="1092" calcext:value-type="float">
            <text:p>1092</text:p>
          </table:table-cell>
          <table:table-cell table:formula="of:=LOG([.C710])" office:value-type="float" office:value="3.03822263836872" calcext:value-type="float">
            <text:p>3,038222638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 office:value-type="float" office:value="100" calcext:value-type="float">
            <text:p>100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parron</text:p>
          </table:table-cell>
          <table:table-cell office:value-type="float" office:value="83052" calcext:value-type="float">
            <text:p>83052</text:p>
          </table:table-cell>
          <table:table-cell office:value-type="float" office:value="344" calcext:value-type="float">
            <text:p>344</text:p>
          </table:table-cell>
          <table:table-cell table:formula="of:=LOG([.C711])" office:value-type="float" office:value="2.53655844257153" calcext:value-type="float">
            <text:p>2,536558442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Évenos</text:p>
          </table:table-cell>
          <table:table-cell office:value-type="float" office:value="83053" calcext:value-type="float">
            <text:p>83053</text:p>
          </table:table-cell>
          <table:table-cell office:value-type="float" office:value="2166" calcext:value-type="float">
            <text:p>2166</text:p>
          </table:table-cell>
          <table:table-cell table:formula="of:=LOG([.C712])" office:value-type="float" office:value="3.3356584522893" calcext:value-type="float">
            <text:p>3,335658452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office:value-type="float" office:value="100" calcext:value-type="float">
            <text:p>100</text:p>
          </table:table-cell>
          <table:table-cell office:value-type="float" office:value="2166" calcext:value-type="float">
            <text:p>21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Farlède</text:p>
          </table:table-cell>
          <table:table-cell office:value-type="float" office:value="83054" calcext:value-type="float">
            <text:p>83054</text:p>
          </table:table-cell>
          <table:table-cell office:value-type="float" office:value="8755" calcext:value-type="float">
            <text:p>8755</text:p>
          </table:table-cell>
          <table:table-cell table:formula="of:=LOG([.C713])" office:value-type="float" office:value="3.94225615041946" calcext:value-type="float">
            <text:p>3,9422561504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8750" calcext:value-type="float">
            <text:p>8750</text:p>
          </table:table-cell>
          <table:table-cell office:value-type="float" office:value="100" calcext:value-type="float">
            <text:p>100</text:p>
          </table:table-cell>
          <table:table-cell office:value-type="float" office:value="8755" calcext:value-type="float">
            <text:p>8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yence</text:p>
          </table:table-cell>
          <table:table-cell office:value-type="float" office:value="83055" calcext:value-type="float">
            <text:p>83055</text:p>
          </table:table-cell>
          <table:table-cell office:value-type="float" office:value="5602" calcext:value-type="float">
            <text:p>5602</text:p>
          </table:table-cell>
          <table:table-cell table:formula="of:=LOG([.C714])" office:value-type="float" office:value="3.74834310448755" calcext:value-type="float">
            <text:p>3,748343104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589" calcext:value-type="float">
            <text:p>5589</text:p>
          </table:table-cell>
          <table:table-cell office:value-type="float" office:value="100" calcext:value-type="float">
            <text:p>100</text:p>
          </table:table-cell>
          <table:table-cell office:value-type="float" office:value="5602" calcext:value-type="float">
            <text:p>56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anières</text:p>
          </table:table-cell>
          <table:table-cell office:value-type="float" office:value="83056" calcext:value-type="float">
            <text:p>83056</text:p>
          </table:table-cell>
          <table:table-cell office:value-type="float" office:value="2608" calcext:value-type="float">
            <text:p>2608</text:p>
          </table:table-cell>
          <table:table-cell table:formula="of:=LOG([.C715])" office:value-type="float" office:value="3.41630758705988" calcext:value-type="float">
            <text:p>3,41630758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100" calcext:value-type="float">
            <text:p>100</text:p>
          </table:table-cell>
          <table:table-cell office:value-type="float" office:value="2608" calcext:value-type="float">
            <text:p>26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lassans-sur-Issole</text:p>
          </table:table-cell>
          <table:table-cell office:value-type="float" office:value="83057" calcext:value-type="float">
            <text:p>83057</text:p>
          </table:table-cell>
          <table:table-cell office:value-type="float" office:value="3424" calcext:value-type="float">
            <text:p>3424</text:p>
          </table:table-cell>
          <table:table-cell table:formula="of:=LOG([.C716])" office:value-type="float" office:value="3.53453375600511" calcext:value-type="float">
            <text:p>3,53453375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424" calcext:value-type="float">
            <text:p>3424</text:p>
          </table:table-cell>
          <table:table-cell office:value-type="float" office:value="100" calcext:value-type="float">
            <text:p>100</text:p>
          </table:table-cell>
          <table:table-cell office:value-type="float" office:value="3424" calcext:value-type="float">
            <text:p>34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layosc</text:p>
          </table:table-cell>
          <table:table-cell office:value-type="float" office:value="83058" calcext:value-type="float">
            <text:p>83058</text:p>
          </table:table-cell>
          <table:table-cell office:value-type="float" office:value="4365" calcext:value-type="float">
            <text:p>4365</text:p>
          </table:table-cell>
          <table:table-cell table:formula="of:=LOG([.C717])" office:value-type="float" office:value="3.63998424804159" calcext:value-type="float">
            <text:p>3,63998424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65" calcext:value-type="float">
            <text:p>4365</text:p>
          </table:table-cell>
          <table:table-cell office:value-type="float" office:value="100" calcext:value-type="float">
            <text:p>100</text:p>
          </table:table-cell>
          <table:table-cell office:value-type="float" office:value="4365" calcext:value-type="float">
            <text:p>43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rcalqueiret</text:p>
          </table:table-cell>
          <table:table-cell office:value-type="float" office:value="83059" calcext:value-type="float">
            <text:p>83059</text:p>
          </table:table-cell>
          <table:table-cell office:value-type="float" office:value="2755" calcext:value-type="float">
            <text:p>2755</text:p>
          </table:table-cell>
          <table:table-cell table:formula="of:=LOG([.C718])" office:value-type="float" office:value="3.4401216031878" calcext:value-type="float">
            <text:p>3,4401216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5" calcext:value-type="float">
            <text:p>2755</text:p>
          </table:table-cell>
          <table:table-cell office:value-type="float" office:value="100" calcext:value-type="float">
            <text:p>100</text:p>
          </table:table-cell>
          <table:table-cell office:value-type="float" office:value="2755" calcext:value-type="float">
            <text:p>2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x-Amphoux</text:p>
          </table:table-cell>
          <table:table-cell office:value-type="float" office:value="83060" calcext:value-type="float">
            <text:p>83060</text:p>
          </table:table-cell>
          <table:table-cell office:value-type="float" office:value="486" calcext:value-type="float">
            <text:p>486</text:p>
          </table:table-cell>
          <table:table-cell table:formula="of:=LOG([.C719])" office:value-type="float" office:value="2.68663626926229" calcext:value-type="float">
            <text:p>2,686636269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réjus</text:p>
          </table:table-cell>
          <table:table-cell office:value-type="float" office:value="83061" calcext:value-type="float">
            <text:p>83061</text:p>
          </table:table-cell>
          <table:table-cell office:value-type="float" office:value="53511" calcext:value-type="float">
            <text:p>53511</text:p>
          </table:table-cell>
          <table:table-cell table:formula="of:=LOG([.C720])" office:value-type="float" office:value="4.72844306703525" calcext:value-type="float">
            <text:p>4,72844306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7" calcext:value-type="float">
            <text:p>5087</text:p>
          </table:table-cell>
          <table:table-cell office:value-type="float" office:value="10" calcext:value-type="float">
            <text:p>10</text:p>
          </table:table-cell>
          <table:table-cell office:value-type="float" office:value="53511" calcext:value-type="float">
            <text:p>53511</text:p>
          </table:table-cell>
          <table:table-cell office:value-type="float" office:value="100" calcext:value-type="float">
            <text:p>100</text:p>
          </table:table-cell>
          <table:table-cell office:value-type="float" office:value="53511" calcext:value-type="float">
            <text:p>535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Garde</text:p>
          </table:table-cell>
          <table:table-cell office:value-type="float" office:value="83062" calcext:value-type="float">
            <text:p>83062</text:p>
          </table:table-cell>
          <table:table-cell office:value-type="float" office:value="25145" calcext:value-type="float">
            <text:p>25145</text:p>
          </table:table-cell>
          <table:table-cell table:formula="of:=LOG([.C721])" office:value-type="float" office:value="4.40045163995695" calcext:value-type="float">
            <text:p>4,4004516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9" calcext:value-type="float">
            <text:p>4219</text:p>
          </table:table-cell>
          <table:table-cell office:value-type="float" office:value="17" calcext:value-type="float">
            <text:p>17</text:p>
          </table:table-cell>
          <table:table-cell office:value-type="float" office:value="25145" calcext:value-type="float">
            <text:p>25145</text:p>
          </table:table-cell>
          <table:table-cell office:value-type="float" office:value="100" calcext:value-type="float">
            <text:p>100</text:p>
          </table:table-cell>
          <table:table-cell office:value-type="float" office:value="25145" calcext:value-type="float">
            <text:p>251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Garde-Freinet</text:p>
          </table:table-cell>
          <table:table-cell office:value-type="float" office:value="83063" calcext:value-type="float">
            <text:p>83063</text:p>
          </table:table-cell>
          <table:table-cell office:value-type="float" office:value="1855" calcext:value-type="float">
            <text:p>1855</text:p>
          </table:table-cell>
          <table:table-cell table:formula="of:=LOG([.C722])" office:value-type="float" office:value="3.26834391395106" calcext:value-type="float">
            <text:p>3,26834391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54" calcext:value-type="float">
            <text:p>1854</text:p>
          </table:table-cell>
          <table:table-cell office:value-type="float" office:value="100" calcext:value-type="float">
            <text:p>100</text:p>
          </table:table-cell>
          <table:table-cell office:value-type="float" office:value="1855" calcext:value-type="float">
            <text:p>18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réoult</text:p>
          </table:table-cell>
          <table:table-cell office:value-type="float" office:value="83064" calcext:value-type="float">
            <text:p>83064</text:p>
          </table:table-cell>
          <table:table-cell office:value-type="float" office:value="5403" calcext:value-type="float">
            <text:p>5403</text:p>
          </table:table-cell>
          <table:table-cell table:formula="of:=LOG([.C723])" office:value-type="float" office:value="3.73263496753919" calcext:value-type="float">
            <text:p>3,732634967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403" calcext:value-type="float">
            <text:p>5403</text:p>
          </table:table-cell>
          <table:table-cell office:value-type="float" office:value="100" calcext:value-type="float">
            <text:p>100</text:p>
          </table:table-cell>
          <table:table-cell office:value-type="float" office:value="5403" calcext:value-type="float">
            <text:p>54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ssin</text:p>
          </table:table-cell>
          <table:table-cell office:value-type="float" office:value="83065" calcext:value-type="float">
            <text:p>83065</text:p>
          </table:table-cell>
          <table:table-cell office:value-type="float" office:value="2658" calcext:value-type="float">
            <text:p>2658</text:p>
          </table:table-cell>
          <table:table-cell table:formula="of:=LOG([.C724])" office:value-type="float" office:value="3.42455497660671" calcext:value-type="float">
            <text:p>3,424554976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100" calcext:value-type="float">
            <text:p>100</text:p>
          </table:table-cell>
          <table:table-cell office:value-type="float" office:value="2658" calcext:value-type="float">
            <text:p>26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nasservis</text:p>
          </table:table-cell>
          <table:table-cell office:value-type="float" office:value="83066" calcext:value-type="float">
            <text:p>83066</text:p>
          </table:table-cell>
          <table:table-cell office:value-type="float" office:value="1636" calcext:value-type="float">
            <text:p>1636</text:p>
          </table:table-cell>
          <table:table-cell table:formula="of:=LOG([.C725])" office:value-type="float" office:value="3.2137832993353" calcext:value-type="float">
            <text:p>3,213783299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636" calcext:value-type="float">
            <text:p>1636</text:p>
          </table:table-cell>
          <table:table-cell office:value-type="float" office:value="100" calcext:value-type="float">
            <text:p>100</text:p>
          </table:table-cell>
          <table:table-cell office:value-type="float" office:value="1636" calcext:value-type="float">
            <text:p>16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onfaron</text:p>
          </table:table-cell>
          <table:table-cell office:value-type="float" office:value="83067" calcext:value-type="float">
            <text:p>83067</text:p>
          </table:table-cell>
          <table:table-cell office:value-type="float" office:value="4302" calcext:value-type="float">
            <text:p>4302</text:p>
          </table:table-cell>
          <table:table-cell table:formula="of:=LOG([.C726])" office:value-type="float" office:value="3.63367040605144" calcext:value-type="float">
            <text:p>3,633670406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302" calcext:value-type="float">
            <text:p>4302</text:p>
          </table:table-cell>
          <table:table-cell office:value-type="float" office:value="100" calcext:value-type="float">
            <text:p>100</text:p>
          </table:table-cell>
          <table:table-cell office:value-type="float" office:value="4302" calcext:value-type="float">
            <text:p>43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imaud</text:p>
          </table:table-cell>
          <table:table-cell office:value-type="float" office:value="83068" calcext:value-type="float">
            <text:p>83068</text:p>
          </table:table-cell>
          <table:table-cell office:value-type="float" office:value="4065" calcext:value-type="float">
            <text:p>4065</text:p>
          </table:table-cell>
          <table:table-cell table:formula="of:=LOG([.C727])" office:value-type="float" office:value="3.60906054993009" calcext:value-type="float">
            <text:p>3,609060549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65" calcext:value-type="float">
            <text:p>4065</text:p>
          </table:table-cell>
          <table:table-cell office:value-type="float" office:value="100" calcext:value-type="float">
            <text:p>100</text:p>
          </table:table-cell>
          <table:table-cell office:value-type="float" office:value="4065" calcext:value-type="float">
            <text:p>4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yères</text:p>
          </table:table-cell>
          <table:table-cell office:value-type="float" office:value="83069" calcext:value-type="float">
            <text:p>83069</text:p>
          </table:table-cell>
          <table:table-cell office:value-type="float" office:value="56502" calcext:value-type="float">
            <text:p>56502</text:p>
          </table:table-cell>
          <table:table-cell table:formula="of:=LOG([.C728])" office:value-type="float" office:value="4.75206382080335" calcext:value-type="float">
            <text:p>4,752063820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56472" calcext:value-type="float">
            <text:p>56472</text:p>
          </table:table-cell>
          <table:table-cell office:value-type="float" office:value="100" calcext:value-type="float">
            <text:p>100</text:p>
          </table:table-cell>
          <table:table-cell office:value-type="float" office:value="56502" calcext:value-type="float">
            <text:p>565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Lavandou</text:p>
          </table:table-cell>
          <table:table-cell office:value-type="float" office:value="83070" calcext:value-type="float">
            <text:p>83070</text:p>
          </table:table-cell>
          <table:table-cell office:value-type="float" office:value="5246" calcext:value-type="float">
            <text:p>5246</text:p>
          </table:table-cell>
          <table:table-cell table:formula="of:=LOG([.C729])" office:value-type="float" office:value="3.71982828625433" calcext:value-type="float">
            <text:p>3,719828286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5234" calcext:value-type="float">
            <text:p>5234</text:p>
          </table:table-cell>
          <table:table-cell office:value-type="float" office:value="100" calcext:value-type="float">
            <text:p>100</text:p>
          </table:table-cell>
          <table:table-cell office:value-type="float" office:value="5246" calcext:value-type="float">
            <text:p>52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Londe-les-Maures</text:p>
          </table:table-cell>
          <table:table-cell office:value-type="float" office:value="83071" calcext:value-type="float">
            <text:p>83071</text:p>
          </table:table-cell>
          <table:table-cell office:value-type="float" office:value="8234" calcext:value-type="float">
            <text:p>8234</text:p>
          </table:table-cell>
          <table:table-cell table:formula="of:=LOG([.C730])" office:value-type="float" office:value="3.91561086266147" calcext:value-type="float">
            <text:p>3,91561086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8227" calcext:value-type="float">
            <text:p>8227</text:p>
          </table:table-cell>
          <table:table-cell office:value-type="float" office:value="100" calcext:value-type="float">
            <text:p>100</text:p>
          </table:table-cell>
          <table:table-cell office:value-type="float" office:value="8234" calcext:value-type="float">
            <text:p>82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rgues</text:p>
          </table:table-cell>
          <table:table-cell office:value-type="float" office:value="83072" calcext:value-type="float">
            <text:p>83072</text:p>
          </table:table-cell>
          <table:table-cell office:value-type="float" office:value="9116" calcext:value-type="float">
            <text:p>9116</text:p>
          </table:table-cell>
          <table:table-cell table:formula="of:=LOG([.C731])" office:value-type="float" office:value="3.95980431650834" calcext:value-type="float">
            <text:p>3,959804316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115" calcext:value-type="float">
            <text:p>9115</text:p>
          </table:table-cell>
          <table:table-cell office:value-type="float" office:value="100" calcext:value-type="float">
            <text:p>100</text:p>
          </table:table-cell>
          <table:table-cell office:value-type="float" office:value="9116" calcext:value-type="float">
            <text:p>9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Luc</text:p>
          </table:table-cell>
          <table:table-cell office:value-type="float" office:value="83073" calcext:value-type="float">
            <text:p>83073</text:p>
          </table:table-cell>
          <table:table-cell office:value-type="float" office:value="10502" calcext:value-type="float">
            <text:p>10502</text:p>
          </table:table-cell>
          <table:table-cell table:formula="of:=LOG([.C732])" office:value-type="float" office:value="4.02127201395104" calcext:value-type="float">
            <text:p>4,0212720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100" calcext:value-type="float">
            <text:p>100</text:p>
          </table:table-cell>
          <table:table-cell office:value-type="float" office:value="10502" calcext:value-type="float">
            <text:p>105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Martre</text:p>
          </table:table-cell>
          <table:table-cell office:value-type="float" office:value="83074" calcext:value-type="float">
            <text:p>83074</text:p>
          </table:table-cell>
          <table:table-cell office:value-type="float" office:value="205" calcext:value-type="float">
            <text:p>205</text:p>
          </table:table-cell>
          <table:table-cell table:formula="of:=LOG([.C733])" office:value-type="float" office:value="2.31175386105575" calcext:value-type="float">
            <text:p>2,311753861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Mayons</text:p>
          </table:table-cell>
          <table:table-cell office:value-type="float" office:value="83075" calcext:value-type="float">
            <text:p>83075</text:p>
          </table:table-cell>
          <table:table-cell office:value-type="float" office:value="639" calcext:value-type="float">
            <text:p>639</text:p>
          </table:table-cell>
          <table:table-cell table:formula="of:=LOG([.C734])" office:value-type="float" office:value="2.8055008581584" calcext:value-type="float">
            <text:p>2,805500858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00" calcext:value-type="float">
            <text:p>100</text:p>
          </table:table-cell>
          <table:table-cell office:value-type="float" office:value="639" calcext:value-type="float">
            <text:p>6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zaugues</text:p>
          </table:table-cell>
          <table:table-cell office:value-type="float" office:value="83076" calcext:value-type="float">
            <text:p>83076</text:p>
          </table:table-cell>
          <table:table-cell office:value-type="float" office:value="868" calcext:value-type="float">
            <text:p>868</text:p>
          </table:table-cell>
          <table:table-cell table:formula="of:=LOG([.C735])" office:value-type="float" office:value="2.93851972517649" calcext:value-type="float">
            <text:p>2,938519725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éounes-lès-Montrieux</text:p>
          </table:table-cell>
          <table:table-cell office:value-type="float" office:value="83077" calcext:value-type="float">
            <text:p>83077</text:p>
          </table:table-cell>
          <table:table-cell office:value-type="float" office:value="2125" calcext:value-type="float">
            <text:p>2125</text:p>
          </table:table-cell>
          <table:table-cell table:formula="of:=LOG([.C736])" office:value-type="float" office:value="3.32735893438633" calcext:value-type="float">
            <text:p>3,327358934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2125" calcext:value-type="float">
            <text:p>2125</text:p>
          </table:table-cell>
          <table:table-cell office:value-type="float" office:value="100" calcext:value-type="float">
            <text:p>100</text:p>
          </table:table-cell>
          <table:table-cell office:value-type="float" office:value="2125" calcext:value-type="float">
            <text:p>2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issac-Bellevue</text:p>
          </table:table-cell>
          <table:table-cell office:value-type="float" office:value="83078" calcext:value-type="float">
            <text:p>83078</text:p>
          </table:table-cell>
          <table:table-cell office:value-type="float" office:value="299" calcext:value-type="float">
            <text:p>299</text:p>
          </table:table-cell>
          <table:table-cell table:formula="of:=LOG([.C737])" office:value-type="float" office:value="2.47567118832443" calcext:value-type="float">
            <text:p>2,475671188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Môle</text:p>
          </table:table-cell>
          <table:table-cell office:value-type="float" office:value="83079" calcext:value-type="float">
            <text:p>83079</text:p>
          </table:table-cell>
          <table:table-cell office:value-type="float" office:value="1375" calcext:value-type="float">
            <text:p>1375</text:p>
          </table:table-cell>
          <table:table-cell table:formula="of:=LOG([.C738])" office:value-type="float" office:value="3.13830269816628" calcext:value-type="float">
            <text:p>3,138302698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00" calcext:value-type="float">
            <text:p>100</text:p>
          </table:table-cell>
          <table:table-cell office:value-type="float" office:value="1375" calcext:value-type="float">
            <text:p>1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s</text:p>
          </table:table-cell>
          <table:table-cell office:value-type="float" office:value="83080" calcext:value-type="float">
            <text:p>83080</text:p>
          </table:table-cell>
          <table:table-cell office:value-type="float" office:value="871" calcext:value-type="float">
            <text:p>871</text:p>
          </table:table-cell>
          <table:table-cell table:formula="of:=LOG([.C739])" office:value-type="float" office:value="2.94001815500766" calcext:value-type="float">
            <text:p>2,94001815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100" calcext:value-type="float">
            <text:p>100</text:p>
          </table:table-cell>
          <table:table-cell office:value-type="float" office:value="871" calcext:value-type="float">
            <text:p>8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auroux</text:p>
          </table:table-cell>
          <table:table-cell office:value-type="float" office:value="83081" calcext:value-type="float">
            <text:p>83081</text:p>
          </table:table-cell>
          <table:table-cell office:value-type="float" office:value="6218" calcext:value-type="float">
            <text:p>6218</text:p>
          </table:table-cell>
          <table:table-cell table:formula="of:=LOG([.C740])" office:value-type="float" office:value="3.79365071770717" calcext:value-type="float">
            <text:p>3,793650717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210" calcext:value-type="float">
            <text:p>6210</text:p>
          </table:table-cell>
          <table:table-cell office:value-type="float" office:value="100" calcext:value-type="float">
            <text:p>100</text:p>
          </table:table-cell>
          <table:table-cell office:value-type="float" office:value="6218" calcext:value-type="float">
            <text:p>6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ferrat</text:p>
          </table:table-cell>
          <table:table-cell office:value-type="float" office:value="83082" calcext:value-type="float">
            <text:p>83082</text:p>
          </table:table-cell>
          <table:table-cell office:value-type="float" office:value="1490" calcext:value-type="float">
            <text:p>1490</text:p>
          </table:table-cell>
          <table:table-cell table:formula="of:=LOG([.C741])" office:value-type="float" office:value="3.17318626841227" calcext:value-type="float">
            <text:p>3,173186268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89" calcext:value-type="float">
            <text:p>1489</text:p>
          </table:table-cell>
          <table:table-cell office:value-type="float" office:value="100" calcext:value-type="float">
            <text:p>100</text:p>
          </table:table-cell>
          <table:table-cell office:value-type="float" office:value="1490" calcext:value-type="float">
            <text:p>14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fort-sur-Argens</text:p>
          </table:table-cell>
          <table:table-cell office:value-type="float" office:value="83083" calcext:value-type="float">
            <text:p>83083</text:p>
          </table:table-cell>
          <table:table-cell office:value-type="float" office:value="1297" calcext:value-type="float">
            <text:p>1297</text:p>
          </table:table-cell>
          <table:table-cell table:formula="of:=LOG([.C742])" office:value-type="float" office:value="3.11293997608408" calcext:value-type="float">
            <text:p>3,112939976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  <table:table-cell office:value-type="float" office:value="1297" calcext:value-type="float">
            <text:p>1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meyan</text:p>
          </table:table-cell>
          <table:table-cell office:value-type="float" office:value="83084" calcext:value-type="float">
            <text:p>83084</text:p>
          </table:table-cell>
          <table:table-cell office:value-type="float" office:value="580" calcext:value-type="float">
            <text:p>580</text:p>
          </table:table-cell>
          <table:table-cell table:formula="of:=LOG([.C743])" office:value-type="float" office:value="2.76342799356294" calcext:value-type="float">
            <text:p>2,763427993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Motte</text:p>
          </table:table-cell>
          <table:table-cell office:value-type="float" office:value="83085" calcext:value-type="float">
            <text:p>83085</text:p>
          </table:table-cell>
          <table:table-cell office:value-type="float" office:value="2988" calcext:value-type="float">
            <text:p>2988</text:p>
          </table:table-cell>
          <table:table-cell table:formula="of:=LOG([.C744])" office:value-type="float" office:value="3.47538059314336" calcext:value-type="float">
            <text:p>3,475380593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100" calcext:value-type="float">
            <text:p>100</text:p>
          </table:table-cell>
          <table:table-cell office:value-type="float" office:value="2988" calcext:value-type="float">
            <text:p>2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Muy</text:p>
          </table:table-cell>
          <table:table-cell office:value-type="float" office:value="83086" calcext:value-type="float">
            <text:p>83086</text:p>
          </table:table-cell>
          <table:table-cell office:value-type="float" office:value="9389" calcext:value-type="float">
            <text:p>9389</text:p>
          </table:table-cell>
          <table:table-cell table:formula="of:=LOG([.C745])" office:value-type="float" office:value="3.97261933905962" calcext:value-type="float">
            <text:p>3,972619339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7" calcext:value-type="float">
            <text:p>7</text:p>
          </table:table-cell>
          <table:table-cell office:value-type="float" office:value="9385" calcext:value-type="float">
            <text:p>9385</text:p>
          </table:table-cell>
          <table:table-cell office:value-type="float" office:value="100" calcext:value-type="float">
            <text:p>100</text:p>
          </table:table-cell>
          <table:table-cell office:value-type="float" office:value="9389" calcext:value-type="float">
            <text:p>9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ans-les-Pins</text:p>
          </table:table-cell>
          <table:table-cell office:value-type="float" office:value="83087" calcext:value-type="float">
            <text:p>83087</text:p>
          </table:table-cell>
          <table:table-cell office:value-type="float" office:value="4227" calcext:value-type="float">
            <text:p>4227</text:p>
          </table:table-cell>
          <table:table-cell table:formula="of:=LOG([.C746])" office:value-type="float" office:value="3.62603224782902" calcext:value-type="float">
            <text:p>3,626032247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25" calcext:value-type="float">
            <text:p>4225</text:p>
          </table:table-cell>
          <table:table-cell office:value-type="float" office:value="100" calcext:value-type="float">
            <text:p>100</text:p>
          </table:table-cell>
          <table:table-cell office:value-type="float" office:value="4227" calcext:value-type="float">
            <text:p>4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éoules</text:p>
          </table:table-cell>
          <table:table-cell office:value-type="float" office:value="83088" calcext:value-type="float">
            <text:p>83088</text:p>
          </table:table-cell>
          <table:table-cell office:value-type="float" office:value="2612" calcext:value-type="float">
            <text:p>2612</text:p>
          </table:table-cell>
          <table:table-cell table:formula="of:=LOG([.C747])" office:value-type="float" office:value="3.41697317260304" calcext:value-type="float">
            <text:p>3,416973172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11" calcext:value-type="float">
            <text:p>2611</text:p>
          </table:table-cell>
          <table:table-cell office:value-type="float" office:value="100" calcext:value-type="float">
            <text:p>100</text:p>
          </table:table-cell>
          <table:table-cell office:value-type="float" office:value="2612" calcext:value-type="float">
            <text:p>26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llières</text:p>
          </table:table-cell>
          <table:table-cell office:value-type="float" office:value="83089" calcext:value-type="float">
            <text:p>83089</text:p>
          </table:table-cell>
          <table:table-cell office:value-type="float" office:value="617" calcext:value-type="float">
            <text:p>617</text:p>
          </table:table-cell>
          <table:table-cell table:formula="of:=LOG([.C748])" office:value-type="float" office:value="2.79028516403324" calcext:value-type="float">
            <text:p>2,79028516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  <table:table-cell office:value-type="float" office:value="617" calcext:value-type="float">
            <text:p>6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llioules</text:p>
          </table:table-cell>
          <table:table-cell office:value-type="float" office:value="83090" calcext:value-type="float">
            <text:p>83090</text:p>
          </table:table-cell>
          <table:table-cell office:value-type="float" office:value="13167" calcext:value-type="float">
            <text:p>13167</text:p>
          </table:table-cell>
          <table:table-cell table:formula="of:=LOG([.C749])" office:value-type="float" office:value="4.11948683556464" calcext:value-type="float">
            <text:p>4,119486835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1" calcext:value-type="float">
            <text:p>1731</text:p>
          </table:table-cell>
          <table:table-cell office:value-type="float" office:value="13" calcext:value-type="float">
            <text:p>13</text:p>
          </table:table-cell>
          <table:table-cell office:value-type="float" office:value="13126" calcext:value-type="float">
            <text:p>13126</text:p>
          </table:table-cell>
          <table:table-cell office:value-type="float" office:value="100" calcext:value-type="float">
            <text:p>100</text:p>
          </table:table-cell>
          <table:table-cell office:value-type="float" office:value="13167" calcext:value-type="float">
            <text:p>131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errefeu-du-Var</text:p>
          </table:table-cell>
          <table:table-cell office:value-type="float" office:value="83091" calcext:value-type="float">
            <text:p>83091</text:p>
          </table:table-cell>
          <table:table-cell office:value-type="float" office:value="6089" calcext:value-type="float">
            <text:p>6089</text:p>
          </table:table-cell>
          <table:table-cell table:formula="of:=LOG([.C750])" office:value-type="float" office:value="3.78454597405452" calcext:value-type="float">
            <text:p>3,784545974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082" calcext:value-type="float">
            <text:p>6082</text:p>
          </table:table-cell>
          <table:table-cell office:value-type="float" office:value="100" calcext:value-type="float">
            <text:p>100</text:p>
          </table:table-cell>
          <table:table-cell office:value-type="float" office:value="6089" calcext:value-type="float">
            <text:p>6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gnans</text:p>
          </table:table-cell>
          <table:table-cell office:value-type="float" office:value="83092" calcext:value-type="float">
            <text:p>83092</text:p>
          </table:table-cell>
          <table:table-cell office:value-type="float" office:value="3795" calcext:value-type="float">
            <text:p>3795</text:p>
          </table:table-cell>
          <table:table-cell table:formula="of:=LOG([.C751])" office:value-type="float" office:value="3.5792117802315" calcext:value-type="float">
            <text:p>3,579211780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791" calcext:value-type="float">
            <text:p>3791</text:p>
          </table:table-cell>
          <table:table-cell office:value-type="float" office:value="100" calcext:value-type="float">
            <text:p>100</text:p>
          </table:table-cell>
          <table:table-cell office:value-type="float" office:value="3795" calcext:value-type="float">
            <text:p>3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lan-d'Aups-Sainte-Baume</text:p>
          </table:table-cell>
          <table:table-cell office:value-type="float" office:value="83093" calcext:value-type="float">
            <text:p>83093</text:p>
          </table:table-cell>
          <table:table-cell office:value-type="float" office:value="2022" calcext:value-type="float">
            <text:p>2022</text:p>
          </table:table-cell>
          <table:table-cell table:formula="of:=LOG([.C752])" office:value-type="float" office:value="3.30578115125498" calcext:value-type="float">
            <text:p>3,305781151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Plan-de-la-Tour</text:p>
          </table:table-cell>
          <table:table-cell office:value-type="float" office:value="83094" calcext:value-type="float">
            <text:p>83094</text:p>
          </table:table-cell>
          <table:table-cell office:value-type="float" office:value="2666" calcext:value-type="float">
            <text:p>2666</text:p>
          </table:table-cell>
          <table:table-cell table:formula="of:=LOG([.C753])" office:value-type="float" office:value="3.42586014507784" calcext:value-type="float">
            <text:p>3,425860145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66" calcext:value-type="float">
            <text:p>2666</text:p>
          </table:table-cell>
          <table:table-cell office:value-type="float" office:value="100" calcext:value-type="float">
            <text:p>100</text:p>
          </table:table-cell>
          <table:table-cell office:value-type="float" office:value="2666" calcext:value-type="float">
            <text:p>26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ntevès</text:p>
          </table:table-cell>
          <table:table-cell office:value-type="float" office:value="83095" calcext:value-type="float">
            <text:p>83095</text:p>
          </table:table-cell>
          <table:table-cell office:value-type="float" office:value="800" calcext:value-type="float">
            <text:p>800</text:p>
          </table:table-cell>
          <table:table-cell table:formula="of:=LOG([.C754])" office:value-type="float" office:value="2.90308998699194" calcext:value-type="float">
            <text:p>2,90308998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urcieux</text:p>
          </table:table-cell>
          <table:table-cell office:value-type="float" office:value="83096" calcext:value-type="float">
            <text:p>83096</text:p>
          </table:table-cell>
          <table:table-cell office:value-type="float" office:value="1441" calcext:value-type="float">
            <text:p>1441</text:p>
          </table:table-cell>
          <table:table-cell table:formula="of:=LOG([.C755])" office:value-type="float" office:value="3.15866398081399" calcext:value-type="float">
            <text:p>3,158663980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office:value-type="float" office:value="100" calcext:value-type="float">
            <text:p>100</text:p>
          </table:table-cell>
          <table:table-cell office:value-type="float" office:value="1441" calcext:value-type="float">
            <text:p>14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urrières</text:p>
          </table:table-cell>
          <table:table-cell office:value-type="float" office:value="83097" calcext:value-type="float">
            <text:p>83097</text:p>
          </table:table-cell>
          <table:table-cell office:value-type="float" office:value="4877" calcext:value-type="float">
            <text:p>4877</text:p>
          </table:table-cell>
          <table:table-cell table:formula="of:=LOG([.C756])" office:value-type="float" office:value="3.68815275559157" calcext:value-type="float">
            <text:p>3,688152755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877" calcext:value-type="float">
            <text:p>4877</text:p>
          </table:table-cell>
          <table:table-cell office:value-type="float" office:value="100" calcext:value-type="float">
            <text:p>100</text:p>
          </table:table-cell>
          <table:table-cell office:value-type="float" office:value="4877" calcext:value-type="float">
            <text:p>48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Pradet</text:p>
          </table:table-cell>
          <table:table-cell office:value-type="float" office:value="83098" calcext:value-type="float">
            <text:p>83098</text:p>
          </table:table-cell>
          <table:table-cell office:value-type="float" office:value="10564" calcext:value-type="float">
            <text:p>10564</text:p>
          </table:table-cell>
          <table:table-cell table:formula="of:=LOG([.C757])" office:value-type="float" office:value="4.02382839253489" calcext:value-type="float">
            <text:p>4,023828392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0547" calcext:value-type="float">
            <text:p>10547</text:p>
          </table:table-cell>
          <table:table-cell office:value-type="float" office:value="100" calcext:value-type="float">
            <text:p>100</text:p>
          </table:table-cell>
          <table:table-cell office:value-type="float" office:value="10564" calcext:value-type="float">
            <text:p>105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get-sur-Argens</text:p>
          </table:table-cell>
          <table:table-cell office:value-type="float" office:value="83099" calcext:value-type="float">
            <text:p>83099</text:p>
          </table:table-cell>
          <table:table-cell office:value-type="float" office:value="7322" calcext:value-type="float">
            <text:p>7322</text:p>
          </table:table-cell>
          <table:table-cell table:formula="of:=LOG([.C758])" office:value-type="float" office:value="3.86462972454551" calcext:value-type="float">
            <text:p>3,86462972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office:value-type="float" office:value="7303" calcext:value-type="float">
            <text:p>7303</text:p>
          </table:table-cell>
          <table:table-cell office:value-type="float" office:value="100" calcext:value-type="float">
            <text:p>100</text:p>
          </table:table-cell>
          <table:table-cell office:value-type="float" office:value="7322" calcext:value-type="float">
            <text:p>73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get-Ville</text:p>
          </table:table-cell>
          <table:table-cell office:value-type="float" office:value="83100" calcext:value-type="float">
            <text:p>83100</text:p>
          </table:table-cell>
          <table:table-cell office:value-type="float" office:value="4118" calcext:value-type="float">
            <text:p>4118</text:p>
          </table:table-cell>
          <table:table-cell table:formula="of:=LOG([.C759])" office:value-type="float" office:value="3.61468634228201" calcext:value-type="float">
            <text:p>3,614686342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18" calcext:value-type="float">
            <text:p>4118</text:p>
          </table:table-cell>
          <table:table-cell office:value-type="float" office:value="100" calcext:value-type="float">
            <text:p>100</text:p>
          </table:table-cell>
          <table:table-cell office:value-type="float" office:value="4118" calcext:value-type="float">
            <text:p>4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matuelle</text:p>
          </table:table-cell>
          <table:table-cell office:value-type="float" office:value="83101" calcext:value-type="float">
            <text:p>83101</text:p>
          </table:table-cell>
          <table:table-cell office:value-type="float" office:value="2111" calcext:value-type="float">
            <text:p>2111</text:p>
          </table:table-cell>
          <table:table-cell table:formula="of:=LOG([.C760])" office:value-type="float" office:value="3.32448823330766" calcext:value-type="float">
            <text:p>3,324488233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 office:value-type="float" office:value="100" calcext:value-type="float">
            <text:p>100</text:p>
          </table:table-cell>
          <table:table-cell office:value-type="float" office:value="2111" calcext:value-type="float">
            <text:p>2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égusse</text:p>
          </table:table-cell>
          <table:table-cell office:value-type="float" office:value="83102" calcext:value-type="float">
            <text:p>83102</text:p>
          </table:table-cell>
          <table:table-cell office:value-type="float" office:value="2409" calcext:value-type="float">
            <text:p>2409</text:p>
          </table:table-cell>
          <table:table-cell table:formula="of:=LOG([.C761])" office:value-type="float" office:value="3.38183679999834" calcext:value-type="float">
            <text:p>3,381836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100" calcext:value-type="float">
            <text:p>100</text:p>
          </table:table-cell>
          <table:table-cell office:value-type="float" office:value="2409" calcext:value-type="float">
            <text:p>2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Revest-les-Eaux</text:p>
          </table:table-cell>
          <table:table-cell office:value-type="float" office:value="83103" calcext:value-type="float">
            <text:p>83103</text:p>
          </table:table-cell>
          <table:table-cell office:value-type="float" office:value="3735" calcext:value-type="float">
            <text:p>3735</text:p>
          </table:table-cell>
          <table:table-cell table:formula="of:=LOG([.C762])" office:value-type="float" office:value="3.57229060615142" calcext:value-type="float">
            <text:p>3,572290606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728" calcext:value-type="float">
            <text:p>3728</text:p>
          </table:table-cell>
          <table:table-cell office:value-type="float" office:value="100" calcext:value-type="float">
            <text:p>100</text:p>
          </table:table-cell>
          <table:table-cell office:value-type="float" office:value="3735" calcext:value-type="float">
            <text:p>3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ans</text:p>
          </table:table-cell>
          <table:table-cell office:value-type="float" office:value="83104" calcext:value-type="float">
            <text:p>83104</text:p>
          </table:table-cell>
          <table:table-cell office:value-type="float" office:value="4284" calcext:value-type="float">
            <text:p>4284</text:p>
          </table:table-cell>
          <table:table-cell table:formula="of:=LOG([.C763])" office:value-type="float" office:value="3.63184946215982" calcext:value-type="float">
            <text:p>3,631849462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84" calcext:value-type="float">
            <text:p>4284</text:p>
          </table:table-cell>
          <table:table-cell office:value-type="float" office:value="100" calcext:value-type="float">
            <text:p>100</text:p>
          </table:table-cell>
          <table:table-cell office:value-type="float" office:value="4284" calcext:value-type="float">
            <text:p>4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boux</text:p>
          </table:table-cell>
          <table:table-cell office:value-type="float" office:value="83105" calcext:value-type="float">
            <text:p>83105</text:p>
          </table:table-cell>
          <table:table-cell office:value-type="float" office:value="39" calcext:value-type="float">
            <text:p>39</text:p>
          </table:table-cell>
          <table:table-cell table:formula="of:=LOG([.C764])" office:value-type="float" office:value="1.5910646070265" calcext:value-type="float">
            <text:p>1,59106460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cbaron</text:p>
          </table:table-cell>
          <table:table-cell office:value-type="float" office:value="83106" calcext:value-type="float">
            <text:p>83106</text:p>
          </table:table-cell>
          <table:table-cell office:value-type="float" office:value="4718" calcext:value-type="float">
            <text:p>4718</text:p>
          </table:table-cell>
          <table:table-cell table:formula="of:=LOG([.C765])" office:value-type="float" office:value="3.67375793654958" calcext:value-type="float">
            <text:p>3,67375793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718" calcext:value-type="float">
            <text:p>4718</text:p>
          </table:table-cell>
          <table:table-cell office:value-type="float" office:value="100" calcext:value-type="float">
            <text:p>100</text:p>
          </table:table-cell>
          <table:table-cell office:value-type="float" office:value="4718" calcext:value-type="float">
            <text:p>4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quebrune-sur-Argens</text:p>
          </table:table-cell>
          <table:table-cell office:value-type="float" office:value="83107" calcext:value-type="float">
            <text:p>83107</text:p>
          </table:table-cell>
          <table:table-cell office:value-type="float" office:value="12344" calcext:value-type="float">
            <text:p>12344</text:p>
          </table:table-cell>
          <table:table-cell table:formula="of:=LOG([.C766])" office:value-type="float" office:value="4.09145591305509" calcext:value-type="float">
            <text:p>4,091455913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344" calcext:value-type="float">
            <text:p>12344</text:p>
          </table:table-cell>
          <table:table-cell office:value-type="float" office:value="100" calcext:value-type="float">
            <text:p>100</text:p>
          </table:table-cell>
          <table:table-cell office:value-type="float" office:value="12344" calcext:value-type="float">
            <text:p>12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quebrussanne</text:p>
          </table:table-cell>
          <table:table-cell office:value-type="float" office:value="83108" calcext:value-type="float">
            <text:p>83108</text:p>
          </table:table-cell>
          <table:table-cell office:value-type="float" office:value="2540" calcext:value-type="float">
            <text:p>2540</text:p>
          </table:table-cell>
          <table:table-cell table:formula="of:=LOG([.C767])" office:value-type="float" office:value="3.40483371661994" calcext:value-type="float">
            <text:p>3,404833716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100" calcext:value-type="float">
            <text:p>100</text:p>
          </table:table-cell>
          <table:table-cell office:value-type="float" office:value="2540" calcext:value-type="float">
            <text:p>25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que-Esclapon</text:p>
          </table:table-cell>
          <table:table-cell office:value-type="float" office:value="83109" calcext:value-type="float">
            <text:p>83109</text:p>
          </table:table-cell>
          <table:table-cell office:value-type="float" office:value="286" calcext:value-type="float">
            <text:p>286</text:p>
          </table:table-cell>
          <table:table-cell table:formula="of:=LOG([.C768])" office:value-type="float" office:value="2.45636603312904" calcext:value-type="float">
            <text:p>2,456366033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giers</text:p>
          </table:table-cell>
          <table:table-cell office:value-type="float" office:value="83110" calcext:value-type="float">
            <text:p>83110</text:p>
          </table:table-cell>
          <table:table-cell office:value-type="float" office:value="1597" calcext:value-type="float">
            <text:p>1597</text:p>
          </table:table-cell>
          <table:table-cell table:formula="of:=LOG([.C769])" office:value-type="float" office:value="3.20330491613848" calcext:value-type="float">
            <text:p>3,203304916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97" calcext:value-type="float">
            <text:p>1597</text:p>
          </table:table-cell>
          <table:table-cell office:value-type="float" office:value="100" calcext:value-type="float">
            <text:p>100</text:p>
          </table:table-cell>
          <table:table-cell office:value-type="float" office:value="1597" calcext:value-type="float">
            <text:p>15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e-Anastasie-sur-Issole</text:p>
          </table:table-cell>
          <table:table-cell office:value-type="float" office:value="83111" calcext:value-type="float">
            <text:p>83111</text:p>
          </table:table-cell>
          <table:table-cell office:value-type="float" office:value="1882" calcext:value-type="float">
            <text:p>1882</text:p>
          </table:table-cell>
          <table:table-cell table:formula="of:=LOG([.C770])" office:value-type="float" office:value="3.27461961909124" calcext:value-type="float">
            <text:p>3,274619619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80" calcext:value-type="float">
            <text:p>1880</text:p>
          </table:table-cell>
          <table:table-cell office:value-type="float" office:value="100" calcext:value-type="float">
            <text:p>100</text:p>
          </table:table-cell>
          <table:table-cell office:value-type="float" office:value="1882" calcext:value-type="float">
            <text:p>18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Cyr-sur-Mer</text:p>
          </table:table-cell>
          <table:table-cell office:value-type="float" office:value="83112" calcext:value-type="float">
            <text:p>83112</text:p>
          </table:table-cell>
          <table:table-cell office:value-type="float" office:value="12262" calcext:value-type="float">
            <text:p>12262</text:p>
          </table:table-cell>
          <table:table-cell table:formula="of:=LOG([.C771])" office:value-type="float" office:value="4.08856131179122" calcext:value-type="float">
            <text:p>4,088561311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0" calcext:value-type="float">
            <text:p>2110</text:p>
          </table:table-cell>
          <table:table-cell office:value-type="float" office:value="17" calcext:value-type="float">
            <text:p>17</text:p>
          </table:table-cell>
          <table:table-cell office:value-type="float" office:value="12247" calcext:value-type="float">
            <text:p>12247</text:p>
          </table:table-cell>
          <table:table-cell office:value-type="float" office:value="100" calcext:value-type="float">
            <text:p>100</text:p>
          </table:table-cell>
          <table:table-cell office:value-type="float" office:value="12262" calcext:value-type="float">
            <text:p>122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Julien</text:p>
          </table:table-cell>
          <table:table-cell office:value-type="float" office:value="83113" calcext:value-type="float">
            <text:p>83113</text:p>
          </table:table-cell>
          <table:table-cell office:value-type="float" office:value="2345" calcext:value-type="float">
            <text:p>2345</text:p>
          </table:table-cell>
          <table:table-cell table:formula="of:=LOG([.C772])" office:value-type="float" office:value="3.3701428470511" calcext:value-type="float">
            <text:p>3,370142847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100" calcext:value-type="float">
            <text:p>100</text:p>
          </table:table-cell>
          <table:table-cell office:value-type="float" office:value="2345" calcext:value-type="float">
            <text:p>23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de-Pallières</text:p>
          </table:table-cell>
          <table:table-cell office:value-type="float" office:value="83114" calcext:value-type="float">
            <text:p>83114</text:p>
          </table:table-cell>
          <table:table-cell office:value-type="float" office:value="249" calcext:value-type="float">
            <text:p>249</text:p>
          </table:table-cell>
          <table:table-cell table:formula="of:=LOG([.C773])" office:value-type="float" office:value="2.39619934709574" calcext:value-type="float">
            <text:p>2,396199347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  <table:table-cell office:value-type="float" office:value="249" calcext:value-type="float">
            <text:p>2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e-Maxime</text:p>
          </table:table-cell>
          <table:table-cell office:value-type="float" office:value="83115" calcext:value-type="float">
            <text:p>83115</text:p>
          </table:table-cell>
          <table:table-cell office:value-type="float" office:value="14018" calcext:value-type="float">
            <text:p>14018</text:p>
          </table:table-cell>
          <table:table-cell table:formula="of:=LOG([.C774])" office:value-type="float" office:value="4.14668605564753" calcext:value-type="float">
            <text:p>4,146686055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office:value-type="float" office:value="14000" calcext:value-type="float">
            <text:p>14000</text:p>
          </table:table-cell>
          <table:table-cell office:value-type="float" office:value="100" calcext:value-type="float">
            <text:p>100</text:p>
          </table:table-cell>
          <table:table-cell office:value-type="float" office:value="14018" calcext:value-type="float">
            <text:p>140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ximin-la-Sainte-Baume</text:p>
          </table:table-cell>
          <table:table-cell office:value-type="float" office:value="83116" calcext:value-type="float">
            <text:p>83116</text:p>
          </table:table-cell>
          <table:table-cell office:value-type="float" office:value="15753" calcext:value-type="float">
            <text:p>15753</text:p>
          </table:table-cell>
          <table:table-cell table:formula="of:=LOG([.C775])" office:value-type="float" office:value="4.19736327300672" calcext:value-type="float">
            <text:p>4,19736327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15750" calcext:value-type="float">
            <text:p>15750</text:p>
          </table:table-cell>
          <table:table-cell office:value-type="float" office:value="100" calcext:value-type="float">
            <text:p>100</text:p>
          </table:table-cell>
          <table:table-cell office:value-type="float" office:value="15753" calcext:value-type="float">
            <text:p>157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aul-en-Forêt</text:p>
          </table:table-cell>
          <table:table-cell office:value-type="float" office:value="83117" calcext:value-type="float">
            <text:p>83117</text:p>
          </table:table-cell>
          <table:table-cell office:value-type="float" office:value="1709" calcext:value-type="float">
            <text:p>1709</text:p>
          </table:table-cell>
          <table:table-cell table:formula="of:=LOG([.C776])" office:value-type="float" office:value="3.23274206272074" calcext:value-type="float">
            <text:p>3,232742062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709" calcext:value-type="float">
            <text:p>1709</text:p>
          </table:table-cell>
          <table:table-cell office:value-type="float" office:value="100" calcext:value-type="float">
            <text:p>100</text:p>
          </table:table-cell>
          <table:table-cell office:value-type="float" office:value="1709" calcext:value-type="float">
            <text:p>17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Raphaël</text:p>
          </table:table-cell>
          <table:table-cell office:value-type="float" office:value="83118" calcext:value-type="float">
            <text:p>83118</text:p>
          </table:table-cell>
          <table:table-cell office:value-type="float" office:value="34567" calcext:value-type="float">
            <text:p>34567</text:p>
          </table:table-cell>
          <table:table-cell table:formula="of:=LOG([.C777])" office:value-type="float" office:value="4.5386616896384" calcext:value-type="float">
            <text:p>4,538661689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6" calcext:value-type="float">
            <text:p>7856</text:p>
          </table:table-cell>
          <table:table-cell office:value-type="float" office:value="23" calcext:value-type="float">
            <text:p>23</text:p>
          </table:table-cell>
          <table:table-cell office:value-type="float" office:value="34494" calcext:value-type="float">
            <text:p>34494</text:p>
          </table:table-cell>
          <table:table-cell office:value-type="float" office:value="100" calcext:value-type="float">
            <text:p>100</text:p>
          </table:table-cell>
          <table:table-cell office:value-type="float" office:value="34567" calcext:value-type="float">
            <text:p>345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Tropez</text:p>
          </table:table-cell>
          <table:table-cell office:value-type="float" office:value="83119" calcext:value-type="float">
            <text:p>83119</text:p>
          </table:table-cell>
          <table:table-cell office:value-type="float" office:value="4353" calcext:value-type="float">
            <text:p>4353</text:p>
          </table:table-cell>
          <table:table-cell table:formula="of:=LOG([.C778])" office:value-type="float" office:value="3.6387886671574" calcext:value-type="float">
            <text:p>3,638788667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353" calcext:value-type="float">
            <text:p>4353</text:p>
          </table:table-cell>
          <table:table-cell office:value-type="float" office:value="100" calcext:value-type="float">
            <text:p>100</text:p>
          </table:table-cell>
          <table:table-cell office:value-type="float" office:value="4353" calcext:value-type="float">
            <text:p>4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Zacharie</text:p>
          </table:table-cell>
          <table:table-cell office:value-type="float" office:value="83120" calcext:value-type="float">
            <text:p>83120</text:p>
          </table:table-cell>
          <table:table-cell office:value-type="float" office:value="5245" calcext:value-type="float">
            <text:p>5245</text:p>
          </table:table-cell>
          <table:table-cell table:formula="of:=LOG([.C779])" office:value-type="float" office:value="3.71974549252958" calcext:value-type="float">
            <text:p>3,719745492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5245" calcext:value-type="float">
            <text:p>5245</text:p>
          </table:table-cell>
          <table:table-cell office:value-type="float" office:value="100" calcext:value-type="float">
            <text:p>100</text:p>
          </table:table-cell>
          <table:table-cell office:value-type="float" office:value="5245" calcext:value-type="float">
            <text:p>52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lernes</text:p>
          </table:table-cell>
          <table:table-cell office:value-type="float" office:value="83121" calcext:value-type="float">
            <text:p>83121</text:p>
          </table:table-cell>
          <table:table-cell office:value-type="float" office:value="3851" calcext:value-type="float">
            <text:p>3851</text:p>
          </table:table-cell>
          <table:table-cell table:formula="of:=LOG([.C780])" office:value-type="float" office:value="3.58557351862273" calcext:value-type="float">
            <text:p>3,585573518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851" calcext:value-type="float">
            <text:p>3851</text:p>
          </table:table-cell>
          <table:table-cell office:value-type="float" office:value="100" calcext:value-type="float">
            <text:p>100</text:p>
          </table:table-cell>
          <table:table-cell office:value-type="float" office:value="3851" calcext:value-type="float">
            <text:p>38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s Salles-sur-Verdon</text:p>
          </table:table-cell>
          <table:table-cell office:value-type="float" office:value="83122" calcext:value-type="float">
            <text:p>83122</text:p>
          </table:table-cell>
          <table:table-cell office:value-type="float" office:value="261" calcext:value-type="float">
            <text:p>261</text:p>
          </table:table-cell>
          <table:table-cell table:formula="of:=LOG([.C781])" office:value-type="float" office:value="2.41664050733828" calcext:value-type="float">
            <text:p>2,416640507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  <table:table-cell office:value-type="float" office:value="261" calcext:value-type="float">
            <text:p>2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nary-sur-Mer</text:p>
          </table:table-cell>
          <table:table-cell office:value-type="float" office:value="83123" calcext:value-type="float">
            <text:p>83123</text:p>
          </table:table-cell>
          <table:table-cell office:value-type="float" office:value="15963" calcext:value-type="float">
            <text:p>15963</text:p>
          </table:table-cell>
          <table:table-cell table:formula="of:=LOG([.C782])" office:value-type="float" office:value="4.20311451364438" calcext:value-type="float">
            <text:p>4,203114513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6" calcext:value-type="float">
            <text:p>2496</text:p>
          </table:table-cell>
          <table:table-cell office:value-type="float" office:value="16" calcext:value-type="float">
            <text:p>16</text:p>
          </table:table-cell>
          <table:table-cell office:value-type="float" office:value="15963" calcext:value-type="float">
            <text:p>15963</text:p>
          </table:table-cell>
          <table:table-cell office:value-type="float" office:value="100" calcext:value-type="float">
            <text:p>100</text:p>
          </table:table-cell>
          <table:table-cell office:value-type="float" office:value="15963" calcext:value-type="float">
            <text:p>159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illans</text:p>
          </table:table-cell>
          <table:table-cell office:value-type="float" office:value="83124" calcext:value-type="float">
            <text:p>83124</text:p>
          </table:table-cell>
          <table:table-cell office:value-type="float" office:value="2540" calcext:value-type="float">
            <text:p>2540</text:p>
          </table:table-cell>
          <table:table-cell table:formula="of:=LOG([.C783])" office:value-type="float" office:value="3.40483371661994" calcext:value-type="float">
            <text:p>3,404833716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100" calcext:value-type="float">
            <text:p>100</text:p>
          </table:table-cell>
          <table:table-cell office:value-type="float" office:value="2540" calcext:value-type="float">
            <text:p>25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illons-Source-d'Argens</text:p>
          </table:table-cell>
          <table:table-cell office:value-type="float" office:value="83125" calcext:value-type="float">
            <text:p>83125</text:p>
          </table:table-cell>
          <table:table-cell office:value-type="float" office:value="2525" calcext:value-type="float">
            <text:p>2525</text:p>
          </table:table-cell>
          <table:table-cell table:formula="of:=LOG([.C784])" office:value-type="float" office:value="3.40226138245468" calcext:value-type="float">
            <text:p>3,402261382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25" calcext:value-type="float">
            <text:p>2525</text:p>
          </table:table-cell>
          <table:table-cell office:value-type="float" office:value="100" calcext:value-type="float">
            <text:p>100</text:p>
          </table:table-cell>
          <table:table-cell office:value-type="float" office:value="2525" calcext:value-type="float">
            <text:p>25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Seyne-sur-Mer</text:p>
          </table:table-cell>
          <table:table-cell office:value-type="float" office:value="83126" calcext:value-type="float">
            <text:p>83126</text:p>
          </table:table-cell>
          <table:table-cell office:value-type="float" office:value="64675" calcext:value-type="float">
            <text:p>64675</text:p>
          </table:table-cell>
          <table:table-cell table:formula="of:=LOG([.C785])" office:value-type="float" office:value="4.81073643738858" calcext:value-type="float">
            <text:p>4,8107364374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28" calcext:value-type="float">
            <text:p>26328</text:p>
          </table:table-cell>
          <table:table-cell office:value-type="float" office:value="41" calcext:value-type="float">
            <text:p>41</text:p>
          </table:table-cell>
          <table:table-cell office:value-type="float" office:value="64626" calcext:value-type="float">
            <text:p>64626</text:p>
          </table:table-cell>
          <table:table-cell office:value-type="float" office:value="100" calcext:value-type="float">
            <text:p>100</text:p>
          </table:table-cell>
          <table:table-cell office:value-type="float" office:value="64675" calcext:value-type="float">
            <text:p>646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gnes</text:p>
          </table:table-cell>
          <table:table-cell office:value-type="float" office:value="83127" calcext:value-type="float">
            <text:p>83127</text:p>
          </table:table-cell>
          <table:table-cell office:value-type="float" office:value="2755" calcext:value-type="float">
            <text:p>2755</text:p>
          </table:table-cell>
          <table:table-cell table:formula="of:=LOG([.C786])" office:value-type="float" office:value="3.4401216031878" calcext:value-type="float">
            <text:p>3,440121603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755" calcext:value-type="float">
            <text:p>2755</text:p>
          </table:table-cell>
          <table:table-cell office:value-type="float" office:value="100" calcext:value-type="float">
            <text:p>100</text:p>
          </table:table-cell>
          <table:table-cell office:value-type="float" office:value="2755" calcext:value-type="float">
            <text:p>2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llans-la-Cascade</text:p>
          </table:table-cell>
          <table:table-cell office:value-type="float" office:value="83128" calcext:value-type="float">
            <text:p>83128</text:p>
          </table:table-cell>
          <table:table-cell office:value-type="float" office:value="730" calcext:value-type="float">
            <text:p>730</text:p>
          </table:table-cell>
          <table:table-cell table:formula="of:=LOG([.C787])" office:value-type="float" office:value="2.86332286012046" calcext:value-type="float">
            <text:p>2,863322860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100" calcext:value-type="float">
            <text:p>100</text:p>
          </table:table-cell>
          <table:table-cell office:value-type="float" office:value="730" calcext:value-type="float">
            <text:p>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x-Fours-les-Plages</text:p>
          </table:table-cell>
          <table:table-cell office:value-type="float" office:value="83129" calcext:value-type="float">
            <text:p>83129</text:p>
          </table:table-cell>
          <table:table-cell office:value-type="float" office:value="33652" calcext:value-type="float">
            <text:p>33652</text:p>
          </table:table-cell>
          <table:table-cell table:formula="of:=LOG([.C788])" office:value-type="float" office:value="4.52701088024357" calcext:value-type="float">
            <text:p>4,527010880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  <table:table-cell office:value-type="float" office:value="7" calcext:value-type="float">
            <text:p>7</text:p>
          </table:table-cell>
          <table:table-cell office:value-type="float" office:value="33652" calcext:value-type="float">
            <text:p>33652</text:p>
          </table:table-cell>
          <table:table-cell office:value-type="float" office:value="100" calcext:value-type="float">
            <text:p>100</text:p>
          </table:table-cell>
          <table:table-cell office:value-type="float" office:value="33652" calcext:value-type="float">
            <text:p>336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lliès-Pont</text:p>
          </table:table-cell>
          <table:table-cell office:value-type="float" office:value="83130" calcext:value-type="float">
            <text:p>83130</text:p>
          </table:table-cell>
          <table:table-cell office:value-type="float" office:value="11133" calcext:value-type="float">
            <text:p>11133</text:p>
          </table:table-cell>
          <table:table-cell table:formula="of:=LOG([.C789])" office:value-type="float" office:value="4.04661220906845" calcext:value-type="float">
            <text:p>4,046612209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5" calcext:value-type="float">
            <text:p>5</text:p>
          </table:table-cell>
          <table:table-cell office:value-type="float" office:value="11133" calcext:value-type="float">
            <text:p>11133</text:p>
          </table:table-cell>
          <table:table-cell office:value-type="float" office:value="100" calcext:value-type="float">
            <text:p>100</text:p>
          </table:table-cell>
          <table:table-cell office:value-type="float" office:value="11133" calcext:value-type="float">
            <text:p>111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lliès-Toucas</text:p>
          </table:table-cell>
          <table:table-cell office:value-type="float" office:value="83131" calcext:value-type="float">
            <text:p>83131</text:p>
          </table:table-cell>
          <table:table-cell office:value-type="float" office:value="5599" calcext:value-type="float">
            <text:p>5599</text:p>
          </table:table-cell>
          <table:table-cell table:formula="of:=LOG([.C790])" office:value-type="float" office:value="3.74811046749498" calcext:value-type="float">
            <text:p>3,748110467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5598" calcext:value-type="float">
            <text:p>5598</text:p>
          </table:table-cell>
          <table:table-cell office:value-type="float" office:value="100" calcext:value-type="float">
            <text:p>100</text:p>
          </table:table-cell>
          <table:table-cell office:value-type="float" office:value="5599" calcext:value-type="float">
            <text:p>55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lliès-Ville</text:p>
          </table:table-cell>
          <table:table-cell office:value-type="float" office:value="83132" calcext:value-type="float">
            <text:p>83132</text:p>
          </table:table-cell>
          <table:table-cell office:value-type="float" office:value="2391" calcext:value-type="float">
            <text:p>2391</text:p>
          </table:table-cell>
          <table:table-cell table:formula="of:=LOG([.C791])" office:value-type="float" office:value="3.37857957611577" calcext:value-type="float">
            <text:p>3,378579576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365" calcext:value-type="float">
            <text:p>2365</text:p>
          </table:table-cell>
          <table:table-cell office:value-type="float" office:value="99" calcext:value-type="float">
            <text:p>99</text:p>
          </table:table-cell>
          <table:table-cell office:value-type="float" office:value="2391" calcext:value-type="float">
            <text:p>23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nneron</text:p>
          </table:table-cell>
          <table:table-cell office:value-type="float" office:value="83133" calcext:value-type="float">
            <text:p>83133</text:p>
          </table:table-cell>
          <table:table-cell office:value-type="float" office:value="1524" calcext:value-type="float">
            <text:p>1524</text:p>
          </table:table-cell>
          <table:table-cell table:formula="of:=LOG([.C792])" office:value-type="float" office:value="3.18298496700358" calcext:value-type="float">
            <text:p>3,18298496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100" calcext:value-type="float">
            <text:p>100</text:p>
          </table:table-cell>
          <table:table-cell office:value-type="float" office:value="1524" calcext:value-type="float">
            <text:p>15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deau</text:p>
          </table:table-cell>
          <table:table-cell office:value-type="float" office:value="83134" calcext:value-type="float">
            <text:p>83134</text:p>
          </table:table-cell>
          <table:table-cell office:value-type="float" office:value="1816" calcext:value-type="float">
            <text:p>1816</text:p>
          </table:table-cell>
          <table:table-cell table:formula="of:=LOG([.C793])" office:value-type="float" office:value="3.25911584418507" calcext:value-type="float">
            <text:p>3,259115844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16" calcext:value-type="float">
            <text:p>1816</text:p>
          </table:table-cell>
          <table:table-cell office:value-type="float" office:value="100" calcext:value-type="float">
            <text:p>100</text:p>
          </table:table-cell>
          <table:table-cell office:value-type="float" office:value="1816" calcext:value-type="float">
            <text:p>18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vernes</text:p>
          </table:table-cell>
          <table:table-cell office:value-type="float" office:value="83135" calcext:value-type="float">
            <text:p>83135</text:p>
          </table:table-cell>
          <table:table-cell office:value-type="float" office:value="1360" calcext:value-type="float">
            <text:p>1360</text:p>
          </table:table-cell>
          <table:table-cell table:formula="of:=LOG([.C794])" office:value-type="float" office:value="3.13353890837022" calcext:value-type="float">
            <text:p>3,133538908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100" calcext:value-type="float">
            <text:p>100</text:p>
          </table:table-cell>
          <table:table-cell office:value-type="float" office:value="1360" calcext:value-type="float">
            <text:p>13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Thoronet</text:p>
          </table:table-cell>
          <table:table-cell office:value-type="float" office:value="83136" calcext:value-type="float">
            <text:p>83136</text:p>
          </table:table-cell>
          <table:table-cell office:value-type="float" office:value="2419" calcext:value-type="float">
            <text:p>2419</text:p>
          </table:table-cell>
          <table:table-cell table:formula="of:=LOG([.C795])" office:value-type="float" office:value="3.38363586836188" calcext:value-type="float">
            <text:p>3,383635868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419" calcext:value-type="float">
            <text:p>2419</text:p>
          </table:table-cell>
          <table:table-cell office:value-type="float" office:value="100" calcext:value-type="float">
            <text:p>100</text:p>
          </table:table-cell>
          <table:table-cell office:value-type="float" office:value="2419" calcext:value-type="float">
            <text:p>24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lon</text:p>
          </table:table-cell>
          <table:table-cell office:value-type="float" office:value="83137" calcext:value-type="float">
            <text:p>83137</text:p>
          </table:table-cell>
          <table:table-cell office:value-type="float" office:value="165584" calcext:value-type="float">
            <text:p>165584</text:p>
          </table:table-cell>
          <table:table-cell table:formula="of:=LOG([.C796])" office:value-type="float" office:value="5.21901836960213" calcext:value-type="float">
            <text:p>5,219018369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448" calcext:value-type="float">
            <text:p>44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944" calcext:value-type="float">
            <text:p>96944</text:p>
          </table:table-cell>
          <table:table-cell office:value-type="float" office:value="59" calcext:value-type="float">
            <text:p>59</text:p>
          </table:table-cell>
          <table:table-cell office:value-type="float" office:value="165584" calcext:value-type="float">
            <text:p>165584</text:p>
          </table:table-cell>
          <table:table-cell office:value-type="float" office:value="100" calcext:value-type="float">
            <text:p>100</text:p>
          </table:table-cell>
          <table:table-cell office:value-type="float" office:value="165584" calcext:value-type="float">
            <text:p>1655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rrettes</text:p>
          </table:table-cell>
          <table:table-cell office:value-type="float" office:value="83138" calcext:value-type="float">
            <text:p>83138</text:p>
          </table:table-cell>
          <table:table-cell office:value-type="float" office:value="2897" calcext:value-type="float">
            <text:p>2897</text:p>
          </table:table-cell>
          <table:table-cell table:formula="of:=LOG([.C797])" office:value-type="float" office:value="3.46194849520376" calcext:value-type="float">
            <text:p>3,461948495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897" calcext:value-type="float">
            <text:p>2897</text:p>
          </table:table-cell>
          <table:table-cell office:value-type="float" office:value="100" calcext:value-type="float">
            <text:p>100</text:p>
          </table:table-cell>
          <table:table-cell office:value-type="float" office:value="2897" calcext:value-type="float">
            <text:p>2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rtour</text:p>
          </table:table-cell>
          <table:table-cell office:value-type="float" office:value="83139" calcext:value-type="float">
            <text:p>83139</text:p>
          </table:table-cell>
          <table:table-cell office:value-type="float" office:value="589" calcext:value-type="float">
            <text:p>589</text:p>
          </table:table-cell>
          <table:table-cell table:formula="of:=LOG([.C798])" office:value-type="float" office:value="2.7701152947871" calcext:value-type="float">
            <text:p>2,7701152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100" calcext:value-type="float">
            <text:p>100</text:p>
          </table:table-cell>
          <table:table-cell office:value-type="float" office:value="589" calcext:value-type="float">
            <text:p>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urves</text:p>
          </table:table-cell>
          <table:table-cell office:value-type="float" office:value="83140" calcext:value-type="float">
            <text:p>83140</text:p>
          </table:table-cell>
          <table:table-cell office:value-type="float" office:value="4964" calcext:value-type="float">
            <text:p>4964</text:p>
          </table:table-cell>
          <table:table-cell table:formula="of:=LOG([.C799])" office:value-type="float" office:value="3.69583177282669" calcext:value-type="float">
            <text:p>3,695831772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964" calcext:value-type="float">
            <text:p>4964</text:p>
          </table:table-cell>
          <table:table-cell office:value-type="float" office:value="100" calcext:value-type="float">
            <text:p>100</text:p>
          </table:table-cell>
          <table:table-cell office:value-type="float" office:value="4964" calcext:value-type="float">
            <text:p>4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ans-en-Provence</text:p>
          </table:table-cell>
          <table:table-cell office:value-type="float" office:value="83141" calcext:value-type="float">
            <text:p>83141</text:p>
          </table:table-cell>
          <table:table-cell office:value-type="float" office:value="5609" calcext:value-type="float">
            <text:p>5609</text:p>
          </table:table-cell>
          <table:table-cell table:formula="of:=LOG([.C800])" office:value-type="float" office:value="3.74888544000952" calcext:value-type="float">
            <text:p>3,7488854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09" calcext:value-type="float">
            <text:p>5609</text:p>
          </table:table-cell>
          <table:table-cell office:value-type="float" office:value="100" calcext:value-type="float">
            <text:p>100</text:p>
          </table:table-cell>
          <table:table-cell office:value-type="float" office:value="5609" calcext:value-type="float">
            <text:p>5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igance</text:p>
          </table:table-cell>
          <table:table-cell office:value-type="float" office:value="83142" calcext:value-type="float">
            <text:p>83142</text:p>
          </table:table-cell>
          <table:table-cell office:value-type="float" office:value="175" calcext:value-type="float">
            <text:p>175</text:p>
          </table:table-cell>
          <table:table-cell table:formula="of:=LOG([.C801])" office:value-type="float" office:value="2.24303804868629" calcext:value-type="float">
            <text:p>2,243038048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Val</text:p>
          </table:table-cell>
          <table:table-cell office:value-type="float" office:value="83143" calcext:value-type="float">
            <text:p>83143</text:p>
          </table:table-cell>
          <table:table-cell office:value-type="float" office:value="4242" calcext:value-type="float">
            <text:p>4242</text:p>
          </table:table-cell>
          <table:table-cell table:formula="of:=LOG([.C802])" office:value-type="float" office:value="3.62757066418054" calcext:value-type="float">
            <text:p>3,627570664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42" calcext:value-type="float">
            <text:p>4242</text:p>
          </table:table-cell>
          <table:table-cell office:value-type="float" office:value="100" calcext:value-type="float">
            <text:p>100</text:p>
          </table:table-cell>
          <table:table-cell office:value-type="float" office:value="4242" calcext:value-type="float">
            <text:p>42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Valette-du-Var</text:p>
          </table:table-cell>
          <table:table-cell office:value-type="float" office:value="83144" calcext:value-type="float">
            <text:p>83144</text:p>
          </table:table-cell>
          <table:table-cell office:value-type="float" office:value="22271" calcext:value-type="float">
            <text:p>22271</text:p>
          </table:table-cell>
          <table:table-cell table:formula="of:=LOG([.C803])" office:value-type="float" office:value="4.34773971792005" calcext:value-type="float">
            <text:p>4,347739717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9" calcext:value-type="float">
            <text:p>6539</text:p>
          </table:table-cell>
          <table:table-cell office:value-type="float" office:value="29" calcext:value-type="float">
            <text:p>29</text:p>
          </table:table-cell>
          <table:table-cell office:value-type="float" office:value="22260" calcext:value-type="float">
            <text:p>22260</text:p>
          </table:table-cell>
          <table:table-cell office:value-type="float" office:value="100" calcext:value-type="float">
            <text:p>100</text:p>
          </table:table-cell>
          <table:table-cell office:value-type="float" office:value="22271" calcext:value-type="float">
            <text:p>222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rages</text:p>
          </table:table-cell>
          <table:table-cell office:value-type="float" office:value="83145" calcext:value-type="float">
            <text:p>83145</text:p>
          </table:table-cell>
          <table:table-cell office:value-type="float" office:value="1171" calcext:value-type="float">
            <text:p>1171</text:p>
          </table:table-cell>
          <table:table-cell table:formula="of:=LOG([.C804])" office:value-type="float" office:value="3.06855689507236" calcext:value-type="float">
            <text:p>3,068556895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00" calcext:value-type="float">
            <text:p>100</text:p>
          </table:table-cell>
          <table:table-cell office:value-type="float" office:value="1171" calcext:value-type="float">
            <text:p>1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Verdière</text:p>
          </table:table-cell>
          <table:table-cell office:value-type="float" office:value="83146" calcext:value-type="float">
            <text:p>83146</text:p>
          </table:table-cell>
          <table:table-cell office:value-type="float" office:value="1645" calcext:value-type="float">
            <text:p>1645</text:p>
          </table:table-cell>
          <table:table-cell table:formula="of:=LOG([.C805])" office:value-type="float" office:value="3.21616590228599" calcext:value-type="float">
            <text:p>3,216165902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645" calcext:value-type="float">
            <text:p>1645</text:p>
          </table:table-cell>
          <table:table-cell office:value-type="float" office:value="100" calcext:value-type="float">
            <text:p>100</text:p>
          </table:table-cell>
          <table:table-cell office:value-type="float" office:value="1645" calcext:value-type="float">
            <text:p>16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érignon</text:p>
          </table:table-cell>
          <table:table-cell office:value-type="float" office:value="83147" calcext:value-type="float">
            <text:p>83147</text:p>
          </table:table-cell>
          <table:table-cell office:value-type="float" office:value="10" calcext:value-type="float">
            <text:p>10</text:p>
          </table:table-cell>
          <table:table-cell table:formula="of:=LOG([.C806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dauban</text:p>
          </table:table-cell>
          <table:table-cell office:value-type="float" office:value="83148" calcext:value-type="float">
            <text:p>83148</text:p>
          </table:table-cell>
          <table:table-cell office:value-type="float" office:value="11152" calcext:value-type="float">
            <text:p>11152</text:p>
          </table:table-cell>
          <table:table-cell table:formula="of:=LOG([.C807])" office:value-type="float" office:value="4.04735276075393" calcext:value-type="float">
            <text:p>4,047352760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1142" calcext:value-type="float">
            <text:p>11142</text:p>
          </table:table-cell>
          <table:table-cell office:value-type="float" office:value="100" calcext:value-type="float">
            <text:p>100</text:p>
          </table:table-cell>
          <table:table-cell office:value-type="float" office:value="11152" calcext:value-type="float">
            <text:p>11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ecroze</text:p>
          </table:table-cell>
          <table:table-cell office:value-type="float" office:value="83149" calcext:value-type="float">
            <text:p>83149</text:p>
          </table:table-cell>
          <table:table-cell office:value-type="float" office:value="1399" calcext:value-type="float">
            <text:p>1399</text:p>
          </table:table-cell>
          <table:table-cell table:formula="of:=LOG([.C808])" office:value-type="float" office:value="3.14581771449183" calcext:value-type="float">
            <text:p>3,145817714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 office:value-type="float" office:value="100" calcext:value-type="float">
            <text:p>100</text:p>
          </table:table-cell>
          <table:table-cell office:value-type="float" office:value="1399" calcext:value-type="float">
            <text:p>13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non-sur-Verdon</text:p>
          </table:table-cell>
          <table:table-cell office:value-type="float" office:value="83150" calcext:value-type="float">
            <text:p>83150</text:p>
          </table:table-cell>
          <table:table-cell office:value-type="float" office:value="4218" calcext:value-type="float">
            <text:p>4218</text:p>
          </table:table-cell>
          <table:table-cell table:formula="of:=LOG([.C809])" office:value-type="float" office:value="3.62510657540347" calcext:value-type="float">
            <text:p>3,625106575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218" calcext:value-type="float">
            <text:p>4218</text:p>
          </table:table-cell>
          <table:table-cell office:value-type="float" office:value="100" calcext:value-type="float">
            <text:p>100</text:p>
          </table:table-cell>
          <table:table-cell office:value-type="float" office:value="4218" calcext:value-type="float">
            <text:p>4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ns-sur-Caramy</text:p>
          </table:table-cell>
          <table:table-cell office:value-type="float" office:value="83151" calcext:value-type="float">
            <text:p>83151</text:p>
          </table:table-cell>
          <table:table-cell office:value-type="float" office:value="989" calcext:value-type="float">
            <text:p>989</text:p>
          </table:table-cell>
          <table:table-cell table:formula="of:=LOG([.C810])" office:value-type="float" office:value="2.99519629159718" calcext:value-type="float">
            <text:p>2,995196291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100" calcext:value-type="float">
            <text:p>100</text:p>
          </table:table-cell>
          <table:table-cell office:value-type="float" office:value="989" calcext:value-type="float">
            <text:p>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yol-Canadel-sur-Mer</text:p>
          </table:table-cell>
          <table:table-cell office:value-type="float" office:value="83152" calcext:value-type="float">
            <text:p>83152</text:p>
          </table:table-cell>
          <table:table-cell office:value-type="float" office:value="719" calcext:value-type="float">
            <text:p>719</text:p>
          </table:table-cell>
          <table:table-cell table:formula="of:=LOG([.C811])" office:value-type="float" office:value="2.85672889038288" calcext:value-type="float">
            <text:p>2,856728890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00" calcext:value-type="float">
            <text:p>100</text:p>
          </table:table-cell>
          <table:table-cell office:value-type="float" office:value="719" calcext:value-type="float">
            <text:p>7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ndrier-sur-Mer</text:p>
          </table:table-cell>
          <table:table-cell office:value-type="float" office:value="83153" calcext:value-type="float">
            <text:p>83153</text:p>
          </table:table-cell>
          <table:table-cell office:value-type="float" office:value="5809" calcext:value-type="float">
            <text:p>5809</text:p>
          </table:table-cell>
          <table:table-cell table:formula="of:=LOG([.C812])" office:value-type="float" office:value="3.76410137647623" calcext:value-type="float">
            <text:p>3,764101376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5802" calcext:value-type="float">
            <text:p>5802</text:p>
          </table:table-cell>
          <table:table-cell office:value-type="float" office:value="100" calcext:value-type="float">
            <text:p>100</text:p>
          </table:table-cell>
          <table:table-cell office:value-type="float" office:value="5809" calcext:value-type="float">
            <text:p>58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Antonin-du-Var</text:p>
          </table:table-cell>
          <table:table-cell office:value-type="float" office:value="83154" calcext:value-type="float">
            <text:p>83154</text:p>
          </table:table-cell>
          <table:table-cell office:value-type="float" office:value="743" calcext:value-type="float">
            <text:p>743</text:p>
          </table:table-cell>
          <table:table-cell table:formula="of:=LOG([.C813])" office:value-type="float" office:value="2.87098881376057" calcext:value-type="float">
            <text:p>2,870988813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100" calcext:value-type="float">
            <text:p>100</text:p>
          </table:table-cell>
          <table:table-cell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lthen-des-Paluds</text:p>
          </table:table-cell>
          <table:table-cell office:value-type="float" office:value="84001" calcext:value-type="float">
            <text:p>84001</text:p>
          </table:table-cell>
          <table:table-cell office:value-type="float" office:value="2671" calcext:value-type="float">
            <text:p>2671</text:p>
          </table:table-cell>
          <table:table-cell table:formula="of:=LOG([.C814])" office:value-type="float" office:value="3.42667388802137" calcext:value-type="float">
            <text:p>3,42667388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4" calcext:value-type="float">
            <text:p>2124</text:p>
          </table:table-cell>
          <table:table-cell office:value-type="float" office:value="80" calcext:value-type="float">
            <text:p>80</text:p>
          </table:table-cell>
          <table:table-cell office:value-type="float" office:value="2671" calcext:value-type="float">
            <text:p>2671</text:p>
          </table:table-cell>
          <table:table-cell office:value-type="float" office:value="100" calcext:value-type="float">
            <text:p>100</text:p>
          </table:table-cell>
          <table:table-cell office:value-type="float" office:value="2671" calcext:value-type="float">
            <text:p>26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souis</text:p>
          </table:table-cell>
          <table:table-cell office:value-type="float" office:value="84002" calcext:value-type="float">
            <text:p>84002</text:p>
          </table:table-cell>
          <table:table-cell office:value-type="float" office:value="1086" calcext:value-type="float">
            <text:p>1086</text:p>
          </table:table-cell>
          <table:table-cell table:formula="of:=LOG([.C815])" office:value-type="float" office:value="3.03582982525283" calcext:value-type="float">
            <text:p>3,035829825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 office:value-type="float" office:value="100" calcext:value-type="float">
            <text:p>100</text:p>
          </table:table-cell>
          <table:table-cell office:value-type="float" office:value="1086" calcext:value-type="float">
            <text:p>10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float" office:value="84003" calcext:value-type="float">
            <text:p>84003</text:p>
          </table:table-cell>
          <table:table-cell office:value-type="float" office:value="11885" calcext:value-type="float">
            <text:p>11885</text:p>
          </table:table-cell>
          <table:table-cell table:formula="of:=LOG([.C816])" office:value-type="float" office:value="4.0749991860642" calcext:value-type="float">
            <text:p>4,074999186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1885" calcext:value-type="float">
            <text:p>11885</text:p>
          </table:table-cell>
          <table:table-cell office:value-type="float" office:value="100" calcext:value-type="float">
            <text:p>100</text:p>
          </table:table-cell>
          <table:table-cell office:value-type="float" office:value="11885" calcext:value-type="float">
            <text:p>118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bignan</text:p>
          </table:table-cell>
          <table:table-cell office:value-type="float" office:value="84004" calcext:value-type="float">
            <text:p>84004</text:p>
          </table:table-cell>
          <table:table-cell office:value-type="float" office:value="5404" calcext:value-type="float">
            <text:p>5404</text:p>
          </table:table-cell>
          <table:table-cell table:formula="of:=LOG([.C817])" office:value-type="float" office:value="3.73271534034999" calcext:value-type="float">
            <text:p>3,732715340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328" calcext:value-type="float">
            <text:p>4328</text:p>
          </table:table-cell>
          <table:table-cell office:value-type="float" office:value="80" calcext:value-type="float">
            <text:p>80</text:p>
          </table:table-cell>
          <table:table-cell office:value-type="float" office:value="5391" calcext:value-type="float">
            <text:p>5391</text:p>
          </table:table-cell>
          <table:table-cell office:value-type="float" office:value="100" calcext:value-type="float">
            <text:p>100</text:p>
          </table:table-cell>
          <table:table-cell office:value-type="float" office:value="5404" calcext:value-type="float">
            <text:p>54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rel</text:p>
          </table:table-cell>
          <table:table-cell office:value-type="float" office:value="84005" calcext:value-type="float">
            <text:p>84005</text:p>
          </table:table-cell>
          <table:table-cell office:value-type="float" office:value="201" calcext:value-type="float">
            <text:p>201</text:p>
          </table:table-cell>
          <table:table-cell table:formula="of:=LOG([.C818])" office:value-type="float" office:value="2.30319605742049" calcext:value-type="float">
            <text:p>2,303196057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uribeau</text:p>
          </table:table-cell>
          <table:table-cell office:value-type="float" office:value="84006" calcext:value-type="float">
            <text:p>84006</text:p>
          </table:table-cell>
          <table:table-cell office:value-type="float" office:value="73" calcext:value-type="float">
            <text:p>73</text:p>
          </table:table-cell>
          <table:table-cell table:formula="of:=LOG([.C819])" office:value-type="float" office:value="1.86332286012046" calcext:value-type="float">
            <text:p>1,863322860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ignon</text:p>
          </table:table-cell>
          <table:table-cell office:value-type="float" office:value="84007" calcext:value-type="float">
            <text:p>84007</text:p>
          </table:table-cell>
          <table:table-cell office:value-type="float" office:value="92209" calcext:value-type="float">
            <text:p>92209</text:p>
          </table:table-cell>
          <table:table-cell table:formula="of:=LOG([.C820])" office:value-type="float" office:value="4.96477331215537" calcext:value-type="float">
            <text:p>4,9647733122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1594" calcext:value-type="float">
            <text:p>91594</text:p>
          </table:table-cell>
          <table:table-cell office:value-type="float" office:value="99" calcext:value-type="float">
            <text:p>99</text:p>
          </table:table-cell>
          <table:table-cell office:value-type="float" office:value="92193" calcext:value-type="float">
            <text:p>92193</text:p>
          </table:table-cell>
          <table:table-cell office:value-type="float" office:value="100" calcext:value-type="float">
            <text:p>100</text:p>
          </table:table-cell>
          <table:table-cell office:value-type="float" office:value="92209" calcext:value-type="float">
            <text:p>92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Barroux</text:p>
          </table:table-cell>
          <table:table-cell office:value-type="float" office:value="84008" calcext:value-type="float">
            <text:p>84008</text:p>
          </table:table-cell>
          <table:table-cell office:value-type="float" office:value="668" calcext:value-type="float">
            <text:p>668</text:p>
          </table:table-cell>
          <table:table-cell table:formula="of:=LOG([.C821])" office:value-type="float" office:value="2.82477646247555" calcext:value-type="float">
            <text:p>2,824776462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100" calcext:value-type="float">
            <text:p>100</text:p>
          </table:table-cell>
          <table:table-cell office:value-type="float" office:value="668" calcext:value-type="float">
            <text:p>6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astide-des-Jourdans</text:p>
          </table:table-cell>
          <table:table-cell office:value-type="float" office:value="84009" calcext:value-type="float">
            <text:p>84009</text:p>
          </table:table-cell>
          <table:table-cell office:value-type="float" office:value="1392" calcext:value-type="float">
            <text:p>1392</text:p>
          </table:table-cell>
          <table:table-cell table:formula="of:=LOG([.C822])" office:value-type="float" office:value="3.14363923527454" calcext:value-type="float">
            <text:p>3,143639235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 office:value-type="float" office:value="100" calcext:value-type="float">
            <text:p>100</text:p>
          </table:table-cell>
          <table:table-cell office:value-type="float" office:value="1392" calcext:value-type="float">
            <text:p>1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Bastidonne</text:p>
          </table:table-cell>
          <table:table-cell office:value-type="float" office:value="84010" calcext:value-type="float">
            <text:p>84010</text:p>
          </table:table-cell>
          <table:table-cell office:value-type="float" office:value="705" calcext:value-type="float">
            <text:p>705</text:p>
          </table:table-cell>
          <table:table-cell table:formula="of:=LOG([.C823])" office:value-type="float" office:value="2.8481891169914" calcext:value-type="float">
            <text:p>2,84818911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100" calcext:value-type="float">
            <text:p>100</text:p>
          </table:table-cell>
          <table:table-cell office:value-type="float" office:value="705" calcext:value-type="float">
            <text:p>7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Beaucet</text:p>
          </table:table-cell>
          <table:table-cell office:value-type="float" office:value="84011" calcext:value-type="float">
            <text:p>84011</text:p>
          </table:table-cell>
          <table:table-cell office:value-type="float" office:value="336" calcext:value-type="float">
            <text:p>336</text:p>
          </table:table-cell>
          <table:table-cell table:formula="of:=LOG([.C824])" office:value-type="float" office:value="2.52633927738984" calcext:value-type="float">
            <text:p>2,526339277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umes-de-Venise</text:p>
          </table:table-cell>
          <table:table-cell office:value-type="float" office:value="84012" calcext:value-type="float">
            <text:p>84012</text:p>
          </table:table-cell>
          <table:table-cell office:value-type="float" office:value="2387" calcext:value-type="float">
            <text:p>2387</text:p>
          </table:table-cell>
          <table:table-cell table:formula="of:=LOG([.C825])" office:value-type="float" office:value="3.37785241900675" calcext:value-type="float">
            <text:p>3,37785241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2387" calcext:value-type="float">
            <text:p>2387</text:p>
          </table:table-cell>
          <table:table-cell office:value-type="float" office:value="100" calcext:value-type="float">
            <text:p>100</text:p>
          </table:table-cell>
          <table:table-cell office:value-type="float" office:value="2387" calcext:value-type="float">
            <text:p>23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umettes</text:p>
          </table:table-cell>
          <table:table-cell office:value-type="float" office:value="84013" calcext:value-type="float">
            <text:p>84013</text:p>
          </table:table-cell>
          <table:table-cell office:value-type="float" office:value="247" calcext:value-type="float">
            <text:p>247</text:p>
          </table:table-cell>
          <table:table-cell table:formula="of:=LOG([.C826])" office:value-type="float" office:value="2.39269695325967" calcext:value-type="float">
            <text:p>2,39269695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  <table:table-cell office:value-type="float" office:value="247" calcext:value-type="float">
            <text:p>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umont-de-Pertuis</text:p>
          </table:table-cell>
          <table:table-cell office:value-type="float" office:value="84014" calcext:value-type="float">
            <text:p>84014</text:p>
          </table:table-cell>
          <table:table-cell office:value-type="float" office:value="1146" calcext:value-type="float">
            <text:p>1146</text:p>
          </table:table-cell>
          <table:table-cell table:formula="of:=LOG([.C827])" office:value-type="float" office:value="3.05918461763137" calcext:value-type="float">
            <text:p>3,05918461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1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aumont-du-Ventoux</text:p>
          </table:table-cell>
          <table:table-cell office:value-type="float" office:value="84015" calcext:value-type="float">
            <text:p>84015</text:p>
          </table:table-cell>
          <table:table-cell office:value-type="float" office:value="292" calcext:value-type="float">
            <text:p>292</text:p>
          </table:table-cell>
          <table:table-cell table:formula="of:=LOG([.C828])" office:value-type="float" office:value="2.46538285144842" calcext:value-type="float">
            <text:p>2,4653828514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édarrides</text:p>
          </table:table-cell>
          <table:table-cell office:value-type="float" office:value="84016" calcext:value-type="float">
            <text:p>84016</text:p>
          </table:table-cell>
          <table:table-cell office:value-type="float" office:value="5010" calcext:value-type="float">
            <text:p>5010</text:p>
          </table:table-cell>
          <table:table-cell table:formula="of:=LOG([.C829])" office:value-type="float" office:value="3.69983772586725" calcext:value-type="float">
            <text:p>3,699837725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  <table:table-cell office:value-type="float" office:value="81" calcext:value-type="float">
            <text:p>81</text:p>
          </table:table-cell>
          <table:table-cell office:value-type="float" office:value="5008" calcext:value-type="float">
            <text:p>5008</text:p>
          </table:table-cell>
          <table:table-cell office:value-type="float" office:value="100" calcext:value-type="float">
            <text:p>100</text:p>
          </table:table-cell>
          <table:table-cell office:value-type="float" office:value="5010" calcext:value-type="float">
            <text:p>5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édoin</text:p>
          </table:table-cell>
          <table:table-cell office:value-type="float" office:value="84017" calcext:value-type="float">
            <text:p>84017</text:p>
          </table:table-cell>
          <table:table-cell office:value-type="float" office:value="3072" calcext:value-type="float">
            <text:p>3072</text:p>
          </table:table-cell>
          <table:table-cell table:formula="of:=LOG([.C830])" office:value-type="float" office:value="3.48742121135947" calcext:value-type="float">
            <text:p>3,487421211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100" calcext:value-type="float">
            <text:p>100</text:p>
          </table:table-cell>
          <table:table-cell office:value-type="float" office:value="3072" calcext:value-type="float">
            <text:p>30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lauvac</text:p>
          </table:table-cell>
          <table:table-cell office:value-type="float" office:value="84018" calcext:value-type="float">
            <text:p>84018</text:p>
          </table:table-cell>
          <table:table-cell office:value-type="float" office:value="515" calcext:value-type="float">
            <text:p>515</text:p>
          </table:table-cell>
          <table:table-cell table:formula="of:=LOG([.C831])" office:value-type="float" office:value="2.71180722904119" calcext:value-type="float">
            <text:p>2,71180722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99" calcext:value-type="float">
            <text:p>99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llène</text:p>
          </table:table-cell>
          <table:table-cell office:value-type="float" office:value="84019" calcext:value-type="float">
            <text:p>84019</text:p>
          </table:table-cell>
          <table:table-cell office:value-type="float" office:value="13574" calcext:value-type="float">
            <text:p>13574</text:p>
          </table:table-cell>
          <table:table-cell table:formula="of:=LOG([.C832])" office:value-type="float" office:value="4.13270784485545" calcext:value-type="float">
            <text:p>4,132707844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8" calcext:value-type="float">
            <text:p>2768</text:p>
          </table:table-cell>
          <table:table-cell office:value-type="float" office:value="20" calcext:value-type="float">
            <text:p>20</text:p>
          </table:table-cell>
          <table:table-cell office:value-type="float" office:value="13559" calcext:value-type="float">
            <text:p>13559</text:p>
          </table:table-cell>
          <table:table-cell office:value-type="float" office:value="100" calcext:value-type="float">
            <text:p>100</text:p>
          </table:table-cell>
          <table:table-cell office:value-type="float" office:value="13574" calcext:value-type="float">
            <text:p>135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nnieux</text:p>
          </table:table-cell>
          <table:table-cell office:value-type="float" office:value="84020" calcext:value-type="float">
            <text:p>84020</text:p>
          </table:table-cell>
          <table:table-cell office:value-type="float" office:value="1358" calcext:value-type="float">
            <text:p>1358</text:p>
          </table:table-cell>
          <table:table-cell table:formula="of:=LOG([.C833])" office:value-type="float" office:value="3.13289976994448" calcext:value-type="float">
            <text:p>3,132899769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 office:value-type="float" office:value="100" calcext:value-type="float">
            <text:p>100</text:p>
          </table:table-cell>
          <table:table-cell office:value-type="float" office:value="1358" calcext:value-type="float">
            <text:p>13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rantes</text:p>
          </table:table-cell>
          <table:table-cell office:value-type="float" office:value="84021" calcext:value-type="float">
            <text:p>84021</text:p>
          </table:table-cell>
          <table:table-cell office:value-type="float" office:value="78" calcext:value-type="float">
            <text:p>78</text:p>
          </table:table-cell>
          <table:table-cell table:formula="of:=LOG([.C834])" office:value-type="float" office:value="1.89209460269048" calcext:value-type="float">
            <text:p>1,89209460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isson</text:p>
          </table:table-cell>
          <table:table-cell office:value-type="float" office:value="84022" calcext:value-type="float">
            <text:p>84022</text:p>
          </table:table-cell>
          <table:table-cell office:value-type="float" office:value="282" calcext:value-type="float">
            <text:p>282</text:p>
          </table:table-cell>
          <table:table-cell table:formula="of:=LOG([.C835])" office:value-type="float" office:value="2.45024910831936" calcext:value-type="float">
            <text:p>2,450249108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oux</text:p>
          </table:table-cell>
          <table:table-cell office:value-type="float" office:value="84023" calcext:value-type="float">
            <text:p>84023</text:p>
          </table:table-cell>
          <table:table-cell office:value-type="float" office:value="88" calcext:value-type="float">
            <text:p>88</text:p>
          </table:table-cell>
          <table:table-cell table:formula="of:=LOG([.C836])" office:value-type="float" office:value="1.94448267215017" calcext:value-type="float">
            <text:p>1,944482672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brières-d'Aigues</text:p>
          </table:table-cell>
          <table:table-cell office:value-type="float" office:value="84024" calcext:value-type="float">
            <text:p>84024</text:p>
          </table:table-cell>
          <table:table-cell office:value-type="float" office:value="921" calcext:value-type="float">
            <text:p>921</text:p>
          </table:table-cell>
          <table:table-cell table:formula="of:=LOG([.C837])" office:value-type="float" office:value="2.96425963019685" calcext:value-type="float">
            <text:p>2,964259630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brières-d'Avignon</text:p>
          </table:table-cell>
          <table:table-cell office:value-type="float" office:value="84025" calcext:value-type="float">
            <text:p>84025</text:p>
          </table:table-cell>
          <table:table-cell office:value-type="float" office:value="1733" calcext:value-type="float">
            <text:p>1733</text:p>
          </table:table-cell>
          <table:table-cell table:formula="of:=LOG([.C838])" office:value-type="float" office:value="3.23879856271392" calcext:value-type="float">
            <text:p>3,23879856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float" office:value="1731" calcext:value-type="float">
            <text:p>1731</text:p>
          </table:table-cell>
          <table:table-cell office:value-type="float" office:value="100" calcext:value-type="float">
            <text:p>100</text:p>
          </table:table-cell>
          <table:table-cell office:value-type="float" office:value="1733" calcext:value-type="float">
            <text:p>17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denet</text:p>
          </table:table-cell>
          <table:table-cell office:value-type="float" office:value="84026" calcext:value-type="float">
            <text:p>84026</text:p>
          </table:table-cell>
          <table:table-cell office:value-type="float" office:value="4136" calcext:value-type="float">
            <text:p>4136</text:p>
          </table:table-cell>
          <table:table-cell table:formula="of:=LOG([.C839])" office:value-type="float" office:value="3.61658053008589" calcext:value-type="float">
            <text:p>3,616580530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12" calcext:value-type="float">
            <text:p>12</text:p>
          </table:table-cell>
          <table:table-cell office:value-type="float" office:value="4136" calcext:value-type="float">
            <text:p>4136</text:p>
          </table:table-cell>
          <table:table-cell office:value-type="float" office:value="100" calcext:value-type="float">
            <text:p>100</text:p>
          </table:table-cell>
          <table:table-cell office:value-type="float" office:value="4136" calcext:value-type="float">
            <text:p>4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derousse</text:p>
          </table:table-cell>
          <table:table-cell office:value-type="float" office:value="84027" calcext:value-type="float">
            <text:p>84027</text:p>
          </table:table-cell>
          <table:table-cell office:value-type="float" office:value="2771" calcext:value-type="float">
            <text:p>2771</text:p>
          </table:table-cell>
          <table:table-cell table:formula="of:=LOG([.C840])" office:value-type="float" office:value="3.44263652578223" calcext:value-type="float">
            <text:p>3,442636525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62" calcext:value-type="float">
            <text:p>2762</text:p>
          </table:table-cell>
          <table:table-cell office:value-type="float" office:value="100" calcext:value-type="float">
            <text:p>100</text:p>
          </table:table-cell>
          <table:table-cell office:value-type="float" office:value="2771" calcext:value-type="float">
            <text:p>2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iranne</text:p>
          </table:table-cell>
          <table:table-cell office:value-type="float" office:value="84028" calcext:value-type="float">
            <text:p>84028</text:p>
          </table:table-cell>
          <table:table-cell office:value-type="float" office:value="1046" calcext:value-type="float">
            <text:p>1046</text:p>
          </table:table-cell>
          <table:table-cell table:formula="of:=LOG([.C841])" office:value-type="float" office:value="3.01953168453126" calcext:value-type="float">
            <text:p>3,019531684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100" calcext:value-type="float">
            <text:p>100</text:p>
          </table:table-cell>
          <table:table-cell office:value-type="float" office:value="1046" calcext:value-type="float">
            <text:p>10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maret-sur-Aigues</text:p>
          </table:table-cell>
          <table:table-cell office:value-type="float" office:value="84029" calcext:value-type="float">
            <text:p>84029</text:p>
          </table:table-cell>
          <table:table-cell office:value-type="float" office:value="4659" calcext:value-type="float">
            <text:p>4659</text:p>
          </table:table-cell>
          <table:table-cell table:formula="of:=LOG([.C842])" office:value-type="float" office:value="3.66829271044822" calcext:value-type="float">
            <text:p>3,668292710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 office:value-type="float" office:value="29" calcext:value-type="float">
            <text:p>29</text:p>
          </table:table-cell>
          <table:table-cell office:value-type="float" office:value="4644" calcext:value-type="float">
            <text:p>4644</text:p>
          </table:table-cell>
          <table:table-cell office:value-type="float" office:value="100" calcext:value-type="float">
            <text:p>100</text:p>
          </table:table-cell>
          <table:table-cell office:value-type="float" office:value="4659" calcext:value-type="float">
            <text:p>46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omb</text:p>
          </table:table-cell>
          <table:table-cell office:value-type="float" office:value="84030" calcext:value-type="float">
            <text:p>84030</text:p>
          </table:table-cell>
          <table:table-cell office:value-type="float" office:value="3199" calcext:value-type="float">
            <text:p>3199</text:p>
          </table:table-cell>
          <table:table-cell table:formula="of:=LOG([.C843])" office:value-type="float" office:value="3.50501424008411" calcext:value-type="float">
            <text:p>3,505014240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100" calcext:value-type="float">
            <text:p>100</text:p>
          </table:table-cell>
          <table:table-cell office:value-type="float" office:value="3199" calcext:value-type="float">
            <text:p>3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rpentras</text:p>
          </table:table-cell>
          <table:table-cell office:value-type="float" office:value="84031" calcext:value-type="float">
            <text:p>84031</text:p>
          </table:table-cell>
          <table:table-cell office:value-type="float" office:value="28447" calcext:value-type="float">
            <text:p>28447</text:p>
          </table:table-cell>
          <table:table-cell table:formula="of:=LOG([.C844])" office:value-type="float" office:value="4.4540364727647" calcext:value-type="float">
            <text:p>4,45403647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91" calcext:value-type="float">
            <text:p>22791</text:p>
          </table:table-cell>
          <table:table-cell office:value-type="float" office:value="80" calcext:value-type="float">
            <text:p>80</text:p>
          </table:table-cell>
          <table:table-cell office:value-type="float" office:value="28444" calcext:value-type="float">
            <text:p>28444</text:p>
          </table:table-cell>
          <table:table-cell office:value-type="float" office:value="100" calcext:value-type="float">
            <text:p>100</text:p>
          </table:table-cell>
          <table:table-cell office:value-type="float" office:value="28447" calcext:value-type="float">
            <text:p>28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eneuve</text:p>
          </table:table-cell>
          <table:table-cell office:value-type="float" office:value="84032" calcext:value-type="float">
            <text:p>84032</text:p>
          </table:table-cell>
          <table:table-cell office:value-type="float" office:value="522" calcext:value-type="float">
            <text:p>522</text:p>
          </table:table-cell>
          <table:table-cell table:formula="of:=LOG([.C845])" office:value-type="float" office:value="2.71767050300226" calcext:value-type="float">
            <text:p>2,71767050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stellet</text:p>
          </table:table-cell>
          <table:table-cell office:value-type="float" office:value="84033" calcext:value-type="float">
            <text:p>84033</text:p>
          </table:table-cell>
          <table:table-cell office:value-type="float" office:value="125" calcext:value-type="float">
            <text:p>125</text:p>
          </table:table-cell>
          <table:table-cell table:formula="of:=LOG([.C846])" office:value-type="float" office:value="2.09691001300806" calcext:value-type="float">
            <text:p>2,09691001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umont-sur-Durance</text:p>
          </table:table-cell>
          <table:table-cell office:value-type="float" office:value="84034" calcext:value-type="float">
            <text:p>84034</text:p>
          </table:table-cell>
          <table:table-cell office:value-type="float" office:value="4718" calcext:value-type="float">
            <text:p>4718</text:p>
          </table:table-cell>
          <table:table-cell table:formula="of:=LOG([.C847])" office:value-type="float" office:value="3.67375793654958" calcext:value-type="float">
            <text:p>3,673757936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56" calcext:value-type="float">
            <text:p>3556</text:p>
          </table:table-cell>
          <table:table-cell office:value-type="float" office:value="75" calcext:value-type="float">
            <text:p>75</text:p>
          </table:table-cell>
          <table:table-cell office:value-type="float" office:value="4714" calcext:value-type="float">
            <text:p>4714</text:p>
          </table:table-cell>
          <table:table-cell office:value-type="float" office:value="100" calcext:value-type="float">
            <text:p>100</text:p>
          </table:table-cell>
          <table:table-cell office:value-type="float" office:value="4718" calcext:value-type="float">
            <text:p>4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availlon</text:p>
          </table:table-cell>
          <table:table-cell office:value-type="float" office:value="84035" calcext:value-type="float">
            <text:p>84035</text:p>
          </table:table-cell>
          <table:table-cell office:value-type="float" office:value="26201" calcext:value-type="float">
            <text:p>26201</text:p>
          </table:table-cell>
          <table:table-cell table:formula="of:=LOG([.C848])" office:value-type="float" office:value="4.41831786712868" calcext:value-type="float">
            <text:p>4,418317867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06" calcext:value-type="float">
            <text:p>22506</text:p>
          </table:table-cell>
          <table:table-cell office:value-type="float" office:value="86" calcext:value-type="float">
            <text:p>86</text:p>
          </table:table-cell>
          <table:table-cell office:value-type="float" office:value="26201" calcext:value-type="float">
            <text:p>26201</text:p>
          </table:table-cell>
          <table:table-cell office:value-type="float" office:value="100" calcext:value-type="float">
            <text:p>100</text:p>
          </table:table-cell>
          <table:table-cell office:value-type="float" office:value="26201" calcext:value-type="float">
            <text:p>26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de-Gadagne</text:p>
          </table:table-cell>
          <table:table-cell office:value-type="float" office:value="84036" calcext:value-type="float">
            <text:p>84036</text:p>
          </table:table-cell>
          <table:table-cell office:value-type="float" office:value="3303" calcext:value-type="float">
            <text:p>3303</text:p>
          </table:table-cell>
          <table:table-cell table:formula="of:=LOG([.C849])" office:value-type="float" office:value="3.51890857369141" calcext:value-type="float">
            <text:p>3,518908573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 office:value-type="float" office:value="69" calcext:value-type="float">
            <text:p>69</text:p>
          </table:table-cell>
          <table:table-cell office:value-type="float" office:value="3303" calcext:value-type="float">
            <text:p>3303</text:p>
          </table:table-cell>
          <table:table-cell office:value-type="float" office:value="100" calcext:value-type="float">
            <text:p>100</text:p>
          </table:table-cell>
          <table:table-cell office:value-type="float" office:value="3303" calcext:value-type="float">
            <text:p>33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âteauneuf-du-Pape</text:p>
          </table:table-cell>
          <table:table-cell office:value-type="float" office:value="84037" calcext:value-type="float">
            <text:p>84037</text:p>
          </table:table-cell>
          <table:table-cell office:value-type="float" office:value="2199" calcext:value-type="float">
            <text:p>2199</text:p>
          </table:table-cell>
          <table:table-cell table:formula="of:=LOG([.C850])" office:value-type="float" office:value="3.34222522936079" calcext:value-type="float">
            <text:p>3,342225229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199" calcext:value-type="float">
            <text:p>2199</text:p>
          </table:table-cell>
          <table:table-cell office:value-type="float" office:value="100" calcext:value-type="float">
            <text:p>100</text:p>
          </table:table-cell>
          <table:table-cell office:value-type="float" office:value="2199" calcext:value-type="float">
            <text:p>2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eval-Blanc</text:p>
          </table:table-cell>
          <table:table-cell office:value-type="float" office:value="84038" calcext:value-type="float">
            <text:p>84038</text:p>
          </table:table-cell>
          <table:table-cell office:value-type="float" office:value="4092" calcext:value-type="float">
            <text:p>4092</text:p>
          </table:table-cell>
          <table:table-cell table:formula="of:=LOG([.C851])" office:value-type="float" office:value="3.61193562504012" calcext:value-type="float">
            <text:p>3,61193562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4087" calcext:value-type="float">
            <text:p>4087</text:p>
          </table:table-cell>
          <table:table-cell office:value-type="float" office:value="100" calcext:value-type="float">
            <text:p>100</text:p>
          </table:table-cell>
          <table:table-cell office:value-type="float" office:value="4092" calcext:value-type="float">
            <text:p>40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urthézon</text:p>
          </table:table-cell>
          <table:table-cell office:value-type="float" office:value="84039" calcext:value-type="float">
            <text:p>84039</text:p>
          </table:table-cell>
          <table:table-cell office:value-type="float" office:value="5487" calcext:value-type="float">
            <text:p>5487</text:p>
          </table:table-cell>
          <table:table-cell table:formula="of:=LOG([.C852])" office:value-type="float" office:value="3.73933496019608" calcext:value-type="float">
            <text:p>3,739334960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0" calcext:value-type="float">
            <text:p>4040</text:p>
          </table:table-cell>
          <table:table-cell office:value-type="float" office:value="74" calcext:value-type="float">
            <text:p>74</text:p>
          </table:table-cell>
          <table:table-cell office:value-type="float" office:value="5482" calcext:value-type="float">
            <text:p>5482</text:p>
          </table:table-cell>
          <table:table-cell office:value-type="float" office:value="100" calcext:value-type="float">
            <text:p>100</text:p>
          </table:table-cell>
          <table:table-cell office:value-type="float" office:value="5487" calcext:value-type="float">
            <text:p>54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estet</text:p>
          </table:table-cell>
          <table:table-cell office:value-type="float" office:value="84040" calcext:value-type="float">
            <text:p>84040</text:p>
          </table:table-cell>
          <table:table-cell office:value-type="float" office:value="406" calcext:value-type="float">
            <text:p>406</text:p>
          </table:table-cell>
          <table:table-cell table:formula="of:=LOG([.C853])" office:value-type="float" office:value="2.60852603357719" calcext:value-type="float">
            <text:p>2,608526033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99" calcext:value-type="float">
            <text:p>99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illon-le-Brave</text:p>
          </table:table-cell>
          <table:table-cell office:value-type="float" office:value="84041" calcext:value-type="float">
            <text:p>84041</text:p>
          </table:table-cell>
          <table:table-cell office:value-type="float" office:value="473" calcext:value-type="float">
            <text:p>473</text:p>
          </table:table-cell>
          <table:table-cell table:formula="of:=LOG([.C854])" office:value-type="float" office:value="2.67486114073781" calcext:value-type="float">
            <text:p>2,674861140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100" calcext:value-type="float">
            <text:p>100</text:p>
          </table:table-cell>
          <table:table-cell office:value-type="float" office:value="473" calcext:value-type="float">
            <text:p>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curon</text:p>
          </table:table-cell>
          <table:table-cell office:value-type="float" office:value="84042" calcext:value-type="float">
            <text:p>84042</text:p>
          </table:table-cell>
          <table:table-cell office:value-type="float" office:value="1786" calcext:value-type="float">
            <text:p>1786</text:p>
          </table:table-cell>
          <table:table-cell table:formula="of:=LOG([.C855])" office:value-type="float" office:value="3.25188145455253" calcext:value-type="float">
            <text:p>3,251881454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785" calcext:value-type="float">
            <text:p>1785</text:p>
          </table:table-cell>
          <table:table-cell office:value-type="float" office:value="100" calcext:value-type="float">
            <text:p>100</text:p>
          </table:table-cell>
          <table:table-cell office:value-type="float" office:value="1786" calcext:value-type="float">
            <text:p>17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traigues-sur-la-Sorgue</text:p>
          </table:table-cell>
          <table:table-cell office:value-type="float" office:value="84043" calcext:value-type="float">
            <text:p>84043</text:p>
          </table:table-cell>
          <table:table-cell office:value-type="float" office:value="8230" calcext:value-type="float">
            <text:p>8230</text:p>
          </table:table-cell>
          <table:table-cell table:formula="of:=LOG([.C856])" office:value-type="float" office:value="3.91539983521227" calcext:value-type="float">
            <text:p>3,915399835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office:value-type="float" office:value="93" calcext:value-type="float">
            <text:p>93</text:p>
          </table:table-cell>
          <table:table-cell office:value-type="float" office:value="8229" calcext:value-type="float">
            <text:p>8229</text:p>
          </table:table-cell>
          <table:table-cell office:value-type="float" office:value="100" calcext:value-type="float">
            <text:p>100</text:p>
          </table:table-cell>
          <table:table-cell office:value-type="float" office:value="8230" calcext:value-type="float">
            <text:p>82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ntrechaux</text:p>
          </table:table-cell>
          <table:table-cell office:value-type="float" office:value="84044" calcext:value-type="float">
            <text:p>84044</text:p>
          </table:table-cell>
          <table:table-cell office:value-type="float" office:value="1162" calcext:value-type="float">
            <text:p>1162</text:p>
          </table:table-cell>
          <table:table-cell table:formula="of:=LOG([.C857])" office:value-type="float" office:value="3.06520612805431" calcext:value-type="float">
            <text:p>3,065206128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100" calcext:value-type="float">
            <text:p>100</text:p>
          </table:table-cell>
          <table:table-cell office:value-type="float" office:value="1162" calcext:value-type="float">
            <text:p>1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ucon</text:p>
          </table:table-cell>
          <table:table-cell office:value-type="float" office:value="84045" calcext:value-type="float">
            <text:p>84045</text:p>
          </table:table-cell>
          <table:table-cell office:value-type="float" office:value="429" calcext:value-type="float">
            <text:p>429</text:p>
          </table:table-cell>
          <table:table-cell table:formula="of:=LOG([.C858])" office:value-type="float" office:value="2.63245729218472" calcext:value-type="float">
            <text:p>2,632457292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  <table:table-cell office:value-type="float" office:value="429" calcext:value-type="float">
            <text:p>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lassan</text:p>
          </table:table-cell>
          <table:table-cell office:value-type="float" office:value="84046" calcext:value-type="float">
            <text:p>84046</text:p>
          </table:table-cell>
          <table:table-cell office:value-type="float" office:value="434" calcext:value-type="float">
            <text:p>434</text:p>
          </table:table-cell>
          <table:table-cell table:formula="of:=LOG([.C859])" office:value-type="float" office:value="2.63748972951251" calcext:value-type="float">
            <text:p>2,637489729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99" calcext:value-type="float">
            <text:p>99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argas</text:p>
          </table:table-cell>
          <table:table-cell office:value-type="float" office:value="84047" calcext:value-type="float">
            <text:p>84047</text:p>
          </table:table-cell>
          <table:table-cell office:value-type="float" office:value="2920" calcext:value-type="float">
            <text:p>2920</text:p>
          </table:table-cell>
          <table:table-cell table:formula="of:=LOG([.C860])" office:value-type="float" office:value="3.46538285144842" calcext:value-type="float">
            <text:p>3,465382851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916" calcext:value-type="float">
            <text:p>2916</text:p>
          </table:table-cell>
          <table:table-cell office:value-type="float" office:value="100" calcext:value-type="float">
            <text:p>100</text:p>
          </table:table-cell>
          <table:table-cell office:value-type="float" office:value="2920" calcext:value-type="float">
            <text:p>29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gnac</text:p>
          </table:table-cell>
          <table:table-cell office:value-type="float" office:value="84048" calcext:value-type="float">
            <text:p>84048</text:p>
          </table:table-cell>
          <table:table-cell office:value-type="float" office:value="61" calcext:value-type="float">
            <text:p>61</text:p>
          </table:table-cell>
          <table:table-cell table:formula="of:=LOG([.C861])" office:value-type="float" office:value="1.78532983501077" calcext:value-type="float">
            <text:p>1,78532983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gondas</text:p>
          </table:table-cell>
          <table:table-cell office:value-type="float" office:value="84049" calcext:value-type="float">
            <text:p>84049</text:p>
          </table:table-cell>
          <table:table-cell office:value-type="float" office:value="534" calcext:value-type="float">
            <text:p>534</text:p>
          </table:table-cell>
          <table:table-cell table:formula="of:=LOG([.C862])" office:value-type="float" office:value="2.72754125702856" calcext:value-type="float">
            <text:p>2,72754125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100" calcext:value-type="float">
            <text:p>100</text:p>
          </table:table-cell>
          <table:table-cell office:value-type="float" office:value="534" calcext:value-type="float">
            <text:p>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ordes</text:p>
          </table:table-cell>
          <table:table-cell office:value-type="float" office:value="84050" calcext:value-type="float">
            <text:p>84050</text:p>
          </table:table-cell>
          <table:table-cell office:value-type="float" office:value="1961" calcext:value-type="float">
            <text:p>1961</text:p>
          </table:table-cell>
          <table:table-cell table:formula="of:=LOG([.C863])" office:value-type="float" office:value="3.29247759366778" calcext:value-type="float">
            <text:p>3,29247759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1" calcext:value-type="float">
            <text:p>1961</text:p>
          </table:table-cell>
          <table:table-cell office:value-type="float" office:value="100" calcext:value-type="float">
            <text:p>100</text:p>
          </table:table-cell>
          <table:table-cell office:value-type="float" office:value="1961" calcext:value-type="float">
            <text:p>19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oult</text:p>
          </table:table-cell>
          <table:table-cell office:value-type="float" office:value="84051" calcext:value-type="float">
            <text:p>84051</text:p>
          </table:table-cell>
          <table:table-cell office:value-type="float" office:value="1139" calcext:value-type="float">
            <text:p>1139</text:p>
          </table:table-cell>
          <table:table-cell table:formula="of:=LOG([.C864])" office:value-type="float" office:value="3.0565237240791" calcext:value-type="float">
            <text:p>3,056523724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100" calcext:value-type="float">
            <text:p>100</text:p>
          </table:table-cell>
          <table:table-cell office:value-type="float" office:value="1139" calcext:value-type="float">
            <text:p>11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ambois</text:p>
          </table:table-cell>
          <table:table-cell office:value-type="float" office:value="84052" calcext:value-type="float">
            <text:p>84052</text:p>
          </table:table-cell>
          <table:table-cell office:value-type="float" office:value="1244" calcext:value-type="float">
            <text:p>1244</text:p>
          </table:table-cell>
          <table:table-cell table:formula="of:=LOG([.C865])" office:value-type="float" office:value="3.0948203803548" calcext:value-type="float">
            <text:p>3,094820380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office:value-type="float" office:value="100" calcext:value-type="float">
            <text:p>100</text:p>
          </table:table-cell>
          <table:table-cell office:value-type="float" office:value="1244" calcext:value-type="float">
            <text:p>1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illon</text:p>
          </table:table-cell>
          <table:table-cell office:value-type="float" office:value="84053" calcext:value-type="float">
            <text:p>84053</text:p>
          </table:table-cell>
          <table:table-cell office:value-type="float" office:value="1764" calcext:value-type="float">
            <text:p>1764</text:p>
          </table:table-cell>
          <table:table-cell table:formula="of:=LOG([.C866])" office:value-type="float" office:value="3.2464985807958" calcext:value-type="float">
            <text:p>3,246498580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61" calcext:value-type="float">
            <text:p>1761</text:p>
          </table:table-cell>
          <table:table-cell office:value-type="float" office:value="100" calcext:value-type="float">
            <text:p>100</text:p>
          </table:table-cell>
          <table:table-cell office:value-type="float" office:value="1764" calcext:value-type="float">
            <text:p>17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'Isle-sur-la-Sorgue</text:p>
          </table:table-cell>
          <table:table-cell office:value-type="float" office:value="84054" calcext:value-type="float">
            <text:p>84054</text:p>
          </table:table-cell>
          <table:table-cell office:value-type="float" office:value="19240" calcext:value-type="float">
            <text:p>19240</text:p>
          </table:table-cell>
          <table:table-cell table:formula="of:=LOG([.C867])" office:value-type="float" office:value="4.28420506770179" calcext:value-type="float">
            <text:p>4,284205067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52" calcext:value-type="float">
            <text:p>12852</text:p>
          </table:table-cell>
          <table:table-cell office:value-type="float" office:value="67" calcext:value-type="float">
            <text:p>67</text:p>
          </table:table-cell>
          <table:table-cell office:value-type="float" office:value="19240" calcext:value-type="float">
            <text:p>19240</text:p>
          </table:table-cell>
          <table:table-cell office:value-type="float" office:value="100" calcext:value-type="float">
            <text:p>100</text:p>
          </table:table-cell>
          <table:table-cell office:value-type="float" office:value="19240" calcext:value-type="float">
            <text:p>192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nquerettes</text:p>
          </table:table-cell>
          <table:table-cell office:value-type="float" office:value="84055" calcext:value-type="float">
            <text:p>84055</text:p>
          </table:table-cell>
          <table:table-cell office:value-type="float" office:value="1440" calcext:value-type="float">
            <text:p>1440</text:p>
          </table:table-cell>
          <table:table-cell table:formula="of:=LOG([.C868])" office:value-type="float" office:value="3.15836249209525" calcext:value-type="float">
            <text:p>3,158362492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office:value-type="float" office:value="100" calcext:value-type="float">
            <text:p>100</text:p>
          </table:table-cell>
          <table:table-cell office:value-type="float" office:value="1440" calcext:value-type="float">
            <text:p>1440</text:p>
          </table:table-cell>
          <table:table-cell office:value-type="float" office:value="100" calcext:value-type="float">
            <text:p>100</text:p>
          </table:table-cell>
          <table:table-cell office:value-type="float" office:value="1440" calcext:value-type="float">
            <text:p>14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nquières</text:p>
          </table:table-cell>
          <table:table-cell office:value-type="float" office:value="84056" calcext:value-type="float">
            <text:p>84056</text:p>
          </table:table-cell>
          <table:table-cell office:value-type="float" office:value="4962" calcext:value-type="float">
            <text:p>4962</text:p>
          </table:table-cell>
          <table:table-cell table:formula="of:=LOG([.C869])" office:value-type="float" office:value="3.69565675993619" calcext:value-type="float">
            <text:p>3,695656759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962" calcext:value-type="float">
            <text:p>4962</text:p>
          </table:table-cell>
          <table:table-cell office:value-type="float" office:value="100" calcext:value-type="float">
            <text:p>100</text:p>
          </table:table-cell>
          <table:table-cell office:value-type="float" office:value="4962" calcext:value-type="float">
            <text:p>49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ucas</text:p>
          </table:table-cell>
          <table:table-cell office:value-type="float" office:value="84057" calcext:value-type="float">
            <text:p>84057</text:p>
          </table:table-cell>
          <table:table-cell office:value-type="float" office:value="329" calcext:value-type="float">
            <text:p>329</text:p>
          </table:table-cell>
          <table:table-cell table:formula="of:=LOG([.C870])" office:value-type="float" office:value="2.51719589794997" calcext:value-type="float">
            <text:p>2,517195897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coste</text:p>
          </table:table-cell>
          <table:table-cell office:value-type="float" office:value="84058" calcext:value-type="float">
            <text:p>84058</text:p>
          </table:table-cell>
          <table:table-cell office:value-type="float" office:value="409" calcext:value-type="float">
            <text:p>409</text:p>
          </table:table-cell>
          <table:table-cell table:formula="of:=LOG([.C871])" office:value-type="float" office:value="2.61172330800734" calcext:value-type="float">
            <text:p>2,61172330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  <table:table-cell office:value-type="float" office:value="409" calcext:value-type="float">
            <text:p>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fare</text:p>
          </table:table-cell>
          <table:table-cell office:value-type="float" office:value="84059" calcext:value-type="float">
            <text:p>84059</text:p>
          </table:table-cell>
          <table:table-cell office:value-type="float" office:value="131" calcext:value-type="float">
            <text:p>131</text:p>
          </table:table-cell>
          <table:table-cell table:formula="of:=LOG([.C872])" office:value-type="float" office:value="2.11727129565576" calcext:value-type="float">
            <text:p>2,117271295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garde-d'Apt</text:p>
          </table:table-cell>
          <table:table-cell office:value-type="float" office:value="84060" calcext:value-type="float">
            <text:p>84060</text:p>
          </table:table-cell>
          <table:table-cell office:value-type="float" office:value="38" calcext:value-type="float">
            <text:p>38</text:p>
          </table:table-cell>
          <table:table-cell table:formula="of:=LOG([.C873])" office:value-type="float" office:value="1.57978359661681" calcext:value-type="float">
            <text:p>1,579783596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garde-Paréol</text:p>
          </table:table-cell>
          <table:table-cell office:value-type="float" office:value="84061" calcext:value-type="float">
            <text:p>84061</text:p>
          </table:table-cell>
          <table:table-cell office:value-type="float" office:value="312" calcext:value-type="float">
            <text:p>312</text:p>
          </table:table-cell>
          <table:table-cell table:formula="of:=LOG([.C874])" office:value-type="float" office:value="2.49415459401844" calcext:value-type="float">
            <text:p>2,49415459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gnes</text:p>
          </table:table-cell>
          <table:table-cell office:value-type="float" office:value="84062" calcext:value-type="float">
            <text:p>84062</text:p>
          </table:table-cell>
          <table:table-cell office:value-type="float" office:value="1613" calcext:value-type="float">
            <text:p>1613</text:p>
          </table:table-cell>
          <table:table-cell table:formula="of:=LOG([.C875])" office:value-type="float" office:value="3.20763436738896" calcext:value-type="float">
            <text:p>3,207634367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13" calcext:value-type="float">
            <text:p>1613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motte-du-Rhône</text:p>
          </table:table-cell>
          <table:table-cell office:value-type="float" office:value="84063" calcext:value-type="float">
            <text:p>84063</text:p>
          </table:table-cell>
          <table:table-cell office:value-type="float" office:value="406" calcext:value-type="float">
            <text:p>406</text:p>
          </table:table-cell>
          <table:table-cell table:formula="of:=LOG([.C876])" office:value-type="float" office:value="2.60852603357719" calcext:value-type="float">
            <text:p>2,60852603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palud</text:p>
          </table:table-cell>
          <table:table-cell office:value-type="float" office:value="84064" calcext:value-type="float">
            <text:p>84064</text:p>
          </table:table-cell>
          <table:table-cell office:value-type="float" office:value="3863" calcext:value-type="float">
            <text:p>3863</text:p>
          </table:table-cell>
          <table:table-cell table:formula="of:=LOG([.C877])" office:value-type="float" office:value="3.58692470814482" calcext:value-type="float">
            <text:p>3,586924708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3853" calcext:value-type="float">
            <text:p>3853</text:p>
          </table:table-cell>
          <table:table-cell office:value-type="float" office:value="100" calcext:value-type="float">
            <text:p>100</text:p>
          </table:table-cell>
          <table:table-cell office:value-type="float" office:value="3863" calcext:value-type="float">
            <text:p>38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uris</text:p>
          </table:table-cell>
          <table:table-cell office:value-type="float" office:value="84065" calcext:value-type="float">
            <text:p>84065</text:p>
          </table:table-cell>
          <table:table-cell office:value-type="float" office:value="3787" calcext:value-type="float">
            <text:p>3787</text:p>
          </table:table-cell>
          <table:table-cell table:formula="of:=LOG([.C878])" office:value-type="float" office:value="3.57829530512083" calcext:value-type="float">
            <text:p>3,578295305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785" calcext:value-type="float">
            <text:p>3785</text:p>
          </table:table-cell>
          <table:table-cell office:value-type="float" office:value="100" calcext:value-type="float">
            <text:p>100</text:p>
          </table:table-cell>
          <table:table-cell office:value-type="float" office:value="3787" calcext:value-type="float">
            <text:p>37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oux</text:p>
          </table:table-cell>
          <table:table-cell office:value-type="float" office:value="84066" calcext:value-type="float">
            <text:p>84066</text:p>
          </table:table-cell>
          <table:table-cell office:value-type="float" office:value="250" calcext:value-type="float">
            <text:p>250</text:p>
          </table:table-cell>
          <table:table-cell table:formula="of:=LOG([.C879])" office:value-type="float" office:value="2.39794000867204" calcext:value-type="float">
            <text:p>2,397940008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riol-du-Comtat</text:p>
          </table:table-cell>
          <table:table-cell office:value-type="float" office:value="84067" calcext:value-type="float">
            <text:p>84067</text:p>
          </table:table-cell>
          <table:table-cell office:value-type="float" office:value="2549" calcext:value-type="float">
            <text:p>2549</text:p>
          </table:table-cell>
          <table:table-cell table:formula="of:=LOG([.C880])" office:value-type="float" office:value="3.40636983546927" calcext:value-type="float">
            <text:p>3,406369835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27" calcext:value-type="float">
            <text:p>27</text:p>
          </table:table-cell>
          <table:table-cell office:value-type="float" office:value="2549" calcext:value-type="float">
            <text:p>2549</text:p>
          </table:table-cell>
          <table:table-cell office:value-type="float" office:value="100" calcext:value-type="float">
            <text:p>100</text:p>
          </table:table-cell>
          <table:table-cell office:value-type="float" office:value="2549" calcext:value-type="float">
            <text:p>25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urmarin</text:p>
          </table:table-cell>
          <table:table-cell office:value-type="float" office:value="84068" calcext:value-type="float">
            <text:p>84068</text:p>
          </table:table-cell>
          <table:table-cell office:value-type="float" office:value="1145" calcext:value-type="float">
            <text:p>1145</text:p>
          </table:table-cell>
          <table:table-cell table:formula="of:=LOG([.C881])" office:value-type="float" office:value="3.05880548667591" calcext:value-type="float">
            <text:p>3,058805486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100" calcext:value-type="float">
            <text:p>100</text:p>
          </table:table-cell>
          <table:table-cell office:value-type="float" office:value="1145" calcext:value-type="float">
            <text:p>11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aucène</text:p>
          </table:table-cell>
          <table:table-cell office:value-type="float" office:value="84069" calcext:value-type="float">
            <text:p>84069</text:p>
          </table:table-cell>
          <table:table-cell office:value-type="float" office:value="2804" calcext:value-type="float">
            <text:p>2804</text:p>
          </table:table-cell>
          <table:table-cell table:formula="of:=LOG([.C882])" office:value-type="float" office:value="3.44777800929462" calcext:value-type="float">
            <text:p>3,447778009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804" calcext:value-type="float">
            <text:p>2804</text:p>
          </table:table-cell>
          <table:table-cell office:value-type="float" office:value="100" calcext:value-type="float">
            <text:p>100</text:p>
          </table:table-cell>
          <table:table-cell office:value-type="float" office:value="2804" calcext:value-type="float">
            <text:p>28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lemort-du-Comtat</text:p>
          </table:table-cell>
          <table:table-cell office:value-type="float" office:value="84070" calcext:value-type="float">
            <text:p>84070</text:p>
          </table:table-cell>
          <table:table-cell office:value-type="float" office:value="1682" calcext:value-type="float">
            <text:p>1682</text:p>
          </table:table-cell>
          <table:table-cell table:formula="of:=LOG([.C883])" office:value-type="float" office:value="3.22582599146189" calcext:value-type="float">
            <text:p>3,22582599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679" calcext:value-type="float">
            <text:p>1679</text:p>
          </table:table-cell>
          <table:table-cell office:value-type="float" office:value="100" calcext:value-type="float">
            <text:p>100</text:p>
          </table:table-cell>
          <table:table-cell office:value-type="float" office:value="1682" calcext:value-type="float">
            <text:p>16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ubec</text:p>
          </table:table-cell>
          <table:table-cell office:value-type="float" office:value="84071" calcext:value-type="float">
            <text:p>84071</text:p>
          </table:table-cell>
          <table:table-cell office:value-type="float" office:value="1883" calcext:value-type="float">
            <text:p>1883</text:p>
          </table:table-cell>
          <table:table-cell table:formula="of:=LOG([.C884])" office:value-type="float" office:value="3.27485032001666" calcext:value-type="float">
            <text:p>3,2748503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4" calcext:value-type="float">
            <text:p>14</text:p>
          </table:table-cell>
          <table:table-cell office:value-type="float" office:value="1883" calcext:value-type="float">
            <text:p>1883</text:p>
          </table:table-cell>
          <table:table-cell office:value-type="float" office:value="100" calcext:value-type="float">
            <text:p>100</text:p>
          </table:table-cell>
          <table:table-cell office:value-type="float" office:value="1883" calcext:value-type="float">
            <text:p>1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zan</text:p>
          </table:table-cell>
          <table:table-cell office:value-type="float" office:value="84072" calcext:value-type="float">
            <text:p>84072</text:p>
          </table:table-cell>
          <table:table-cell office:value-type="float" office:value="5841" calcext:value-type="float">
            <text:p>5841</text:p>
          </table:table-cell>
          <table:table-cell table:formula="of:=LOG([.C885])" office:value-type="float" office:value="3.76648720623969" calcext:value-type="float">
            <text:p>3,7664872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5841" calcext:value-type="float">
            <text:p>5841</text:p>
          </table:table-cell>
          <table:table-cell office:value-type="float" office:value="100" calcext:value-type="float">
            <text:p>100</text:p>
          </table:table-cell>
          <table:table-cell office:value-type="float" office:value="5841" calcext:value-type="float">
            <text:p>5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énerbes</text:p>
          </table:table-cell>
          <table:table-cell office:value-type="float" office:value="84073" calcext:value-type="float">
            <text:p>84073</text:p>
          </table:table-cell>
          <table:table-cell office:value-type="float" office:value="999" calcext:value-type="float">
            <text:p>999</text:p>
          </table:table-cell>
          <table:table-cell table:formula="of:=LOG([.C886])" office:value-type="float" office:value="2.99956548822598" calcext:value-type="float">
            <text:p>2,999565488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100" calcext:value-type="float">
            <text:p>100</text:p>
          </table:table-cell>
          <table:table-cell office:value-type="float" office:value="999" calcext:value-type="float">
            <text:p>9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érindol</text:p>
          </table:table-cell>
          <table:table-cell office:value-type="float" office:value="84074" calcext:value-type="float">
            <text:p>84074</text:p>
          </table:table-cell>
          <table:table-cell office:value-type="float" office:value="2011" calcext:value-type="float">
            <text:p>2011</text:p>
          </table:table-cell>
          <table:table-cell table:formula="of:=LOG([.C887])" office:value-type="float" office:value="3.30341207059674" calcext:value-type="float">
            <text:p>3,303412070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éthamis</text:p>
          </table:table-cell>
          <table:table-cell office:value-type="float" office:value="84075" calcext:value-type="float">
            <text:p>84075</text:p>
          </table:table-cell>
          <table:table-cell office:value-type="float" office:value="416" calcext:value-type="float">
            <text:p>416</text:p>
          </table:table-cell>
          <table:table-cell table:formula="of:=LOG([.C888])" office:value-type="float" office:value="2.61909333062674" calcext:value-type="float">
            <text:p>2,619093330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00" calcext:value-type="float">
            <text:p>100</text:p>
          </table:table-cell>
          <table:table-cell office:value-type="float" office:value="416" calcext:value-type="float">
            <text:p>4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rabeau</text:p>
          </table:table-cell>
          <table:table-cell office:value-type="float" office:value="84076" calcext:value-type="float">
            <text:p>84076</text:p>
          </table:table-cell>
          <table:table-cell office:value-type="float" office:value="1223" calcext:value-type="float">
            <text:p>1223</text:p>
          </table:table-cell>
          <table:table-cell table:formula="of:=LOG([.C889])" office:value-type="float" office:value="3.08742645703628" calcext:value-type="float">
            <text:p>3,08742645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office:value-type="float" office:value="100" calcext:value-type="float">
            <text:p>100</text:p>
          </table:table-cell>
          <table:table-cell office:value-type="float" office:value="1223" calcext:value-type="float">
            <text:p>12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dène</text:p>
          </table:table-cell>
          <table:table-cell office:value-type="float" office:value="84077" calcext:value-type="float">
            <text:p>84077</text:p>
          </table:table-cell>
          <table:table-cell office:value-type="float" office:value="454" calcext:value-type="float">
            <text:p>454</text:p>
          </table:table-cell>
          <table:table-cell table:formula="of:=LOG([.C890])" office:value-type="float" office:value="2.6570558528571" calcext:value-type="float">
            <text:p>2,657055852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00" calcext:value-type="float">
            <text:p>100</text:p>
          </table:table-cell>
          <table:table-cell office:value-type="float" office:value="454" calcext:value-type="float">
            <text:p>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dragon</text:p>
          </table:table-cell>
          <table:table-cell office:value-type="float" office:value="84078" calcext:value-type="float">
            <text:p>84078</text:p>
          </table:table-cell>
          <table:table-cell office:value-type="float" office:value="3856" calcext:value-type="float">
            <text:p>3856</text:p>
          </table:table-cell>
          <table:table-cell table:formula="of:=LOG([.C891])" office:value-type="float" office:value="3.58613702523079" calcext:value-type="float">
            <text:p>3,586137025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40" calcext:value-type="float">
            <text:p>40</text:p>
          </table:table-cell>
          <table:table-cell office:value-type="float" office:value="3850" calcext:value-type="float">
            <text:p>3850</text:p>
          </table:table-cell>
          <table:table-cell office:value-type="float" office:value="100" calcext:value-type="float">
            <text:p>100</text:p>
          </table:table-cell>
          <table:table-cell office:value-type="float" office:value="3856" calcext:value-type="float">
            <text:p>38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ieux</text:p>
          </table:table-cell>
          <table:table-cell office:value-type="float" office:value="84079" calcext:value-type="float">
            <text:p>84079</text:p>
          </table:table-cell>
          <table:table-cell office:value-type="float" office:value="364" calcext:value-type="float">
            <text:p>364</text:p>
          </table:table-cell>
          <table:table-cell table:formula="of:=LOG([.C892])" office:value-type="float" office:value="2.56110138364906" calcext:value-type="float">
            <text:p>2,561101383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100" calcext:value-type="float">
            <text:p>100</text:p>
          </table:table-cell>
          <table:table-cell office:value-type="float" office:value="364" calcext:value-type="float">
            <text:p>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nteux</text:p>
          </table:table-cell>
          <table:table-cell office:value-type="float" office:value="84080" calcext:value-type="float">
            <text:p>84080</text:p>
          </table:table-cell>
          <table:table-cell office:value-type="float" office:value="12537" calcext:value-type="float">
            <text:p>12537</text:p>
          </table:table-cell>
          <table:table-cell table:formula="of:=LOG([.C893])" office:value-type="float" office:value="4.09819362586329" calcext:value-type="float">
            <text:p>4,098193625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977" calcext:value-type="float">
            <text:p>10977</text:p>
          </table:table-cell>
          <table:table-cell office:value-type="float" office:value="88" calcext:value-type="float">
            <text:p>88</text:p>
          </table:table-cell>
          <table:table-cell office:value-type="float" office:value="12537" calcext:value-type="float">
            <text:p>12537</text:p>
          </table:table-cell>
          <table:table-cell office:value-type="float" office:value="100" calcext:value-type="float">
            <text:p>100</text:p>
          </table:table-cell>
          <table:table-cell office:value-type="float" office:value="12537" calcext:value-type="float">
            <text:p>125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rières-lès-Avignon</text:p>
          </table:table-cell>
          <table:table-cell office:value-type="float" office:value="84081" calcext:value-type="float">
            <text:p>84081</text:p>
          </table:table-cell>
          <table:table-cell office:value-type="float" office:value="8100" calcext:value-type="float">
            <text:p>8100</text:p>
          </table:table-cell>
          <table:table-cell table:formula="of:=LOG([.C894])" office:value-type="float" office:value="3.90848501887865" calcext:value-type="float">
            <text:p>3,908485018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82" calcext:value-type="float">
            <text:p>8082</text:p>
          </table:table-cell>
          <table:table-cell office:value-type="float" office:value="100" calcext:value-type="float">
            <text:p>100</text:p>
          </table:table-cell>
          <table:table-cell office:value-type="float" office:value="8100" calcext:value-type="float">
            <text:p>8100</text:p>
          </table:table-cell>
          <table:table-cell office:value-type="float" office:value="100" calcext:value-type="float">
            <text:p>100</text:p>
          </table:table-cell>
          <table:table-cell office:value-type="float" office:value="8100" calcext:value-type="float">
            <text:p>8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rmoiron</text:p>
          </table:table-cell>
          <table:table-cell office:value-type="float" office:value="84082" calcext:value-type="float">
            <text:p>84082</text:p>
          </table:table-cell>
          <table:table-cell office:value-type="float" office:value="1897" calcext:value-type="float">
            <text:p>1897</text:p>
          </table:table-cell>
          <table:table-cell table:formula="of:=LOG([.C895])" office:value-type="float" office:value="3.27806733088866" calcext:value-type="float">
            <text:p>3,278067330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office:value-type="float" office:value="100" calcext:value-type="float">
            <text:p>100</text:p>
          </table:table-cell>
          <table:table-cell office:value-type="float" office:value="1897" calcext:value-type="float">
            <text:p>1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rnas</text:p>
          </table:table-cell>
          <table:table-cell office:value-type="float" office:value="84083" calcext:value-type="float">
            <text:p>84083</text:p>
          </table:table-cell>
          <table:table-cell office:value-type="float" office:value="2403" calcext:value-type="float">
            <text:p>2403</text:p>
          </table:table-cell>
          <table:table-cell table:formula="of:=LOG([.C896])" office:value-type="float" office:value="3.3807537708039" calcext:value-type="float">
            <text:p>3,380753770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2403" calcext:value-type="float">
            <text:p>2403</text:p>
          </table:table-cell>
          <table:table-cell office:value-type="float" office:value="100" calcext:value-type="float">
            <text:p>100</text:p>
          </table:table-cell>
          <table:table-cell office:value-type="float" office:value="2403" calcext:value-type="float">
            <text:p>24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Motte-d'Aigues</text:p>
          </table:table-cell>
          <table:table-cell office:value-type="float" office:value="84084" calcext:value-type="float">
            <text:p>84084</text:p>
          </table:table-cell>
          <table:table-cell office:value-type="float" office:value="1349" calcext:value-type="float">
            <text:p>1349</text:p>
          </table:table-cell>
          <table:table-cell table:formula="of:=LOG([.C897])" office:value-type="float" office:value="3.1300119496719" calcext:value-type="float">
            <text:p>3,130011949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 office:value-type="float" office:value="100" calcext:value-type="float">
            <text:p>100</text:p>
          </table:table-cell>
          <table:table-cell office:value-type="float" office:value="1349" calcext:value-type="float">
            <text:p>13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urs</text:p>
          </table:table-cell>
          <table:table-cell office:value-type="float" office:value="84085" calcext:value-type="float">
            <text:p>84085</text:p>
          </table:table-cell>
          <table:table-cell office:value-type="float" office:value="419" calcext:value-type="float">
            <text:p>419</text:p>
          </table:table-cell>
          <table:table-cell table:formula="of:=LOG([.C898])" office:value-type="float" office:value="2.6222140229663" calcext:value-type="float">
            <text:p>2,62221402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100" calcext:value-type="float">
            <text:p>100</text:p>
          </table:table-cell>
          <table:table-cell office:value-type="float" office:value="419" calcext:value-type="float">
            <text:p>4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ppède</text:p>
          </table:table-cell>
          <table:table-cell office:value-type="float" office:value="84086" calcext:value-type="float">
            <text:p>84086</text:p>
          </table:table-cell>
          <table:table-cell office:value-type="float" office:value="1337" calcext:value-type="float">
            <text:p>1337</text:p>
          </table:table-cell>
          <table:table-cell table:formula="of:=LOG([.C899])" office:value-type="float" office:value="3.12613140726198" calcext:value-type="float">
            <text:p>3,126131407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329" calcext:value-type="float">
            <text:p>1329</text:p>
          </table:table-cell>
          <table:table-cell office:value-type="float" office:value="99" calcext:value-type="float">
            <text:p>99</text:p>
          </table:table-cell>
          <table:table-cell office:value-type="float" office:value="1337" calcext:value-type="float">
            <text:p>13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84087" calcext:value-type="float">
            <text:p>84087</text:p>
          </table:table-cell>
          <table:table-cell office:value-type="float" office:value="29482" calcext:value-type="float">
            <text:p>29482</text:p>
          </table:table-cell>
          <table:table-cell table:formula="of:=LOG([.C900])" office:value-type="float" office:value="4.46955694185667" calcext:value-type="float">
            <text:p>4,469556941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461" calcext:value-type="float">
            <text:p>24461</text:p>
          </table:table-cell>
          <table:table-cell office:value-type="float" office:value="83" calcext:value-type="float">
            <text:p>83</text:p>
          </table:table-cell>
          <table:table-cell office:value-type="float" office:value="29482" calcext:value-type="float">
            <text:p>29482</text:p>
          </table:table-cell>
          <table:table-cell office:value-type="float" office:value="100" calcext:value-type="float">
            <text:p>100</text:p>
          </table:table-cell>
          <table:table-cell office:value-type="float" office:value="29482" calcext:value-type="float">
            <text:p>29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rnes-les-Fontaines</text:p>
          </table:table-cell>
          <table:table-cell office:value-type="float" office:value="84088" calcext:value-type="float">
            <text:p>84088</text:p>
          </table:table-cell>
          <table:table-cell office:value-type="float" office:value="9823" calcext:value-type="float">
            <text:p>9823</text:p>
          </table:table-cell>
          <table:table-cell table:formula="of:=LOG([.C901])" office:value-type="float" office:value="3.99224414404677" calcext:value-type="float">
            <text:p>3,992244144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6228" calcext:value-type="float">
            <text:p>6228</text:p>
          </table:table-cell>
          <table:table-cell office:value-type="float" office:value="63" calcext:value-type="float">
            <text:p>63</text:p>
          </table:table-cell>
          <table:table-cell office:value-type="float" office:value="9823" calcext:value-type="float">
            <text:p>9823</text:p>
          </table:table-cell>
          <table:table-cell office:value-type="float" office:value="100" calcext:value-type="float">
            <text:p>100</text:p>
          </table:table-cell>
          <table:table-cell office:value-type="float" office:value="9823" calcext:value-type="float">
            <text:p>98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rtuis</text:p>
          </table:table-cell>
          <table:table-cell office:value-type="float" office:value="84089" calcext:value-type="float">
            <text:p>84089</text:p>
          </table:table-cell>
          <table:table-cell office:value-type="float" office:value="19523" calcext:value-type="float">
            <text:p>19523</text:p>
          </table:table-cell>
          <table:table-cell table:formula="of:=LOG([.C902])" office:value-type="float" office:value="4.29054655428031" calcext:value-type="float">
            <text:p>4,290546554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" calcext:value-type="float">
            <text:p>8504</text:p>
          </table:table-cell>
          <table:table-cell office:value-type="float" office:value="44" calcext:value-type="float">
            <text:p>44</text:p>
          </table:table-cell>
          <table:table-cell office:value-type="float" office:value="19523" calcext:value-type="float">
            <text:p>19523</text:p>
          </table:table-cell>
          <table:table-cell office:value-type="float" office:value="100" calcext:value-type="float">
            <text:p>100</text:p>
          </table:table-cell>
          <table:table-cell office:value-type="float" office:value="19523" calcext:value-type="float">
            <text:p>195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ypin-d'Aigues</text:p>
          </table:table-cell>
          <table:table-cell office:value-type="float" office:value="84090" calcext:value-type="float">
            <text:p>84090</text:p>
          </table:table-cell>
          <table:table-cell office:value-type="float" office:value="640" calcext:value-type="float">
            <text:p>640</text:p>
          </table:table-cell>
          <table:table-cell table:formula="of:=LOG([.C903])" office:value-type="float" office:value="2.80617997398389" calcext:value-type="float">
            <text:p>2,80617997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olenc</text:p>
          </table:table-cell>
          <table:table-cell office:value-type="float" office:value="84091" calcext:value-type="float">
            <text:p>84091</text:p>
          </table:table-cell>
          <table:table-cell office:value-type="float" office:value="5093" calcext:value-type="float">
            <text:p>5093</text:p>
          </table:table-cell>
          <table:table-cell table:formula="of:=LOG([.C904])" office:value-type="float" office:value="3.70697367617618" calcext:value-type="float">
            <text:p>3,70697367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5091" calcext:value-type="float">
            <text:p>5091</text:p>
          </table:table-cell>
          <table:table-cell office:value-type="float" office:value="100" calcext:value-type="float">
            <text:p>100</text:p>
          </table:table-cell>
          <table:table-cell office:value-type="float" office:value="5093" calcext:value-type="float">
            <text:p>5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Pontet</text:p>
          </table:table-cell>
          <table:table-cell office:value-type="float" office:value="84092" calcext:value-type="float">
            <text:p>84092</text:p>
          </table:table-cell>
          <table:table-cell office:value-type="float" office:value="17476" calcext:value-type="float">
            <text:p>17476</text:p>
          </table:table-cell>
          <table:table-cell table:formula="of:=LOG([.C905])" office:value-type="float" office:value="4.24244203603753" calcext:value-type="float">
            <text:p>4,24244203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6" calcext:value-type="float">
            <text:p>17476</text:p>
          </table:table-cell>
          <table:table-cell office:value-type="float" office:value="100" calcext:value-type="float">
            <text:p>100</text:p>
          </table:table-cell>
          <table:table-cell office:value-type="float" office:value="17476" calcext:value-type="float">
            <text:p>17476</text:p>
          </table:table-cell>
          <table:table-cell office:value-type="float" office:value="100" calcext:value-type="float">
            <text:p>100</text:p>
          </table:table-cell>
          <table:table-cell office:value-type="float" office:value="17476" calcext:value-type="float">
            <text:p>174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get</text:p>
          </table:table-cell>
          <table:table-cell office:value-type="float" office:value="84093" calcext:value-type="float">
            <text:p>84093</text:p>
          </table:table-cell>
          <table:table-cell office:value-type="float" office:value="724" calcext:value-type="float">
            <text:p>724</text:p>
          </table:table-cell>
          <table:table-cell table:formula="of:=LOG([.C906])" office:value-type="float" office:value="2.85973856619715" calcext:value-type="float">
            <text:p>2,859738566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100" calcext:value-type="float">
            <text:p>100</text:p>
          </table:table-cell>
          <table:table-cell office:value-type="float" office:value="724" calcext:value-type="float">
            <text:p>7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yméras</text:p>
          </table:table-cell>
          <table:table-cell office:value-type="float" office:value="84094" calcext:value-type="float">
            <text:p>84094</text:p>
          </table:table-cell>
          <table:table-cell office:value-type="float" office:value="606" calcext:value-type="float">
            <text:p>606</text:p>
          </table:table-cell>
          <table:table-cell table:formula="of:=LOG([.C907])" office:value-type="float" office:value="2.78247262416629" calcext:value-type="float">
            <text:p>2,78247262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100" calcext:value-type="float">
            <text:p>100</text:p>
          </table:table-cell>
          <table:table-cell office:value-type="float" office:value="606" calcext:value-type="float">
            <text:p>6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uyvert</text:p>
          </table:table-cell>
          <table:table-cell office:value-type="float" office:value="84095" calcext:value-type="float">
            <text:p>84095</text:p>
          </table:table-cell>
          <table:table-cell office:value-type="float" office:value="808" calcext:value-type="float">
            <text:p>808</text:p>
          </table:table-cell>
          <table:table-cell table:formula="of:=LOG([.C908])" office:value-type="float" office:value="2.90741136077459" calcext:value-type="float">
            <text:p>2,90741136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  <table:table-cell office:value-type="float" office:value="808" calcext:value-type="float">
            <text:p>8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steau</text:p>
          </table:table-cell>
          <table:table-cell office:value-type="float" office:value="84096" calcext:value-type="float">
            <text:p>84096</text:p>
          </table:table-cell>
          <table:table-cell office:value-type="float" office:value="826" calcext:value-type="float">
            <text:p>826</text:p>
          </table:table-cell>
          <table:table-cell table:formula="of:=LOG([.C909])" office:value-type="float" office:value="2.91698004732038" calcext:value-type="float">
            <text:p>2,916980047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100" calcext:value-type="float">
            <text:p>100</text:p>
          </table:table-cell>
          <table:table-cell office:value-type="float" office:value="826" calcext:value-type="float">
            <text:p>8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icherenches</text:p>
          </table:table-cell>
          <table:table-cell office:value-type="float" office:value="84097" calcext:value-type="float">
            <text:p>84097</text:p>
          </table:table-cell>
          <table:table-cell office:value-type="float" office:value="650" calcext:value-type="float">
            <text:p>650</text:p>
          </table:table-cell>
          <table:table-cell table:formula="of:=LOG([.C910])" office:value-type="float" office:value="2.81291335664286" calcext:value-type="float">
            <text:p>2,812913356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aix</text:p>
          </table:table-cell>
          <table:table-cell office:value-type="float" office:value="84098" calcext:value-type="float">
            <text:p>84098</text:p>
          </table:table-cell>
          <table:table-cell office:value-type="float" office:value="662" calcext:value-type="float">
            <text:p>662</text:p>
          </table:table-cell>
          <table:table-cell table:formula="of:=LOG([.C911])" office:value-type="float" office:value="2.8208579894397" calcext:value-type="float">
            <text:p>2,820857989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100" calcext:value-type="float">
            <text:p>100</text:p>
          </table:table-cell>
          <table:table-cell office:value-type="float" office:value="662" calcext:value-type="float">
            <text:p>6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bion</text:p>
          </table:table-cell>
          <table:table-cell office:value-type="float" office:value="84099" calcext:value-type="float">
            <text:p>84099</text:p>
          </table:table-cell>
          <table:table-cell office:value-type="float" office:value="4273" calcext:value-type="float">
            <text:p>4273</text:p>
          </table:table-cell>
          <table:table-cell table:formula="of:=LOG([.C912])" office:value-type="float" office:value="3.6307328928172" calcext:value-type="float">
            <text:p>3,630732892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office:value-type="float" office:value="4267" calcext:value-type="float">
            <text:p>4267</text:p>
          </table:table-cell>
          <table:table-cell office:value-type="float" office:value="100" calcext:value-type="float">
            <text:p>100</text:p>
          </table:table-cell>
          <table:table-cell office:value-type="float" office:value="4273" calcext:value-type="float">
            <text:p>42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que-Alric</text:p>
          </table:table-cell>
          <table:table-cell office:value-type="float" office:value="84100" calcext:value-type="float">
            <text:p>84100</text:p>
          </table:table-cell>
          <table:table-cell office:value-type="float" office:value="51" calcext:value-type="float">
            <text:p>51</text:p>
          </table:table-cell>
          <table:table-cell table:formula="of:=LOG([.C913])" office:value-type="float" office:value="1.70757017609794" calcext:value-type="float">
            <text:p>1,707570176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Roque-sur-Pernes</text:p>
          </table:table-cell>
          <table:table-cell office:value-type="float" office:value="84101" calcext:value-type="float">
            <text:p>84101</text:p>
          </table:table-cell>
          <table:table-cell office:value-type="float" office:value="425" calcext:value-type="float">
            <text:p>425</text:p>
          </table:table-cell>
          <table:table-cell table:formula="of:=LOG([.C914])" office:value-type="float" office:value="2.62838893005031" calcext:value-type="float">
            <text:p>2,628388930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99" calcext:value-type="float">
            <text:p>99</text:p>
          </table:table-cell>
          <table:table-cell office:value-type="float" office:value="425" calcext:value-type="float">
            <text:p>4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oussillon</text:p>
          </table:table-cell>
          <table:table-cell office:value-type="float" office:value="84102" calcext:value-type="float">
            <text:p>84102</text:p>
          </table:table-cell>
          <table:table-cell office:value-type="float" office:value="1339" calcext:value-type="float">
            <text:p>1339</text:p>
          </table:table-cell>
          <table:table-cell table:formula="of:=LOG([.C915])" office:value-type="float" office:value="3.12678057701201" calcext:value-type="float">
            <text:p>3,12678057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39" calcext:value-type="float">
            <text:p>1339</text:p>
          </table:table-cell>
          <table:table-cell office:value-type="float" office:value="100" calcext:value-type="float">
            <text:p>100</text:p>
          </table:table-cell>
          <table:table-cell office:value-type="float" office:value="1339" calcext:value-type="float">
            <text:p>1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strel</text:p>
          </table:table-cell>
          <table:table-cell office:value-type="float" office:value="84103" calcext:value-type="float">
            <text:p>84103</text:p>
          </table:table-cell>
          <table:table-cell office:value-type="float" office:value="714" calcext:value-type="float">
            <text:p>714</text:p>
          </table:table-cell>
          <table:table-cell table:formula="of:=LOG([.C916])" office:value-type="float" office:value="2.85369821177617" calcext:value-type="float">
            <text:p>2,853698211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100" calcext:value-type="float">
            <text:p>100</text:p>
          </table:table-cell>
          <table:table-cell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blet</text:p>
          </table:table-cell>
          <table:table-cell office:value-type="float" office:value="84104" calcext:value-type="float">
            <text:p>84104</text:p>
          </table:table-cell>
          <table:table-cell office:value-type="float" office:value="1240" calcext:value-type="float">
            <text:p>1240</text:p>
          </table:table-cell>
          <table:table-cell table:formula="of:=LOG([.C917])" office:value-type="float" office:value="3.09342168516224" calcext:value-type="float">
            <text:p>3,093421685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00" calcext:value-type="float">
            <text:p>100</text:p>
          </table:table-cell>
          <table:table-cell office:value-type="float" office:value="1240" calcext:value-type="float">
            <text:p>12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gnon</text:p>
          </table:table-cell>
          <table:table-cell office:value-type="float" office:value="84105" calcext:value-type="float">
            <text:p>84105</text:p>
          </table:table-cell>
          <table:table-cell office:value-type="float" office:value="1015" calcext:value-type="float">
            <text:p>1015</text:p>
          </table:table-cell>
          <table:table-cell table:formula="of:=LOG([.C918])" office:value-type="float" office:value="3.00646604224923" calcext:value-type="float">
            <text:p>3,006466042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00" calcext:value-type="float">
            <text:p>100</text:p>
          </table:table-cell>
          <table:table-cell office:value-type="float" office:value="1015" calcext:value-type="float">
            <text:p>1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e-Cécile-les-Vignes</text:p>
          </table:table-cell>
          <table:table-cell office:value-type="float" office:value="84106" calcext:value-type="float">
            <text:p>84106</text:p>
          </table:table-cell>
          <table:table-cell office:value-type="float" office:value="2420" calcext:value-type="float">
            <text:p>2420</text:p>
          </table:table-cell>
          <table:table-cell table:formula="of:=LOG([.C919])" office:value-type="float" office:value="3.38381536598043" calcext:value-type="float">
            <text:p>3,38381536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416" calcext:value-type="float">
            <text:p>2416</text:p>
          </table:table-cell>
          <table:table-cell office:value-type="float" office:value="100" calcext:value-type="float">
            <text:p>100</text:p>
          </table:table-cell>
          <table:table-cell office:value-type="float" office:value="2420" calcext:value-type="float">
            <text:p>24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Christol</text:p>
          </table:table-cell>
          <table:table-cell office:value-type="float" office:value="84107" calcext:value-type="float">
            <text:p>84107</text:p>
          </table:table-cell>
          <table:table-cell office:value-type="float" office:value="1118" calcext:value-type="float">
            <text:p>1118</text:p>
          </table:table-cell>
          <table:table-cell table:formula="of:=LOG([.C920])" office:value-type="float" office:value="3.0484418035504" calcext:value-type="float">
            <text:p>3,048441803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100" calcext:value-type="float">
            <text:p>100</text:p>
          </table:table-cell>
          <table:table-cell office:value-type="float" office:value="1118" calcext:value-type="float">
            <text:p>1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Didier</text:p>
          </table:table-cell>
          <table:table-cell office:value-type="float" office:value="84108" calcext:value-type="float">
            <text:p>84108</text:p>
          </table:table-cell>
          <table:table-cell office:value-type="float" office:value="2125" calcext:value-type="float">
            <text:p>2125</text:p>
          </table:table-cell>
          <table:table-cell table:formula="of:=LOG([.C921])" office:value-type="float" office:value="3.32735893438633" calcext:value-type="float">
            <text:p>3,327358934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25" calcext:value-type="float">
            <text:p>2125</text:p>
          </table:table-cell>
          <table:table-cell office:value-type="float" office:value="100" calcext:value-type="float">
            <text:p>100</text:p>
          </table:table-cell>
          <table:table-cell office:value-type="float" office:value="2125" calcext:value-type="float">
            <text:p>2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Hippolyte-le-Graveyron</text:p>
          </table:table-cell>
          <table:table-cell office:value-type="float" office:value="84109" calcext:value-type="float">
            <text:p>84109</text:p>
          </table:table-cell>
          <table:table-cell office:value-type="float" office:value="180" calcext:value-type="float">
            <text:p>180</text:p>
          </table:table-cell>
          <table:table-cell table:formula="of:=LOG([.C922])" office:value-type="float" office:value="2.25527250510331" calcext:value-type="float">
            <text:p>2,255272505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Léger-du-Ventoux</text:p>
          </table:table-cell>
          <table:table-cell office:value-type="float" office:value="84110" calcext:value-type="float">
            <text:p>84110</text:p>
          </table:table-cell>
          <table:table-cell office:value-type="float" office:value="39" calcext:value-type="float">
            <text:p>39</text:p>
          </table:table-cell>
          <table:table-cell table:formula="of:=LOG([.C923])" office:value-type="float" office:value="1.5910646070265" calcext:value-type="float">
            <text:p>1,59106460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cellin-lès-Vaison</text:p>
          </table:table-cell>
          <table:table-cell office:value-type="float" office:value="84111" calcext:value-type="float">
            <text:p>84111</text:p>
          </table:table-cell>
          <table:table-cell office:value-type="float" office:value="325" calcext:value-type="float">
            <text:p>325</text:p>
          </table:table-cell>
          <table:table-cell table:formula="of:=LOG([.C924])" office:value-type="float" office:value="2.51188336097887" calcext:value-type="float">
            <text:p>2,51188336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99" calcext:value-type="float">
            <text:p>99</text:p>
          </table:table-cell>
          <table:table-cell office:value-type="float" office:value="325" calcext:value-type="float">
            <text:p>3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de-Castillon</text:p>
          </table:table-cell>
          <table:table-cell office:value-type="float" office:value="84112" calcext:value-type="float">
            <text:p>84112</text:p>
          </table:table-cell>
          <table:table-cell office:value-type="float" office:value="760" calcext:value-type="float">
            <text:p>760</text:p>
          </table:table-cell>
          <table:table-cell table:formula="of:=LOG([.C925])" office:value-type="float" office:value="2.88081359228079" calcext:value-type="float">
            <text:p>2,880813592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Martin-de-la-Brasque</text:p>
          </table:table-cell>
          <table:table-cell office:value-type="float" office:value="84113" calcext:value-type="float">
            <text:p>84113</text:p>
          </table:table-cell>
          <table:table-cell office:value-type="float" office:value="852" calcext:value-type="float">
            <text:p>852</text:p>
          </table:table-cell>
          <table:table-cell table:formula="of:=LOG([.C926])" office:value-type="float" office:value="2.9304395947667" calcext:value-type="float">
            <text:p>2,930439594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antaléon</text:p>
          </table:table-cell>
          <table:table-cell office:value-type="float" office:value="84114" calcext:value-type="float">
            <text:p>84114</text:p>
          </table:table-cell>
          <table:table-cell office:value-type="float" office:value="213" calcext:value-type="float">
            <text:p>213</text:p>
          </table:table-cell>
          <table:table-cell table:formula="of:=LOG([.C927])" office:value-type="float" office:value="2.32837960343874" calcext:value-type="float">
            <text:p>2,328379603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99" calcext:value-type="float">
            <text:p>99</text:p>
          </table:table-cell>
          <table:table-cell office:value-type="float" office:value="213" calcext:value-type="float">
            <text:p>2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Pierre-de-Vassols</text:p>
          </table:table-cell>
          <table:table-cell office:value-type="float" office:value="84115" calcext:value-type="float">
            <text:p>84115</text:p>
          </table:table-cell>
          <table:table-cell office:value-type="float" office:value="516" calcext:value-type="float">
            <text:p>516</text:p>
          </table:table-cell>
          <table:table-cell table:formula="of:=LOG([.C928])" office:value-type="float" office:value="2.71264970162721" calcext:value-type="float">
            <text:p>2,712649701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00" calcext:value-type="float">
            <text:p>100</text:p>
          </table:table-cell>
          <table:table-cell office:value-type="float" office:value="516" calcext:value-type="float">
            <text:p>5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Romain-en-Viennois</text:p>
          </table:table-cell>
          <table:table-cell office:value-type="float" office:value="84116" calcext:value-type="float">
            <text:p>84116</text:p>
          </table:table-cell>
          <table:table-cell office:value-type="float" office:value="853" calcext:value-type="float">
            <text:p>853</text:p>
          </table:table-cell>
          <table:table-cell table:formula="of:=LOG([.C929])" office:value-type="float" office:value="2.93094903116752" calcext:value-type="float">
            <text:p>2,93094903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100" calcext:value-type="float">
            <text:p>100</text:p>
          </table:table-cell>
          <table:table-cell office:value-type="float" office:value="853" calcext:value-type="float">
            <text:p>8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Roman-de-Malegarde</text:p>
          </table:table-cell>
          <table:table-cell office:value-type="float" office:value="84117" calcext:value-type="float">
            <text:p>84117</text:p>
          </table:table-cell>
          <table:table-cell office:value-type="float" office:value="332" calcext:value-type="float">
            <text:p>332</text:p>
          </table:table-cell>
          <table:table-cell table:formula="of:=LOG([.C930])" office:value-type="float" office:value="2.52113808370404" calcext:value-type="float">
            <text:p>2,521138083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Saturnin-lès-Apt</text:p>
          </table:table-cell>
          <table:table-cell office:value-type="float" office:value="84118" calcext:value-type="float">
            <text:p>84118</text:p>
          </table:table-cell>
          <table:table-cell office:value-type="float" office:value="2730" calcext:value-type="float">
            <text:p>2730</text:p>
          </table:table-cell>
          <table:table-cell table:formula="of:=LOG([.C931])" office:value-type="float" office:value="3.43616264704076" calcext:value-type="float">
            <text:p>3,43616264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100" calcext:value-type="float">
            <text:p>100</text:p>
          </table:table-cell>
          <table:table-cell office:value-type="float" office:value="2730" calcext:value-type="float">
            <text:p>2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Saturnin-lès-Avignon</text:p>
          </table:table-cell>
          <table:table-cell office:value-type="float" office:value="84119" calcext:value-type="float">
            <text:p>84119</text:p>
          </table:table-cell>
          <table:table-cell office:value-type="float" office:value="4830" calcext:value-type="float">
            <text:p>4830</text:p>
          </table:table-cell>
          <table:table-cell table:formula="of:=LOG([.C932])" office:value-type="float" office:value="3.68394713075151" calcext:value-type="float">
            <text:p>3,683947130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6" calcext:value-type="float">
            <text:p>4696</text:p>
          </table:table-cell>
          <table:table-cell office:value-type="float" office:value="97" calcext:value-type="float">
            <text:p>97</text:p>
          </table:table-cell>
          <table:table-cell office:value-type="float" office:value="4801" calcext:value-type="float">
            <text:p>4801</text:p>
          </table:table-cell>
          <table:table-cell office:value-type="float" office:value="99" calcext:value-type="float">
            <text:p>99</text:p>
          </table:table-cell>
          <table:table-cell office:value-type="float" office:value="4830" calcext:value-type="float">
            <text:p>4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int-Trinit</text:p>
          </table:table-cell>
          <table:table-cell office:value-type="float" office:value="84120" calcext:value-type="float">
            <text:p>84120</text:p>
          </table:table-cell>
          <table:table-cell office:value-type="float" office:value="125" calcext:value-type="float">
            <text:p>125</text:p>
          </table:table-cell>
          <table:table-cell table:formula="of:=LOG([.C933])" office:value-type="float" office:value="2.09691001300806" calcext:value-type="float">
            <text:p>2,0969100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nnes</text:p>
          </table:table-cell>
          <table:table-cell office:value-type="float" office:value="84121" calcext:value-type="float">
            <text:p>84121</text:p>
          </table:table-cell>
          <table:table-cell office:value-type="float" office:value="200" calcext:value-type="float">
            <text:p>200</text:p>
          </table:table-cell>
          <table:table-cell table:formula="of:=LOG([.C934])" office:value-type="float" office:value="2.30102999566398" calcext:value-type="float">
            <text:p>2,301029995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rrians</text:p>
          </table:table-cell>
          <table:table-cell office:value-type="float" office:value="84122" calcext:value-type="float">
            <text:p>84122</text:p>
          </table:table-cell>
          <table:table-cell office:value-type="float" office:value="5894" calcext:value-type="float">
            <text:p>5894</text:p>
          </table:table-cell>
          <table:table-cell table:formula="of:=LOG([.C935])" office:value-type="float" office:value="3.77041013151391" calcext:value-type="float">
            <text:p>3,770410131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52" calcext:value-type="float">
            <text:p>3752</text:p>
          </table:table-cell>
          <table:table-cell office:value-type="float" office:value="64" calcext:value-type="float">
            <text:p>64</text:p>
          </table:table-cell>
          <table:table-cell office:value-type="float" office:value="5894" calcext:value-type="float">
            <text:p>5894</text:p>
          </table:table-cell>
          <table:table-cell office:value-type="float" office:value="100" calcext:value-type="float">
            <text:p>100</text:p>
          </table:table-cell>
          <table:table-cell office:value-type="float" office:value="5894" calcext:value-type="float">
            <text:p>5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ult</text:p>
          </table:table-cell>
          <table:table-cell office:value-type="float" office:value="84123" calcext:value-type="float">
            <text:p>84123</text:p>
          </table:table-cell>
          <table:table-cell office:value-type="float" office:value="1354" calcext:value-type="float">
            <text:p>1354</text:p>
          </table:table-cell>
          <table:table-cell table:formula="of:=LOG([.C936])" office:value-type="float" office:value="3.13161866434912" calcext:value-type="float">
            <text:p>3,131618664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 office:value-type="float" office:value="100" calcext:value-type="float">
            <text:p>100</text:p>
          </table:table-cell>
          <table:table-cell office:value-type="float" office:value="1354" calcext:value-type="float">
            <text:p>1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umane-de-Vaucluse</text:p>
          </table:table-cell>
          <table:table-cell office:value-type="float" office:value="84124" calcext:value-type="float">
            <text:p>84124</text:p>
          </table:table-cell>
          <table:table-cell office:value-type="float" office:value="931" calcext:value-type="float">
            <text:p>931</text:p>
          </table:table-cell>
          <table:table-cell table:formula="of:=LOG([.C937])" office:value-type="float" office:value="2.96894968098134" calcext:value-type="float">
            <text:p>2,96894968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99" calcext:value-type="float">
            <text:p>99</text:p>
          </table:table-cell>
          <table:table-cell office:value-type="float" office:value="931" calcext:value-type="float">
            <text:p>9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voillan</text:p>
          </table:table-cell>
          <table:table-cell office:value-type="float" office:value="84125" calcext:value-type="float">
            <text:p>84125</text:p>
          </table:table-cell>
          <table:table-cell office:value-type="float" office:value="84" calcext:value-type="float">
            <text:p>84</text:p>
          </table:table-cell>
          <table:table-cell table:formula="of:=LOG([.C938])" office:value-type="float" office:value="1.92427928606188" calcext:value-type="float">
            <text:p>1,924279286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éguret</text:p>
          </table:table-cell>
          <table:table-cell office:value-type="float" office:value="84126" calcext:value-type="float">
            <text:p>84126</text:p>
          </table:table-cell>
          <table:table-cell office:value-type="float" office:value="843" calcext:value-type="float">
            <text:p>843</text:p>
          </table:table-cell>
          <table:table-cell table:formula="of:=LOG([.C939])" office:value-type="float" office:value="2.92582757462474" calcext:value-type="float">
            <text:p>2,925827574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100" calcext:value-type="float">
            <text:p>100</text:p>
          </table:table-cell>
          <table:table-cell office:value-type="float" office:value="843" calcext:value-type="float">
            <text:p>8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érignan-du-Comtat</text:p>
          </table:table-cell>
          <table:table-cell office:value-type="float" office:value="84127" calcext:value-type="float">
            <text:p>84127</text:p>
          </table:table-cell>
          <table:table-cell office:value-type="float" office:value="2474" calcext:value-type="float">
            <text:p>2474</text:p>
          </table:table-cell>
          <table:table-cell table:formula="of:=LOG([.C940])" office:value-type="float" office:value="3.3933996952931" calcext:value-type="float">
            <text:p>3,393399695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float" office:value="100" calcext:value-type="float">
            <text:p>100</text:p>
          </table:table-cell>
          <table:table-cell office:value-type="float" office:value="2474" calcext:value-type="float">
            <text:p>2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ivergues</text:p>
          </table:table-cell>
          <table:table-cell office:value-type="float" office:value="84128" calcext:value-type="float">
            <text:p>84128</text:p>
          </table:table-cell>
          <table:table-cell office:value-type="float" office:value="42" calcext:value-type="float">
            <text:p>42</text:p>
          </table:table-cell>
          <table:table-cell table:formula="of:=LOG([.C941])" office:value-type="float" office:value="1.6232492903979" calcext:value-type="float">
            <text:p>1,623249290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orgues</text:p>
          </table:table-cell>
          <table:table-cell office:value-type="float" office:value="84129" calcext:value-type="float">
            <text:p>84129</text:p>
          </table:table-cell>
          <table:table-cell office:value-type="float" office:value="18328" calcext:value-type="float">
            <text:p>18328</text:p>
          </table:table-cell>
          <table:table-cell table:formula="of:=LOG([.C942])" office:value-type="float" office:value="4.26311507618134" calcext:value-type="float">
            <text:p>4,263115076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88" calcext:value-type="float">
            <text:p>17488</text:p>
          </table:table-cell>
          <table:table-cell office:value-type="float" office:value="95" calcext:value-type="float">
            <text:p>95</text:p>
          </table:table-cell>
          <table:table-cell office:value-type="float" office:value="18328" calcext:value-type="float">
            <text:p>18328</text:p>
          </table:table-cell>
          <table:table-cell office:value-type="float" office:value="100" calcext:value-type="float">
            <text:p>100</text:p>
          </table:table-cell>
          <table:table-cell office:value-type="float" office:value="18328" calcext:value-type="float">
            <text:p>183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zette</text:p>
          </table:table-cell>
          <table:table-cell office:value-type="float" office:value="84130" calcext:value-type="float">
            <text:p>84130</text:p>
          </table:table-cell>
          <table:table-cell office:value-type="float" office:value="124" calcext:value-type="float">
            <text:p>124</text:p>
          </table:table-cell>
          <table:table-cell table:formula="of:=LOG([.C943])" office:value-type="float" office:value="2.09342168516224" calcext:value-type="float">
            <text:p>2,093421685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illades</text:p>
          </table:table-cell>
          <table:table-cell office:value-type="float" office:value="84131" calcext:value-type="float">
            <text:p>84131</text:p>
          </table:table-cell>
          <table:table-cell office:value-type="float" office:value="1960" calcext:value-type="float">
            <text:p>1960</text:p>
          </table:table-cell>
          <table:table-cell table:formula="of:=LOG([.C944])" office:value-type="float" office:value="3.29225607135648" calcext:value-type="float">
            <text:p>3,2922560714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float" office:value="99" calcext:value-type="float">
            <text:p>99</text:p>
          </table:table-cell>
          <table:table-cell office:value-type="float" office:value="1960" calcext:value-type="float">
            <text:p>19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e Thor</text:p>
          </table:table-cell>
          <table:table-cell office:value-type="float" office:value="84132" calcext:value-type="float">
            <text:p>84132</text:p>
          </table:table-cell>
          <table:table-cell office:value-type="float" office:value="8706" calcext:value-type="float">
            <text:p>8706</text:p>
          </table:table-cell>
          <table:table-cell table:formula="of:=LOG([.C945])" office:value-type="float" office:value="3.93981866282138" calcext:value-type="float">
            <text:p>3,939818662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13" calcext:value-type="float">
            <text:p>6713</text:p>
          </table:table-cell>
          <table:table-cell office:value-type="float" office:value="77" calcext:value-type="float">
            <text:p>77</text:p>
          </table:table-cell>
          <table:table-cell office:value-type="float" office:value="8701" calcext:value-type="float">
            <text:p>8701</text:p>
          </table:table-cell>
          <table:table-cell office:value-type="float" office:value="100" calcext:value-type="float">
            <text:p>100</text:p>
          </table:table-cell>
          <table:table-cell office:value-type="float" office:value="8706" calcext:value-type="float">
            <text:p>87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a Tour-d'Aigues</text:p>
          </table:table-cell>
          <table:table-cell office:value-type="float" office:value="84133" calcext:value-type="float">
            <text:p>84133</text:p>
          </table:table-cell>
          <table:table-cell office:value-type="float" office:value="4190" calcext:value-type="float">
            <text:p>4190</text:p>
          </table:table-cell>
          <table:table-cell table:formula="of:=LOG([.C946])" office:value-type="float" office:value="3.6222140229663" calcext:value-type="float">
            <text:p>3,62221402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4189" calcext:value-type="float">
            <text:p>4189</text:p>
          </table:table-cell>
          <table:table-cell office:value-type="float" office:value="100" calcext:value-type="float">
            <text:p>100</text:p>
          </table:table-cell>
          <table:table-cell office:value-type="float" office:value="4190" calcext:value-type="float">
            <text:p>4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availlan</text:p>
          </table:table-cell>
          <table:table-cell office:value-type="float" office:value="84134" calcext:value-type="float">
            <text:p>84134</text:p>
          </table:table-cell>
          <table:table-cell office:value-type="float" office:value="718" calcext:value-type="float">
            <text:p>718</text:p>
          </table:table-cell>
          <table:table-cell table:formula="of:=LOG([.C947])" office:value-type="float" office:value="2.8561244442423" calcext:value-type="float">
            <text:p>2,856124444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100" calcext:value-type="float">
            <text:p>100</text:p>
          </table:table-cell>
          <table:table-cell office:value-type="float" office:value="718" calcext:value-type="float">
            <text:p>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chaux</text:p>
          </table:table-cell>
          <table:table-cell office:value-type="float" office:value="84135" calcext:value-type="float">
            <text:p>84135</text:p>
          </table:table-cell>
          <table:table-cell office:value-type="float" office:value="1531" calcext:value-type="float">
            <text:p>1531</text:p>
          </table:table-cell>
          <table:table-cell table:formula="of:=LOG([.C948])" office:value-type="float" office:value="3.18497519069826" calcext:value-type="float">
            <text:p>3,184975190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100" calcext:value-type="float">
            <text:p>100</text:p>
          </table:table-cell>
          <table:table-cell office:value-type="float" office:value="1531" calcext:value-type="float">
            <text:p>15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cqueyras</text:p>
          </table:table-cell>
          <table:table-cell office:value-type="float" office:value="84136" calcext:value-type="float">
            <text:p>84136</text:p>
          </table:table-cell>
          <table:table-cell office:value-type="float" office:value="1202" calcext:value-type="float">
            <text:p>1202</text:p>
          </table:table-cell>
          <table:table-cell table:formula="of:=LOG([.C949])" office:value-type="float" office:value="3.07990446766672" calcext:value-type="float">
            <text:p>3,079904467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 office:value-type="float" office:value="100" calcext:value-type="float">
            <text:p>100</text:p>
          </table:table-cell>
          <table:table-cell office:value-type="float" office:value="1202" calcext:value-type="float">
            <text:p>12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ison-la-Romaine</text:p>
          </table:table-cell>
          <table:table-cell office:value-type="float" office:value="84137" calcext:value-type="float">
            <text:p>84137</text:p>
          </table:table-cell>
          <table:table-cell office:value-type="float" office:value="6055" calcext:value-type="float">
            <text:p>6055</text:p>
          </table:table-cell>
          <table:table-cell table:formula="of:=LOG([.C950])" office:value-type="float" office:value="3.78211414747907" calcext:value-type="float">
            <text:p>3,782114147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055" calcext:value-type="float">
            <text:p>6055</text:p>
          </table:table-cell>
          <table:table-cell office:value-type="float" office:value="100" calcext:value-type="float">
            <text:p>100</text:p>
          </table:table-cell>
          <table:table-cell office:value-type="float" office:value="6055" calcext:value-type="float">
            <text:p>60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lréas</text:p>
          </table:table-cell>
          <table:table-cell office:value-type="float" office:value="84138" calcext:value-type="float">
            <text:p>84138</text:p>
          </table:table-cell>
          <table:table-cell office:value-type="float" office:value="9520" calcext:value-type="float">
            <text:p>9520</text:p>
          </table:table-cell>
          <table:table-cell table:formula="of:=LOG([.C951])" office:value-type="float" office:value="3.97863694838447" calcext:value-type="float">
            <text:p>3,978636948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9520" calcext:value-type="float">
            <text:p>9520</text:p>
          </table:table-cell>
          <table:table-cell office:value-type="float" office:value="100" calcext:value-type="float">
            <text:p>100</text:p>
          </table:table-cell>
          <table:table-cell office:value-type="float" office:value="9520" calcext:value-type="float">
            <text:p>95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ntaine-de-Vaucluse</text:p>
          </table:table-cell>
          <table:table-cell office:value-type="float" office:value="84139" calcext:value-type="float">
            <text:p>84139</text:p>
          </table:table-cell>
          <table:table-cell office:value-type="float" office:value="644" calcext:value-type="float">
            <text:p>644</text:p>
          </table:table-cell>
          <table:table-cell table:formula="of:=LOG([.C952])" office:value-type="float" office:value="2.80888586735981" calcext:value-type="float">
            <text:p>2,808885867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100" calcext:value-type="float">
            <text:p>100</text:p>
          </table:table-cell>
          <table:table-cell office:value-type="float" office:value="644" calcext:value-type="float">
            <text:p>6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ugines</text:p>
          </table:table-cell>
          <table:table-cell office:value-type="float" office:value="84140" calcext:value-type="float">
            <text:p>84140</text:p>
          </table:table-cell>
          <table:table-cell office:value-type="float" office:value="542" calcext:value-type="float">
            <text:p>542</text:p>
          </table:table-cell>
          <table:table-cell table:formula="of:=LOG([.C953])" office:value-type="float" office:value="2.73399928653839" calcext:value-type="float">
            <text:p>2,733999286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dène</text:p>
          </table:table-cell>
          <table:table-cell office:value-type="float" office:value="84141" calcext:value-type="float">
            <text:p>84141</text:p>
          </table:table-cell>
          <table:table-cell office:value-type="float" office:value="11045" calcext:value-type="float">
            <text:p>11045</text:p>
          </table:table-cell>
          <table:table-cell table:formula="of:=LOG([.C954])" office:value-type="float" office:value="4.04316572020745" calcext:value-type="float">
            <text:p>4,043165720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71" calcext:value-type="float">
            <text:p>10971</text:p>
          </table:table-cell>
          <table:table-cell office:value-type="float" office:value="99" calcext:value-type="float">
            <text:p>99</text:p>
          </table:table-cell>
          <table:table-cell office:value-type="float" office:value="11045" calcext:value-type="float">
            <text:p>11045</text:p>
          </table:table-cell>
          <table:table-cell office:value-type="float" office:value="100" calcext:value-type="float">
            <text:p>100</text:p>
          </table:table-cell>
          <table:table-cell office:value-type="float" office:value="11045" calcext:value-type="float">
            <text:p>110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lleron</text:p>
          </table:table-cell>
          <table:table-cell office:value-type="float" office:value="84142" calcext:value-type="float">
            <text:p>84142</text:p>
          </table:table-cell>
          <table:table-cell office:value-type="float" office:value="2930" calcext:value-type="float">
            <text:p>2930</text:p>
          </table:table-cell>
          <table:table-cell table:formula="of:=LOG([.C955])" office:value-type="float" office:value="3.46686762035411" calcext:value-type="float">
            <text:p>3,466867620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2915" calcext:value-type="float">
            <text:p>2915</text:p>
          </table:table-cell>
          <table:table-cell office:value-type="float" office:value="99" calcext:value-type="float">
            <text:p>99</text:p>
          </table:table-cell>
          <table:table-cell office:value-type="float" office:value="2930" calcext:value-type="float">
            <text:p>29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nasque</text:p>
          </table:table-cell>
          <table:table-cell office:value-type="float" office:value="84143" calcext:value-type="float">
            <text:p>84143</text:p>
          </table:table-cell>
          <table:table-cell office:value-type="float" office:value="1099" calcext:value-type="float">
            <text:p>1099</text:p>
          </table:table-cell>
          <table:table-cell table:formula="of:=LOG([.C956])" office:value-type="float" office:value="3.04099769242349" calcext:value-type="float">
            <text:p>3,040997692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99" calcext:value-type="float">
            <text:p>99</text:p>
          </table:table-cell>
          <table:table-cell office:value-type="float" office:value="1099" calcext:value-type="float">
            <text:p>10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ens</text:p>
          </table:table-cell>
          <table:table-cell office:value-type="float" office:value="84144" calcext:value-type="float">
            <text:p>84144</text:p>
          </table:table-cell>
          <table:table-cell office:value-type="float" office:value="621" calcext:value-type="float">
            <text:p>621</text:p>
          </table:table-cell>
          <table:table-cell table:formula="of:=LOG([.C957])" office:value-type="float" office:value="2.79309160017658" calcext:value-type="float">
            <text:p>2,793091600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00" calcext:value-type="float">
            <text:p>100</text:p>
          </table:table-cell>
          <table:table-cell office:value-type="float" office:value="621" calcext:value-type="float">
            <text:p>6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ars</text:p>
          </table:table-cell>
          <table:table-cell office:value-type="float" office:value="84145" calcext:value-type="float">
            <text:p>84145</text:p>
          </table:table-cell>
          <table:table-cell office:value-type="float" office:value="776" calcext:value-type="float">
            <text:p>776</text:p>
          </table:table-cell>
          <table:table-cell table:formula="of:=LOG([.C958])" office:value-type="float" office:value="2.88986172125819" calcext:value-type="float">
            <text:p>2,88986172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edieu</text:p>
          </table:table-cell>
          <table:table-cell office:value-type="float" office:value="84146" calcext:value-type="float">
            <text:p>84146</text:p>
          </table:table-cell>
          <table:table-cell office:value-type="float" office:value="521" calcext:value-type="float">
            <text:p>521</text:p>
          </table:table-cell>
          <table:table-cell table:formula="of:=LOG([.C959])" office:value-type="float" office:value="2.71683772329952" calcext:value-type="float">
            <text:p>2,716837723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00" calcext:value-type="float">
            <text:p>100</text:p>
          </table:table-cell>
          <table:table-cell office:value-type="float" office:value="521" calcext:value-type="float">
            <text:p>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elaure</text:p>
          </table:table-cell>
          <table:table-cell office:value-type="float" office:value="84147" calcext:value-type="float">
            <text:p>84147</text:p>
          </table:table-cell>
          <table:table-cell office:value-type="float" office:value="3323" calcext:value-type="float">
            <text:p>3323</text:p>
          </table:table-cell>
          <table:table-cell table:formula="of:=LOG([.C960])" office:value-type="float" office:value="3.52153034127871" calcext:value-type="float">
            <text:p>3,521530341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322" calcext:value-type="float">
            <text:p>3322</text:p>
          </table:table-cell>
          <table:table-cell office:value-type="float" office:value="100" calcext:value-type="float">
            <text:p>100</text:p>
          </table:table-cell>
          <table:table-cell office:value-type="float" office:value="3323" calcext:value-type="float">
            <text:p>3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lles-sur-Auzon</text:p>
          </table:table-cell>
          <table:table-cell office:value-type="float" office:value="84148" calcext:value-type="float">
            <text:p>84148</text:p>
          </table:table-cell>
          <table:table-cell office:value-type="float" office:value="1330" calcext:value-type="float">
            <text:p>1330</text:p>
          </table:table-cell>
          <table:table-cell table:formula="of:=LOG([.C961])" office:value-type="float" office:value="3.12385164096709" calcext:value-type="float">
            <text:p>3,12385164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olès</text:p>
          </table:table-cell>
          <table:table-cell office:value-type="float" office:value="84149" calcext:value-type="float">
            <text:p>84149</text:p>
          </table:table-cell>
          <table:table-cell office:value-type="float" office:value="1616" calcext:value-type="float">
            <text:p>1616</text:p>
          </table:table-cell>
          <table:table-cell table:formula="of:=LOG([.C962])" office:value-type="float" office:value="3.20844135643857" calcext:value-type="float">
            <text:p>3,208441356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san</text:p>
          </table:table-cell>
          <table:table-cell office:value-type="float" office:value="84150" calcext:value-type="float">
            <text:p>84150</text:p>
          </table:table-cell>
          <table:table-cell office:value-type="float" office:value="1935" calcext:value-type="float">
            <text:p>1935</text:p>
          </table:table-cell>
          <table:table-cell table:formula="of:=LOG([.C963])" office:value-type="float" office:value="3.28668096935493" calcext:value-type="float">
            <text:p>3,2866809694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935" calcext:value-type="float">
            <text:p>1935</text:p>
          </table:table-cell>
          <table:table-cell office:value-type="float" office:value="100" calcext:value-type="float">
            <text:p>100</text:p>
          </table:table-cell>
          <table:table-cell office:value-type="float" office:value="1935" calcext:value-type="float">
            <text:p>19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itrolles-en-Lubéron</text:p>
          </table:table-cell>
          <table:table-cell office:value-type="float" office:value="84151" calcext:value-type="float">
            <text:p>84151</text:p>
          </table:table-cell>
          <table:table-cell office:value-type="float" office:value="218" calcext:value-type="float">
            <text:p>218</text:p>
          </table:table-cell>
          <table:table-cell table:formula="of:=LOG([.C964])" office:value-type="float" office:value="2.3384564936046" calcext:value-type="float">
            <text:p>2,338456493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1T12:00:36.736000000</dc:date>
    <dc:creator>mathieu rajerison</dc:creator>
    <meta:editing-duration>PT30M10S</meta:editing-duration>
    <meta:editing-cycles>3</meta:editing-cycles>
    <meta:generator>LibreOffice/5.0.6.3$Windows_X86_64 LibreOffice_project/490fc03b25318460cfc54456516ea2519c11d1aa</meta:generator>
    <meta:document-statistic meta:table-count="1" meta:cell-count="144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19cm" svg:height="14.291cm" xlink:href=".." xlink:type="simple" chart:class="chart:scatter" chart:style-name="ch1">
        <chart:title svg:x="10.599cm" svg:y="0.421cm" chart:style-name="ch2">
          <text:p>ISA et population</text:p>
        </chart:title>
        <chart:plot-area chart:style-name="ch3" table:cell-range-address="indicateurs_communaux_2017.A1:indicateurs_communaux_2017.A964 indicateurs_communaux_2017.D1:indicateurs_communaux_2017.E964" chart:data-source-has-labels="column" svg:x="1.503cm" svg:y="1.485cm" svg:width="22.624cm" svg:height="11.54cm">
          <chartooo:coordinate-region svg:x="2.124cm" svg:y="1.684cm" svg:width="21.909cm" svg:height="10.694cm"/>
          <chart:axis chart:dimension="x" chart:name="primary-x" chart:style-name="ch4" chartooo:axis-type="auto">
            <chart:title svg:x="10.813cm" svg:y="13.31cm" chart:style-name="ch5">
              <text:p>population (log du nb hab.)</text:p>
            </chart:title>
            <chart:categories table:cell-range-address="indicateurs_communaux_2017.A1:indicateurs_communaux_2017.A964"/>
          </chart:axis>
          <chart:axis chart:dimension="y" chart:name="primary-y" chart:style-name="ch4">
            <chart:title svg:x="0.451cm" svg:y="8.053cm" chart:style-name="ch6">
              <text:p>ISA (en %)</text:p>
            </chart:title>
            <chart:grid chart:style-name="ch7" chart:class="major"/>
          </chart:axis>
          <chart:series chart:style-name="ch8" chart:values-cell-range-address="indicateurs_communaux_2017.E1:indicateurs_communaux_2017.E964" chart:class="chart:scatter">
            <chart:domain table:cell-range-address="indicateurs_communaux_2017.D1:indicateurs_communaux_2017.D964"/>
            <chart:data-point chart:repeated="9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NOM_COM</text:p>
                <draw:g>
                  <svg:desc>indicateurs_communaux_2017.A1:indicateurs_communaux_2017.A964</svg:desc>
                </draw:g>
              </table:table-cell>
              <table:table-cell office:value-type="float" office:value="NaN">
                <text:p>NaN</text:p>
                <draw:g>
                  <svg:desc>indicateurs_communaux_2017.D1:indicateurs_communaux_2017.D964</svg:desc>
                </draw:g>
              </table:table-cell>
              <table:table-cell office:value-type="float" office:value="NaN">
                <text:p>NaN</text:p>
                <draw:g>
                  <svg:desc>indicateurs_communaux_2017.E1:indicateurs_communaux_2017.E964</svg:desc>
                </draw:g>
              </table:table-cell>
            </table:table-row>
            <table:table-row>
              <table:table-cell office:value-type="string">
                <text:p>Aiglun</text:p>
              </table:table-cell>
              <table:table-cell office:value-type="float" office:value="3.13225968953104">
                <text:p>3.132259689531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lemagne-en-Provence</text:p>
              </table:table-cell>
              <table:table-cell office:value-type="float" office:value="2.72015930340596">
                <text:p>2.720159303405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llons</text:p>
              </table:table-cell>
              <table:table-cell office:value-type="float" office:value="2.17318626841227">
                <text:p>2.17318626841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llos</text:p>
              </table:table-cell>
              <table:table-cell office:value-type="float" office:value="2.8055008581584">
                <text:p>2.80550085815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ngles</text:p>
              </table:table-cell>
              <table:table-cell office:value-type="float" office:value="1.79239168949825">
                <text:p>1.792391689498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nnot</text:p>
              </table:table-cell>
              <table:table-cell office:value-type="float" office:value="3.02284061087653">
                <text:p>3.0228406108765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Archail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ubenas-les-Alpes</text:p>
              </table:table-cell>
              <table:table-cell office:value-type="float" office:value="2.01703333929878">
                <text:p>2.017033339298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ubignosc</text:p>
              </table:table-cell>
              <table:table-cell office:value-type="float" office:value="2.74896286125616">
                <text:p>2.748962861256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uthon</text:p>
              </table:table-cell>
              <table:table-cell office:value-type="float" office:value="1.68124123737559">
                <text:p>1.681241237375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uzet</text:p>
              </table:table-cell>
              <table:table-cell office:value-type="float" office:value="1.98227123303957">
                <text:p>1.982271233039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Banon</text:p>
              </table:table-cell>
              <table:table-cell office:value-type="float" office:value="2.9982593384237">
                <text:p>2.99825933842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arcelonnette</text:p>
              </table:table-cell>
              <table:table-cell office:value-type="float" office:value="3.43104194533589">
                <text:p>3.431041945335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Barles</text:p>
              </table:table-cell>
              <table:table-cell office:value-type="float" office:value="2.15228834438306">
                <text:p>2.152288344383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Barras</text:p>
              </table:table-cell>
              <table:table-cell office:value-type="float" office:value="2.13353890837022">
                <text:p>2.133538908370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arrême</text:p>
              </table:table-cell>
              <table:table-cell office:value-type="float" office:value="2.63848925695464">
                <text:p>2.638489256954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ayons</text:p>
              </table:table-cell>
              <table:table-cell office:value-type="float" office:value="2.2718416065365">
                <text:p>2.27184160653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eaujeu</text:p>
              </table:table-cell>
              <table:table-cell office:value-type="float" office:value="2.14921911265538">
                <text:p>2.1492191126553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Beauvezer</text:p>
              </table:table-cell>
              <table:table-cell office:value-type="float" office:value="2.55990662503611">
                <text:p>2.559906625036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ellaffaire</text:p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Bevons</text:p>
              </table:table-cell>
              <table:table-cell office:value-type="float" office:value="2.38201704257487">
                <text:p>2.382017042574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Beynes</text:p>
              </table:table-cell>
              <table:table-cell office:value-type="float" office:value="2.0899051114394">
                <text:p>2.0899051114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lieux</text:p>
              </table:table-cell>
              <table:table-cell office:value-type="float" office:value="1.77085201164214">
                <text:p>1.77085201164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ras-d'Asse</text:p>
              </table:table-cell>
              <table:table-cell office:value-type="float" office:value="2.75891189239797">
                <text:p>2.758911892397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Braux</text:p>
              </table:table-cell>
              <table:table-cell office:value-type="float" office:value="2.08278537031645">
                <text:p>2.082785370316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Ubaye-Serre-Ponçon</text:p>
              </table:table-cell>
              <table:table-cell office:value-type="float" office:value="2.85003325768977">
                <text:p>2.85003325768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a Brillanne</text:p>
              </table:table-cell>
              <table:table-cell office:value-type="float" office:value="3.04493154614916">
                <text:p>3.044931546149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runet</text:p>
              </table:table-cell>
              <table:table-cell office:value-type="float" office:value="2.41664050733828">
                <text:p>2.416640507338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e Brusquet</text:p>
              </table:table-cell>
              <table:table-cell office:value-type="float" office:value="2.98452731334379">
                <text:p>2.984527313343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e Caire</text:p>
              </table:table-cell>
              <table:table-cell office:value-type="float" office:value="1.79934054945358">
                <text:p>1.7993405494535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astellane</text:p>
              </table:table-cell>
              <table:table-cell office:value-type="float" office:value="3.18780263871842">
                <text:p>3.187802638718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e Castellard-Mélan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e Castellet</text:p>
              </table:table-cell>
              <table:table-cell office:value-type="float" office:value="2.46834733041216">
                <text:p>2.468347330412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astellet-lès-Sausses</text:p>
              </table:table-cell>
              <table:table-cell office:value-type="float" office:value="2.13987908640124">
                <text:p>2.13987908640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Val-de-Chalvagne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éreste</text:p>
              </table:table-cell>
              <table:table-cell office:value-type="float" office:value="3.07700432679335">
                <text:p>3.07700432679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e Chaffaut-Saint-Jurson</text:p>
              </table:table-cell>
              <table:table-cell office:value-type="float" office:value="2.8494194137969">
                <text:p>2.84941941379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amptercier</text:p>
              </table:table-cell>
              <table:table-cell office:value-type="float" office:value="2.8842287696326">
                <text:p>2.88422876963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Château-Arnoux-Saint-Auban</text:p>
              </table:table-cell>
              <table:table-cell office:value-type="float" office:value="3.71683772329952">
                <text:p>3.716837723299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hâteaufort</text:p>
              </table:table-cell>
              <table:table-cell office:value-type="float" office:value="1.44715803134222">
                <text:p>1.447158031342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Châteauneuf-Miravail</text:p>
              </table:table-cell>
              <table:table-cell office:value-type="float" office:value="1.86923171973098">
                <text:p>1.869231719730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hâteauneuf-Val-Saint-Donat</text:p>
              </table:table-cell>
              <table:table-cell office:value-type="float" office:value="2.69810054562339">
                <text:p>2.698100545623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âteauredon</text:p>
              </table:table-cell>
              <table:table-cell office:value-type="float" office:value="1.86332286012046">
                <text:p>1.863322860120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haudon-Norante</text:p>
              </table:table-cell>
              <table:table-cell office:value-type="float" office:value="2.26951294421792">
                <text:p>2.269512944217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lamensane</text:p>
              </table:table-cell>
              <table:table-cell office:value-type="float" office:value="2.25042000230889">
                <text:p>2.250420002308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laret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lumanc</text:p>
              </table:table-cell>
              <table:table-cell office:value-type="float" office:value="2.29446622616159">
                <text:p>2.294466226161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olmars</text:p>
              </table:table-cell>
              <table:table-cell office:value-type="float" office:value="2.59988307207369">
                <text:p>2.599883072073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La Condamine-Châtelard</text:p>
              </table:table-cell>
              <table:table-cell office:value-type="float" office:value="2.26717172840301">
                <text:p>2.267171728403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orbières</text:p>
              </table:table-cell>
              <table:table-cell office:value-type="float" office:value="3.04020662757471">
                <text:p>3.040206627574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ruis</text:p>
              </table:table-cell>
              <table:table-cell office:value-type="float" office:value="2.81023251799508">
                <text:p>2.810232517995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Curbans</text:p>
              </table:table-cell>
              <table:table-cell office:value-type="float" office:value="2.70926996097583">
                <text:p>2.709269960975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urel</text:p>
              </table:table-cell>
              <table:table-cell office:value-type="float" office:value="1.77085201164214">
                <text:p>1.77085201164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Dauphin</text:p>
              </table:table-cell>
              <table:table-cell office:value-type="float" office:value="2.91222205653242">
                <text:p>2.912222056532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Demandolx</text:p>
              </table:table-cell>
              <table:table-cell office:value-type="float" office:value="2.09691001300806">
                <text:p>2.096910013008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igne-les-Bains</text:p>
              </table:table-cell>
              <table:table-cell office:value-type="float" office:value="4.21229416666235">
                <text:p>4.212294166662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Draix</text:p>
              </table:table-cell>
              <table:table-cell office:value-type="float" office:value="2.03342375548695">
                <text:p>2.033423755486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Enchastrayes</text:p>
              </table:table-cell>
              <table:table-cell office:value-type="float" office:value="2.5910646070265">
                <text:p>2.59106460702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Entrages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ntrepierres</text:p>
              </table:table-cell>
              <table:table-cell office:value-type="float" office:value="2.59328606702046">
                <text:p>2.593286067020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ntrevaux</text:p>
              </table:table-cell>
              <table:table-cell office:value-type="float" office:value="2.94448267215017">
                <text:p>2.944482672150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Entrevennes</text:p>
              </table:table-cell>
              <table:table-cell office:value-type="float" office:value="2.20411998265592">
                <text:p>2.204119982655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'Escale</text:p>
              </table:table-cell>
              <table:table-cell office:value-type="float" office:value="3.14113609012074">
                <text:p>3.141136090120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sparron-de-Verdon</text:p>
              </table:table-cell>
              <table:table-cell office:value-type="float" office:value="2.62531245096167">
                <text:p>2.625312450961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stoublon</text:p>
              </table:table-cell>
              <table:table-cell office:value-type="float" office:value="2.68214507637383">
                <text:p>2.682145076373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Faucon-du-Caire</text:p>
              </table:table-cell>
              <table:table-cell office:value-type="float" office:value="1.73239375982297">
                <text:p>1.732393759822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aucon-de-Barcelonnette</text:p>
              </table:table-cell>
              <table:table-cell office:value-type="float" office:value="2.48287358360875">
                <text:p>2.48287358360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ontienne</text:p>
              </table:table-cell>
              <table:table-cell office:value-type="float" office:value="2.11394335230684">
                <text:p>2.1139433523068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rcalquier</text:p>
              </table:table-cell>
              <table:table-cell office:value-type="float" office:value="3.69108149212297">
                <text:p>3.6910814921229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e Fugeret</text:p>
              </table:table-cell>
              <table:table-cell office:value-type="float" office:value="2.26951294421792">
                <text:p>2.269512944217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Ganagobie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a Garde</text:p>
              </table:table-cell>
              <table:table-cell office:value-type="float" office:value="1.88649072517248">
                <text:p>1.886490725172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igors</text:p>
              </table:table-cell>
              <table:table-cell office:value-type="float" office:value="1.77085201164214">
                <text:p>1.770852011642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Gréoux-les-Bains</text:p>
              </table:table-cell>
              <table:table-cell office:value-type="float" office:value="3.4224256763712">
                <text:p>3.42242567637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'Hospitalet</text:p>
              </table:table-cell>
              <table:table-cell office:value-type="float" office:value="1.94939000664491">
                <text:p>1.94939000664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Jausiers</text:p>
              </table:table-cell>
              <table:table-cell office:value-type="float" office:value="3.05461305455689">
                <text:p>3.054613054556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a Javie</text:p>
              </table:table-cell>
              <table:table-cell office:value-type="float" office:value="2.59328606702046">
                <text:p>2.593286067020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ambruisse</text:p>
              </table:table-cell>
              <table:table-cell office:value-type="float" office:value="1.99563519459755">
                <text:p>1.995635194597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ardiers</text:p>
              </table:table-cell>
              <table:table-cell office:value-type="float" office:value="2.05307844348342">
                <text:p>2.053078443483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e Lauzet-Ubaye</text:p>
              </table:table-cell>
              <table:table-cell office:value-type="float" office:value="2.35024801833416">
                <text:p>2.350248018334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imans</text:p>
              </table:table-cell>
              <table:table-cell office:value-type="float" office:value="2.54777470538782">
                <text:p>2.547774705387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urs</text:p>
              </table:table-cell>
              <table:table-cell office:value-type="float" office:value="2.57287160220048">
                <text:p>2.572871602200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ajastres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lijai</text:p>
              </table:table-cell>
              <table:table-cell office:value-type="float" office:value="3.29885307640971">
                <text:p>3.298853076409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Mallefougasse-Augès</text:p>
              </table:table-cell>
              <table:table-cell office:value-type="float" office:value="2.4996870826184">
                <text:p>2.49968708261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allemoisson</text:p>
              </table:table-cell>
              <table:table-cell office:value-type="float" office:value="3.01241537476243">
                <text:p>3.012415374762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ane</text:p>
              </table:table-cell>
              <table:table-cell office:value-type="float" office:value="3.13861843389949">
                <text:p>3.1386184338994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Manosque</text:p>
              </table:table-cell>
              <table:table-cell office:value-type="float" office:value="4.34125641743126">
                <text:p>4.341256417431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arcoux</text:p>
              </table:table-cell>
              <table:table-cell office:value-type="float" office:value="2.71349054309394">
                <text:p>2.713490543093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éailles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es Mées</text:p>
              </table:table-cell>
              <table:table-cell office:value-type="float" office:value="3.55978696820056">
                <text:p>3.559786968200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Melve</text:p>
              </table:table-cell>
              <table:table-cell office:value-type="float" office:value="2.04921802267018">
                <text:p>2.049218022670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Val d'Oronaye</text:p>
              </table:table-cell>
              <table:table-cell office:value-type="float" office:value="2.05307844348342">
                <text:p>2.053078443483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ézel</text:p>
              </table:table-cell>
              <table:table-cell office:value-type="float" office:value="2.83122969386706">
                <text:p>2.831229693867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irabeau</text:p>
              </table:table-cell>
              <table:table-cell office:value-type="float" office:value="2.69983772586725">
                <text:p>2.699837725867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ison</text:p>
              </table:table-cell>
              <table:table-cell office:value-type="float" office:value="3.03542973818455">
                <text:p>3.035429738184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ntagnac-Montpezat</text:p>
              </table:table-cell>
              <table:table-cell office:value-type="float" office:value="2.62117628177503">
                <text:p>2.621176281775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ontclar</text:p>
              </table:table-cell>
              <table:table-cell office:value-type="float" office:value="2.63042787502502">
                <text:p>2.630427875025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ontfort</text:p>
              </table:table-cell>
              <table:table-cell office:value-type="float" office:value="2.55144999797287">
                <text:p>2.551449997972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Montfuron</text:p>
              </table:table-cell>
              <table:table-cell office:value-type="float" office:value="2.32428245529769">
                <text:p>2.324282455297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ontjustin</text:p>
              </table:table-cell>
              <table:table-cell office:value-type="float" office:value="1.7481880270062">
                <text:p>1.74818802700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ontlaux</text:p>
              </table:table-cell>
              <table:table-cell office:value-type="float" office:value="2.15836249209525">
                <text:p>2.158362492095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Montsalier</text:p>
              </table:table-cell>
              <table:table-cell office:value-type="float" office:value="2.07188200730613">
                <text:p>2.071882007306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oriez</text:p>
              </table:table-cell>
              <table:table-cell office:value-type="float" office:value="2.3384564936046">
                <text:p>2.33845649360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a Motte-du-Caire</text:p>
              </table:table-cell>
              <table:table-cell office:value-type="float" office:value="2.73639650227664">
                <text:p>2.736396502276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ustiers-Sainte-Marie</text:p>
              </table:table-cell>
              <table:table-cell office:value-type="float" office:value="2.83632411570675">
                <text:p>2.836324115706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a Mure-Argens</text:p>
              </table:table-cell>
              <table:table-cell office:value-type="float" office:value="2.53655844257153">
                <text:p>2.536558442571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Nibles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Niozelles</text:p>
              </table:table-cell>
              <table:table-cell office:value-type="float" office:value="2.44247976906445">
                <text:p>2.442479769064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Noyers-sur-Jabron</text:p>
              </table:table-cell>
              <table:table-cell office:value-type="float" office:value="2.69635638873333">
                <text:p>2.696356388733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es Omergues</text:p>
              </table:table-cell>
              <table:table-cell office:value-type="float" office:value="2.11727129565576">
                <text:p>2.117271295655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Ongles</text:p>
              </table:table-cell>
              <table:table-cell office:value-type="float" office:value="2.55144999797287">
                <text:p>2.551449997972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ppedette</text:p>
              </table:table-cell>
              <table:table-cell office:value-type="float" office:value="1.75587485567249">
                <text:p>1.755874855672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Oraison</text:p>
              </table:table-cell>
              <table:table-cell office:value-type="float" office:value="3.76282855318909">
                <text:p>3.762828553189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a Palud-sur-Verdon</text:p>
              </table:table-cell>
              <table:table-cell office:value-type="float" office:value="2.52762990087134">
                <text:p>2.527629900871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eipin</text:p>
              </table:table-cell>
              <table:table-cell office:value-type="float" office:value="3.17143390094301">
                <text:p>3.171433900943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Peyroules</text:p>
              </table:table-cell>
              <table:table-cell office:value-type="float" office:value="2.36172783601759">
                <text:p>2.361727836017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eyruis</text:p>
              </table:table-cell>
              <table:table-cell office:value-type="float" office:value="3.45163294745699">
                <text:p>3.4516329474569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iégut</text:p>
              </table:table-cell>
              <table:table-cell office:value-type="float" office:value="2.20682587603185">
                <text:p>2.206825876031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Pierrerue</text:p>
              </table:table-cell>
              <table:table-cell office:value-type="float" office:value="2.69284691927723">
                <text:p>2.692846919277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Pierrevert</text:p>
              </table:table-cell>
              <table:table-cell office:value-type="float" office:value="3.56702636615906">
                <text:p>3.567026366159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ontis</text:p>
              </table:table-cell>
              <table:table-cell office:value-type="float" office:value="1.91907809237607">
                <text:p>1.919078092376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rads-Haute-Bléone</text:p>
              </table:table-cell>
              <table:table-cell office:value-type="float" office:value="2.2718416065365">
                <text:p>2.2718416065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uimichel</text:p>
              </table:table-cell>
              <table:table-cell office:value-type="float" office:value="2.30749603791321">
                <text:p>2.307496037913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Puimoisson</text:p>
              </table:table-cell>
              <table:table-cell office:value-type="float" office:value="2.87040390527903">
                <text:p>2.870403905279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Quinson</text:p>
              </table:table-cell>
              <table:table-cell office:value-type="float" office:value="2.64640372622307">
                <text:p>2.646403726223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edortiers</text:p>
              </table:table-cell>
              <table:table-cell office:value-type="float" office:value="1.81954393554187">
                <text:p>1.81954393554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illanne</text:p>
              </table:table-cell>
              <table:table-cell office:value-type="float" office:value="3.20112389720738">
                <text:p>3.201123897207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éolans-Revel</text:p>
              </table:table-cell>
              <table:table-cell office:value-type="float" office:value="2.52633927738984">
                <text:p>2.526339277389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evest-des-Brousses</text:p>
              </table:table-cell>
              <table:table-cell office:value-type="float" office:value="2.43933269383026">
                <text:p>2.439332693830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evest-du-Bion</text:p>
              </table:table-cell>
              <table:table-cell office:value-type="float" office:value="2.76117581315573">
                <text:p>2.761175813155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evest-Saint-Martin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Riez</text:p>
              </table:table-cell>
              <table:table-cell office:value-type="float" office:value="3.26126286879249">
                <text:p>3.261262868792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a Robine-sur-Galabre</text:p>
              </table:table-cell>
              <table:table-cell office:value-type="float" office:value="2.4814426285023">
                <text:p>2.4814426285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a Rochegiron</text:p>
              </table:table-cell>
              <table:table-cell office:value-type="float" office:value="1.96848294855394">
                <text:p>1.968482948553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a Rochette</text:p>
              </table:table-cell>
              <table:table-cell office:value-type="float" office:value="1.81291335664286">
                <text:p>1.812913356642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ougon</text:p>
              </table:table-cell>
              <table:table-cell office:value-type="float" office:value="2.01283722470517">
                <text:p>2.012837224705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oumoules</text:p>
              </table:table-cell>
              <table:table-cell office:value-type="float" office:value="2.86272752831797">
                <text:p>2.862727528317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aint-André-les-Alpes</text:p>
              </table:table-cell>
              <table:table-cell office:value-type="float" office:value="2.98136550907854">
                <text:p>2.981365509078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int-Benoît</text:p>
              </table:table-cell>
              <table:table-cell office:value-type="float" office:value="2.14301480025409">
                <text:p>2.143014800254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inte-Croix-à-Lauze</text:p>
              </table:table-cell>
              <table:table-cell office:value-type="float" office:value="1.91907809237607">
                <text:p>1.919078092376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ainte-Croix-du-Verdon</text:p>
              </table:table-cell>
              <table:table-cell office:value-type="float" office:value="2.08278537031645">
                <text:p>2.082785370316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Hautes-Duyes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int-Étienne-les-Orgues</text:p>
              </table:table-cell>
              <table:table-cell office:value-type="float" office:value="3.09864372581706">
                <text:p>3.098643725817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aint-Geniez</text:p>
              </table:table-cell>
              <table:table-cell office:value-type="float" office:value="1.97772360528885">
                <text:p>1.977723605288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int-Jacques</text:p>
              </table:table-cell>
              <table:table-cell office:value-type="float" office:value="1.7481880270062">
                <text:p>1.7481880270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int-Jeannet</text:p>
              </table:table-cell>
              <table:table-cell office:value-type="float" office:value="1.79934054945358">
                <text:p>1.7993405494535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aint-Julien-d'Asse</text:p>
              </table:table-cell>
              <table:table-cell office:value-type="float" office:value="2.2718416065365">
                <text:p>2.27184160653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aint-Julien-du-Verdon</text:p>
              </table:table-cell>
              <table:table-cell office:value-type="float" office:value="2.1846914308176">
                <text:p>2.18469143081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int-Jurs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int-Laurent-du-Verdon</text:p>
              </table:table-cell>
              <table:table-cell office:value-type="float" office:value="1.95904139232109">
                <text:p>1.95904139232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aint-Lions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int-Maime</text:p>
              </table:table-cell>
              <table:table-cell office:value-type="float" office:value="2.91487181754005">
                <text:p>2.914871817540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int-Martin-de-Brômes</text:p>
              </table:table-cell>
              <table:table-cell office:value-type="float" office:value="2.76042248342321">
                <text:p>2.760422483423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aint-Martin-les-Eaux</text:p>
              </table:table-cell>
              <table:table-cell office:value-type="float" office:value="2.06069784035361">
                <text:p>2.060697840353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aint-Martin-lès-Seyne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int-Michel-l'Observatoire</text:p>
              </table:table-cell>
              <table:table-cell office:value-type="float" office:value="3.08778141780954">
                <text:p>3.087781417809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int-Paul-sur-Ubaye</text:p>
              </table:table-cell>
              <table:table-cell office:value-type="float" office:value="2.30535136944662">
                <text:p>2.305351369446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aint-Pierre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int-Pons</text:p>
              </table:table-cell>
              <table:table-cell office:value-type="float" office:value="2.81690383937566">
                <text:p>2.81690383937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inte-Tulle</text:p>
              </table:table-cell>
              <table:table-cell office:value-type="float" office:value="3.53122337453303">
                <text:p>3.531223374533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aint-Vincent-sur-Jabron</text:p>
              </table:table-cell>
              <table:table-cell office:value-type="float" office:value="2.32014628611105">
                <text:p>2.320146286111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alignac</text:p>
              </table:table-cell>
              <table:table-cell office:value-type="float" office:value="2.79865064544527">
                <text:p>2.798650645445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aumane</text:p>
              </table:table-cell>
              <table:table-cell office:value-type="float" office:value="2.02938377768521">
                <text:p>2.029383777685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ausses</text:p>
              </table:table-cell>
              <table:table-cell office:value-type="float" office:value="2.08635983067475">
                <text:p>2.086359830674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elonnet</text:p>
              </table:table-cell>
              <table:table-cell office:value-type="float" office:value="2.6414741105041">
                <text:p>2.64147411050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enez</text:p>
              </table:table-cell>
              <table:table-cell office:value-type="float" office:value="2.22010808804005">
                <text:p>2.220108088040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eyne</text:p>
              </table:table-cell>
              <table:table-cell office:value-type="float" office:value="3.13513265137677">
                <text:p>3.135132651376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igonce</text:p>
              </table:table-cell>
              <table:table-cell office:value-type="float" office:value="2.6232492903979">
                <text:p>2.62324929039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igoyer</text:p>
              </table:table-cell>
              <table:table-cell office:value-type="float" office:value="2.01283722470517">
                <text:p>2.012837224705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imiane-la-Rotonde</text:p>
              </table:table-cell>
              <table:table-cell office:value-type="float" office:value="2.77085201164214">
                <text:p>2.770852011642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isteron</text:p>
              </table:table-cell>
              <table:table-cell office:value-type="float" office:value="3.8621910310516">
                <text:p>3.86219103105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oleilhas</text:p>
              </table:table-cell>
              <table:table-cell office:value-type="float" office:value="2.08635983067475">
                <text:p>2.086359830674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ourribes</text:p>
              </table:table-cell>
              <table:table-cell office:value-type="float" office:value="2.26007138798507">
                <text:p>2.2600713879850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artonne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hèze</text:p>
              </table:table-cell>
              <table:table-cell office:value-type="float" office:value="2.35602585719312">
                <text:p>2.356025857193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hoard</text:p>
              </table:table-cell>
              <table:table-cell office:value-type="float" office:value="2.86213137931304">
                <text:p>2.862131379313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horame-Basse</text:p>
              </table:table-cell>
              <table:table-cell office:value-type="float" office:value="2.34242268082221">
                <text:p>2.342422680822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horame-Haute</text:p>
              </table:table-cell>
              <table:table-cell office:value-type="float" office:value="2.37106786227174">
                <text:p>2.371067862271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es Thuiles</text:p>
              </table:table-cell>
              <table:table-cell office:value-type="float" office:value="2.58994960132571">
                <text:p>2.589949601325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urriers</text:p>
              </table:table-cell>
              <table:table-cell office:value-type="float" office:value="2.53019969820308">
                <text:p>2.530199698203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Ubraye</text:p>
              </table:table-cell>
              <table:table-cell office:value-type="float" office:value="1.94939000664491">
                <text:p>1.949390006644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Uvernet-Fours</text:p>
              </table:table-cell>
              <table:table-cell office:value-type="float" office:value="2.76492298464989">
                <text:p>2.764922984649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Vachères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Valavoire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Valbelle</text:p>
              </table:table-cell>
              <table:table-cell office:value-type="float" office:value="2.41161970596323">
                <text:p>2.411619705963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Valensole</text:p>
              </table:table-cell>
              <table:table-cell office:value-type="float" office:value="3.50596351801813">
                <text:p>3.505963518018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Valernes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Vaumeilh</text:p>
              </table:table-cell>
              <table:table-cell office:value-type="float" office:value="2.41995574848976">
                <text:p>2.419955748489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Venterol</text:p>
              </table:table-cell>
              <table:table-cell office:value-type="float" office:value="2.39445168082622">
                <text:p>2.394451680826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Verdaches</text:p>
              </table:table-cell>
              <table:table-cell office:value-type="float" office:value="1.79239168949825">
                <text:p>1.792391689498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Vergons</text:p>
              </table:table-cell>
              <table:table-cell office:value-type="float" office:value="2.06445798922692">
                <text:p>2.064457989226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e Vernet</text:p>
              </table:table-cell>
              <table:table-cell office:value-type="float" office:value="2.11394335230684">
                <text:p>2.113943352306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Villars-Colmars</text:p>
              </table:table-cell>
              <table:table-cell office:value-type="float" office:value="2.40654018043395">
                <text:p>2.406540180433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Villemus</text:p>
              </table:table-cell>
              <table:table-cell office:value-type="float" office:value="2.24797326636181">
                <text:p>2.247973266361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Villeneuve</text:p>
              </table:table-cell>
              <table:table-cell office:value-type="float" office:value="3.60724050383174">
                <text:p>3.607240503831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Volonne</text:p>
              </table:table-cell>
              <table:table-cell office:value-type="float" office:value="3.22245633667925">
                <text:p>3.222456336679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Volx</text:p>
              </table:table-cell>
              <table:table-cell office:value-type="float" office:value="3.49609899213257">
                <text:p>3.496098992132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briès</text:p>
              </table:table-cell>
              <table:table-cell office:value-type="float" office:value="2.49276038902684">
                <text:p>2.492760389026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iguilles</text:p>
              </table:table-cell>
              <table:table-cell office:value-type="float" office:value="2.63748972951251">
                <text:p>2.637489729512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ncelle</text:p>
              </table:table-cell>
              <table:table-cell office:value-type="float" office:value="2.95568775031351">
                <text:p>2.955687750313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'Argentière-la-Bessée</text:p>
              </table:table-cell>
              <table:table-cell office:value-type="float" office:value="3.36492603378998">
                <text:p>3.364926033789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rvieux</text:p>
              </table:table-cell>
              <table:table-cell office:value-type="float" office:value="2.56348108539441">
                <text:p>2.56348108539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spremont</text:p>
              </table:table-cell>
              <table:table-cell office:value-type="float" office:value="2.52113808370404">
                <text:p>2.521138083704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spres-lès-Corps</text:p>
              </table:table-cell>
              <table:table-cell office:value-type="float" office:value="2.04532297878666">
                <text:p>2.045322978786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Aspres-sur-Buëch</text:p>
              </table:table-cell>
              <table:table-cell office:value-type="float" office:value="2.91907809237607">
                <text:p>2.919078092376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vançon</text:p>
              </table:table-cell>
              <table:table-cell office:value-type="float" office:value="2.60530504614111">
                <text:p>2.605305046141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aratier</text:p>
              </table:table-cell>
              <table:table-cell office:value-type="float" office:value="2.73158876518674">
                <text:p>2.731588765186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arcillonnette</text:p>
              </table:table-cell>
              <table:table-cell office:value-type="float" office:value="2.19865708695442">
                <text:p>2.198657086954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arret-sur-Méouge</text:p>
              </table:table-cell>
              <table:table-cell office:value-type="float" office:value="2.35983548233989">
                <text:p>2.359835482339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a Bâtie-Montsaléon</text:p>
              </table:table-cell>
              <table:table-cell office:value-type="float" office:value="2.35024801833416">
                <text:p>2.350248018334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a Bâtie-Neuve</text:p>
              </table:table-cell>
              <table:table-cell office:value-type="float" office:value="3.3923451553612">
                <text:p>3.39234515536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a Bâtie-Vieille</text:p>
              </table:table-cell>
              <table:table-cell office:value-type="float" office:value="2.51982799377572">
                <text:p>2.519827993775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a Beaume</text:p>
              </table:table-cell>
              <table:table-cell office:value-type="float" office:value="2.19033169817029">
                <text:p>2.190331698170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e Bersac</text:p>
              </table:table-cell>
              <table:table-cell office:value-type="float" office:value="2.17609125905568">
                <text:p>2.176091259055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réziers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riançon</text:p>
              </table:table-cell>
              <table:table-cell office:value-type="float" office:value="4.09314140475115">
                <text:p>4.093141404751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Valdoule</text:p>
              </table:table-cell>
              <table:table-cell office:value-type="float" office:value="2.31386722036915">
                <text:p>2.313867220369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uissard</text:p>
              </table:table-cell>
              <table:table-cell office:value-type="float" office:value="2.30749603791321">
                <text:p>2.307496037913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eillac</text:p>
              </table:table-cell>
              <table:table-cell office:value-type="float" office:value="2.47129171105894">
                <text:p>2.471291711058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ervières</text:p>
              </table:table-cell>
              <table:table-cell office:value-type="float" office:value="2.26245108973043">
                <text:p>2.262451089730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habestan</text:p>
              </table:table-cell>
              <table:table-cell office:value-type="float" office:value="2.14921911265538">
                <text:p>2.149219112655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habottes</text:p>
              </table:table-cell>
              <table:table-cell office:value-type="float" office:value="2.91275330367132">
                <text:p>2.912753303671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hampcella</text:p>
              </table:table-cell>
              <table:table-cell office:value-type="float" office:value="2.25042000230889">
                <text:p>2.250420002308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hampoléon</text:p>
              </table:table-cell>
              <table:table-cell office:value-type="float" office:value="2.15836249209525">
                <text:p>2.158362492095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hanousse</text:p>
              </table:table-cell>
              <table:table-cell office:value-type="float" office:value="1.68124123737559">
                <text:p>1.6812412373755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hâteauneuf-d'Oze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hâteauroux-les-Alpes</text:p>
              </table:table-cell>
              <table:table-cell office:value-type="float" office:value="3.04921802267018">
                <text:p>3.049218022670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hâteauvieux</text:p>
              </table:table-cell>
              <table:table-cell office:value-type="float" office:value="2.68394713075151">
                <text:p>2.683947130751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hâteau-Ville-Vieille</text:p>
              </table:table-cell>
              <table:table-cell office:value-type="float" office:value="2.52891670027765">
                <text:p>2.528916700277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ubessagne</text:p>
              </table:table-cell>
              <table:table-cell office:value-type="float" office:value="2.85491302230786">
                <text:p>2.854913022307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horges</text:p>
              </table:table-cell>
              <table:table-cell office:value-type="float" office:value="3.44575983648863">
                <text:p>3.445759836488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révoux</text:p>
              </table:table-cell>
              <table:table-cell office:value-type="float" office:value="2.13672056715641">
                <text:p>2.136720567156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rots</text:p>
              </table:table-cell>
              <table:table-cell office:value-type="float" office:value="3.004751155591">
                <text:p>3.0047511555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Embrun</text:p>
              </table:table-cell>
              <table:table-cell office:value-type="float" office:value="3.78887511577542">
                <text:p>3.788875115775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Éourres</text:p>
              </table:table-cell>
              <table:table-cell office:value-type="float" office:value="2.11727129565576">
                <text:p>2.117271295655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'Épine</text:p>
              </table:table-cell>
              <table:table-cell office:value-type="float" office:value="2.27875360095283">
                <text:p>2.278753600952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Esparron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Espinasses</text:p>
              </table:table-cell>
              <table:table-cell office:value-type="float" office:value="2.84135947045485">
                <text:p>2.841359470454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Étoile-Saint-Cyrice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ygliers</text:p>
              </table:table-cell>
              <table:table-cell office:value-type="float" office:value="2.8819549713396">
                <text:p>2.88195497133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arde-Colombe</text:p>
              </table:table-cell>
              <table:table-cell office:value-type="float" office:value="2.73798732633343">
                <text:p>2.737987326333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a Fare-en-Champsaur</text:p>
              </table:table-cell>
              <table:table-cell office:value-type="float" office:value="2.66558099101795">
                <text:p>2.665580991017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a Faurie</text:p>
              </table:table-cell>
              <table:table-cell office:value-type="float" office:value="2.48855071650044">
                <text:p>2.488550716500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Forest-Saint-Julien</text:p>
              </table:table-cell>
              <table:table-cell office:value-type="float" office:value="2.48000694295715">
                <text:p>2.480006942957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ouillouse</text:p>
              </table:table-cell>
              <table:table-cell office:value-type="float" office:value="2.35218251811136">
                <text:p>2.352182518111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reissinières</text:p>
              </table:table-cell>
              <table:table-cell office:value-type="float" office:value="2.32014628611105">
                <text:p>2.320146286111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a Freissinouse</text:p>
              </table:table-cell>
              <table:table-cell office:value-type="float" office:value="2.88592633980143">
                <text:p>2.885926339801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urmeyer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ap</text:p>
              </table:table-cell>
              <table:table-cell office:value-type="float" office:value="4.60449605277107">
                <text:p>4.604496052771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e Glaizil</text:p>
              </table:table-cell>
              <table:table-cell office:value-type="float" office:value="2.25042000230889">
                <text:p>2.250420002308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a Grave</text:p>
              </table:table-cell>
              <table:table-cell office:value-type="float" office:value="2.68752896121463">
                <text:p>2.687528961214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a Chapelle-en-Valgaudémar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Guillestre</text:p>
              </table:table-cell>
              <table:table-cell office:value-type="float" office:value="3.36604920980024">
                <text:p>3.366049209800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a Haute-Beaume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arjayes</text:p>
              </table:table-cell>
              <table:table-cell office:value-type="float" office:value="2.60852603357719">
                <text:p>2.608526033577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aragne-Montéglin</text:p>
              </table:table-cell>
              <table:table-cell office:value-type="float" office:value="3.54157924394658">
                <text:p>3.541579243946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ardier-et-Valença</text:p>
              </table:table-cell>
              <table:table-cell office:value-type="float" office:value="2.5092025223311">
                <text:p>2.50920252233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aye</text:p>
              </table:table-cell>
              <table:table-cell office:value-type="float" office:value="2.37291200297011">
                <text:p>2.372912002970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2.55144999797287">
                <text:p>2.551449997972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ettret</text:p>
              </table:table-cell>
              <table:table-cell office:value-type="float" office:value="2.2380461031288">
                <text:p>2.23804610312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anteyer</text:p>
              </table:table-cell>
              <table:table-cell office:value-type="float" office:value="2.62531245096167">
                <text:p>2.625312450961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éreuil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lines-en-Queyras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onêtier-Allemont</text:p>
              </table:table-cell>
              <table:table-cell office:value-type="float" office:value="2.47421626407626">
                <text:p>2.474216264076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Monêtier-les-Bains</text:p>
              </table:table-cell>
              <table:table-cell office:value-type="float" office:value="3.00302947055362">
                <text:p>3.003029470553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ontbrand</text:p>
              </table:table-cell>
              <table:table-cell office:value-type="float" office:value="1.81954393554187">
                <text:p>1.81954393554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ontclus</text:p>
              </table:table-cell>
              <table:table-cell office:value-type="float" office:value="1.77085201164214">
                <text:p>1.770852011642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ont-Dauphin</text:p>
              </table:table-cell>
              <table:table-cell office:value-type="float" office:value="2.17897694729317">
                <text:p>2.178976947293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ontgardin</text:p>
              </table:table-cell>
              <table:table-cell office:value-type="float" office:value="2.66370092538965">
                <text:p>2.663700925389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ontgenèvre</text:p>
              </table:table-cell>
              <table:table-cell office:value-type="float" office:value="2.72916478969277">
                <text:p>2.729164789692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ontjay</text:p>
              </table:table-cell>
              <table:table-cell office:value-type="float" office:value="2.01703333929878">
                <text:p>2.017033339298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ontmaur</text:p>
              </table:table-cell>
              <table:table-cell office:value-type="float" office:value="2.71516735784846">
                <text:p>2.715167357848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ontrond</text:p>
              </table:table-cell>
              <table:table-cell office:value-type="float" office:value="1.79934054945358">
                <text:p>1.799340549453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a Motte-en-Champsaur</text:p>
              </table:table-cell>
              <table:table-cell office:value-type="float" office:value="2.34044411484012">
                <text:p>2.340444114840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oydans</text:p>
              </table:table-cell>
              <table:table-cell office:value-type="float" office:value="1.7160033436348">
                <text:p>1.71600334363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Neffes</text:p>
              </table:table-cell>
              <table:table-cell office:value-type="float" office:value="2.87390159786446">
                <text:p>2.873901597864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évache</text:p>
              </table:table-cell>
              <table:table-cell office:value-type="float" office:value="2.55750720190566">
                <text:p>2.557507201905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Nossage-et-Bénévent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e Noyer</text:p>
              </table:table-cell>
              <table:table-cell office:value-type="float" office:value="2.45178643552429">
                <text:p>2.451786435524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Orcières</text:p>
              </table:table-cell>
              <table:table-cell office:value-type="float" office:value="2.84571801796666">
                <text:p>2.845718017966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Orpierre</text:p>
              </table:table-cell>
              <table:table-cell office:value-type="float" office:value="2.51719589794997">
                <text:p>2.517195897949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es Orres</text:p>
              </table:table-cell>
              <table:table-cell office:value-type="float" office:value="2.74036268949424">
                <text:p>2.740362689494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Oze</text:p>
              </table:table-cell>
              <table:table-cell office:value-type="float" office:value="2.02530586526477">
                <text:p>2.025305865264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elleautier</text:p>
              </table:table-cell>
              <table:table-cell office:value-type="float" office:value="2.82930377283102">
                <text:p>2.829303772831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Vallouise-Pelvoux</text:p>
              </table:table-cell>
              <table:table-cell office:value-type="float" office:value="3.09166695759568">
                <text:p>3.091666957595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a Piarre</text:p>
              </table:table-cell>
              <table:table-cell office:value-type="float" office:value="1.94448267215017">
                <text:p>1.944482672150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e Poët</text:p>
              </table:table-cell>
              <table:table-cell office:value-type="float" office:value="2.87737134586977">
                <text:p>2.877371345869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oligny</text:p>
              </table:table-cell>
              <table:table-cell office:value-type="float" office:value="2.4996870826184">
                <text:p>2.49968708261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runières</text:p>
              </table:table-cell>
              <table:table-cell office:value-type="float" office:value="2.47275644931721">
                <text:p>2.472756449317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Puy-Saint-André</text:p>
              </table:table-cell>
              <table:table-cell office:value-type="float" office:value="2.66931688056611">
                <text:p>2.669316880566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uy-Saint-Eusèbe</text:p>
              </table:table-cell>
              <table:table-cell office:value-type="float" office:value="2.13033376849501">
                <text:p>2.13033376849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uy-Saint-Pierre</text:p>
              </table:table-cell>
              <table:table-cell office:value-type="float" office:value="2.72015930340596">
                <text:p>2.720159303405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uy-Saint-Vincent</text:p>
              </table:table-cell>
              <table:table-cell office:value-type="float" office:value="2.45024910831936">
                <text:p>2.450249108319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uy-Sanières</text:p>
              </table:table-cell>
              <table:table-cell office:value-type="float" office:value="2.38738982633873">
                <text:p>2.387389826338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abou</text:p>
              </table:table-cell>
              <table:table-cell office:value-type="float" office:value="1.89762709129044">
                <text:p>1.897627091290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ambaud</text:p>
              </table:table-cell>
              <table:table-cell office:value-type="float" office:value="2.57170883180869">
                <text:p>2.5717088318086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Réallon</text:p>
              </table:table-cell>
              <table:table-cell office:value-type="float" office:value="2.40993312333129">
                <text:p>2.409933123331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emollon</text:p>
              </table:table-cell>
              <table:table-cell office:value-type="float" office:value="2.63948648926859">
                <text:p>2.639486489268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éotier</text:p>
              </table:table-cell>
              <table:table-cell office:value-type="float" office:value="2.29666519026153">
                <text:p>2.296665190261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ibeyret</text:p>
              </table:table-cell>
              <table:table-cell office:value-type="float" office:value="2.00860017176192">
                <text:p>2.00860017176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Val Buëch-Méouge</text:p>
              </table:table-cell>
              <table:table-cell office:value-type="float" office:value="3.1274287778516">
                <text:p>3.12742877785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isoul</text:p>
              </table:table-cell>
              <table:table-cell office:value-type="float" office:value="2.81690383937566">
                <text:p>2.816903839375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istolas</text:p>
              </table:table-cell>
              <table:table-cell office:value-type="float" office:value="1.83250891270624">
                <text:p>1.832508912706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ochebrune</text:p>
              </table:table-cell>
              <table:table-cell office:value-type="float" office:value="2.23552844690755">
                <text:p>2.235528446907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a Roche-de-Rame</text:p>
              </table:table-cell>
              <table:table-cell office:value-type="float" office:value="2.92737036303902">
                <text:p>2.927370363039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a Roche-des-Arnauds</text:p>
              </table:table-cell>
              <table:table-cell office:value-type="float" office:value="3.17084820364331">
                <text:p>3.170848203643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a Rochette</text:p>
              </table:table-cell>
              <table:table-cell office:value-type="float" office:value="2.67669360962487">
                <text:p>2.676693609624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osans</text:p>
              </table:table-cell>
              <table:table-cell office:value-type="float" office:value="2.70070371714502">
                <text:p>2.700703717145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ousset</text:p>
              </table:table-cell>
              <table:table-cell office:value-type="float" office:value="2.21218760440396">
                <text:p>2.212187604403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aint-André-d'Embrun</text:p>
              </table:table-cell>
              <table:table-cell office:value-type="float" office:value="2.81291335664286">
                <text:p>2.812913356642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int-André-de-Rosans</text:p>
              </table:table-cell>
              <table:table-cell office:value-type="float" office:value="2.15228834438306">
                <text:p>2.152288344383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aint-Apollinaire</text:p>
              </table:table-cell>
              <table:table-cell office:value-type="float" office:value="2.12385164096709">
                <text:p>2.123851640967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int-Auban-d'Oze</text:p>
              </table:table-cell>
              <table:table-cell office:value-type="float" office:value="1.90308998699194">
                <text:p>1.903089986991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int-Bonnet-en-Champsaur</text:p>
              </table:table-cell>
              <table:table-cell office:value-type="float" office:value="3.30835094858673">
                <text:p>3.3083509485867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int-Chaffrey</text:p>
              </table:table-cell>
              <table:table-cell office:value-type="float" office:value="3.21616590228599">
                <text:p>3.21616590228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int-Clément-sur-Durance</text:p>
              </table:table-cell>
              <table:table-cell office:value-type="float" office:value="2.46686762035411">
                <text:p>2.466867620354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ainte-Colombe</text:p>
              </table:table-cell>
              <table:table-cell office:value-type="float" office:value="1.78532983501077">
                <text:p>1.785329835010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aint-Crépin</text:p>
              </table:table-cell>
              <table:table-cell office:value-type="float" office:value="2.83505610172012">
                <text:p>2.835056101720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Dévoluy</text:p>
              </table:table-cell>
              <table:table-cell office:value-type="float" office:value="3.00259798071991">
                <text:p>3.002597980719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int-Étienne-le-Laus</text:p>
              </table:table-cell>
              <table:table-cell office:value-type="float" office:value="2.47856649559384">
                <text:p>2.478566495593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aint-Firmin</text:p>
              </table:table-cell>
              <table:table-cell office:value-type="float" office:value="2.68033551341456">
                <text:p>2.680335513414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int-Jacques-en-Valgodemard</text:p>
              </table:table-cell>
              <table:table-cell office:value-type="float" office:value="2.16435285578444">
                <text:p>2.164352855784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int-Jean-Saint-Nicolas</text:p>
              </table:table-cell>
              <table:table-cell office:value-type="float" office:value="2.99563519459755">
                <text:p>2.995635194597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int-Julien-en-Beauchêne</text:p>
              </table:table-cell>
              <table:table-cell office:value-type="float" office:value="2.09342168516224">
                <text:p>2.093421685162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int-Julien-en-Champsaur</text:p>
              </table:table-cell>
              <table:table-cell office:value-type="float" office:value="2.54032947479087">
                <text:p>2.540329474790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int-Laurent-du-Cros</text:p>
              </table:table-cell>
              <table:table-cell office:value-type="float" office:value="2.70671778233676">
                <text:p>2.706717782336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int-Léger-les-Mélèzes</text:p>
              </table:table-cell>
              <table:table-cell office:value-type="float" office:value="2.53907609879278">
                <text:p>2.539076098792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aint-Martin-de-Queyrières</text:p>
              </table:table-cell>
              <table:table-cell office:value-type="float" office:value="3.04453976039241">
                <text:p>3.044539760392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int-Maurice-en-Valgodemard</text:p>
              </table:table-cell>
              <table:table-cell office:value-type="float" office:value="2.14612803567824">
                <text:p>2.146128035678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int-Michel-de-Chaillol</text:p>
              </table:table-cell>
              <table:table-cell office:value-type="float" office:value="2.4996870826184">
                <text:p>2.49968708261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aint-Pierre-d'Argençon</text:p>
              </table:table-cell>
              <table:table-cell office:value-type="float" office:value="2.19589965240923">
                <text:p>2.195899652409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aint-Pierre-Avez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aint-Sauveur</text:p>
              </table:table-cell>
              <table:table-cell office:value-type="float" office:value="2.63548374681491">
                <text:p>2.635483746814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int-Véran</text:p>
              </table:table-cell>
              <table:table-cell office:value-type="float" office:value="2.39619934709574">
                <text:p>2.396199347095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e Saix</text:p>
              </table:table-cell>
              <table:table-cell office:value-type="float" office:value="2.01703333929878">
                <text:p>2.0170333392987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aléon</text:p>
              </table:table-cell>
              <table:table-cell office:value-type="float" office:value="1.96378782734556">
                <text:p>1.963787827345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alérans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a Salle-les-Alpes</text:p>
              </table:table-cell>
              <table:table-cell office:value-type="float" office:value="2.99475694458763">
                <text:p>2.994756944587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a Saulce</text:p>
              </table:table-cell>
              <table:table-cell office:value-type="float" office:value="3.16046853111904">
                <text:p>3.160468531119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e Sauze-du-Lac</text:p>
              </table:table-cell>
              <table:table-cell office:value-type="float" office:value="2.15533603746506">
                <text:p>2.155336037465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avines-le-Lac</text:p>
              </table:table-cell>
              <table:table-cell office:value-type="float" office:value="3.02897770520878">
                <text:p>3.028977705208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avournon</text:p>
              </table:table-cell>
              <table:table-cell office:value-type="float" office:value="2.39269695325967">
                <text:p>2.392696953259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erres</text:p>
              </table:table-cell>
              <table:table-cell office:value-type="float" office:value="3.09760432887441">
                <text:p>3.097604328874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igottier</text:p>
              </table:table-cell>
              <table:table-cell office:value-type="float" office:value="1.93449845124357">
                <text:p>1.9344984512435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igoyer</text:p>
              </table:table-cell>
              <table:table-cell office:value-type="float" office:value="2.81822589361396">
                <text:p>2.818225893613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orbiers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allard</text:p>
              </table:table-cell>
              <table:table-cell office:value-type="float" office:value="3.31407799177921">
                <text:p>3.314077991779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héus</text:p>
              </table:table-cell>
              <table:table-cell office:value-type="float" office:value="2.3096301674259">
                <text:p>2.30963016742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Trescléoux</text:p>
              </table:table-cell>
              <table:table-cell office:value-type="float" office:value="2.49692964807321">
                <text:p>2.496929648073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Upaix</text:p>
              </table:table-cell>
              <table:table-cell office:value-type="float" office:value="2.65127801399814">
                <text:p>2.651278013998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Val-des-Prés</text:p>
              </table:table-cell>
              <table:table-cell office:value-type="float" office:value="2.81358098856819">
                <text:p>2.813580988568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Valserres</text:p>
              </table:table-cell>
              <table:table-cell office:value-type="float" office:value="2.38560627359831">
                <text:p>2.385606273598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Vars</text:p>
              </table:table-cell>
              <table:table-cell office:value-type="float" office:value="2.79239168949825">
                <text:p>2.792391689498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Ventavon</text:p>
              </table:table-cell>
              <table:table-cell office:value-type="float" office:value="2.68663626926229">
                <text:p>2.686636269262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Veynes</text:p>
              </table:table-cell>
              <table:table-cell office:value-type="float" office:value="3.498448403174">
                <text:p>3.4984484031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es Vigneaux</text:p>
              </table:table-cell>
              <table:table-cell office:value-type="float" office:value="2.70500795933334">
                <text:p>2.705007959333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Villar-d'Arêne</text:p>
              </table:table-cell>
              <table:table-cell office:value-type="float" office:value="2.51851393987789">
                <text:p>2.518513939877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Villar-Loubière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Villar-Saint-Pancrace</text:p>
              </table:table-cell>
              <table:table-cell office:value-type="float" office:value="3.15896526038341">
                <text:p>3.158965260383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Vitrolles</text:p>
              </table:table-cell>
              <table:table-cell office:value-type="float" office:value="2.31806333496276">
                <text:p>2.318063334962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iglun</text:p>
              </table:table-cell>
              <table:table-cell office:value-type="float" office:value="1.94939000664491">
                <text:p>1.949390006644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mirat</text:p>
              </table:table-cell>
              <table:table-cell office:value-type="float" office:value="1.8750612633917">
                <text:p>1.87506126339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ndon</text:p>
              </table:table-cell>
              <table:table-cell office:value-type="float" office:value="2.74741180788642">
                <text:p>2.74741180788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ntibes</text:p>
              </table:table-cell>
              <table:table-cell office:value-type="float" office:value="4.87927369156137">
                <text:p>4.879273691561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Ascros</text:p>
              </table:table-cell>
              <table:table-cell office:value-type="float" office:value="2.23299611039215">
                <text:p>2.232996110392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Aspremont</text:p>
              </table:table-cell>
              <table:table-cell office:value-type="float" office:value="3.33162971762993">
                <text:p>3.331629717629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Auribeau-sur-Siagne</text:p>
              </table:table-cell>
              <table:table-cell office:value-type="float" office:value="3.49996186559619">
                <text:p>3.499961865596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uvare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Bairols</text:p>
              </table:table-cell>
              <table:table-cell office:value-type="float" office:value="2.02530586526477">
                <text:p>2.025305865264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e Bar-sur-Loup</text:p>
              </table:table-cell>
              <table:table-cell office:value-type="float" office:value="3.47683162851226">
                <text:p>3.47683162851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Beaulieu-sur-Mer</text:p>
              </table:table-cell>
              <table:table-cell office:value-type="float" office:value="3.57345182203548">
                <text:p>3.573451822035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eausoleil</text:p>
              </table:table-cell>
              <table:table-cell office:value-type="float" office:value="4.13411332984232">
                <text:p>4.134113329842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Belvédère</text:p>
              </table:table-cell>
              <table:table-cell office:value-type="float" office:value="2.81023251799508">
                <text:p>2.810232517995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endejun</text:p>
              </table:table-cell>
              <table:table-cell office:value-type="float" office:value="2.98272338766855">
                <text:p>2.982723387668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erre-les-Alpes</text:p>
              </table:table-cell>
              <table:table-cell office:value-type="float" office:value="3.10482840365366">
                <text:p>3.104828403653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Beuil</text:p>
              </table:table-cell>
              <table:table-cell office:value-type="float" office:value="2.71264970162721">
                <text:p>2.712649701627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Bézaudun-les-Alpes</text:p>
              </table:table-cell>
              <table:table-cell office:value-type="float" office:value="2.38916608436453">
                <text:p>2.38916608436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iot</text:p>
              </table:table-cell>
              <table:table-cell office:value-type="float" office:value="3.99895644047049">
                <text:p>3.9989564404704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Blausasc</text:p>
              </table:table-cell>
              <table:table-cell office:value-type="float" office:value="3.16702179579026">
                <text:p>3.167021795790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La Bollène-Vésubie</text:p>
              </table:table-cell>
              <table:table-cell office:value-type="float" office:value="2.74350976472843">
                <text:p>2.743509764728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Bonson</text:p>
              </table:table-cell>
              <table:table-cell office:value-type="float" office:value="2.86451108105839">
                <text:p>2.864511081058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ouyon</text:p>
              </table:table-cell>
              <table:table-cell office:value-type="float" office:value="2.68930885912362">
                <text:p>2.689308859123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Breil-sur-Roya</text:p>
              </table:table-cell>
              <table:table-cell office:value-type="float" office:value="3.37566361396088">
                <text:p>3.375663613960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riançonnet</text:p>
              </table:table-cell>
              <table:table-cell office:value-type="float" office:value="2.36361197989214">
                <text:p>2.363611979892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e Broc</text:p>
              </table:table-cell>
              <table:table-cell office:value-type="float" office:value="3.14519640611418">
                <text:p>3.145196406114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abris</text:p>
              </table:table-cell>
              <table:table-cell office:value-type="float" office:value="3.11394335230684">
                <text:p>3.113943352306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agnes-sur-Mer</text:p>
              </table:table-cell>
              <table:table-cell office:value-type="float" office:value="4.67952782735904">
                <text:p>4.679527827359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aille</text:p>
              </table:table-cell>
              <table:table-cell office:value-type="float" office:value="2.64640372622307">
                <text:p>2.646403726223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annes</text:p>
              </table:table-cell>
              <table:table-cell office:value-type="float" office:value="4.86772669078044">
                <text:p>4.867726690780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e Cannet</text:p>
              </table:table-cell>
              <table:table-cell office:value-type="float" office:value="4.62791861557142">
                <text:p>4.627918615571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antaron</text:p>
              </table:table-cell>
              <table:table-cell office:value-type="float" office:value="3.13161866434912">
                <text:p>3.13161866434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ap-d'Ail</text:p>
              </table:table-cell>
              <table:table-cell office:value-type="float" office:value="3.67311310423823">
                <text:p>3.673113104238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arros</text:p>
              </table:table-cell>
              <table:table-cell office:value-type="float" office:value="4.07754958045179">
                <text:p>4.077549580451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astagniers</text:p>
              </table:table-cell>
              <table:table-cell office:value-type="float" office:value="3.19340290306242">
                <text:p>3.193402903062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astellar</text:p>
              </table:table-cell>
              <table:table-cell office:value-type="float" office:value="2.9903388547876">
                <text:p>2.99033885478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astillon</text:p>
              </table:table-cell>
              <table:table-cell office:value-type="float" office:value="2.57978359661681">
                <text:p>2.579783596616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Caussols</text:p>
              </table:table-cell>
              <table:table-cell office:value-type="float" office:value="2.39269695325967">
                <text:p>2.392696953259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hâteauneuf-Grasse</text:p>
              </table:table-cell>
              <table:table-cell office:value-type="float" office:value="3.50351831272407">
                <text:p>3.503518312724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hâteauneuf-Villevieille</text:p>
              </table:table-cell>
              <table:table-cell office:value-type="float" office:value="2.9566485792052">
                <text:p>2.95664857920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hâteauneuf-d'Entraunes</text:p>
              </table:table-cell>
              <table:table-cell office:value-type="float" office:value="1.68124123737559">
                <text:p>1.681241237375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Cipières</text:p>
              </table:table-cell>
              <table:table-cell office:value-type="float" office:value="2.58206336291171">
                <text:p>2.582063362911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lans</text:p>
              </table:table-cell>
              <table:table-cell office:value-type="float" office:value="2.7701152947871">
                <text:p>2.77011529478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oaraze</text:p>
              </table:table-cell>
              <table:table-cell office:value-type="float" office:value="2.90902085421116">
                <text:p>2.909020854211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a Colle-sur-Loup</text:p>
              </table:table-cell>
              <table:table-cell office:value-type="float" office:value="3.89938270553326">
                <text:p>3.899382705533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ollongues</text:p>
              </table:table-cell>
              <table:table-cell office:value-type="float" office:value="2.02938377768521">
                <text:p>2.029383777685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olomars</text:p>
              </table:table-cell>
              <table:table-cell office:value-type="float" office:value="3.52179164963912">
                <text:p>3.521791649639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onségudes</text:p>
              </table:table-cell>
              <table:table-cell office:value-type="float" office:value="2.00432137378264">
                <text:p>2.004321373782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ontes</text:p>
              </table:table-cell>
              <table:table-cell office:value-type="float" office:value="3.86811520532722">
                <text:p>3.868115205327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ourmes</text:p>
              </table:table-cell>
              <table:table-cell office:value-type="float" office:value="2.09342168516224">
                <text:p>2.093421685162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oursegoules</text:p>
              </table:table-cell>
              <table:table-cell office:value-type="float" office:value="2.71349054309394">
                <text:p>2.713490543093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a Croix-sur-Roudoule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uébris</text:p>
              </table:table-cell>
              <table:table-cell office:value-type="float" office:value="2.13033376849501">
                <text:p>2.130333768495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Daluis</text:p>
              </table:table-cell>
              <table:table-cell office:value-type="float" office:value="2.17318626841227">
                <text:p>2.173186268412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rap</text:p>
              </table:table-cell>
              <table:table-cell office:value-type="float" office:value="3.64157325317817">
                <text:p>3.641573253178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Duranus</text:p>
              </table:table-cell>
              <table:table-cell office:value-type="float" office:value="2.14301480025409">
                <text:p>2.143014800254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Entraunes</text:p>
              </table:table-cell>
              <table:table-cell office:value-type="float" office:value="2.03742649794062">
                <text:p>2.037426497940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'Escarène</text:p>
              </table:table-cell>
              <table:table-cell office:value-type="float" office:value="3.39984671271292">
                <text:p>3.399846712712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Escragnolles</text:p>
              </table:table-cell>
              <table:table-cell office:value-type="float" office:value="2.78958071216443">
                <text:p>2.78958071216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Èze</text:p>
              </table:table-cell>
              <table:table-cell office:value-type="float" office:value="3.38649896555065">
                <text:p>3.386498965550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Falicon</text:p>
              </table:table-cell>
              <table:table-cell office:value-type="float" office:value="3.29424571613812">
                <text:p>3.294245716138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es Ferres</text:p>
              </table:table-cell>
              <table:table-cell office:value-type="float" office:value="2.01283722470517">
                <text:p>2.012837224705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ontan</text:p>
              </table:table-cell>
              <table:table-cell office:value-type="float" office:value="2.55022835305509">
                <text:p>2.550228353055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Gars</text:p>
              </table:table-cell>
              <table:table-cell office:value-type="float" office:value="1.84509804001426">
                <text:p>1.84509804001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attières</text:p>
              </table:table-cell>
              <table:table-cell office:value-type="float" office:value="3.61363043492524">
                <text:p>3.613630434925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a Gaude</text:p>
              </table:table-cell>
              <table:table-cell office:value-type="float" office:value="3.80969435871692">
                <text:p>3.809694358716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Gilette</text:p>
              </table:table-cell>
              <table:table-cell office:value-type="float" office:value="3.17782497186468">
                <text:p>3.177824971864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Gorbio</text:p>
              </table:table-cell>
              <table:table-cell office:value-type="float" office:value="3.11594317693905">
                <text:p>3.115943176939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Gourdon</text:p>
              </table:table-cell>
              <table:table-cell office:value-type="float" office:value="2.6063813651106">
                <text:p>2.60638136511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Grasse</text:p>
              </table:table-cell>
              <table:table-cell office:value-type="float" office:value="4.70250808210807">
                <text:p>4.702508082108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Gréolières</text:p>
              </table:table-cell>
              <table:table-cell office:value-type="float" office:value="2.78318869107526">
                <text:p>2.78318869107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Guillaumes</text:p>
              </table:table-cell>
              <table:table-cell office:value-type="float" office:value="2.81690383937566">
                <text:p>2.816903839375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lonse</text:p>
              </table:table-cell>
              <table:table-cell office:value-type="float" office:value="2.2718416065365">
                <text:p>2.27184160653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sola</text:p>
              </table:table-cell>
              <table:table-cell office:value-type="float" office:value="2.84385542262316">
                <text:p>2.843855422623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ntosque</text:p>
              </table:table-cell>
              <table:table-cell office:value-type="float" office:value="3.11925588927794">
                <text:p>3.1192558892779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evens</text:p>
              </table:table-cell>
              <table:table-cell office:value-type="float" office:value="3.67933703052079">
                <text:p>3.679337030520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ieuche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ucéram</text:p>
              </table:table-cell>
              <table:table-cell office:value-type="float" office:value="3.09236969962912">
                <text:p>3.092369699629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alaussène</text:p>
              </table:table-cell>
              <table:table-cell office:value-type="float" office:value="2.46538285144842">
                <text:p>2.465382851448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andelieu-la-Napoule</text:p>
              </table:table-cell>
              <table:table-cell office:value-type="float" office:value="4.3559493227878">
                <text:p>4.35594932278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2.03742649794062">
                <text:p>2.037426497940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e Mas</text:p>
              </table:table-cell>
              <table:table-cell office:value-type="float" office:value="2.20951501454263">
                <text:p>2.209515014542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assoins</text:p>
              </table:table-cell>
              <table:table-cell office:value-type="float" office:value="2.02530586526477">
                <text:p>2.025305865264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enton</text:p>
              </table:table-cell>
              <table:table-cell office:value-type="float" office:value="4.45580381987661">
                <text:p>4.455803819876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Mouans-Sartoux</text:p>
              </table:table-cell>
              <table:table-cell office:value-type="float" office:value="3.97973043066228">
                <text:p>3.979730430662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ougins</text:p>
              </table:table-cell>
              <table:table-cell office:value-type="float" office:value="4.26460534439166">
                <text:p>4.264605344391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Moulinet</text:p>
              </table:table-cell>
              <table:table-cell office:value-type="float" office:value="2.42813479402879">
                <text:p>2.428134794028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Les Mujouls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Nice</text:p>
              </table:table-cell>
              <table:table-cell office:value-type="float" office:value="5.53642586152078">
                <text:p>5.536425861520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Opio</text:p>
              </table:table-cell>
              <table:table-cell office:value-type="float" office:value="3.34321159017975">
                <text:p>3.343211590179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égomas</text:p>
              </table:table-cell>
              <table:table-cell office:value-type="float" office:value="3.89114703044877">
                <text:p>3.891147030448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eille</text:p>
              </table:table-cell>
              <table:table-cell office:value-type="float" office:value="3.36995760734605">
                <text:p>3.369957607346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Peillon</text:p>
              </table:table-cell>
              <table:table-cell office:value-type="float" office:value="3.17464119266045">
                <text:p>3.174641192660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La Penne</text:p>
              </table:table-cell>
              <table:table-cell office:value-type="float" office:value="2.47421626407626">
                <text:p>2.47421626407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éone</text:p>
              </table:table-cell>
              <table:table-cell office:value-type="float" office:value="2.97081161087252">
                <text:p>2.970811610872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eymeinade</text:p>
              </table:table-cell>
              <table:table-cell office:value-type="float" office:value="3.90633504180509">
                <text:p>3.906335041805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Pierlas</text:p>
              </table:table-cell>
              <table:table-cell office:value-type="float" office:value="1.96848294855394">
                <text:p>1.968482948553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ierrefeu</text:p>
              </table:table-cell>
              <table:table-cell office:value-type="float" office:value="2.4814426285023">
                <text:p>2.48144262850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uget-Rostang</text:p>
              </table:table-cell>
              <table:table-cell office:value-type="float" office:value="2.12385164096709">
                <text:p>2.12385164096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uget-Théniers</text:p>
              </table:table-cell>
              <table:table-cell office:value-type="float" office:value="3.27485032001666">
                <text:p>3.274850320016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evest-les-Roches</text:p>
              </table:table-cell>
              <table:table-cell office:value-type="float" office:value="2.35024801833416">
                <text:p>2.350248018334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igaud</text:p>
              </table:table-cell>
              <table:table-cell office:value-type="float" office:value="2.32428245529769">
                <text:p>2.324282455297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implas</text:p>
              </table:table-cell>
              <table:table-cell office:value-type="float" office:value="2.10037054511756">
                <text:p>2.100370545117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quebillière</text:p>
              </table:table-cell>
              <table:table-cell office:value-type="float" office:value="3.24895361549571">
                <text:p>3.248953615495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quebrune-Cap-Martin</text:p>
              </table:table-cell>
              <table:table-cell office:value-type="float" office:value="4.10947730095874">
                <text:p>4.109477300958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Roquefort-les-Pins</text:p>
              </table:table-cell>
              <table:table-cell office:value-type="float" office:value="3.81644016795614">
                <text:p>3.816440167956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oquestéron</text:p>
              </table:table-cell>
              <table:table-cell office:value-type="float" office:value="2.75891189239797">
                <text:p>2.758911892397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a Roque-en-Provence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a Roquette-sur-Siagne</text:p>
              </table:table-cell>
              <table:table-cell office:value-type="float" office:value="3.73062079788728">
                <text:p>3.730620797887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a Roquette-sur-Var</text:p>
              </table:table-cell>
              <table:table-cell office:value-type="float" office:value="2.94939000664491">
                <text:p>2.949390006644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ubion</text:p>
              </table:table-cell>
              <table:table-cell office:value-type="float" office:value="2.07918124604762">
                <text:p>2.079181246047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ure</text:p>
              </table:table-cell>
              <table:table-cell office:value-type="float" office:value="2.30535136944662">
                <text:p>2.305351369446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e Rouret</text:p>
              </table:table-cell>
              <table:table-cell office:value-type="float" office:value="3.60162547955394">
                <text:p>3.6016254795539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inte-Agnès</text:p>
              </table:table-cell>
              <table:table-cell office:value-type="float" office:value="3.06333335895175">
                <text:p>3.063333358951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aint-André-de-la-Roche</text:p>
              </table:table-cell>
              <table:table-cell office:value-type="float" office:value="3.73774907389156">
                <text:p>3.737749073891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aint-Antonin</text:p>
              </table:table-cell>
              <table:table-cell office:value-type="float" office:value="2.03742649794062">
                <text:p>2.03742649794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int-Auban</text:p>
              </table:table-cell>
              <table:table-cell office:value-type="float" office:value="2.36921585741014">
                <text:p>2.369215857410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aint-Blaise</text:p>
              </table:table-cell>
              <table:table-cell office:value-type="float" office:value="3.00216606175651">
                <text:p>3.002166061756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aint-Cézaire-sur-Siagne</text:p>
              </table:table-cell>
              <table:table-cell office:value-type="float" office:value="3.59439255037543">
                <text:p>3.594392550375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aint-Dalmas-le-Selvage</text:p>
              </table:table-cell>
              <table:table-cell office:value-type="float" office:value="2.08635983067475">
                <text:p>2.086359830674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aint-Étienne-de-Tinée</text:p>
              </table:table-cell>
              <table:table-cell office:value-type="float" office:value="3.14144977340047">
                <text:p>3.141449773400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aint-Jean-Cap-Ferrat</text:p>
              </table:table-cell>
              <table:table-cell office:value-type="float" office:value="3.21616590228599">
                <text:p>3.2161659022859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aint-Jeannet</text:p>
              </table:table-cell>
              <table:table-cell office:value-type="float" office:value="3.60530504614111">
                <text:p>3.60530504614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aint-Laurent-du-Var</text:p>
              </table:table-cell>
              <table:table-cell office:value-type="float" office:value="4.46340021062565">
                <text:p>4.463400210625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aint-Léger</text:p>
              </table:table-cell>
              <table:table-cell office:value-type="float" office:value="1.83884909073726">
                <text:p>1.838849090737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aint-Martin-d'Entraunes</text:p>
              </table:table-cell>
              <table:table-cell office:value-type="float" office:value="2.06445798922692">
                <text:p>2.064457989226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aint-Martin-du-Var</text:p>
              </table:table-cell>
              <table:table-cell office:value-type="float" office:value="3.44341946178282">
                <text:p>3.443419461782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aint-Martin-Vésubie</text:p>
              </table:table-cell>
              <table:table-cell office:value-type="float" office:value="3.14332712999205">
                <text:p>3.14332712999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aint-Paul-de-Vence</text:p>
              </table:table-cell>
              <table:table-cell office:value-type="float" office:value="3.54120469068326">
                <text:p>3.541204690683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aint-Sauveur-sur-Tinée</text:p>
              </table:table-cell>
              <table:table-cell office:value-type="float" office:value="2.55266821611219">
                <text:p>2.55266821611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aint-Vallier-de-Thiey</text:p>
              </table:table-cell>
              <table:table-cell office:value-type="float" office:value="3.54319858563765">
                <text:p>3.543198585637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allagriffon</text:p>
              </table:table-cell>
              <table:table-cell office:value-type="float" office:value="1.63346845557959">
                <text:p>1.633468455579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aorge</text:p>
              </table:table-cell>
              <table:table-cell office:value-type="float" office:value="2.65224634100332">
                <text:p>2.652246341003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Sauze</text:p>
              </table:table-cell>
              <table:table-cell office:value-type="float" office:value="1.91381385238372">
                <text:p>1.913813852383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éranon</text:p>
              </table:table-cell>
              <table:table-cell office:value-type="float" office:value="2.69108149212297">
                <text:p>2.691081492122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igale</text:p>
              </table:table-cell>
              <table:table-cell office:value-type="float" office:value="2.31386722036915">
                <text:p>2.313867220369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ospel</text:p>
              </table:table-cell>
              <table:table-cell office:value-type="float" office:value="3.56925683332861">
                <text:p>3.569256833328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péracèdes</text:p>
              </table:table-cell>
              <table:table-cell office:value-type="float" office:value="3.11159852488039">
                <text:p>3.111598524880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héoule-sur-Mer</text:p>
              </table:table-cell>
              <table:table-cell office:value-type="float" office:value="3.18383903705642">
                <text:p>3.183839037056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Thiéry</text:p>
              </table:table-cell>
              <table:table-cell office:value-type="float" office:value="2.00860017176192">
                <text:p>2.008600171761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e Tignet</text:p>
              </table:table-cell>
              <table:table-cell office:value-type="float" office:value="3.5182506513085">
                <text:p>3.51825065130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Toudon</text:p>
              </table:table-cell>
              <table:table-cell office:value-type="float" office:value="2.51321760006794">
                <text:p>2.513217600067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uët-de-l'Escarène</text:p>
              </table:table-cell>
              <table:table-cell office:value-type="float" office:value="2.47275644931721">
                <text:p>2.472756449317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ouët-sur-Var</text:p>
              </table:table-cell>
              <table:table-cell office:value-type="float" office:value="2.83884909073725">
                <text:p>2.838849090737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a Tour</text:p>
              </table:table-cell>
              <table:table-cell office:value-type="float" office:value="2.76042248342321">
                <text:p>2.760422483423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urette-du-Château</text:p>
              </table:table-cell>
              <table:table-cell office:value-type="float" office:value="2.09342168516224">
                <text:p>2.09342168516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urnefort</text:p>
              </table:table-cell>
              <table:table-cell office:value-type="float" office:value="2.19033169817029">
                <text:p>2.190331698170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ourrette-Levens</text:p>
              </table:table-cell>
              <table:table-cell office:value-type="float" office:value="3.68448629218873">
                <text:p>3.68448629218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Tourrettes-sur-Loup</text:p>
              </table:table-cell>
              <table:table-cell office:value-type="float" office:value="3.60119053261533">
                <text:p>3.601190532615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a Trinité</text:p>
              </table:table-cell>
              <table:table-cell office:value-type="float" office:value="4.00736365431228">
                <text:p>4.007363654312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a Turbie</text:p>
              </table:table-cell>
              <table:table-cell office:value-type="float" office:value="3.49775871828727">
                <text:p>3.497758718287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Utelle</text:p>
              </table:table-cell>
              <table:table-cell office:value-type="float" office:value="2.90955602924118">
                <text:p>2.90955602924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Valbonne</text:p>
              </table:table-cell>
              <table:table-cell office:value-type="float" office:value="4.12024479554637">
                <text:p>4.120244795546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Valdeblore</text:p>
              </table:table-cell>
              <table:table-cell office:value-type="float" office:value="2.93951925261862">
                <text:p>2.9395192526186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Valderoure</text:p>
              </table:table-cell>
              <table:table-cell office:value-type="float" office:value="2.62117628177503">
                <text:p>2.621176281775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Vallauris</text:p>
              </table:table-cell>
              <table:table-cell office:value-type="float" office:value="4.41998877343042">
                <text:p>4.419988773430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Venanson</text:p>
              </table:table-cell>
              <table:table-cell office:value-type="float" office:value="2.18184358794477">
                <text:p>2.181843587944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Vence</text:p>
              </table:table-cell>
              <table:table-cell office:value-type="float" office:value="4.26801602078192">
                <text:p>4.2680160207819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Villars-sur-Var</text:p>
              </table:table-cell>
              <table:table-cell office:value-type="float" office:value="2.84198480459011">
                <text:p>2.841984804590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Villefranche-sur-Mer</text:p>
              </table:table-cell>
              <table:table-cell office:value-type="float" office:value="3.71758729685546">
                <text:p>3.717587296855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Villeneuve-d'Entraunes</text:p>
              </table:table-cell>
              <table:table-cell office:value-type="float" office:value="1.82607480270083">
                <text:p>1.82607480270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Villeneuve-Loubet</text:p>
              </table:table-cell>
              <table:table-cell office:value-type="float" office:value="4.14013077837113">
                <text:p>4.140130778371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La Brigue</text:p>
              </table:table-cell>
              <table:table-cell office:value-type="float" office:value="2.85308952985187">
                <text:p>2.853089529851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ende</text:p>
              </table:table-cell>
              <table:table-cell office:value-type="float" office:value="3.33525725643453">
                <text:p>3.335257256434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ix-en-Provence</text:p>
              </table:table-cell>
              <table:table-cell office:value-type="float" office:value="5.15274380883118">
                <text:p>5.152743808831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Allauch</text:p>
              </table:table-cell>
              <table:table-cell office:value-type="float" office:value="4.3320544951082">
                <text:p>4.33205449510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Alleins</text:p>
              </table:table-cell>
              <table:table-cell office:value-type="float" office:value="3.3923451553612">
                <text:p>3.39234515536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Arles</text:p>
              </table:table-cell>
              <table:table-cell office:value-type="float" office:value="4.72178589186281">
                <text:p>4.721785891862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ubagne</text:p>
              </table:table-cell>
              <table:table-cell office:value-type="float" office:value="4.65444608671734">
                <text:p>4.654446086717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Aureille</text:p>
              </table:table-cell>
              <table:table-cell office:value-type="float" office:value="3.19534605834842">
                <text:p>3.195346058348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Auriol</text:p>
              </table:table-cell>
              <table:table-cell office:value-type="float" office:value="4.05602775808636">
                <text:p>4.056027758086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urons</text:p>
              </table:table-cell>
              <table:table-cell office:value-type="float" office:value="2.72672720902657">
                <text:p>2.72672720902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La Barben</text:p>
              </table:table-cell>
              <table:table-cell office:value-type="float" office:value="2.90200289135073">
                <text:p>2.902002891350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arbentane</text:p>
              </table:table-cell>
              <table:table-cell office:value-type="float" office:value="3.60627385316999">
                <text:p>3.606273853169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Les Baux-de-Provence</text:p>
              </table:table-cell>
              <table:table-cell office:value-type="float" office:value="2.6232492903979">
                <text:p>2.62324929039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Beaurecueil</text:p>
              </table:table-cell>
              <table:table-cell office:value-type="float" office:value="2.73639650227664">
                <text:p>2.736396502276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Belcodène</text:p>
              </table:table-cell>
              <table:table-cell office:value-type="float" office:value="3.28080592839367">
                <text:p>3.280805928393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erre-l'Étang</text:p>
              </table:table-cell>
              <table:table-cell office:value-type="float" office:value="4.13637172349232">
                <text:p>4.136371723492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Bouc-Bel-Air</text:p>
              </table:table-cell>
              <table:table-cell office:value-type="float" office:value="4.14912669974261">
                <text:p>4.149126699742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a Bouilladisse</text:p>
              </table:table-cell>
              <table:table-cell office:value-type="float" office:value="3.78218586649202">
                <text:p>3.7821858664920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Boulbon</text:p>
              </table:table-cell>
              <table:table-cell office:value-type="float" office:value="3.17522180034305">
                <text:p>3.175221800343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abannes</text:p>
              </table:table-cell>
              <table:table-cell office:value-type="float" office:value="3.6457169393696">
                <text:p>3.64571693936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abriès</text:p>
              </table:table-cell>
              <table:table-cell office:value-type="float" office:value="3.9773577295453">
                <text:p>3.97735772954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adolive</text:p>
              </table:table-cell>
              <table:table-cell office:value-type="float" office:value="3.32939787936104">
                <text:p>3.32939787936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arry-le-Rouet</text:p>
              </table:table-cell>
              <table:table-cell office:value-type="float" office:value="3.77144048663991">
                <text:p>3.771440486639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assis</text:p>
              </table:table-cell>
              <table:table-cell office:value-type="float" office:value="3.86528168499561">
                <text:p>3.865281684995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eyreste</text:p>
              </table:table-cell>
              <table:table-cell office:value-type="float" office:value="3.64196959770206">
                <text:p>3.641969597702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harleval</text:p>
              </table:table-cell>
              <table:table-cell office:value-type="float" office:value="3.41564097989615">
                <text:p>3.415640979896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hâteauneuf-le-Rouge</text:p>
              </table:table-cell>
              <table:table-cell office:value-type="float" office:value="3.33665982345442">
                <text:p>3.336659823454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hâteauneuf-les-Martigues</text:p>
              </table:table-cell>
              <table:table-cell office:value-type="float" office:value="4.15063365374643">
                <text:p>4.150633653746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hâteaurenard</text:p>
              </table:table-cell>
              <table:table-cell office:value-type="float" office:value="4.19434780728009">
                <text:p>4.194347807280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a Ciotat</text:p>
              </table:table-cell>
              <table:table-cell office:value-type="float" office:value="4.55182801119153">
                <text:p>4.551828011191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ornillon-Confoux</text:p>
              </table:table-cell>
              <table:table-cell office:value-type="float" office:value="3.13672056715641">
                <text:p>3.136720567156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uges-les-Pins</text:p>
              </table:table-cell>
              <table:table-cell office:value-type="float" office:value="3.69696764074402">
                <text:p>3.696967640744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a Destrousse</text:p>
              </table:table-cell>
              <table:table-cell office:value-type="float" office:value="3.52113808370404">
                <text:p>3.521138083704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Éguilles</text:p>
              </table:table-cell>
              <table:table-cell office:value-type="float" office:value="3.87961190706585">
                <text:p>3.879611907065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Ensuès-la-Redonne</text:p>
              </table:table-cell>
              <table:table-cell office:value-type="float" office:value="3.7364761820277">
                <text:p>3.73647618202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Eygalières</text:p>
              </table:table-cell>
              <table:table-cell office:value-type="float" office:value="3.24993175663419">
                <text:p>3.249931756634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Eyguières</text:p>
              </table:table-cell>
              <table:table-cell office:value-type="float" office:value="3.83581735429347">
                <text:p>3.835817354293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Eyragues</text:p>
              </table:table-cell>
              <table:table-cell office:value-type="float" office:value="3.63052957142682">
                <text:p>3.630529571426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La Fare-les-Oliviers</text:p>
              </table:table-cell>
              <table:table-cell office:value-type="float" office:value="3.90520202866232">
                <text:p>3.905202028662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Fontvieille</text:p>
              </table:table-cell>
              <table:table-cell office:value-type="float" office:value="3.5585885831082">
                <text:p>3.55858858310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Fos-sur-Mer</text:p>
              </table:table-cell>
              <table:table-cell office:value-type="float" office:value="4.20022102619188">
                <text:p>4.200221026191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Fuveau</text:p>
              </table:table-cell>
              <table:table-cell office:value-type="float" office:value="3.98398692196519">
                <text:p>3.983986921965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ardanne</text:p>
              </table:table-cell>
              <table:table-cell office:value-type="float" office:value="4.29907126002741">
                <text:p>4.299071260027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Gémenos</text:p>
              </table:table-cell>
              <table:table-cell office:value-type="float" office:value="3.79091819521458">
                <text:p>3.790918195214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Gignac-la-Nerthe</text:p>
              </table:table-cell>
              <table:table-cell office:value-type="float" office:value="3.96042320707783">
                <text:p>3.9604232070778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Grans</text:p>
              </table:table-cell>
              <table:table-cell office:value-type="float" office:value="3.64904263408618">
                <text:p>3.649042634086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raveson</text:p>
              </table:table-cell>
              <table:table-cell office:value-type="float" office:value="3.66829271044822">
                <text:p>3.668292710448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réasque</text:p>
              </table:table-cell>
              <table:table-cell office:value-type="float" office:value="3.60562822200762">
                <text:p>3.605628222007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Istres</text:p>
              </table:table-cell>
              <table:table-cell office:value-type="float" office:value="4.63811969986024">
                <text:p>4.6381196998602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Jouques</text:p>
              </table:table-cell>
              <table:table-cell office:value-type="float" office:value="3.64117654661311">
                <text:p>3.641176546613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amanon</text:p>
              </table:table-cell>
              <table:table-cell office:value-type="float" office:value="3.30254737248748">
                <text:p>3.302547372487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ambesc</text:p>
              </table:table-cell>
              <table:table-cell office:value-type="float" office:value="3.97584522546757">
                <text:p>3.975845225467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Lançon-Provence</text:p>
              </table:table-cell>
              <table:table-cell office:value-type="float" office:value="3.94141204037355">
                <text:p>3.941412040373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Maillane</text:p>
              </table:table-cell>
              <table:table-cell office:value-type="float" office:value="3.39689644914252">
                <text:p>3.396896449142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Mallemort</text:p>
              </table:table-cell>
              <table:table-cell office:value-type="float" office:value="3.77611979905299">
                <text:p>3.776119799052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Marignane</text:p>
              </table:table-cell>
              <table:table-cell office:value-type="float" office:value="4.53344157408483">
                <text:p>4.533441574084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5.93354802408849">
                <text:p>5.933548024088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artigues</text:p>
              </table:table-cell>
              <table:table-cell office:value-type="float" office:value="4.68904233902817">
                <text:p>4.689042339028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as-Blanc-des-Alpilles</text:p>
              </table:table-cell>
              <table:table-cell office:value-type="float" office:value="2.71180722904119">
                <text:p>2.71180722904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Maussane-les-Alpilles</text:p>
              </table:table-cell>
              <table:table-cell office:value-type="float" office:value="3.34301449715077">
                <text:p>3.343014497150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Meyrargues</text:p>
              </table:table-cell>
              <table:table-cell office:value-type="float" office:value="3.57263929704281">
                <text:p>3.572639297042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eyreuil</text:p>
              </table:table-cell>
              <table:table-cell office:value-type="float" office:value="3.7300551523755">
                <text:p>3.73005515237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aint-Pierre-de-Mézoargues</text:p>
              </table:table-cell>
              <table:table-cell office:value-type="float" office:value="2.34439227368511">
                <text:p>2.344392273685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Mimet</text:p>
              </table:table-cell>
              <table:table-cell office:value-type="float" office:value="3.66190729276602">
                <text:p>3.661907292766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iramas</text:p>
              </table:table-cell>
              <table:table-cell office:value-type="float" office:value="4.40795147083267">
                <text:p>4.40795147083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Mollégès</text:p>
              </table:table-cell>
              <table:table-cell office:value-type="float" office:value="3.40671045860979">
                <text:p>3.406710458609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Mouriès</text:p>
              </table:table-cell>
              <table:table-cell office:value-type="float" office:value="3.54032947479087">
                <text:p>3.540329474790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Noves</text:p>
              </table:table-cell>
              <table:table-cell office:value-type="float" office:value="3.74896286125616">
                <text:p>3.74896286125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Orgon</text:p>
              </table:table-cell>
              <table:table-cell office:value-type="float" office:value="3.49262072204319">
                <text:p>3.492620722043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aradou</text:p>
              </table:table-cell>
              <table:table-cell office:value-type="float" office:value="3.2678754193189">
                <text:p>3.26787541931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Pélissanne</text:p>
              </table:table-cell>
              <table:table-cell office:value-type="float" office:value="3.99602982841108">
                <text:p>3.996029828411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La Penne-sur-Huveaune</text:p>
              </table:table-cell>
              <table:table-cell office:value-type="float" office:value="3.80195223485428">
                <text:p>3.801952234854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es Pennes-Mirabeau</text:p>
              </table:table-cell>
              <table:table-cell office:value-type="float" office:value="4.3115843472043">
                <text:p>4.31158434720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Peynier</text:p>
              </table:table-cell>
              <table:table-cell office:value-type="float" office:value="3.50960570461156">
                <text:p>3.509605704611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eypin</text:p>
              </table:table-cell>
              <table:table-cell office:value-type="float" office:value="3.73759016628572">
                <text:p>3.737590166285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eyrolles-en-Provence</text:p>
              </table:table-cell>
              <table:table-cell office:value-type="float" office:value="3.69125835813311">
                <text:p>3.691258358133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Plan-de-Cuques</text:p>
              </table:table-cell>
              <table:table-cell office:value-type="float" office:value="4.02193316647744">
                <text:p>4.021933166477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lan-d'Orgon</text:p>
              </table:table-cell>
              <table:table-cell office:value-type="float" office:value="3.5219222448835">
                <text:p>3.52192224488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Port-de-Bouc</text:p>
              </table:table-cell>
              <table:table-cell office:value-type="float" office:value="4.23969979668666">
                <text:p>4.239699796686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ort-Saint-Louis-du-Rhône</text:p>
              </table:table-cell>
              <table:table-cell office:value-type="float" office:value="3.93756803860038">
                <text:p>3.937568038600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uyloubier</text:p>
              </table:table-cell>
              <table:table-cell office:value-type="float" office:value="3.25935492730803">
                <text:p>3.259354927308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e Puy-Sainte-Réparade</text:p>
              </table:table-cell>
              <table:table-cell office:value-type="float" office:value="3.73846343946195">
                <text:p>3.7384634394619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Rognac</text:p>
              </table:table-cell>
              <table:table-cell office:value-type="float" office:value="4.07298474462793">
                <text:p>4.072984744627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Rognes</text:p>
              </table:table-cell>
              <table:table-cell office:value-type="float" office:value="3.67915524128335">
                <text:p>3.67915524128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gnonas</text:p>
              </table:table-cell>
              <table:table-cell office:value-type="float" office:value="3.60400993241223">
                <text:p>3.604009932412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a Roque-d'Anthéron</text:p>
              </table:table-cell>
              <table:table-cell office:value-type="float" office:value="3.73727217653554">
                <text:p>3.737272176535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Roquefort-la-Bédoule</text:p>
              </table:table-cell>
              <table:table-cell office:value-type="float" office:value="3.73423960443545">
                <text:p>3.734239604435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Roquevaire</text:p>
              </table:table-cell>
              <table:table-cell office:value-type="float" office:value="3.9472866446778">
                <text:p>3.94728664467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ousset</text:p>
              </table:table-cell>
              <table:table-cell office:value-type="float" office:value="3.67486114073781">
                <text:p>3.674861140737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e Rove</text:p>
              </table:table-cell>
              <table:table-cell office:value-type="float" office:value="3.66341821225268">
                <text:p>3.663418212252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aint-Andiol</text:p>
              </table:table-cell>
              <table:table-cell office:value-type="float" office:value="3.51890857369141">
                <text:p>3.518908573691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aint-Antonin-sur-Bayon</text:p>
              </table:table-cell>
              <table:table-cell office:value-type="float" office:value="2.10380372095596">
                <text:p>2.1038037209559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aint-Cannat</text:p>
              </table:table-cell>
              <table:table-cell office:value-type="float" office:value="3.75158700508231">
                <text:p>3.751587005082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aint-Chamas</text:p>
              </table:table-cell>
              <table:table-cell office:value-type="float" office:value="3.91307174030925">
                <text:p>3.913071740309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aint-Estève-Janson</text:p>
              </table:table-cell>
              <table:table-cell office:value-type="float" office:value="2.57863920996807">
                <text:p>2.578639209968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Saint-Étienne-du-Grès</text:p>
              </table:table-cell>
              <table:table-cell office:value-type="float" office:value="3.38129562300383">
                <text:p>3.381295623003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aint-Marc-Jaumegarde</text:p>
              </table:table-cell>
              <table:table-cell office:value-type="float" office:value="3.07664044367034">
                <text:p>3.076640443670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intes-Maries-de-la-Mer</text:p>
              </table:table-cell>
              <table:table-cell office:value-type="float" office:value="3.42862067267194">
                <text:p>3.428620672671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aint-Martin-de-Crau</text:p>
              </table:table-cell>
              <table:table-cell office:value-type="float" office:value="4.12661837552295">
                <text:p>4.126618375522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aint-Mitre-les-Remparts</text:p>
              </table:table-cell>
              <table:table-cell office:value-type="float" office:value="3.76648720623969">
                <text:p>3.766487206239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aint-Paul-lès-Durance</text:p>
              </table:table-cell>
              <table:table-cell office:value-type="float" office:value="2.94890176097021">
                <text:p>2.948901760970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aint-Rémy-de-Provence</text:p>
              </table:table-cell>
              <table:table-cell office:value-type="float" office:value="3.98967224762387">
                <text:p>3.98967224762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aint-Savournin</text:p>
              </table:table-cell>
              <table:table-cell office:value-type="float" office:value="3.51401618040065">
                <text:p>3.514016180400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aint-Victoret</text:p>
              </table:table-cell>
              <table:table-cell office:value-type="float" office:value="3.81517913013942">
                <text:p>3.815179130139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Salon-de-Provence</text:p>
              </table:table-cell>
              <table:table-cell office:value-type="float" office:value="4.6452945168899">
                <text:p>4.64529451688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ausset-les-Pins</text:p>
              </table:table-cell>
              <table:table-cell office:value-type="float" office:value="3.88303651002768">
                <text:p>3.883036510027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énas</text:p>
              </table:table-cell>
              <table:table-cell office:value-type="float" office:value="3.84547013298167">
                <text:p>3.845470132981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eptèmes-les-Vallons</text:p>
              </table:table-cell>
              <table:table-cell office:value-type="float" office:value="4.0331824137292">
                <text:p>4.03318241372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imiane-Collongue</text:p>
              </table:table-cell>
              <table:table-cell office:value-type="float" office:value="3.74303915480493">
                <text:p>3.743039154804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Tarascon</text:p>
              </table:table-cell>
              <table:table-cell office:value-type="float" office:value="4.1638468757942">
                <text:p>4.16384687579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Le Tholonet</text:p>
              </table:table-cell>
              <table:table-cell office:value-type="float" office:value="3.37456506072276">
                <text:p>3.374565060722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rets</text:p>
              </table:table-cell>
              <table:table-cell office:value-type="float" office:value="4.03726709456871">
                <text:p>4.037267094568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Vauvenargues</text:p>
              </table:table-cell>
              <table:table-cell office:value-type="float" office:value="3.01367969729119">
                <text:p>3.013679697291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Velaux</text:p>
              </table:table-cell>
              <table:table-cell office:value-type="float" office:value="3.95177450808172">
                <text:p>3.951774508081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Venelles</text:p>
              </table:table-cell>
              <table:table-cell office:value-type="float" office:value="3.9216344610537">
                <text:p>3.92163446105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Ventabren</text:p>
              </table:table-cell>
              <table:table-cell office:value-type="float" office:value="3.70475090429067">
                <text:p>3.704750904290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Vernègues</text:p>
              </table:table-cell>
              <table:table-cell office:value-type="float" office:value="3.2169572073611">
                <text:p>3.21695720736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Verquières</text:p>
              </table:table-cell>
              <table:table-cell office:value-type="float" office:value="2.90579588036787">
                <text:p>2.9057958803678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Vitrolles</text:p>
              </table:table-cell>
              <table:table-cell office:value-type="float" office:value="4.5344830177047">
                <text:p>4.534483017704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Coudoux</text:p>
              </table:table-cell>
              <table:table-cell office:value-type="float" office:value="3.55193769536484">
                <text:p>3.551937695364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arnoux-en-Provence</text:p>
              </table:table-cell>
              <table:table-cell office:value-type="float" office:value="3.82503644122135">
                <text:p>3.825036441221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arseille 1er Arrondissement</text:p>
              </table:table-cell>
              <table:table-cell office:value-type="float" office:value="4.60048281346596">
                <text:p>4.600482813465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Marseille 2e Arrondissement</text:p>
              </table:table-cell>
              <table:table-cell office:value-type="float" office:value="4.37894269861344">
                <text:p>4.378942698613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Marseille 3e Arrondissement</text:p>
              </table:table-cell>
              <table:table-cell office:value-type="float" office:value="4.67312232287276">
                <text:p>4.6731223228727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arseille 4e Arrondissement</text:p>
              </table:table-cell>
              <table:table-cell office:value-type="float" office:value="4.68345231073828">
                <text:p>4.683452310738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Marseille 5e Arrondissement</text:p>
              </table:table-cell>
              <table:table-cell office:value-type="float" office:value="4.66684544988405">
                <text:p>4.666845449884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arseille 6e Arrondissement</text:p>
              </table:table-cell>
              <table:table-cell office:value-type="float" office:value="4.62962363518079">
                <text:p>4.6296236351807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arseille 7e Arrondissement</text:p>
              </table:table-cell>
              <table:table-cell office:value-type="float" office:value="4.54592532935584">
                <text:p>4.545925329355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arseille 8e Arrondissement</text:p>
              </table:table-cell>
              <table:table-cell office:value-type="float" office:value="4.90260113066653">
                <text:p>4.902601130666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Marseille 9e Arrondissement</text:p>
              </table:table-cell>
              <table:table-cell office:value-type="float" office:value="4.86674797864639">
                <text:p>4.866747978646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Marseille 10e Arrondissement</text:p>
              </table:table-cell>
              <table:table-cell office:value-type="float" office:value="4.74130920889957">
                <text:p>4.741309208899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Marseille 11e Arrondissement</text:p>
              </table:table-cell>
              <table:table-cell office:value-type="float" office:value="4.75466170983709">
                <text:p>4.754661709837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Marseille 12e Arrondissement</text:p>
              </table:table-cell>
              <table:table-cell office:value-type="float" office:value="4.78396786152724">
                <text:p>4.783967861527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Marseille 13e Arrondissement</text:p>
              </table:table-cell>
              <table:table-cell office:value-type="float" office:value="4.96006150122445">
                <text:p>4.960061501224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Marseille 14e Arrondissement</text:p>
              </table:table-cell>
              <table:table-cell office:value-type="float" office:value="4.788472412291">
                <text:p>4.7884724122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arseille 15e Arrondissement</text:p>
              </table:table-cell>
              <table:table-cell office:value-type="float" office:value="4.89920198566454">
                <text:p>4.899201985664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Marseille 16e Arrondissement</text:p>
              </table:table-cell>
              <table:table-cell office:value-type="float" office:value="4.21934871731358">
                <text:p>4.219348717313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Les Adrets-de-l'Estérel</text:p>
              </table:table-cell>
              <table:table-cell office:value-type="float" office:value="3.44043676610577">
                <text:p>3.440436766105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Aiguines</text:p>
              </table:table-cell>
              <table:table-cell office:value-type="float" office:value="2.42324587393681">
                <text:p>2.423245873936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mpus</text:p>
              </table:table-cell>
              <table:table-cell office:value-type="float" office:value="2.97220283837906">
                <text:p>2.972202838379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es Arcs</text:p>
              </table:table-cell>
              <table:table-cell office:value-type="float" office:value="3.85557972250172">
                <text:p>3.855579722501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Artignosc-sur-Verdon</text:p>
              </table:table-cell>
              <table:table-cell office:value-type="float" office:value="2.51587384371168">
                <text:p>2.515873843711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rtigues</text:p>
              </table:table-cell>
              <table:table-cell office:value-type="float" office:value="2.38021124171161">
                <text:p>2.380211241711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Aups</text:p>
              </table:table-cell>
              <table:table-cell office:value-type="float" office:value="3.32715451240943">
                <text:p>3.327154512409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agnols-en-Forêt</text:p>
              </table:table-cell>
              <table:table-cell office:value-type="float" office:value="3.43055876952276">
                <text:p>3.430558769522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Bandol</text:p>
              </table:table-cell>
              <table:table-cell office:value-type="float" office:value="3.89641597647312">
                <text:p>3.896415976473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Bargème</text:p>
              </table:table-cell>
              <table:table-cell office:value-type="float" office:value="2.26717172840301">
                <text:p>2.267171728403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argemon</text:p>
              </table:table-cell>
              <table:table-cell office:value-type="float" office:value="3.17143390094301">
                <text:p>3.171433900943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arjols</text:p>
              </table:table-cell>
              <table:table-cell office:value-type="float" office:value="3.48981790830145">
                <text:p>3.48981790830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a Bastide</text:p>
              </table:table-cell>
              <table:table-cell office:value-type="float" office:value="2.29003461136252">
                <text:p>2.29003461136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audinard-sur-Verdon</text:p>
              </table:table-cell>
              <table:table-cell office:value-type="float" office:value="2.3324384599156">
                <text:p>2.33243845991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Bauduen</text:p>
              </table:table-cell>
              <table:table-cell office:value-type="float" office:value="2.50242711998443">
                <text:p>2.502427119984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e Beausset</text:p>
              </table:table-cell>
              <table:table-cell office:value-type="float" office:value="3.9739125704197">
                <text:p>3.973912570419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Belgentier</text:p>
              </table:table-cell>
              <table:table-cell office:value-type="float" office:value="3.38685552918472">
                <text:p>3.386855529184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esse-sur-Issole</text:p>
              </table:table-cell>
              <table:table-cell office:value-type="float" office:value="3.48401496266756">
                <text:p>3.48401496266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Bormes-les-Mimosas</text:p>
              </table:table-cell>
              <table:table-cell office:value-type="float" office:value="3.89426066444699">
                <text:p>3.894260664446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e Bourguet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Bras</text:p>
              </table:table-cell>
              <table:table-cell office:value-type="float" office:value="3.41346741298582">
                <text:p>3.413467412985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Brenon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rignoles</text:p>
              </table:table-cell>
              <table:table-cell office:value-type="float" office:value="4.22245633667925">
                <text:p>4.222456336679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rue-Auriac</text:p>
              </table:table-cell>
              <table:table-cell office:value-type="float" office:value="3.1102529173534">
                <text:p>3.11025291735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abasse</text:p>
              </table:table-cell>
              <table:table-cell office:value-type="float" office:value="3.28307497473547">
                <text:p>3.283074974735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a Cadière-d'Azur</text:p>
              </table:table-cell>
              <table:table-cell office:value-type="float" office:value="3.74146676176975">
                <text:p>3.741466761769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allas</text:p>
              </table:table-cell>
              <table:table-cell office:value-type="float" office:value="3.26007138798507">
                <text:p>3.260071387985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allian</text:p>
              </table:table-cell>
              <table:table-cell office:value-type="float" office:value="3.51982799377572">
                <text:p>3.519827993775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amps-la-Source</text:p>
              </table:table-cell>
              <table:table-cell office:value-type="float" office:value="3.26221370547642">
                <text:p>3.262213705476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Le Cannet-des-Maures</text:p>
              </table:table-cell>
              <table:table-cell office:value-type="float" office:value="3.64077947734486">
                <text:p>3.640779477344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arcès</text:p>
              </table:table-cell>
              <table:table-cell office:value-type="float" office:value="3.53466057582844">
                <text:p>3.534660575828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arnoules</text:p>
              </table:table-cell>
              <table:table-cell office:value-type="float" office:value="3.54319858563765">
                <text:p>3.543198585637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arqueiranne</text:p>
              </table:table-cell>
              <table:table-cell office:value-type="float" office:value="3.99939156171909">
                <text:p>3.999391561719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e Castellet</text:p>
              </table:table-cell>
              <table:table-cell office:value-type="float" office:value="3.60411800619203">
                <text:p>3.604118006192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avalaire-sur-Mer</text:p>
              </table:table-cell>
              <table:table-cell office:value-type="float" office:value="3.85527680383009">
                <text:p>3.855276803830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a Celle</text:p>
              </table:table-cell>
              <table:table-cell office:value-type="float" office:value="3.14860265480609">
                <text:p>3.148602654806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hâteaudouble</text:p>
              </table:table-cell>
              <table:table-cell office:value-type="float" office:value="2.66464197555613">
                <text:p>2.664641975556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âteauvert</text:p>
              </table:table-cell>
              <table:table-cell office:value-type="float" office:value="2.15228834438306">
                <text:p>2.152288344383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hâteauvieux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laviers</text:p>
              </table:table-cell>
              <table:table-cell office:value-type="float" office:value="2.83884909073725">
                <text:p>2.838849090737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ogolin</text:p>
              </table:table-cell>
              <table:table-cell office:value-type="float" office:value="4.09750025223169">
                <text:p>4.097500252231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llobrières</text:p>
              </table:table-cell>
              <table:table-cell office:value-type="float" office:value="3.28352736486169">
                <text:p>3.283527364861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Comps-sur-Artuby</text:p>
              </table:table-cell>
              <table:table-cell office:value-type="float" office:value="2.57518784492766">
                <text:p>2.575187844927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orrens</text:p>
              </table:table-cell>
              <table:table-cell office:value-type="float" office:value="2.94448267215017">
                <text:p>2.944482672150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otignac</text:p>
              </table:table-cell>
              <table:table-cell office:value-type="float" office:value="3.36021461329535">
                <text:p>3.360214613295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a Crau</text:p>
              </table:table-cell>
              <table:table-cell office:value-type="float" office:value="4.22398888257009">
                <text:p>4.2239888825700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a Croix-Valmer</text:p>
              </table:table-cell>
              <table:table-cell office:value-type="float" office:value="3.56949095434878">
                <text:p>3.569490954348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uers</text:p>
              </table:table-cell>
              <table:table-cell office:value-type="float" office:value="4.02374616315248">
                <text:p>4.023746163152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Draguignan</text:p>
              </table:table-cell>
              <table:table-cell office:value-type="float" office:value="4.6026458934835">
                <text:p>4.60264589348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Entrecasteaux</text:p>
              </table:table-cell>
              <table:table-cell office:value-type="float" office:value="3.03822263836872">
                <text:p>3.038222638368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Esparron</text:p>
              </table:table-cell>
              <table:table-cell office:value-type="float" office:value="2.53655844257153">
                <text:p>2.536558442571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Évenos</text:p>
              </table:table-cell>
              <table:table-cell office:value-type="float" office:value="3.3356584522893">
                <text:p>3.33565845228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a Farlède</text:p>
              </table:table-cell>
              <table:table-cell office:value-type="float" office:value="3.94225615041946">
                <text:p>3.942256150419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Fayence</text:p>
              </table:table-cell>
              <table:table-cell office:value-type="float" office:value="3.74834310448755">
                <text:p>3.748343104487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Figanières</text:p>
              </table:table-cell>
              <table:table-cell office:value-type="float" office:value="3.41630758705988">
                <text:p>3.416307587059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Flassans-sur-Issole</text:p>
              </table:table-cell>
              <table:table-cell office:value-type="float" office:value="3.53453375600511">
                <text:p>3.534533756005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Flayosc</text:p>
              </table:table-cell>
              <table:table-cell office:value-type="float" office:value="3.63998424804159">
                <text:p>3.639984248041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Forcalqueiret</text:p>
              </table:table-cell>
              <table:table-cell office:value-type="float" office:value="3.4401216031878">
                <text:p>3.44012160318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Fox-Amphoux</text:p>
              </table:table-cell>
              <table:table-cell office:value-type="float" office:value="2.68663626926229">
                <text:p>2.686636269262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Fréjus</text:p>
              </table:table-cell>
              <table:table-cell office:value-type="float" office:value="4.72844306703525">
                <text:p>4.728443067035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La Garde</text:p>
              </table:table-cell>
              <table:table-cell office:value-type="float" office:value="4.40045163995695">
                <text:p>4.400451639956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a Garde-Freinet</text:p>
              </table:table-cell>
              <table:table-cell office:value-type="float" office:value="3.26834391395106">
                <text:p>3.268343913951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Garéoult</text:p>
              </table:table-cell>
              <table:table-cell office:value-type="float" office:value="3.73263496753919">
                <text:p>3.732634967539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Gassin</text:p>
              </table:table-cell>
              <table:table-cell office:value-type="float" office:value="3.42455497660671">
                <text:p>3.4245549766067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Ginasservis</text:p>
              </table:table-cell>
              <table:table-cell office:value-type="float" office:value="3.2137832993353">
                <text:p>3.21378329933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Gonfaron</text:p>
              </table:table-cell>
              <table:table-cell office:value-type="float" office:value="3.63367040605144">
                <text:p>3.633670406051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rimaud</text:p>
              </table:table-cell>
              <table:table-cell office:value-type="float" office:value="3.60906054993009">
                <text:p>3.609060549930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Hyères</text:p>
              </table:table-cell>
              <table:table-cell office:value-type="float" office:value="4.75206382080335">
                <text:p>4.752063820803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Le Lavandou</text:p>
              </table:table-cell>
              <table:table-cell office:value-type="float" office:value="3.71982828625433">
                <text:p>3.719828286254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a Londe-les-Maures</text:p>
              </table:table-cell>
              <table:table-cell office:value-type="float" office:value="3.91561086266147">
                <text:p>3.915610862661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orgues</text:p>
              </table:table-cell>
              <table:table-cell office:value-type="float" office:value="3.95980431650834">
                <text:p>3.959804316508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Le Luc</text:p>
              </table:table-cell>
              <table:table-cell office:value-type="float" office:value="4.02127201395104">
                <text:p>4.02127201395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a Martre</text:p>
              </table:table-cell>
              <table:table-cell office:value-type="float" office:value="2.31175386105575">
                <text:p>2.311753861055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es Mayons</text:p>
              </table:table-cell>
              <table:table-cell office:value-type="float" office:value="2.8055008581584">
                <text:p>2.80550085815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azaugues</text:p>
              </table:table-cell>
              <table:table-cell office:value-type="float" office:value="2.93851972517649">
                <text:p>2.938519725176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Méounes-lès-Montrieux</text:p>
              </table:table-cell>
              <table:table-cell office:value-type="float" office:value="3.32735893438633">
                <text:p>3.327358934386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oissac-Bellevue</text:p>
              </table:table-cell>
              <table:table-cell office:value-type="float" office:value="2.47567118832443">
                <text:p>2.475671188324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a Môle</text:p>
              </table:table-cell>
              <table:table-cell office:value-type="float" office:value="3.13830269816628">
                <text:p>3.138302698166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ons</text:p>
              </table:table-cell>
              <table:table-cell office:value-type="float" office:value="2.94001815500766">
                <text:p>2.940018155007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ontauroux</text:p>
              </table:table-cell>
              <table:table-cell office:value-type="float" office:value="3.79365071770717">
                <text:p>3.793650717707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Montferrat</text:p>
              </table:table-cell>
              <table:table-cell office:value-type="float" office:value="3.17318626841227">
                <text:p>3.173186268412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ontfort-sur-Argens</text:p>
              </table:table-cell>
              <table:table-cell office:value-type="float" office:value="3.11293997608408">
                <text:p>3.112939976084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Montmeyan</text:p>
              </table:table-cell>
              <table:table-cell office:value-type="float" office:value="2.76342799356294">
                <text:p>2.763427993562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a Motte</text:p>
              </table:table-cell>
              <table:table-cell office:value-type="float" office:value="3.47538059314336">
                <text:p>3.475380593143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Le Muy</text:p>
              </table:table-cell>
              <table:table-cell office:value-type="float" office:value="3.97261933905962">
                <text:p>3.972619339059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Nans-les-Pins</text:p>
              </table:table-cell>
              <table:table-cell office:value-type="float" office:value="3.62603224782902">
                <text:p>3.626032247829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Néoules</text:p>
              </table:table-cell>
              <table:table-cell office:value-type="float" office:value="3.41697317260304">
                <text:p>3.416973172603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Ollières</text:p>
              </table:table-cell>
              <table:table-cell office:value-type="float" office:value="2.79028516403324">
                <text:p>2.790285164033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Ollioules</text:p>
              </table:table-cell>
              <table:table-cell office:value-type="float" office:value="4.11948683556464">
                <text:p>4.119486835564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Pierrefeu-du-Var</text:p>
              </table:table-cell>
              <table:table-cell office:value-type="float" office:value="3.78454597405452">
                <text:p>3.784545974054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ignans</text:p>
              </table:table-cell>
              <table:table-cell office:value-type="float" office:value="3.5792117802315">
                <text:p>3.57921178023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lan-d'Aups-Sainte-Baume</text:p>
              </table:table-cell>
              <table:table-cell office:value-type="float" office:value="3.30578115125498">
                <text:p>3.305781151254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e Plan-de-la-Tour</text:p>
              </table:table-cell>
              <table:table-cell office:value-type="float" office:value="3.42586014507784">
                <text:p>3.425860145077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ontevès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ourcieux</text:p>
              </table:table-cell>
              <table:table-cell office:value-type="float" office:value="3.15866398081399">
                <text:p>3.158663980813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ourrières</text:p>
              </table:table-cell>
              <table:table-cell office:value-type="float" office:value="3.68815275559157">
                <text:p>3.688152755591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e Pradet</text:p>
              </table:table-cell>
              <table:table-cell office:value-type="float" office:value="4.02382839253489">
                <text:p>4.023828392534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Puget-sur-Argens</text:p>
              </table:table-cell>
              <table:table-cell office:value-type="float" office:value="3.86462972454551">
                <text:p>3.864629724545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Puget-Ville</text:p>
              </table:table-cell>
              <table:table-cell office:value-type="float" office:value="3.61468634228201">
                <text:p>3.614686342282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amatuelle</text:p>
              </table:table-cell>
              <table:table-cell office:value-type="float" office:value="3.32448823330766">
                <text:p>3.324488233307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Régusse</text:p>
              </table:table-cell>
              <table:table-cell office:value-type="float" office:value="3.38183679999834">
                <text:p>3.381836799998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e Revest-les-Eaux</text:p>
              </table:table-cell>
              <table:table-cell office:value-type="float" office:value="3.57229060615142">
                <text:p>3.572290606151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Rians</text:p>
              </table:table-cell>
              <table:table-cell office:value-type="float" office:value="3.63184946215982">
                <text:p>3.631849462159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iboux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ocbaron</text:p>
              </table:table-cell>
              <table:table-cell office:value-type="float" office:value="3.67375793654958">
                <text:p>3.673757936549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oquebrune-sur-Argens</text:p>
              </table:table-cell>
              <table:table-cell office:value-type="float" office:value="4.09145591305509">
                <text:p>4.091455913055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a Roquebrussanne</text:p>
              </table:table-cell>
              <table:table-cell office:value-type="float" office:value="3.40483371661994">
                <text:p>3.404833716619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La Roque-Esclapon</text:p>
              </table:table-cell>
              <table:table-cell office:value-type="float" office:value="2.45636603312904">
                <text:p>2.456366033129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ougiers</text:p>
              </table:table-cell>
              <table:table-cell office:value-type="float" office:value="3.20330491613848">
                <text:p>3.203304916138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inte-Anastasie-sur-Issole</text:p>
              </table:table-cell>
              <table:table-cell office:value-type="float" office:value="3.27461961909124">
                <text:p>3.274619619091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int-Cyr-sur-Mer</text:p>
              </table:table-cell>
              <table:table-cell office:value-type="float" office:value="4.08856131179122">
                <text:p>4.088561311791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Saint-Julien</text:p>
              </table:table-cell>
              <table:table-cell office:value-type="float" office:value="3.3701428470511">
                <text:p>3.37014284705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aint-Martin-de-Pallières</text:p>
              </table:table-cell>
              <table:table-cell office:value-type="float" office:value="2.39619934709574">
                <text:p>2.396199347095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ainte-Maxime</text:p>
              </table:table-cell>
              <table:table-cell office:value-type="float" office:value="4.14668605564753">
                <text:p>4.146686055647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aint-Maximin-la-Sainte-Baume</text:p>
              </table:table-cell>
              <table:table-cell office:value-type="float" office:value="4.19736327300672">
                <text:p>4.197363273006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aint-Paul-en-Forêt</text:p>
              </table:table-cell>
              <table:table-cell office:value-type="float" office:value="3.23274206272074">
                <text:p>3.232742062720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aint-Raphaël</text:p>
              </table:table-cell>
              <table:table-cell office:value-type="float" office:value="4.5386616896384">
                <text:p>4.53866168963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aint-Tropez</text:p>
              </table:table-cell>
              <table:table-cell office:value-type="float" office:value="3.6387886671574">
                <text:p>3.638788667157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aint-Zacharie</text:p>
              </table:table-cell>
              <table:table-cell office:value-type="float" office:value="3.71974549252958">
                <text:p>3.71974549252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alernes</text:p>
              </table:table-cell>
              <table:table-cell office:value-type="float" office:value="3.58557351862273">
                <text:p>3.585573518622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es Salles-sur-Verdon</text:p>
              </table:table-cell>
              <table:table-cell office:value-type="float" office:value="2.41664050733828">
                <text:p>2.416640507338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anary-sur-Mer</text:p>
              </table:table-cell>
              <table:table-cell office:value-type="float" office:value="4.20311451364438">
                <text:p>4.203114513644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eillans</text:p>
              </table:table-cell>
              <table:table-cell office:value-type="float" office:value="3.40483371661994">
                <text:p>3.404833716619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eillons-Source-d'Argens</text:p>
              </table:table-cell>
              <table:table-cell office:value-type="float" office:value="3.40226138245468">
                <text:p>3.402261382454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La Seyne-sur-Mer</text:p>
              </table:table-cell>
              <table:table-cell office:value-type="float" office:value="4.81073643738858">
                <text:p>4.810736437388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ignes</text:p>
              </table:table-cell>
              <table:table-cell office:value-type="float" office:value="3.4401216031878">
                <text:p>3.44012160318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illans-la-Cascade</text:p>
              </table:table-cell>
              <table:table-cell office:value-type="float" office:value="2.86332286012046">
                <text:p>2.863322860120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ix-Fours-les-Plages</text:p>
              </table:table-cell>
              <table:table-cell office:value-type="float" office:value="4.52701088024357">
                <text:p>4.52701088024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olliès-Pont</text:p>
              </table:table-cell>
              <table:table-cell office:value-type="float" office:value="4.04661220906845">
                <text:p>4.046612209068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Solliès-Toucas</text:p>
              </table:table-cell>
              <table:table-cell office:value-type="float" office:value="3.74811046749498">
                <text:p>3.748110467494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olliès-Ville</text:p>
              </table:table-cell>
              <table:table-cell office:value-type="float" office:value="3.37857957611577">
                <text:p>3.378579576115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Tanneron</text:p>
              </table:table-cell>
              <table:table-cell office:value-type="float" office:value="3.18298496700358">
                <text:p>3.182984967003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aradeau</text:p>
              </table:table-cell>
              <table:table-cell office:value-type="float" office:value="3.25911584418507">
                <text:p>3.259115844185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Tavernes</text:p>
              </table:table-cell>
              <table:table-cell office:value-type="float" office:value="3.13353890837022">
                <text:p>3.133538908370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e Thoronet</text:p>
              </table:table-cell>
              <table:table-cell office:value-type="float" office:value="3.38363586836188">
                <text:p>3.383635868361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oulon</text:p>
              </table:table-cell>
              <table:table-cell office:value-type="float" office:value="5.21901836960213">
                <text:p>5.219018369602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Tourrettes</text:p>
              </table:table-cell>
              <table:table-cell office:value-type="float" office:value="3.46194849520376">
                <text:p>3.461948495203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Tourtour</text:p>
              </table:table-cell>
              <table:table-cell office:value-type="float" office:value="2.7701152947871">
                <text:p>2.77011529478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ourves</text:p>
              </table:table-cell>
              <table:table-cell office:value-type="float" office:value="3.69583177282669">
                <text:p>3.695831772826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rans-en-Provence</text:p>
              </table:table-cell>
              <table:table-cell office:value-type="float" office:value="3.74888544000952">
                <text:p>3.748885440009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Trigance</text:p>
              </table:table-cell>
              <table:table-cell office:value-type="float" office:value="2.24303804868629">
                <text:p>2.243038048686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e Val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La Valette-du-Var</text:p>
              </table:table-cell>
              <table:table-cell office:value-type="float" office:value="4.34773971792005">
                <text:p>4.347739717920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Varages</text:p>
              </table:table-cell>
              <table:table-cell office:value-type="float" office:value="3.06855689507236">
                <text:p>3.068556895072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La Verdière</text:p>
              </table:table-cell>
              <table:table-cell office:value-type="float" office:value="3.21616590228599">
                <text:p>3.216165902285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Vérigno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Vidauban</text:p>
              </table:table-cell>
              <table:table-cell office:value-type="float" office:value="4.04735276075393">
                <text:p>4.047352760753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Villecroze</text:p>
              </table:table-cell>
              <table:table-cell office:value-type="float" office:value="3.14581771449183">
                <text:p>3.145817714491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Vinon-sur-Verdon</text:p>
              </table:table-cell>
              <table:table-cell office:value-type="float" office:value="3.62510657540347">
                <text:p>3.625106575403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Vins-sur-Caramy</text:p>
              </table:table-cell>
              <table:table-cell office:value-type="float" office:value="2.99519629159718">
                <text:p>2.995196291597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ayol-Canadel-sur-Mer</text:p>
              </table:table-cell>
              <table:table-cell office:value-type="float" office:value="2.85672889038288">
                <text:p>2.856728890382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aint-Mandrier-sur-Mer</text:p>
              </table:table-cell>
              <table:table-cell office:value-type="float" office:value="3.76410137647623">
                <text:p>3.764101376476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aint-Antonin-du-Var</text:p>
              </table:table-cell>
              <table:table-cell office:value-type="float" office:value="2.87098881376057">
                <text:p>2.870988813760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lthen-des-Paluds</text:p>
              </table:table-cell>
              <table:table-cell office:value-type="float" office:value="3.42667388802137">
                <text:p>3.426673888021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nsouis</text:p>
              </table:table-cell>
              <table:table-cell office:value-type="float" office:value="3.03582982525283">
                <text:p>3.035829825252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t</text:p>
              </table:table-cell>
              <table:table-cell office:value-type="float" office:value="4.0749991860642">
                <text:p>4.07499918606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ubignan</text:p>
              </table:table-cell>
              <table:table-cell office:value-type="float" office:value="3.73271534034999">
                <text:p>3.732715340349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Aurel</text:p>
              </table:table-cell>
              <table:table-cell office:value-type="float" office:value="2.30319605742049">
                <text:p>2.303196057420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uribeau</text:p>
              </table:table-cell>
              <table:table-cell office:value-type="float" office:value="1.86332286012046">
                <text:p>1.863322860120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vignon</text:p>
              </table:table-cell>
              <table:table-cell office:value-type="float" office:value="4.96477331215537">
                <text:p>4.964773312155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Le Barroux</text:p>
              </table:table-cell>
              <table:table-cell office:value-type="float" office:value="2.82477646247555">
                <text:p>2.824776462475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a Bastide-des-Jourdans</text:p>
              </table:table-cell>
              <table:table-cell office:value-type="float" office:value="3.14363923527454">
                <text:p>3.143639235274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La Bastidonne</text:p>
              </table:table-cell>
              <table:table-cell office:value-type="float" office:value="2.8481891169914">
                <text:p>2.84818911699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e Beaucet</text:p>
              </table:table-cell>
              <table:table-cell office:value-type="float" office:value="2.52633927738984">
                <text:p>2.526339277389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Beaumes-de-Venise</text:p>
              </table:table-cell>
              <table:table-cell office:value-type="float" office:value="3.37785241900675">
                <text:p>3.37785241900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eaumettes</text:p>
              </table:table-cell>
              <table:table-cell office:value-type="float" office:value="2.39269695325967">
                <text:p>2.392696953259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Beaumont-de-Pertuis</text:p>
              </table:table-cell>
              <table:table-cell office:value-type="float" office:value="3.05918461763137">
                <text:p>3.059184617631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Beaumont-du-Ventoux</text:p>
              </table:table-cell>
              <table:table-cell office:value-type="float" office:value="2.46538285144842">
                <text:p>2.465382851448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édarrides</text:p>
              </table:table-cell>
              <table:table-cell office:value-type="float" office:value="3.69983772586725">
                <text:p>3.699837725867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Bédoin</text:p>
              </table:table-cell>
              <table:table-cell office:value-type="float" office:value="3.48742121135947">
                <text:p>3.487421211359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lauvac</text:p>
              </table:table-cell>
              <table:table-cell office:value-type="float" office:value="2.71180722904119">
                <text:p>2.711807229041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ollène</text:p>
              </table:table-cell>
              <table:table-cell office:value-type="float" office:value="4.13270784485545">
                <text:p>4.13270784485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Bonnieux</text:p>
              </table:table-cell>
              <table:table-cell office:value-type="float" office:value="3.13289976994448">
                <text:p>3.132899769944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Brantes</text:p>
              </table:table-cell>
              <table:table-cell office:value-type="float" office:value="1.89209460269048">
                <text:p>1.892094602690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Buisson</text:p>
              </table:table-cell>
              <table:table-cell office:value-type="float" office:value="2.45024910831936">
                <text:p>2.450249108319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uoux</text:p>
              </table:table-cell>
              <table:table-cell office:value-type="float" office:value="1.94448267215017">
                <text:p>1.944482672150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abrières-d'Aigues</text:p>
              </table:table-cell>
              <table:table-cell office:value-type="float" office:value="2.96425963019685">
                <text:p>2.964259630196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abrières-d'Avignon</text:p>
              </table:table-cell>
              <table:table-cell office:value-type="float" office:value="3.23879856271392">
                <text:p>3.238798562713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adenet</text:p>
              </table:table-cell>
              <table:table-cell office:value-type="float" office:value="3.61658053008589">
                <text:p>3.616580530085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aderousse</text:p>
              </table:table-cell>
              <table:table-cell office:value-type="float" office:value="3.44263652578223">
                <text:p>3.442636525782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airanne</text:p>
              </table:table-cell>
              <table:table-cell office:value-type="float" office:value="3.01953168453126">
                <text:p>3.019531684531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Camaret-sur-Aigues</text:p>
              </table:table-cell>
              <table:table-cell office:value-type="float" office:value="3.66829271044822">
                <text:p>3.668292710448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aromb</text:p>
              </table:table-cell>
              <table:table-cell office:value-type="float" office:value="3.50501424008411">
                <text:p>3.505014240084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arpentras</text:p>
              </table:table-cell>
              <table:table-cell office:value-type="float" office:value="4.4540364727647">
                <text:p>4.45403647276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aseneuve</text:p>
              </table:table-cell>
              <table:table-cell office:value-type="float" office:value="2.71767050300226">
                <text:p>2.717670503002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Castellet</text:p>
              </table:table-cell>
              <table:table-cell office:value-type="float" office:value="2.09691001300806">
                <text:p>2.096910013008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Caumont-sur-Durance</text:p>
              </table:table-cell>
              <table:table-cell office:value-type="float" office:value="3.67375793654958">
                <text:p>3.6737579365495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availlon</text:p>
              </table:table-cell>
              <table:table-cell office:value-type="float" office:value="4.41831786712868">
                <text:p>4.418317867128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Châteauneuf-de-Gadagne</text:p>
              </table:table-cell>
              <table:table-cell office:value-type="float" office:value="3.51890857369141">
                <text:p>3.518908573691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hâteauneuf-du-Pape</text:p>
              </table:table-cell>
              <table:table-cell office:value-type="float" office:value="3.34222522936079">
                <text:p>3.3422252293607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heval-Blanc</text:p>
              </table:table-cell>
              <table:table-cell office:value-type="float" office:value="3.61193562504012">
                <text:p>3.611935625040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Courthézon</text:p>
              </table:table-cell>
              <table:table-cell office:value-type="float" office:value="3.73933496019608">
                <text:p>3.739334960196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Crestet</text:p>
              </table:table-cell>
              <table:table-cell office:value-type="float" office:value="2.60852603357719">
                <text:p>2.608526033577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Crillon-le-Brave</text:p>
              </table:table-cell>
              <table:table-cell office:value-type="float" office:value="2.67486114073781">
                <text:p>2.674861140737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curon</text:p>
              </table:table-cell>
              <table:table-cell office:value-type="float" office:value="3.25188145455253">
                <text:p>3.251881454552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Entraigues-sur-la-Sorgue</text:p>
              </table:table-cell>
              <table:table-cell office:value-type="float" office:value="3.91539983521227">
                <text:p>3.915399835212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Entrechaux</text:p>
              </table:table-cell>
              <table:table-cell office:value-type="float" office:value="3.06520612805431">
                <text:p>3.065206128054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Faucon</text:p>
              </table:table-cell>
              <table:table-cell office:value-type="float" office:value="2.63245729218472">
                <text:p>2.63245729218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Flassan</text:p>
              </table:table-cell>
              <table:table-cell office:value-type="float" office:value="2.63748972951251">
                <text:p>2.637489729512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argas</text:p>
              </table:table-cell>
              <table:table-cell office:value-type="float" office:value="3.46538285144842">
                <text:p>3.465382851448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ignac</text:p>
              </table:table-cell>
              <table:table-cell office:value-type="float" office:value="1.78532983501077">
                <text:p>1.78532983501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Gigondas</text:p>
              </table:table-cell>
              <table:table-cell office:value-type="float" office:value="2.72754125702856">
                <text:p>2.727541257028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Gordes</text:p>
              </table:table-cell>
              <table:table-cell office:value-type="float" office:value="3.29247759366778">
                <text:p>3.292477593667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oult</text:p>
              </table:table-cell>
              <table:table-cell office:value-type="float" office:value="3.0565237240791">
                <text:p>3.05652372407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rambois</text:p>
              </table:table-cell>
              <table:table-cell office:value-type="float" office:value="3.0948203803548">
                <text:p>3.09482038035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rillon</text:p>
              </table:table-cell>
              <table:table-cell office:value-type="float" office:value="3.2464985807958">
                <text:p>3.24649858079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'Isle-sur-la-Sorgue</text:p>
              </table:table-cell>
              <table:table-cell office:value-type="float" office:value="4.28420506770179">
                <text:p>4.284205067701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Jonquerettes</text:p>
              </table:table-cell>
              <table:table-cell office:value-type="float" office:value="3.15836249209525">
                <text:p>3.158362492095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Jonquières</text:p>
              </table:table-cell>
              <table:table-cell office:value-type="float" office:value="3.69565675993619">
                <text:p>3.695656759936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Joucas</text:p>
              </table:table-cell>
              <table:table-cell office:value-type="float" office:value="2.51719589794997">
                <text:p>2.517195897949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acoste</text:p>
              </table:table-cell>
              <table:table-cell office:value-type="float" office:value="2.61172330800734">
                <text:p>2.611723308007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afare</text:p>
              </table:table-cell>
              <table:table-cell office:value-type="float" office:value="2.11727129565576">
                <text:p>2.117271295655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Lagarde-d'Apt</text:p>
              </table:table-cell>
              <table:table-cell office:value-type="float" office:value="1.57978359661681">
                <text:p>1.579783596616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agarde-Paréol</text:p>
              </table:table-cell>
              <table:table-cell office:value-type="float" office:value="2.49415459401844">
                <text:p>2.494154594018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Lagnes</text:p>
              </table:table-cell>
              <table:table-cell office:value-type="float" office:value="3.20763436738896">
                <text:p>3.207634367388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amotte-du-Rhône</text:p>
              </table:table-cell>
              <table:table-cell office:value-type="float" office:value="2.60852603357719">
                <text:p>2.608526033577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apalud</text:p>
              </table:table-cell>
              <table:table-cell office:value-type="float" office:value="3.58692470814482">
                <text:p>3.586924708144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auris</text:p>
              </table:table-cell>
              <table:table-cell office:value-type="float" office:value="3.57829530512083">
                <text:p>3.578295305120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ioux</text:p>
              </table:table-cell>
              <table:table-cell office:value-type="float" office:value="2.39794000867204">
                <text:p>2.397940008672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Loriol-du-Comtat</text:p>
              </table:table-cell>
              <table:table-cell office:value-type="float" office:value="3.40636983546927">
                <text:p>3.406369835469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Lourmarin</text:p>
              </table:table-cell>
              <table:table-cell office:value-type="float" office:value="3.05880548667591">
                <text:p>3.058805486675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alaucène</text:p>
              </table:table-cell>
              <table:table-cell office:value-type="float" office:value="3.44777800929462">
                <text:p>3.447778009294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alemort-du-Comtat</text:p>
              </table:table-cell>
              <table:table-cell office:value-type="float" office:value="3.22582599146189">
                <text:p>3.225825991461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Maubec</text:p>
              </table:table-cell>
              <table:table-cell office:value-type="float" office:value="3.27485032001666">
                <text:p>3.274850320016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Mazan</text:p>
              </table:table-cell>
              <table:table-cell office:value-type="float" office:value="3.76648720623969">
                <text:p>3.766487206239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Ménerbes</text:p>
              </table:table-cell>
              <table:table-cell office:value-type="float" office:value="2.99956548822598">
                <text:p>2.999565488225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érindol</text:p>
              </table:table-cell>
              <table:table-cell office:value-type="float" office:value="3.30341207059674">
                <text:p>3.303412070596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éthamis</text:p>
              </table:table-cell>
              <table:table-cell office:value-type="float" office:value="2.61909333062674">
                <text:p>2.619093330626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irabeau</text:p>
              </table:table-cell>
              <table:table-cell office:value-type="float" office:value="3.08742645703628">
                <text:p>3.087426457036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odène</text:p>
              </table:table-cell>
              <table:table-cell office:value-type="float" office:value="2.6570558528571">
                <text:p>2.657055852857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ondragon</text:p>
              </table:table-cell>
              <table:table-cell office:value-type="float" office:value="3.58613702523079">
                <text:p>3.586137025230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Monieux</text:p>
              </table:table-cell>
              <table:table-cell office:value-type="float" office:value="2.56110138364906">
                <text:p>2.561101383649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onteux</text:p>
              </table:table-cell>
              <table:table-cell office:value-type="float" office:value="4.09819362586329">
                <text:p>4.098193625863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orières-lès-Avignon</text:p>
              </table:table-cell>
              <table:table-cell office:value-type="float" office:value="3.90848501887865">
                <text:p>3.908485018878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Mormoiron</text:p>
              </table:table-cell>
              <table:table-cell office:value-type="float" office:value="3.27806733088866">
                <text:p>3.278067330888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ornas</text:p>
              </table:table-cell>
              <table:table-cell office:value-type="float" office:value="3.3807537708039">
                <text:p>3.38075377080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a Motte-d'Aigues</text:p>
              </table:table-cell>
              <table:table-cell office:value-type="float" office:value="3.1300119496719">
                <text:p>3.13001194967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Murs</text:p>
              </table:table-cell>
              <table:table-cell office:value-type="float" office:value="2.6222140229663">
                <text:p>2.62221402296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Oppède</text:p>
              </table:table-cell>
              <table:table-cell office:value-type="float" office:value="3.12613140726198">
                <text:p>3.126131407261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4.46955694185667">
                <text:p>4.469556941856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Pernes-les-Fontaines</text:p>
              </table:table-cell>
              <table:table-cell office:value-type="float" office:value="3.99224414404677">
                <text:p>3.992244144046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Pertuis</text:p>
              </table:table-cell>
              <table:table-cell office:value-type="float" office:value="4.29054655428031">
                <text:p>4.290546554280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Peypin-d'Aigues</text:p>
              </table:table-cell>
              <table:table-cell office:value-type="float" office:value="2.80617997398389">
                <text:p>2.806179973983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iolenc</text:p>
              </table:table-cell>
              <table:table-cell office:value-type="float" office:value="3.70697367617618">
                <text:p>3.706973676176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e Pontet</text:p>
              </table:table-cell>
              <table:table-cell office:value-type="float" office:value="4.24244203603753">
                <text:p>4.242442036037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Puget</text:p>
              </table:table-cell>
              <table:table-cell office:value-type="float" office:value="2.85973856619715">
                <text:p>2.859738566197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uyméras</text:p>
              </table:table-cell>
              <table:table-cell office:value-type="float" office:value="2.78247262416629">
                <text:p>2.782472624166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Puyvert</text:p>
              </table:table-cell>
              <table:table-cell office:value-type="float" office:value="2.90741136077459">
                <text:p>2.9074113607745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asteau</text:p>
              </table:table-cell>
              <table:table-cell office:value-type="float" office:value="2.91698004732038">
                <text:p>2.916980047320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icherenches</text:p>
              </table:table-cell>
              <table:table-cell office:value-type="float" office:value="2.81291335664286">
                <text:p>2.812913356642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aix</text:p>
              </table:table-cell>
              <table:table-cell office:value-type="float" office:value="2.8208579894397">
                <text:p>2.820857989439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bion</text:p>
              </table:table-cell>
              <table:table-cell office:value-type="float" office:value="3.6307328928172">
                <text:p>3.63073289281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La Roque-Alric</text:p>
              </table:table-cell>
              <table:table-cell office:value-type="float" office:value="1.70757017609794">
                <text:p>1.707570176097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a Roque-sur-Pernes</text:p>
              </table:table-cell>
              <table:table-cell office:value-type="float" office:value="2.62838893005031">
                <text:p>2.628388930050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ussillon</text:p>
              </table:table-cell>
              <table:table-cell office:value-type="float" office:value="3.12678057701201">
                <text:p>3.126780577012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ustrel</text:p>
              </table:table-cell>
              <table:table-cell office:value-type="float" office:value="2.85369821177617">
                <text:p>2.853698211776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ablet</text:p>
              </table:table-cell>
              <table:table-cell office:value-type="float" office:value="3.09342168516224">
                <text:p>3.093421685162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aignon</text:p>
              </table:table-cell>
              <table:table-cell office:value-type="float" office:value="3.00646604224923">
                <text:p>3.006466042249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ainte-Cécile-les-Vignes</text:p>
              </table:table-cell>
              <table:table-cell office:value-type="float" office:value="3.38381536598043">
                <text:p>3.383815365980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aint-Christol</text:p>
              </table:table-cell>
              <table:table-cell office:value-type="float" office:value="3.0484418035504">
                <text:p>3.04844180355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aint-Didier</text:p>
              </table:table-cell>
              <table:table-cell office:value-type="float" office:value="3.32735893438633">
                <text:p>3.327358934386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Saint-Hippolyte-le-Graveyron</text:p>
              </table:table-cell>
              <table:table-cell office:value-type="float" office:value="2.25527250510331">
                <text:p>2.255272505103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aint-Léger-du-Ventoux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aint-Marcellin-lès-Vaison</text:p>
              </table:table-cell>
              <table:table-cell office:value-type="float" office:value="2.51188336097887">
                <text:p>2.511883360978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int-Martin-de-Castillon</text:p>
              </table:table-cell>
              <table:table-cell office:value-type="float" office:value="2.88081359228079">
                <text:p>2.880813592280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aint-Martin-de-la-Brasque</text:p>
              </table:table-cell>
              <table:table-cell office:value-type="float" office:value="2.9304395947667">
                <text:p>2.93043959476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int-Pantaléon</text:p>
              </table:table-cell>
              <table:table-cell office:value-type="float" office:value="2.32837960343874">
                <text:p>2.328379603438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aint-Pierre-de-Vassols</text:p>
              </table:table-cell>
              <table:table-cell office:value-type="float" office:value="2.71264970162721">
                <text:p>2.712649701627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aint-Romain-en-Viennois</text:p>
              </table:table-cell>
              <table:table-cell office:value-type="float" office:value="2.93094903116752">
                <text:p>2.930949031167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int-Roman-de-Malegarde</text:p>
              </table:table-cell>
              <table:table-cell office:value-type="float" office:value="2.52113808370404">
                <text:p>2.521138083704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aint-Saturnin-lès-Apt</text:p>
              </table:table-cell>
              <table:table-cell office:value-type="float" office:value="3.43616264704076">
                <text:p>3.436162647040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aint-Saturnin-lès-Avignon</text:p>
              </table:table-cell>
              <table:table-cell office:value-type="float" office:value="3.68394713075151">
                <text:p>3.683947130751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aint-Trinit</text:p>
              </table:table-cell>
              <table:table-cell office:value-type="float" office:value="2.09691001300806">
                <text:p>2.096910013008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annes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Sarrians</text:p>
              </table:table-cell>
              <table:table-cell office:value-type="float" office:value="3.77041013151391">
                <text:p>3.770410131513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Sault</text:p>
              </table:table-cell>
              <table:table-cell office:value-type="float" office:value="3.13161866434912">
                <text:p>3.131618664349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aumane-de-Vaucluse</text:p>
              </table:table-cell>
              <table:table-cell office:value-type="float" office:value="2.96894968098134">
                <text:p>2.968949680981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Savoillan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Séguret</text:p>
              </table:table-cell>
              <table:table-cell office:value-type="float" office:value="2.92582757462474">
                <text:p>2.925827574624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érignan-du-Comtat</text:p>
              </table:table-cell>
              <table:table-cell office:value-type="float" office:value="3.3933996952931">
                <text:p>3.39339969529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Sivergues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orgues</text:p>
              </table:table-cell>
              <table:table-cell office:value-type="float" office:value="4.26311507618134">
                <text:p>4.263115076181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uzette</text:p>
              </table:table-cell>
              <table:table-cell office:value-type="float" office:value="2.09342168516224">
                <text:p>2.093421685162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Taillades</text:p>
              </table:table-cell>
              <table:table-cell office:value-type="float" office:value="3.29225607135648">
                <text:p>3.292256071356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Le Thor</text:p>
              </table:table-cell>
              <table:table-cell office:value-type="float" office:value="3.93981866282138">
                <text:p>3.939818662821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La Tour-d'Aigues</text:p>
              </table:table-cell>
              <table:table-cell office:value-type="float" office:value="3.6222140229663">
                <text:p>3.62221402296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Travaillan</text:p>
              </table:table-cell>
              <table:table-cell office:value-type="float" office:value="2.8561244442423">
                <text:p>2.85612444424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Uchaux</text:p>
              </table:table-cell>
              <table:table-cell office:value-type="float" office:value="3.18497519069826">
                <text:p>3.184975190698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Vacqueyras</text:p>
              </table:table-cell>
              <table:table-cell office:value-type="float" office:value="3.07990446766672">
                <text:p>3.079904467666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Vaison-la-Romaine</text:p>
              </table:table-cell>
              <table:table-cell office:value-type="float" office:value="3.78211414747907">
                <text:p>3.782114147479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Valréas</text:p>
              </table:table-cell>
              <table:table-cell office:value-type="float" office:value="3.97863694838447">
                <text:p>3.978636948384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Fontaine-de-Vaucluse</text:p>
              </table:table-cell>
              <table:table-cell office:value-type="float" office:value="2.80888586735981">
                <text:p>2.808885867359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Vaugines</text:p>
              </table:table-cell>
              <table:table-cell office:value-type="float" office:value="2.73399928653839">
                <text:p>2.733999286538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Vedène</text:p>
              </table:table-cell>
              <table:table-cell office:value-type="float" office:value="4.04316572020745">
                <text:p>4.043165720207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Velleron</text:p>
              </table:table-cell>
              <table:table-cell office:value-type="float" office:value="3.46686762035411">
                <text:p>3.466867620354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Venasque</text:p>
              </table:table-cell>
              <table:table-cell office:value-type="float" office:value="3.04099769242349">
                <text:p>3.040997692423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Viens</text:p>
              </table:table-cell>
              <table:table-cell office:value-type="float" office:value="2.79309160017658">
                <text:p>2.793091600176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Villars</text:p>
              </table:table-cell>
              <table:table-cell office:value-type="float" office:value="2.88986172125819">
                <text:p>2.889861721258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Villedieu</text:p>
              </table:table-cell>
              <table:table-cell office:value-type="float" office:value="2.71683772329952">
                <text:p>2.716837723299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Villelaure</text:p>
              </table:table-cell>
              <table:table-cell office:value-type="float" office:value="3.52153034127871">
                <text:p>3.521530341278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Villes-sur-Auzon</text:p>
              </table:table-cell>
              <table:table-cell office:value-type="float" office:value="3.12385164096709">
                <text:p>3.123851640967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Violès</text:p>
              </table:table-cell>
              <table:table-cell office:value-type="float" office:value="3.20844135643857">
                <text:p>3.208441356438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Visan</text:p>
              </table:table-cell>
              <table:table-cell office:value-type="float" office:value="3.28668096935493">
                <text:p>3.286680969354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Vitrolles-en-Lubéron</text:p>
              </table:table-cell>
              <table:table-cell office:value-type="float" office:value="2.3384564936046">
                <text:p>2.3384564936046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